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8.17mm" svg:y="0mm">
            <loext:p draw:notify-on-update-of-ranges="Sheet1.B1:Sheet1.B200 Sheet1.D201:Sheet1.D1000 Sheet1.F1001:Sheet1.F21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85325" calcext:value-type="float">
            <text:p>12.2853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025923" calcext:value-type="float">
            <text:p>12.0259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40412" calcext:value-type="float">
            <text:p>11.4404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627489" calcext:value-type="float">
            <text:p>10.6274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716898" calcext:value-type="float">
            <text:p>9.7168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83456" calcext:value-type="float">
            <text:p>8.834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39134" calcext:value-type="float">
            <text:p>8.0391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39398" calcext:value-type="float">
            <text:p>7.3393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94927" calcext:value-type="float">
            <text:p>6.6949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07203" calcext:value-type="float">
            <text:p>6.1072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82895" calcext:value-type="float">
            <text:p>5.5828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14212" calcext:value-type="float">
            <text:p>5.1142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76483" calcext:value-type="float">
            <text:p>4.6764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292642" calcext:value-type="float">
            <text:p>4.29264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17565" calcext:value-type="float">
            <text:p>3.9175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89646" calcext:value-type="float">
            <text:p>3.58964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8786" calcext:value-type="float">
            <text:p>3.2878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53533" calcext:value-type="float">
            <text:p>3.05353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799511" calcext:value-type="float">
            <text:p>2.7995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8405" calcext:value-type="float">
            <text:p>2.5840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383508" calcext:value-type="float">
            <text:p>2.3835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09425" calcext:value-type="float">
            <text:p>2.2094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35054" calcext:value-type="float">
            <text:p>2.03505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87145" calcext:value-type="float">
            <text:p>1.8871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64645" calcext:value-type="float">
            <text:p>1.76464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45592" calcext:value-type="float">
            <text:p>1.64559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66399" calcext:value-type="float">
            <text:p>1.56639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53515" calcext:value-type="float">
            <text:p>1.4535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65119" calcext:value-type="float">
            <text:p>1.3651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90896" calcext:value-type="float">
            <text:p>1.29089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27525" calcext:value-type="float">
            <text:p>1.22752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62888" calcext:value-type="float">
            <text:p>1.16288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94678" calcext:value-type="float">
            <text:p>1.09467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42001" calcext:value-type="float">
            <text:p>1.04200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97337" calcext:value-type="float">
            <text:p>0.99733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2805" calcext:value-type="float">
            <text:p>0.95280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9888" calcext:value-type="float">
            <text:p>0.90988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56629" calcext:value-type="float">
            <text:p>0.85662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32848" calcext:value-type="float">
            <text:p>0.8328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1551" calcext:value-type="float">
            <text:p>0.79155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58557" calcext:value-type="float">
            <text:p>0.75855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28874" calcext:value-type="float">
            <text:p>0.72887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18385" calcext:value-type="float">
            <text:p>0.71838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8337" calcext:value-type="float">
            <text:p>0.68833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49825" calcext:value-type="float">
            <text:p>0.6498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1561" calcext:value-type="float">
            <text:p>0.63156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1919" calcext:value-type="float">
            <text:p>0.62191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098" calcext:value-type="float">
            <text:p>0.6109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8875" calcext:value-type="float">
            <text:p>0.5887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0926" calcext:value-type="float">
            <text:p>0.5809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72613" calcext:value-type="float">
            <text:p>0.57261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5566" calcext:value-type="float">
            <text:p>0.55556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45881" calcext:value-type="float">
            <text:p>0.54588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6165" calcext:value-type="float">
            <text:p>0.53616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8815" calcext:value-type="float">
            <text:p>0.53881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37879" calcext:value-type="float">
            <text:p>0.53787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6631" calcext:value-type="float">
            <text:p>0.52663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05664" calcext:value-type="float">
            <text:p>0.50566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09125" calcext:value-type="float">
            <text:p>0.5091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612" calcext:value-type="float">
            <text:p>0.4961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3778" calcext:value-type="float">
            <text:p>0.49377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86083" calcext:value-type="float">
            <text:p>0.48608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6211" calcext:value-type="float">
            <text:p>0.48621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4965" calcext:value-type="float">
            <text:p>0.4749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5665" calcext:value-type="float">
            <text:p>0.4756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1182" calcext:value-type="float">
            <text:p>0.4711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68299" calcext:value-type="float">
            <text:p>0.46829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63534" calcext:value-type="float">
            <text:p>0.46353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48589" calcext:value-type="float">
            <text:p>0.44858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44695" calcext:value-type="float">
            <text:p>0.44469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8136" calcext:value-type="float">
            <text:p>0.43813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32104" calcext:value-type="float">
            <text:p>0.43210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30653" calcext:value-type="float">
            <text:p>0.4306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22953" calcext:value-type="float">
            <text:p>0.42295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26053" calcext:value-type="float">
            <text:p>0.42605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26145" calcext:value-type="float">
            <text:p>0.42614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10071" calcext:value-type="float">
            <text:p>0.41007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03868" calcext:value-type="float">
            <text:p>0.4038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9044" calcext:value-type="float">
            <text:p>0.38904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8597" calcext:value-type="float">
            <text:p>0.40859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341" calcext:value-type="float">
            <text:p>0.38834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481" calcext:value-type="float">
            <text:p>0.38248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8867" calcext:value-type="float">
            <text:p>0.37886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474" calcext:value-type="float">
            <text:p>0.38247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69829" calcext:value-type="float">
            <text:p>0.36982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4272" calcext:value-type="float">
            <text:p>0.37427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7529" calcext:value-type="float">
            <text:p>0.37752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65" calcext:value-type="float">
            <text:p>0.3696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1182" calcext:value-type="float">
            <text:p>0.38118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1667" calcext:value-type="float">
            <text:p>0.37166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64085" calcext:value-type="float">
            <text:p>0.36408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3628" calcext:value-type="float">
            <text:p>0.36362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1045" calcext:value-type="float">
            <text:p>0.38104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9739" calcext:value-type="float">
            <text:p>0.36973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9698" calcext:value-type="float">
            <text:p>0.3696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6387" calcext:value-type="float">
            <text:p>0.37638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2012" calcext:value-type="float">
            <text:p>0.36201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51581" calcext:value-type="float">
            <text:p>0.35158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55686" calcext:value-type="float">
            <text:p>0.3556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8606" calcext:value-type="float">
            <text:p>0.3686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9061" calcext:value-type="float">
            <text:p>0.36906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55381" calcext:value-type="float">
            <text:p>0.35538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5759" calcext:value-type="float">
            <text:p>0.34575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7346" calcext:value-type="float">
            <text:p>0.33734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27671" calcext:value-type="float">
            <text:p>0.32767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18165" calcext:value-type="float">
            <text:p>0.31816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16817" calcext:value-type="float">
            <text:p>0.31681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13434" calcext:value-type="float">
            <text:p>0.31343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04145" calcext:value-type="float">
            <text:p>0.30414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91785" calcext:value-type="float">
            <text:p>0.29178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8293" calcext:value-type="float">
            <text:p>0.2829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6707" calcext:value-type="float">
            <text:p>0.27670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1924" calcext:value-type="float">
            <text:p>0.27192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72636" calcext:value-type="float">
            <text:p>0.27263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8069" calcext:value-type="float">
            <text:p>0.27806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66685" calcext:value-type="float">
            <text:p>0.26668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67672" calcext:value-type="float">
            <text:p>0.26767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85358" calcext:value-type="float">
            <text:p>0.28535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83802" calcext:value-type="float">
            <text:p>0.28380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9679" calcext:value-type="float">
            <text:p>0.28967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91298" calcext:value-type="float">
            <text:p>0.29129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87785" calcext:value-type="float">
            <text:p>0.28778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92879" calcext:value-type="float">
            <text:p>0.29287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93003" calcext:value-type="float">
            <text:p>0.29300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8254" calcext:value-type="float">
            <text:p>0.2825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1827" calcext:value-type="float">
            <text:p>0.27182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0578" calcext:value-type="float">
            <text:p>0.27057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4721" calcext:value-type="float">
            <text:p>0.2747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74288" calcext:value-type="float">
            <text:p>0.2742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66687" calcext:value-type="float">
            <text:p>0.26668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56888" calcext:value-type="float">
            <text:p>0.25688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53168" calcext:value-type="float">
            <text:p>0.25316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617" calcext:value-type="float">
            <text:p>0.261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6331" calcext:value-type="float">
            <text:p>0.2633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1694" calcext:value-type="float">
            <text:p>0.26169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7551" calcext:value-type="float">
            <text:p>0.25755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71143" calcext:value-type="float">
            <text:p>0.27114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64423" calcext:value-type="float">
            <text:p>0.26442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4516" calcext:value-type="float">
            <text:p>0.25451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8414" calcext:value-type="float">
            <text:p>0.24841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37627" calcext:value-type="float">
            <text:p>0.23762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26949" calcext:value-type="float">
            <text:p>0.22694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33441" calcext:value-type="float">
            <text:p>0.23344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29003" calcext:value-type="float">
            <text:p>0.22900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23322" calcext:value-type="float">
            <text:p>0.22332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35399" calcext:value-type="float">
            <text:p>0.23539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28517" calcext:value-type="float">
            <text:p>0.22851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2452" calcext:value-type="float">
            <text:p>0.2245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28493" calcext:value-type="float">
            <text:p>0.22849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5819" calcext:value-type="float">
            <text:p>0.22581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40012" calcext:value-type="float">
            <text:p>0.24001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43805" calcext:value-type="float">
            <text:p>0.24380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34561" calcext:value-type="float">
            <text:p>0.23456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36053" calcext:value-type="float">
            <text:p>0.23605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41321" calcext:value-type="float">
            <text:p>0.24132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43014" calcext:value-type="float">
            <text:p>0.24301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47256" calcext:value-type="float">
            <text:p>0.24725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43909" calcext:value-type="float">
            <text:p>0.243909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35345" calcext:value-type="float">
            <text:p>0.23534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27006" calcext:value-type="float">
            <text:p>0.2270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29143" calcext:value-type="float">
            <text:p>0.22914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5735" calcext:value-type="float">
            <text:p>0.22573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18565" calcext:value-type="float">
            <text:p>0.21856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13871" calcext:value-type="float">
            <text:p>0.21387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17347" calcext:value-type="float">
            <text:p>0.21734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15146" calcext:value-type="float">
            <text:p>0.21514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15372" calcext:value-type="float">
            <text:p>0.21537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20061" calcext:value-type="float">
            <text:p>0.22006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32243" calcext:value-type="float">
            <text:p>0.23224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30425" calcext:value-type="float">
            <text:p>0.23042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38592" calcext:value-type="float">
            <text:p>0.23859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36365" calcext:value-type="float">
            <text:p>0.236365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44187" calcext:value-type="float">
            <text:p>0.24418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36782" calcext:value-type="float">
            <text:p>0.23678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36494" calcext:value-type="float">
            <text:p>0.236494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34692" calcext:value-type="float">
            <text:p>0.23469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41104" calcext:value-type="float">
            <text:p>0.24110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40121" calcext:value-type="float">
            <text:p>0.24012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4423" calcext:value-type="float">
            <text:p>0.2442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6327" calcext:value-type="float">
            <text:p>0.23632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8445" calcext:value-type="float">
            <text:p>0.23844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335" calcext:value-type="float">
            <text:p>0.23633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2445" calcext:value-type="float">
            <text:p>0.24244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43326" calcext:value-type="float">
            <text:p>0.24332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37979" calcext:value-type="float">
            <text:p>0.23797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49843" calcext:value-type="float">
            <text:p>0.24984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6885" calcext:value-type="float">
            <text:p>0.26885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80205" calcext:value-type="float">
            <text:p>0.28020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81169" calcext:value-type="float">
            <text:p>0.28116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81532" calcext:value-type="float">
            <text:p>0.28153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70029" calcext:value-type="float">
            <text:p>0.27002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59472" calcext:value-type="float">
            <text:p>0.25947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49242" calcext:value-type="float">
            <text:p>0.24924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46518" calcext:value-type="float">
            <text:p>0.24651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6655" calcext:value-type="float">
            <text:p>0.23665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31681" calcext:value-type="float">
            <text:p>0.23168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24946" calcext:value-type="float">
            <text:p>0.22494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6377" calcext:value-type="float">
            <text:p>0.22637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23038" calcext:value-type="float">
            <text:p>0.22303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5241" calcext:value-type="float">
            <text:p>0.22524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20158" calcext:value-type="float">
            <text:p>0.220158</text:p>
          </table:table-cell>
          <table:table-cell office:value-type="float" office:value="201" calcext:value-type="float">
            <text:p>201</text:p>
          </table:table-cell>
          <table:table-cell office:value-type="float" office:value="0.320528" calcext:value-type="float">
            <text:p>0.32052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19829" calcext:value-type="float">
            <text:p>0.219829</text:p>
          </table:table-cell>
          <table:table-cell office:value-type="float" office:value="202" calcext:value-type="float">
            <text:p>202</text:p>
          </table:table-cell>
          <table:table-cell office:value-type="float" office:value="0.316992" calcext:value-type="float">
            <text:p>0.31699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09132" calcext:value-type="float">
            <text:p>0.209132</text:p>
          </table:table-cell>
          <table:table-cell office:value-type="float" office:value="203" calcext:value-type="float">
            <text:p>203</text:p>
          </table:table-cell>
          <table:table-cell office:value-type="float" office:value="0.303685" calcext:value-type="float">
            <text:p>0.3036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06295" calcext:value-type="float">
            <text:p>0.206295</text:p>
          </table:table-cell>
          <table:table-cell office:value-type="float" office:value="204" calcext:value-type="float">
            <text:p>204</text:p>
          </table:table-cell>
          <table:table-cell office:value-type="float" office:value="0.300267" calcext:value-type="float">
            <text:p>0.3002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02165" calcext:value-type="float">
            <text:p>0.202165</text:p>
          </table:table-cell>
          <table:table-cell office:value-type="float" office:value="205" calcext:value-type="float">
            <text:p>205</text:p>
          </table:table-cell>
          <table:table-cell office:value-type="float" office:value="0.282819" calcext:value-type="float">
            <text:p>0.28281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02733" calcext:value-type="float">
            <text:p>0.202733</text:p>
          </table:table-cell>
          <table:table-cell office:value-type="float" office:value="206" calcext:value-type="float">
            <text:p>206</text:p>
          </table:table-cell>
          <table:table-cell office:value-type="float" office:value="0.271022" calcext:value-type="float">
            <text:p>0.27102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07514" calcext:value-type="float">
            <text:p>0.207514</text:p>
          </table:table-cell>
          <table:table-cell office:value-type="float" office:value="207" calcext:value-type="float">
            <text:p>207</text:p>
          </table:table-cell>
          <table:table-cell office:value-type="float" office:value="0.270475" calcext:value-type="float">
            <text:p>0.27047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02395" calcext:value-type="float">
            <text:p>0.202395</text:p>
          </table:table-cell>
          <table:table-cell office:value-type="float" office:value="208" calcext:value-type="float">
            <text:p>208</text:p>
          </table:table-cell>
          <table:table-cell office:value-type="float" office:value="0.270193" calcext:value-type="float">
            <text:p>0.27019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01511" calcext:value-type="float">
            <text:p>0.201511</text:p>
          </table:table-cell>
          <table:table-cell office:value-type="float" office:value="209" calcext:value-type="float">
            <text:p>209</text:p>
          </table:table-cell>
          <table:table-cell office:value-type="float" office:value="0.267913" calcext:value-type="float">
            <text:p>0.26791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02726" calcext:value-type="float">
            <text:p>0.202726</text:p>
          </table:table-cell>
          <table:table-cell office:value-type="float" office:value="210" calcext:value-type="float">
            <text:p>210</text:p>
          </table:table-cell>
          <table:table-cell office:value-type="float" office:value="0.261366" calcext:value-type="float">
            <text:p>0.26136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98592" calcext:value-type="float">
            <text:p>0.198592</text:p>
          </table:table-cell>
          <table:table-cell office:value-type="float" office:value="211" calcext:value-type="float">
            <text:p>211</text:p>
          </table:table-cell>
          <table:table-cell office:value-type="float" office:value="0.252254" calcext:value-type="float">
            <text:p>0.25225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04403" calcext:value-type="float">
            <text:p>0.204403</text:p>
          </table:table-cell>
          <table:table-cell office:value-type="float" office:value="212" calcext:value-type="float">
            <text:p>212</text:p>
          </table:table-cell>
          <table:table-cell office:value-type="float" office:value="0.262257" calcext:value-type="float">
            <text:p>0.26225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0289" calcext:value-type="float">
            <text:p>0.20289</text:p>
          </table:table-cell>
          <table:table-cell office:value-type="float" office:value="213" calcext:value-type="float">
            <text:p>213</text:p>
          </table:table-cell>
          <table:table-cell office:value-type="float" office:value="0.256656" calcext:value-type="float">
            <text:p>0.25665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02864" calcext:value-type="float">
            <text:p>0.202864</text:p>
          </table:table-cell>
          <table:table-cell office:value-type="float" office:value="214" calcext:value-type="float">
            <text:p>214</text:p>
          </table:table-cell>
          <table:table-cell office:value-type="float" office:value="0.248321" calcext:value-type="float">
            <text:p>0.24832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10333" calcext:value-type="float">
            <text:p>0.210333</text:p>
          </table:table-cell>
          <table:table-cell office:value-type="float" office:value="215" calcext:value-type="float">
            <text:p>215</text:p>
          </table:table-cell>
          <table:table-cell office:value-type="float" office:value="0.244483" calcext:value-type="float">
            <text:p>0.24448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03076" calcext:value-type="float">
            <text:p>0.203076</text:p>
          </table:table-cell>
          <table:table-cell office:value-type="float" office:value="216" calcext:value-type="float">
            <text:p>216</text:p>
          </table:table-cell>
          <table:table-cell office:value-type="float" office:value="0.243985" calcext:value-type="float">
            <text:p>0.24398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93781" calcext:value-type="float">
            <text:p>0.193781</text:p>
          </table:table-cell>
          <table:table-cell office:value-type="float" office:value="217" calcext:value-type="float">
            <text:p>217</text:p>
          </table:table-cell>
          <table:table-cell office:value-type="float" office:value="0.239665" calcext:value-type="float">
            <text:p>0.23966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893" calcext:value-type="float">
            <text:p>0.1893</text:p>
          </table:table-cell>
          <table:table-cell office:value-type="float" office:value="218" calcext:value-type="float">
            <text:p>218</text:p>
          </table:table-cell>
          <table:table-cell office:value-type="float" office:value="0.245004" calcext:value-type="float">
            <text:p>0.24500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98844" calcext:value-type="float">
            <text:p>0.198844</text:p>
          </table:table-cell>
          <table:table-cell office:value-type="float" office:value="219" calcext:value-type="float">
            <text:p>219</text:p>
          </table:table-cell>
          <table:table-cell office:value-type="float" office:value="0.239667" calcext:value-type="float">
            <text:p>0.23966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93504" calcext:value-type="float">
            <text:p>0.193504</text:p>
          </table:table-cell>
          <table:table-cell office:value-type="float" office:value="220" calcext:value-type="float">
            <text:p>220</text:p>
          </table:table-cell>
          <table:table-cell office:value-type="float" office:value="0.240718" calcext:value-type="float">
            <text:p>0.24071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95117" calcext:value-type="float">
            <text:p>0.195117</text:p>
          </table:table-cell>
          <table:table-cell office:value-type="float" office:value="221" calcext:value-type="float">
            <text:p>221</text:p>
          </table:table-cell>
          <table:table-cell office:value-type="float" office:value="0.229863" calcext:value-type="float">
            <text:p>0.22986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97424" calcext:value-type="float">
            <text:p>0.197424</text:p>
          </table:table-cell>
          <table:table-cell office:value-type="float" office:value="222" calcext:value-type="float">
            <text:p>222</text:p>
          </table:table-cell>
          <table:table-cell office:value-type="float" office:value="0.227938" calcext:value-type="float">
            <text:p>0.22793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99606" calcext:value-type="float">
            <text:p>0.199606</text:p>
          </table:table-cell>
          <table:table-cell office:value-type="float" office:value="223" calcext:value-type="float">
            <text:p>223</text:p>
          </table:table-cell>
          <table:table-cell office:value-type="float" office:value="0.218622" calcext:value-type="float">
            <text:p>0.21862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04757" calcext:value-type="float">
            <text:p>0.204757</text:p>
          </table:table-cell>
          <table:table-cell office:value-type="float" office:value="224" calcext:value-type="float">
            <text:p>224</text:p>
          </table:table-cell>
          <table:table-cell office:value-type="float" office:value="0.214515" calcext:value-type="float">
            <text:p>0.2145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08709" calcext:value-type="float">
            <text:p>0.208709</text:p>
          </table:table-cell>
          <table:table-cell office:value-type="float" office:value="225" calcext:value-type="float">
            <text:p>225</text:p>
          </table:table-cell>
          <table:table-cell office:value-type="float" office:value="0.210278" calcext:value-type="float">
            <text:p>0.21027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04516" calcext:value-type="float">
            <text:p>0.204516</text:p>
          </table:table-cell>
          <table:table-cell office:value-type="float" office:value="226" calcext:value-type="float">
            <text:p>226</text:p>
          </table:table-cell>
          <table:table-cell office:value-type="float" office:value="0.204317" calcext:value-type="float">
            <text:p>0.20431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12525" calcext:value-type="float">
            <text:p>0.212525</text:p>
          </table:table-cell>
          <table:table-cell office:value-type="float" office:value="227" calcext:value-type="float">
            <text:p>227</text:p>
          </table:table-cell>
          <table:table-cell office:value-type="float" office:value="0.207013" calcext:value-type="float">
            <text:p>0.2070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08766" calcext:value-type="float">
            <text:p>0.208766</text:p>
          </table:table-cell>
          <table:table-cell office:value-type="float" office:value="228" calcext:value-type="float">
            <text:p>228</text:p>
          </table:table-cell>
          <table:table-cell office:value-type="float" office:value="0.209259" calcext:value-type="float">
            <text:p>0.20925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207" calcext:value-type="float">
            <text:p>0.2207</text:p>
          </table:table-cell>
          <table:table-cell office:value-type="float" office:value="229" calcext:value-type="float">
            <text:p>229</text:p>
          </table:table-cell>
          <table:table-cell office:value-type="float" office:value="0.204927" calcext:value-type="float">
            <text:p>0.20492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17328" calcext:value-type="float">
            <text:p>0.217328</text:p>
          </table:table-cell>
          <table:table-cell office:value-type="float" office:value="230" calcext:value-type="float">
            <text:p>230</text:p>
          </table:table-cell>
          <table:table-cell office:value-type="float" office:value="0.199728" calcext:value-type="float">
            <text:p>0.1997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12051" calcext:value-type="float">
            <text:p>0.212051</text:p>
          </table:table-cell>
          <table:table-cell office:value-type="float" office:value="231" calcext:value-type="float">
            <text:p>231</text:p>
          </table:table-cell>
          <table:table-cell office:value-type="float" office:value="0.195597" calcext:value-type="float">
            <text:p>0.19559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05564" calcext:value-type="float">
            <text:p>0.205564</text:p>
          </table:table-cell>
          <table:table-cell office:value-type="float" office:value="232" calcext:value-type="float">
            <text:p>232</text:p>
          </table:table-cell>
          <table:table-cell office:value-type="float" office:value="0.198904" calcext:value-type="float">
            <text:p>0.19890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0982" calcext:value-type="float">
            <text:p>0.20982</text:p>
          </table:table-cell>
          <table:table-cell office:value-type="float" office:value="233" calcext:value-type="float">
            <text:p>233</text:p>
          </table:table-cell>
          <table:table-cell office:value-type="float" office:value="0.203757" calcext:value-type="float">
            <text:p>0.20375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00357" calcext:value-type="float">
            <text:p>0.200357</text:p>
          </table:table-cell>
          <table:table-cell office:value-type="float" office:value="234" calcext:value-type="float">
            <text:p>234</text:p>
          </table:table-cell>
          <table:table-cell office:value-type="float" office:value="0.202702" calcext:value-type="float">
            <text:p>0.202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.200548" calcext:value-type="float">
            <text:p>0.200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0.192898" calcext:value-type="float">
            <text:p>0.192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0.191207" calcext:value-type="float">
            <text:p>0.191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0.197313" calcext:value-type="float">
            <text:p>0.1973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0.208012" calcext:value-type="float">
            <text:p>0.208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201321" calcext:value-type="float">
            <text:p>0.201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0.195922" calcext:value-type="float">
            <text:p>0.195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0.192736" calcext:value-type="float">
            <text:p>0.1927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0.196439" calcext:value-type="float">
            <text:p>0.1964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0.200635" calcext:value-type="float">
            <text:p>0.2006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.191592" calcext:value-type="float">
            <text:p>0.1915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0.190161" calcext:value-type="float">
            <text:p>0.19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0.196179" calcext:value-type="float">
            <text:p>0.196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0.193493" calcext:value-type="float">
            <text:p>0.193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0.185491" calcext:value-type="float">
            <text:p>0.1854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182006" calcext:value-type="float">
            <text:p>0.182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0.178666" calcext:value-type="float">
            <text:p>0.178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0.189172" calcext:value-type="float">
            <text:p>0.189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0.193744" calcext:value-type="float">
            <text:p>0.19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.193803" calcext:value-type="float">
            <text:p>0.1938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.194635" calcext:value-type="float">
            <text:p>0.1946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98313" calcext:value-type="float">
            <text:p>0.1983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0.194788" calcext:value-type="float">
            <text:p>0.1947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0.198711" calcext:value-type="float">
            <text:p>0.1987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0.190182" calcext:value-type="float">
            <text:p>0.19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.191527" calcext:value-type="float">
            <text:p>0.1915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0.19581" calcext:value-type="float">
            <text:p>0.19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0.199805" calcext:value-type="float">
            <text:p>0.199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0.199427" calcext:value-type="float">
            <text:p>0.19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0.193575" calcext:value-type="float">
            <text:p>0.1935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.20354" calcext:value-type="float">
            <text:p>0.203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0.206014" calcext:value-type="float">
            <text:p>0.206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0.200358" calcext:value-type="float">
            <text:p>0.2003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0.200362" calcext:value-type="float">
            <text:p>0.2003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0.194612" calcext:value-type="float">
            <text:p>0.1946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.186386" calcext:value-type="float">
            <text:p>0.186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0.178563" calcext:value-type="float">
            <text:p>0.1785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0.183587" calcext:value-type="float">
            <text:p>0.1835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0.196456" calcext:value-type="float">
            <text:p>0.196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0.200548" calcext:value-type="float">
            <text:p>0.200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.207021" calcext:value-type="float">
            <text:p>0.207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0.208983" calcext:value-type="float">
            <text:p>0.2089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0.207192" calcext:value-type="float">
            <text:p>0.207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0.207354" calcext:value-type="float">
            <text:p>0.2073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0.202356" calcext:value-type="float">
            <text:p>0.2023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.198766" calcext:value-type="float">
            <text:p>0.1987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0.20522" calcext:value-type="float">
            <text:p>0.20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0.208454" calcext:value-type="float">
            <text:p>0.208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0.205971" calcext:value-type="float">
            <text:p>0.205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0.199015" calcext:value-type="float">
            <text:p>0.199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.212582" calcext:value-type="float">
            <text:p>0.2125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0.207788" calcext:value-type="float">
            <text:p>0.2077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0.207414" calcext:value-type="float">
            <text:p>0.207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0.209632" calcext:value-type="float">
            <text:p>0.209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0.19981" calcext:value-type="float">
            <text:p>0.199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.196264" calcext:value-type="float">
            <text:p>0.196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0.208655" calcext:value-type="float">
            <text:p>0.208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0.208492" calcext:value-type="float">
            <text:p>0.208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0.219909" calcext:value-type="float">
            <text:p>0.2199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0.226018" calcext:value-type="float">
            <text:p>0.226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0.215195" calcext:value-type="float">
            <text:p>0.215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0.209423" calcext:value-type="float">
            <text:p>0.2094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0.209369" calcext:value-type="float">
            <text:p>0.2093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0.206463" calcext:value-type="float">
            <text:p>0.206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0.213733" calcext:value-type="float">
            <text:p>0.2137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219194" calcext:value-type="float">
            <text:p>0.219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0.227761" calcext:value-type="float">
            <text:p>0.227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0.228303" calcext:value-type="float">
            <text:p>0.228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0.232858" calcext:value-type="float">
            <text:p>0.2328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0.228662" calcext:value-type="float">
            <text:p>0.2286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.232928" calcext:value-type="float">
            <text:p>0.2329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0.236399" calcext:value-type="float">
            <text:p>0.2363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0.231008" calcext:value-type="float">
            <text:p>0.231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0.227554" calcext:value-type="float">
            <text:p>0.2275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0.232174" calcext:value-type="float">
            <text:p>0.232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0.24026" calcext:value-type="float">
            <text:p>0.240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0.236304" calcext:value-type="float">
            <text:p>0.236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0.235548" calcext:value-type="float">
            <text:p>0.235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0.229347" calcext:value-type="float">
            <text:p>0.229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0.22323" calcext:value-type="float">
            <text:p>0.223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.211088" calcext:value-type="float">
            <text:p>0.211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0.213938" calcext:value-type="float">
            <text:p>0.2139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0.211457" calcext:value-type="float">
            <text:p>0.2114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0.211232" calcext:value-type="float">
            <text:p>0.2112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0.200667" calcext:value-type="float">
            <text:p>0.200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.202104" calcext:value-type="float">
            <text:p>0.2021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0.200715" calcext:value-type="float">
            <text:p>0.2007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0.198903" calcext:value-type="float">
            <text:p>0.1989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0.194066" calcext:value-type="float">
            <text:p>0.1940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0.192231" calcext:value-type="float">
            <text:p>0.192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.192259" calcext:value-type="float">
            <text:p>0.1922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0.189807" calcext:value-type="float">
            <text:p>0.1898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185708" calcext:value-type="float">
            <text:p>0.1857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0.182834" calcext:value-type="float">
            <text:p>0.1828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0.189077" calcext:value-type="float">
            <text:p>0.1890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.188892" calcext:value-type="float">
            <text:p>0.188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0.191837" calcext:value-type="float">
            <text:p>0.191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0.194402" calcext:value-type="float">
            <text:p>0.194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0.19154" calcext:value-type="float">
            <text:p>0.19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0.190117" calcext:value-type="float">
            <text:p>0.19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.182704" calcext:value-type="float">
            <text:p>0.182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0.191967" calcext:value-type="float">
            <text:p>0.1919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0.190304" calcext:value-type="float">
            <text:p>0.190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0.193011" calcext:value-type="float">
            <text:p>0.193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0.191567" calcext:value-type="float">
            <text:p>0.1915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192577" calcext:value-type="float">
            <text:p>0.1925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0.200596" calcext:value-type="float">
            <text:p>0.2005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0.195169" calcext:value-type="float">
            <text:p>0.195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0.190349" calcext:value-type="float">
            <text:p>0.190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0.188884" calcext:value-type="float">
            <text:p>0.188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0.197248" calcext:value-type="float">
            <text:p>0.1972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0.206122" calcext:value-type="float">
            <text:p>0.206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0.200643" calcext:value-type="float">
            <text:p>0.200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0.19455" calcext:value-type="float">
            <text:p>0.19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0.196601" calcext:value-type="float">
            <text:p>0.1966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.208157" calcext:value-type="float">
            <text:p>0.208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0.202184" calcext:value-type="float">
            <text:p>0.202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0.197845" calcext:value-type="float">
            <text:p>0.1978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0.203727" calcext:value-type="float">
            <text:p>0.2037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0.2028" calcext:value-type="float">
            <text:p>0.20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.202024" calcext:value-type="float">
            <text:p>0.202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0.19664" calcext:value-type="float">
            <text:p>0.19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0.187484" calcext:value-type="float">
            <text:p>0.187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0.185824" calcext:value-type="float">
            <text:p>0.1858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0.186138" calcext:value-type="float">
            <text:p>0.186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.19369" calcext:value-type="float">
            <text:p>0.193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0.200421" calcext:value-type="float">
            <text:p>0.200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0.206599" calcext:value-type="float">
            <text:p>0.2065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0.211932" calcext:value-type="float">
            <text:p>0.2119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0.216471" calcext:value-type="float">
            <text:p>0.216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.212531" calcext:value-type="float">
            <text:p>0.2125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0.215935" calcext:value-type="float">
            <text:p>0.2159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0.210736" calcext:value-type="float">
            <text:p>0.2107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0.209548" calcext:value-type="float">
            <text:p>0.209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0.206145" calcext:value-type="float">
            <text:p>0.206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.202925" calcext:value-type="float">
            <text:p>0.2029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0.197258" calcext:value-type="float">
            <text:p>0.1972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0.19848" calcext:value-type="float">
            <text:p>0.198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0.197238" calcext:value-type="float">
            <text:p>0.197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0.189078" calcext:value-type="float">
            <text:p>0.189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0.190008" calcext:value-type="float">
            <text:p>0.19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0.185782" calcext:value-type="float">
            <text:p>0.1857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0.184613" calcext:value-type="float">
            <text:p>0.1846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0.191989" calcext:value-type="float">
            <text:p>0.1919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0.185218" calcext:value-type="float">
            <text:p>0.185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.196306" calcext:value-type="float">
            <text:p>0.196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0.192346" calcext:value-type="float">
            <text:p>0.192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0.191296" calcext:value-type="float">
            <text:p>0.191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0.193624" calcext:value-type="float">
            <text:p>0.1936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0.202048" calcext:value-type="float">
            <text:p>0.202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0.197307" calcext:value-type="float">
            <text:p>0.197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0.18841" calcext:value-type="float">
            <text:p>0.1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0.193525" calcext:value-type="float">
            <text:p>0.193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0.192767" calcext:value-type="float">
            <text:p>0.1927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0.182171" calcext:value-type="float">
            <text:p>0.182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.177148" calcext:value-type="float">
            <text:p>0.177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0.193195" calcext:value-type="float">
            <text:p>0.193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0.193523" calcext:value-type="float">
            <text:p>0.193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0.190102" calcext:value-type="float">
            <text:p>0.190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0.188198" calcext:value-type="float">
            <text:p>0.188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0.182056" calcext:value-type="float">
            <text:p>0.1820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0.176714" calcext:value-type="float">
            <text:p>0.176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0.172176" calcext:value-type="float">
            <text:p>0.172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0.17446" calcext:value-type="float">
            <text:p>0.174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0.182775" calcext:value-type="float">
            <text:p>0.182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177483" calcext:value-type="float">
            <text:p>0.177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0.18275" calcext:value-type="float">
            <text:p>0.182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0.179828" calcext:value-type="float">
            <text:p>0.1798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0.178261" calcext:value-type="float">
            <text:p>0.1782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0.180859" calcext:value-type="float">
            <text:p>0.1808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0.175809" calcext:value-type="float">
            <text:p>0.1758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0.178882" calcext:value-type="float">
            <text:p>0.1788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0.179443" calcext:value-type="float">
            <text:p>0.179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0.184394" calcext:value-type="float">
            <text:p>0.184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0.186898" calcext:value-type="float">
            <text:p>0.186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.184124" calcext:value-type="float">
            <text:p>0.184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0.18103" calcext:value-type="float">
            <text:p>0.18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0.17679" calcext:value-type="float">
            <text:p>0.176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0.180253" calcext:value-type="float">
            <text:p>0.180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0.17587" calcext:value-type="float">
            <text:p>0.175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0.177258" calcext:value-type="float">
            <text:p>0.1772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0.177322" calcext:value-type="float">
            <text:p>0.1773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0.172352" calcext:value-type="float">
            <text:p>0.1723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0.188198" calcext:value-type="float">
            <text:p>0.188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0.18681" calcext:value-type="float">
            <text:p>0.18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.181868" calcext:value-type="float">
            <text:p>0.1818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0.174982" calcext:value-type="float">
            <text:p>0.1749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0.177702" calcext:value-type="float">
            <text:p>0.177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0.184846" calcext:value-type="float">
            <text:p>0.1848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0.180642" calcext:value-type="float">
            <text:p>0.1806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0.172791" calcext:value-type="float">
            <text:p>0.1727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0.170283" calcext:value-type="float">
            <text:p>0.170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0.167741" calcext:value-type="float">
            <text:p>0.1677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0.191701" calcext:value-type="float">
            <text:p>0.1917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0.187986" calcext:value-type="float">
            <text:p>0.1879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.182557" calcext:value-type="float">
            <text:p>0.1825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0.180768" calcext:value-type="float">
            <text:p>0.1807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0.184262" calcext:value-type="float">
            <text:p>0.1842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0.175463" calcext:value-type="float">
            <text:p>0.175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0.171075" calcext:value-type="float">
            <text:p>0.1710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0.173227" calcext:value-type="float">
            <text:p>0.1732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0.17263" calcext:value-type="float">
            <text:p>0.172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0.172912" calcext:value-type="float">
            <text:p>0.1729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0.182029" calcext:value-type="float">
            <text:p>0.18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0.186458" calcext:value-type="float">
            <text:p>0.1864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.196276" calcext:value-type="float">
            <text:p>0.196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0.191669" calcext:value-type="float">
            <text:p>0.1916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0.189007" calcext:value-type="float">
            <text:p>0.189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0.181992" calcext:value-type="float">
            <text:p>0.1819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0.178949" calcext:value-type="float">
            <text:p>0.1789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0.178319" calcext:value-type="float">
            <text:p>0.178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0.182099" calcext:value-type="float">
            <text:p>0.182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0.17611" calcext:value-type="float">
            <text:p>0.17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0.172947" calcext:value-type="float">
            <text:p>0.1729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0.171652" calcext:value-type="float">
            <text:p>0.1716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172701" calcext:value-type="float">
            <text:p>0.1727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0.168108" calcext:value-type="float">
            <text:p>0.168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0.180157" calcext:value-type="float">
            <text:p>0.18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0.17789" calcext:value-type="float">
            <text:p>0.17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0.191828" calcext:value-type="float">
            <text:p>0.1918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0.192508" calcext:value-type="float">
            <text:p>0.192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0.198239" calcext:value-type="float">
            <text:p>0.1982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0.209386" calcext:value-type="float">
            <text:p>0.209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0.196652" calcext:value-type="float">
            <text:p>0.1966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0.190905" calcext:value-type="float">
            <text:p>0.1909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.195689" calcext:value-type="float">
            <text:p>0.195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0.191376" calcext:value-type="float">
            <text:p>0.191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0.190173" calcext:value-type="float">
            <text:p>0.19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0.189537" calcext:value-type="float">
            <text:p>0.1895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0.187613" calcext:value-type="float">
            <text:p>0.1876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0.18251" calcext:value-type="float">
            <text:p>0.18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0.191346" calcext:value-type="float">
            <text:p>0.191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0.194109" calcext:value-type="float">
            <text:p>0.194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0.193542" calcext:value-type="float">
            <text:p>0.193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0.191419" calcext:value-type="float">
            <text:p>0.191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.198215" calcext:value-type="float">
            <text:p>0.1982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0.198231" calcext:value-type="float">
            <text:p>0.198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0.191731" calcext:value-type="float">
            <text:p>0.1917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0.208798" calcext:value-type="float">
            <text:p>0.2087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0.20261" calcext:value-type="float">
            <text:p>0.202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0.199573" calcext:value-type="float">
            <text:p>0.1995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0.195581" calcext:value-type="float">
            <text:p>0.195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0.186377" calcext:value-type="float">
            <text:p>0.1863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0.182549" calcext:value-type="float">
            <text:p>0.182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0.18491" calcext:value-type="float">
            <text:p>0.184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190806" calcext:value-type="float">
            <text:p>0.1908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0.1816" calcext:value-type="float">
            <text:p>0.1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0.180676" calcext:value-type="float">
            <text:p>0.180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0.176151" calcext:value-type="float">
            <text:p>0.176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0.177838" calcext:value-type="float">
            <text:p>0.1778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0.17597" calcext:value-type="float">
            <text:p>0.175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0.171041" calcext:value-type="float">
            <text:p>0.171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0.169528" calcext:value-type="float">
            <text:p>0.1695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0.164742" calcext:value-type="float">
            <text:p>0.1647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0.162094" calcext:value-type="float">
            <text:p>0.162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.164089" calcext:value-type="float">
            <text:p>0.1640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0.176851" calcext:value-type="float">
            <text:p>0.176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0.181128" calcext:value-type="float">
            <text:p>0.181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0.179575" calcext:value-type="float">
            <text:p>0.1795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0.177598" calcext:value-type="float">
            <text:p>0.1775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0.171849" calcext:value-type="float">
            <text:p>0.171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0.166464" calcext:value-type="float">
            <text:p>0.166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0.169929" calcext:value-type="float">
            <text:p>0.169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0.16657" calcext:value-type="float">
            <text:p>0.166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0.165335" calcext:value-type="float">
            <text:p>0.1653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181823" calcext:value-type="float">
            <text:p>0.1818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0.180068" calcext:value-type="float">
            <text:p>0.180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0.177404" calcext:value-type="float">
            <text:p>0.177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0.177325" calcext:value-type="float">
            <text:p>0.1773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0.175358" calcext:value-type="float">
            <text:p>0.1753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0.175957" calcext:value-type="float">
            <text:p>0.175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0.175398" calcext:value-type="float">
            <text:p>0.175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0.176851" calcext:value-type="float">
            <text:p>0.176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0.175232" calcext:value-type="float">
            <text:p>0.1752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0.169288" calcext:value-type="float">
            <text:p>0.169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0.168565" calcext:value-type="float">
            <text:p>0.1685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0.167259" calcext:value-type="float">
            <text:p>0.1672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167366" calcext:value-type="float">
            <text:p>0.1673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0.162836" calcext:value-type="float">
            <text:p>0.1628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0.162657" calcext:value-type="float">
            <text:p>0.1626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0.160918" calcext:value-type="float">
            <text:p>0.1609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0.158467" calcext:value-type="float">
            <text:p>0.158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0.156397" calcext:value-type="float">
            <text:p>0.156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153079" calcext:value-type="float">
            <text:p>0.153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0.159405" calcext:value-type="float">
            <text:p>0.1594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.165753" calcext:value-type="float">
            <text:p>0.1657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0.170106" calcext:value-type="float">
            <text:p>0.170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0.174237" calcext:value-type="float">
            <text:p>0.1742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0.186264" calcext:value-type="float">
            <text:p>0.186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0.194322" calcext:value-type="float">
            <text:p>0.1943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0.189843" calcext:value-type="float">
            <text:p>0.189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0.188224" calcext:value-type="float">
            <text:p>0.1882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0.198393" calcext:value-type="float">
            <text:p>0.1983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0.19038" calcext:value-type="float">
            <text:p>0.190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0.192791" calcext:value-type="float">
            <text:p>0.1927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.192994" calcext:value-type="float">
            <text:p>0.1929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0.190461" calcext:value-type="float">
            <text:p>0.1904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0.18823" calcext:value-type="float">
            <text:p>0.188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0.184719" calcext:value-type="float">
            <text:p>0.1847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0.186475" calcext:value-type="float">
            <text:p>0.186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0.190943" calcext:value-type="float">
            <text:p>0.190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0.185266" calcext:value-type="float">
            <text:p>0.185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0.190494" calcext:value-type="float">
            <text:p>0.190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0.181996" calcext:value-type="float">
            <text:p>0.1819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0.179485" calcext:value-type="float">
            <text:p>0.179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.174873" calcext:value-type="float">
            <text:p>0.1748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0.177287" calcext:value-type="float">
            <text:p>0.177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0.179585" calcext:value-type="float">
            <text:p>0.179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0.183036" calcext:value-type="float">
            <text:p>0.183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0.187762" calcext:value-type="float">
            <text:p>0.187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.178624" calcext:value-type="float">
            <text:p>0.1786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0.173067" calcext:value-type="float">
            <text:p>0.1730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0.169606" calcext:value-type="float">
            <text:p>0.16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0.167227" calcext:value-type="float">
            <text:p>0.1672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0.16489" calcext:value-type="float">
            <text:p>0.16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.167878" calcext:value-type="float">
            <text:p>0.1678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0.181468" calcext:value-type="float">
            <text:p>0.1814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0.175293" calcext:value-type="float">
            <text:p>0.175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0.179381" calcext:value-type="float">
            <text:p>0.179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0.178572" calcext:value-type="float">
            <text:p>0.1785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0.185181" calcext:value-type="float">
            <text:p>0.185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0.179295" calcext:value-type="float">
            <text:p>0.1792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0.177962" calcext:value-type="float">
            <text:p>0.1779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0.178533" calcext:value-type="float">
            <text:p>0.178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0.192454" calcext:value-type="float">
            <text:p>0.192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.199703" calcext:value-type="float">
            <text:p>0.1997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0.201192" calcext:value-type="float">
            <text:p>0.201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0.193725" calcext:value-type="float">
            <text:p>0.1937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0.189287" calcext:value-type="float">
            <text:p>0.189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0.176623" calcext:value-type="float">
            <text:p>0.1766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0.176269" calcext:value-type="float">
            <text:p>0.1762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0.178367" calcext:value-type="float">
            <text:p>0.1783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0.173406" calcext:value-type="float">
            <text:p>0.173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0.166548" calcext:value-type="float">
            <text:p>0.166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.176386" calcext:value-type="float">
            <text:p>0.176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176987" calcext:value-type="float">
            <text:p>0.1769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0.188605" calcext:value-type="float">
            <text:p>0.1886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0.187951" calcext:value-type="float">
            <text:p>0.187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0.183883" calcext:value-type="float">
            <text:p>0.1838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0.177907" calcext:value-type="float">
            <text:p>0.1779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0.172004" calcext:value-type="float">
            <text:p>0.172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0.170047" calcext:value-type="float">
            <text:p>0.1700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0.166239" calcext:value-type="float">
            <text:p>0.1662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0.173329" calcext:value-type="float">
            <text:p>0.173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.175972" calcext:value-type="float">
            <text:p>0.175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0.182991" calcext:value-type="float">
            <text:p>0.1829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0.183317" calcext:value-type="float">
            <text:p>0.1833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0.1906" calcext:value-type="float">
            <text:p>0.19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0.194032" calcext:value-type="float">
            <text:p>0.1940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0.200972" calcext:value-type="float">
            <text:p>0.200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0.201851" calcext:value-type="float">
            <text:p>0.201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0.210187" calcext:value-type="float">
            <text:p>0.21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0.210039" calcext:value-type="float">
            <text:p>0.210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0.206983" calcext:value-type="float">
            <text:p>0.2069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.208267" calcext:value-type="float">
            <text:p>0.208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0.202741" calcext:value-type="float">
            <text:p>0.2027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0.207249" calcext:value-type="float">
            <text:p>0.20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0.198561" calcext:value-type="float">
            <text:p>0.19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0.196251" calcext:value-type="float">
            <text:p>0.196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0.194294" calcext:value-type="float">
            <text:p>0.1942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0.189505" calcext:value-type="float">
            <text:p>0.1895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0.187917" calcext:value-type="float">
            <text:p>0.1879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0.181152" calcext:value-type="float">
            <text:p>0.181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0.183305" calcext:value-type="float">
            <text:p>0.183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176988" calcext:value-type="float">
            <text:p>0.1769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0.17861" calcext:value-type="float">
            <text:p>0.178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0.172166" calcext:value-type="float">
            <text:p>0.172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0.167024" calcext:value-type="float">
            <text:p>0.167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0.174443" calcext:value-type="float">
            <text:p>0.174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0.168558" calcext:value-type="float">
            <text:p>0.1685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0.173009" calcext:value-type="float">
            <text:p>0.173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0.172653" calcext:value-type="float">
            <text:p>0.172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0.186248" calcext:value-type="float">
            <text:p>0.1862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0.203119" calcext:value-type="float">
            <text:p>0.203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.215118" calcext:value-type="float">
            <text:p>0.215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0.208013" calcext:value-type="float">
            <text:p>0.208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0.205971" calcext:value-type="float">
            <text:p>0.205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0.198952" calcext:value-type="float">
            <text:p>0.1989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0.191851" calcext:value-type="float">
            <text:p>0.191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0.187209" calcext:value-type="float">
            <text:p>0.187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0.186107" calcext:value-type="float">
            <text:p>0.186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0.194756" calcext:value-type="float">
            <text:p>0.1947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0.204901" calcext:value-type="float">
            <text:p>0.204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0.208536" calcext:value-type="float">
            <text:p>0.2085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0.204534" calcext:value-type="float">
            <text:p>0.2045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.200601" calcext:value-type="float">
            <text:p>0.2006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0.199407" calcext:value-type="float">
            <text:p>0.19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0.194547" calcext:value-type="float">
            <text:p>0.1945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0.191207" calcext:value-type="float">
            <text:p>0.191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0.187829" calcext:value-type="float">
            <text:p>0.1878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0.185003" calcext:value-type="float">
            <text:p>0.185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0.181013" calcext:value-type="float">
            <text:p>0.181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0.188353" calcext:value-type="float">
            <text:p>0.1883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0.191084" calcext:value-type="float">
            <text:p>0.191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0.185977" calcext:value-type="float">
            <text:p>0.185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0.188053" calcext:value-type="float">
            <text:p>0.188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0.189023" calcext:value-type="float">
            <text:p>0.189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0.194708" calcext:value-type="float">
            <text:p>0.1947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0.189964" calcext:value-type="float">
            <text:p>0.1899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0.196256" calcext:value-type="float">
            <text:p>0.196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0.209627" calcext:value-type="float">
            <text:p>0.209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0.19898" calcext:value-type="float">
            <text:p>0.19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0.192359" calcext:value-type="float">
            <text:p>0.1923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0.186858" calcext:value-type="float">
            <text:p>0.1868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.181978" calcext:value-type="float">
            <text:p>0.181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0.176051" calcext:value-type="float">
            <text:p>0.1760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0.178837" calcext:value-type="float">
            <text:p>0.178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0.183865" calcext:value-type="float">
            <text:p>0.1838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0.185229" calcext:value-type="float">
            <text:p>0.185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0.179214" calcext:value-type="float">
            <text:p>0.179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0.187818" calcext:value-type="float">
            <text:p>0.1878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0.182949" calcext:value-type="float">
            <text:p>0.1829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0.185901" calcext:value-type="float">
            <text:p>0.185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0.182957" calcext:value-type="float">
            <text:p>0.182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0.182612" calcext:value-type="float">
            <text:p>0.1826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0.176268" calcext:value-type="float">
            <text:p>0.1762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0.18012" calcext:value-type="float">
            <text:p>0.18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0.187858" calcext:value-type="float">
            <text:p>0.1878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0.182478" calcext:value-type="float">
            <text:p>0.1824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0.204851" calcext:value-type="float">
            <text:p>0.204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0.212308" calcext:value-type="float">
            <text:p>0.2123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0.20563" calcext:value-type="float">
            <text:p>0.205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0.199667" calcext:value-type="float">
            <text:p>0.199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0.190239" calcext:value-type="float">
            <text:p>0.1902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0.187131" calcext:value-type="float">
            <text:p>0.187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0.181328" calcext:value-type="float">
            <text:p>0.181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0.181118" calcext:value-type="float">
            <text:p>0.181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0.179825" calcext:value-type="float">
            <text:p>0.1798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0.178924" calcext:value-type="float">
            <text:p>0.178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0.175693" calcext:value-type="float">
            <text:p>0.175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0.176571" calcext:value-type="float">
            <text:p>0.176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0.176437" calcext:value-type="float">
            <text:p>0.1764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0.184955" calcext:value-type="float">
            <text:p>0.184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0.191789" calcext:value-type="float">
            <text:p>0.191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0.194938" calcext:value-type="float">
            <text:p>0.1949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0.190985" calcext:value-type="float">
            <text:p>0.1909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0.192121" calcext:value-type="float">
            <text:p>0.192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0.193998" calcext:value-type="float">
            <text:p>0.193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0.189986" calcext:value-type="float">
            <text:p>0.1899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0.180658" calcext:value-type="float">
            <text:p>0.1806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0.178844" calcext:value-type="float">
            <text:p>0.178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0.176631" calcext:value-type="float">
            <text:p>0.1766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0.173372" calcext:value-type="float">
            <text:p>0.1733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0.169825" calcext:value-type="float">
            <text:p>0.1698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0.163014" calcext:value-type="float">
            <text:p>0.163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0.156603" calcext:value-type="float">
            <text:p>0.156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0.168463" calcext:value-type="float">
            <text:p>0.168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0.178871" calcext:value-type="float">
            <text:p>0.178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0.174993" calcext:value-type="float">
            <text:p>0.1749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0.176752" calcext:value-type="float">
            <text:p>0.1767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0.172249" calcext:value-type="float">
            <text:p>0.172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0.166898" calcext:value-type="float">
            <text:p>0.166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0.170248" calcext:value-type="float">
            <text:p>0.1702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0.165568" calcext:value-type="float">
            <text:p>0.1655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0.161966" calcext:value-type="float">
            <text:p>0.1619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0.164016" calcext:value-type="float">
            <text:p>0.164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0.166895" calcext:value-type="float">
            <text:p>0.1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0.164779" calcext:value-type="float">
            <text:p>0.1647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0.159229" calcext:value-type="float">
            <text:p>0.159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0.15792" calcext:value-type="float">
            <text:p>0.15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0.156653" calcext:value-type="float">
            <text:p>0.156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0.15348" calcext:value-type="float">
            <text:p>0.153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0.162342" calcext:value-type="float">
            <text:p>0.1623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0.15983" calcext:value-type="float">
            <text:p>0.159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.158419" calcext:value-type="float">
            <text:p>0.158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0.15397" calcext:value-type="float">
            <text:p>0.15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0.151462" calcext:value-type="float">
            <text:p>0.151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0.166892" calcext:value-type="float">
            <text:p>0.166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0.164226" calcext:value-type="float">
            <text:p>0.164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0.163464" calcext:value-type="float">
            <text:p>0.163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0.164523" calcext:value-type="float">
            <text:p>0.164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0.164482" calcext:value-type="float">
            <text:p>0.1644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0.169569" calcext:value-type="float">
            <text:p>0.169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0.168451" calcext:value-type="float">
            <text:p>0.1684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0.171534" calcext:value-type="float">
            <text:p>0.1715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0.167835" calcext:value-type="float">
            <text:p>0.1678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0.169495" calcext:value-type="float">
            <text:p>0.169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0.172228" calcext:value-type="float">
            <text:p>0.172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0.172139" calcext:value-type="float">
            <text:p>0.172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0.170091" calcext:value-type="float">
            <text:p>0.17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0.165341" calcext:value-type="float">
            <text:p>0.1653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0.162668" calcext:value-type="float">
            <text:p>0.162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0.159206" calcext:value-type="float">
            <text:p>0.159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0.155244" calcext:value-type="float">
            <text:p>0.1552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0.154292" calcext:value-type="float">
            <text:p>0.1542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0.158973" calcext:value-type="float">
            <text:p>0.1589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0.158596" calcext:value-type="float">
            <text:p>0.1585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0.156503" calcext:value-type="float">
            <text:p>0.1565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0.162188" calcext:value-type="float">
            <text:p>0.162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0.162215" calcext:value-type="float">
            <text:p>0.1622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0.158375" calcext:value-type="float">
            <text:p>0.158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0.165505" calcext:value-type="float">
            <text:p>0.1655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0.16717" calcext:value-type="float">
            <text:p>0.167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0.167753" calcext:value-type="float">
            <text:p>0.1677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0.163246" calcext:value-type="float">
            <text:p>0.163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0.164879" calcext:value-type="float">
            <text:p>0.1648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0.171969" calcext:value-type="float">
            <text:p>0.1719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0.170273" calcext:value-type="float">
            <text:p>0.1702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0.17754" calcext:value-type="float">
            <text:p>0.17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0.171786" calcext:value-type="float">
            <text:p>0.171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0.186969" calcext:value-type="float">
            <text:p>0.1869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0.185842" calcext:value-type="float">
            <text:p>0.1858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0.182883" calcext:value-type="float">
            <text:p>0.1828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0.196174" calcext:value-type="float">
            <text:p>0.196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0.193689" calcext:value-type="float">
            <text:p>0.193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0.194123" calcext:value-type="float">
            <text:p>0.194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0.184594" calcext:value-type="float">
            <text:p>0.184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0.189223" calcext:value-type="float">
            <text:p>0.1892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0.180597" calcext:value-type="float">
            <text:p>0.1805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0.178628" calcext:value-type="float">
            <text:p>0.1786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0.178673" calcext:value-type="float">
            <text:p>0.1786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0.175725" calcext:value-type="float">
            <text:p>0.1757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0.178152" calcext:value-type="float">
            <text:p>0.178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0.181449" calcext:value-type="float">
            <text:p>0.181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.179692" calcext:value-type="float">
            <text:p>0.179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0.17322" calcext:value-type="float">
            <text:p>0.173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0.170372" calcext:value-type="float">
            <text:p>0.1703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0.171016" calcext:value-type="float">
            <text:p>0.171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0.175039" calcext:value-type="float">
            <text:p>0.175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0.171441" calcext:value-type="float">
            <text:p>0.1714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0.167421" calcext:value-type="float">
            <text:p>0.167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0.1762" calcext:value-type="float">
            <text:p>0.1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0.172939" calcext:value-type="float">
            <text:p>0.172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0.176432" calcext:value-type="float">
            <text:p>0.176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0.170172" calcext:value-type="float">
            <text:p>0.17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0.164374" calcext:value-type="float">
            <text:p>0.1643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0.173742" calcext:value-type="float">
            <text:p>0.1737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0.169923" calcext:value-type="float">
            <text:p>0.169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0.17179" calcext:value-type="float">
            <text:p>0.17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0.173387" calcext:value-type="float">
            <text:p>0.1733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0.172802" calcext:value-type="float">
            <text:p>0.1728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0.169101" calcext:value-type="float">
            <text:p>0.169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0.163566" calcext:value-type="float">
            <text:p>0.1635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0.170128" calcext:value-type="float">
            <text:p>0.17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0.171411" calcext:value-type="float">
            <text:p>0.171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0.175117" calcext:value-type="float">
            <text:p>0.175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0.16948" calcext:value-type="float">
            <text:p>0.169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0.173288" calcext:value-type="float">
            <text:p>0.173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0.175043" calcext:value-type="float">
            <text:p>0.1750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0.169881" calcext:value-type="float">
            <text:p>0.16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0.171756" calcext:value-type="float">
            <text:p>0.1717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0.169154" calcext:value-type="float">
            <text:p>0.169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0.162732" calcext:value-type="float">
            <text:p>0.1627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0.174794" calcext:value-type="float">
            <text:p>0.1747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0.168705" calcext:value-type="float">
            <text:p>0.1687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0.166749" calcext:value-type="float">
            <text:p>0.1667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0.164632" calcext:value-type="float">
            <text:p>0.164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0.166057" calcext:value-type="float">
            <text:p>0.1660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0.171789" calcext:value-type="float">
            <text:p>0.171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0.174083" calcext:value-type="float">
            <text:p>0.174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0.185874" calcext:value-type="float">
            <text:p>0.1858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0.188405" calcext:value-type="float">
            <text:p>0.1884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0.183253" calcext:value-type="float">
            <text:p>0.183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0.179676" calcext:value-type="float">
            <text:p>0.179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0.179746" calcext:value-type="float">
            <text:p>0.179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0.178577" calcext:value-type="float">
            <text:p>0.1785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0.174433" calcext:value-type="float">
            <text:p>0.1744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0.179166" calcext:value-type="float">
            <text:p>0.179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0.174219" calcext:value-type="float">
            <text:p>0.1742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0.177709" calcext:value-type="float">
            <text:p>0.1777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0.179022" calcext:value-type="float">
            <text:p>0.179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0.181615" calcext:value-type="float">
            <text:p>0.1816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0.181443" calcext:value-type="float">
            <text:p>0.181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0.180112" calcext:value-type="float">
            <text:p>0.180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.185258" calcext:value-type="float">
            <text:p>0.1852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0.183376" calcext:value-type="float">
            <text:p>0.183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office:value-type="float" office:value="0.187158" calcext:value-type="float">
            <text:p>0.187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0.192251" calcext:value-type="float">
            <text:p>0.192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0.19262" calcext:value-type="float">
            <text:p>0.192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0.187355" calcext:value-type="float">
            <text:p>0.1873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0.193126" calcext:value-type="float">
            <text:p>0.193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0.187007" calcext:value-type="float">
            <text:p>0.187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0.184066" calcext:value-type="float">
            <text:p>0.1840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0.18308" calcext:value-type="float">
            <text:p>0.183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0.178821" calcext:value-type="float">
            <text:p>0.1788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office:value-type="float" office:value="0.184559" calcext:value-type="float">
            <text:p>0.1845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0.183332" calcext:value-type="float">
            <text:p>0.183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0.18259" calcext:value-type="float">
            <text:p>0.182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0.182101" calcext:value-type="float">
            <text:p>0.182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0.179609" calcext:value-type="float">
            <text:p>0.1796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0.175645" calcext:value-type="float">
            <text:p>0.1756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0.169315" calcext:value-type="float">
            <text:p>0.1693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0.169232" calcext:value-type="float">
            <text:p>0.1692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0.162353" calcext:value-type="float">
            <text:p>0.1623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0.172265" calcext:value-type="float">
            <text:p>0.1722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0.174421" calcext:value-type="float">
            <text:p>0.174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0.178154" calcext:value-type="float">
            <text:p>0.178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0.174034" calcext:value-type="float">
            <text:p>0.1740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0.185702" calcext:value-type="float">
            <text:p>0.185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0.194222" calcext:value-type="float">
            <text:p>0.1942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0.184224" calcext:value-type="float">
            <text:p>0.1842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0.192659" calcext:value-type="float">
            <text:p>0.1926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0.186858" calcext:value-type="float">
            <text:p>0.1868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0.192622" calcext:value-type="float">
            <text:p>0.1926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0.184531" calcext:value-type="float">
            <text:p>0.1845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0.18871" calcext:value-type="float">
            <text:p>0.18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0.193608" calcext:value-type="float">
            <text:p>0.193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0.186731" calcext:value-type="float">
            <text:p>0.1867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0.188197" calcext:value-type="float">
            <text:p>0.188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0.182865" calcext:value-type="float">
            <text:p>0.1828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0.175485" calcext:value-type="float">
            <text:p>0.175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0.174975" calcext:value-type="float">
            <text:p>0.1749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0.181601" calcext:value-type="float">
            <text:p>0.1816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0.184235" calcext:value-type="float">
            <text:p>0.184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0.183828" calcext:value-type="float">
            <text:p>0.1838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0.188787" calcext:value-type="float">
            <text:p>0.1887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0.181536" calcext:value-type="float">
            <text:p>0.1815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office:value-type="float" office:value="0.189023" calcext:value-type="float">
            <text:p>0.189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0.182716" calcext:value-type="float">
            <text:p>0.1827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0.181465" calcext:value-type="float">
            <text:p>0.1814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0.175961" calcext:value-type="float">
            <text:p>0.175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0.171361" calcext:value-type="float">
            <text:p>0.171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0.168312" calcext:value-type="float">
            <text:p>0.16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0.175708" calcext:value-type="float">
            <text:p>0.1757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0.176161" calcext:value-type="float">
            <text:p>0.176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0.178102" calcext:value-type="float">
            <text:p>0.178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0.177337" calcext:value-type="float">
            <text:p>0.1773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0.174114" calcext:value-type="float">
            <text:p>0.174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0.175084" calcext:value-type="float">
            <text:p>0.175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0.17635" calcext:value-type="float">
            <text:p>0.176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0.172005" calcext:value-type="float">
            <text:p>0.17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0.167692" calcext:value-type="float">
            <text:p>0.167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0.161971" calcext:value-type="float">
            <text:p>0.161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0.157567" calcext:value-type="float">
            <text:p>0.1575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0.163515" calcext:value-type="float">
            <text:p>0.163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0.160209" calcext:value-type="float">
            <text:p>0.160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0.151754" calcext:value-type="float">
            <text:p>0.151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0.150676" calcext:value-type="float">
            <text:p>0.150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0.150011" calcext:value-type="float">
            <text:p>0.15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0.160855" calcext:value-type="float">
            <text:p>0.160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0.17617" calcext:value-type="float">
            <text:p>0.176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office:value-type="float" office:value="0.177319" calcext:value-type="float">
            <text:p>0.177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office:value-type="float" office:value="0.175624" calcext:value-type="float">
            <text:p>0.1756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0.16876" calcext:value-type="float">
            <text:p>0.168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0.175923" calcext:value-type="float">
            <text:p>0.175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0.165077" calcext:value-type="float">
            <text:p>0.1650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0.176148" calcext:value-type="float">
            <text:p>0.176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0.17711" calcext:value-type="float">
            <text:p>0.177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0.188369" calcext:value-type="float">
            <text:p>0.1883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0.1882" calcext:value-type="float">
            <text:p>0.18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0.181058" calcext:value-type="float">
            <text:p>0.1810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0.175873" calcext:value-type="float">
            <text:p>0.1758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0.182286" calcext:value-type="float">
            <text:p>0.1822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0.178867" calcext:value-type="float">
            <text:p>0.1788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176144" calcext:value-type="float">
            <text:p>0.176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0.172348" calcext:value-type="float">
            <text:p>0.1723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0.170855" calcext:value-type="float">
            <text:p>0.170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0.179863" calcext:value-type="float">
            <text:p>0.1798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0.174297" calcext:value-type="float">
            <text:p>0.1742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0.171785" calcext:value-type="float">
            <text:p>0.1717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0.167206" calcext:value-type="float">
            <text:p>0.167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0.165053" calcext:value-type="float">
            <text:p>0.165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0.167955" calcext:value-type="float">
            <text:p>0.167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0.164371" calcext:value-type="float">
            <text:p>0.1643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0.161333" calcext:value-type="float">
            <text:p>0.161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0.154905" calcext:value-type="float">
            <text:p>0.1549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office:value-type="float" office:value="0.154646" calcext:value-type="float">
            <text:p>0.1546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0.173439" calcext:value-type="float">
            <text:p>0.1734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0.170101" calcext:value-type="float">
            <text:p>0.17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0.171288" calcext:value-type="float">
            <text:p>0.171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0.17217" calcext:value-type="float">
            <text:p>0.172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0.175459" calcext:value-type="float">
            <text:p>0.175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office:value-type="float" office:value="0.176023" calcext:value-type="float">
            <text:p>0.176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0.169085" calcext:value-type="float">
            <text:p>0.1690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.16212" calcext:value-type="float">
            <text:p>0.162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office:value-type="float" office:value="0.162706" calcext:value-type="float">
            <text:p>0.1627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0.180081" calcext:value-type="float">
            <text:p>0.1800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0.172778" calcext:value-type="float">
            <text:p>0.17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office:value-type="float" office:value="0.173888" calcext:value-type="float">
            <text:p>0.1738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.171201" calcext:value-type="float">
            <text:p>0.1712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0.170365" calcext:value-type="float">
            <text:p>0.1703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0.168596" calcext:value-type="float">
            <text:p>0.1685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0.167815" calcext:value-type="float">
            <text:p>0.1678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0.171069" calcext:value-type="float">
            <text:p>0.171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0.175241" calcext:value-type="float">
            <text:p>0.175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0.179364" calcext:value-type="float">
            <text:p>0.179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0.181858" calcext:value-type="float">
            <text:p>0.1818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0.18429" calcext:value-type="float">
            <text:p>0.184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office:value-type="float" office:value="0.17607" calcext:value-type="float">
            <text:p>0.176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0.171521" calcext:value-type="float">
            <text:p>0.17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0.172483" calcext:value-type="float">
            <text:p>0.172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0.171109" calcext:value-type="float">
            <text:p>0.171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0.169671" calcext:value-type="float">
            <text:p>0.1696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0.173278" calcext:value-type="float">
            <text:p>0.1732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0.180053" calcext:value-type="float">
            <text:p>0.18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0.185692" calcext:value-type="float">
            <text:p>0.185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office:value-type="float" office:value="0.180813" calcext:value-type="float">
            <text:p>0.1808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0.181312" calcext:value-type="float">
            <text:p>0.181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0.180588" calcext:value-type="float">
            <text:p>0.180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0.179795" calcext:value-type="float">
            <text:p>0.1797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0.178604" calcext:value-type="float">
            <text:p>0.1786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office:value-type="float" office:value="0.180383" calcext:value-type="float">
            <text:p>0.1803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0.178806" calcext:value-type="float">
            <text:p>0.1788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office:value-type="float" office:value="0.180308" calcext:value-type="float">
            <text:p>0.1803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0.175947" calcext:value-type="float">
            <text:p>0.1759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0.182925" calcext:value-type="float">
            <text:p>0.1829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office:value-type="float" office:value="0.181278" calcext:value-type="float">
            <text:p>0.1812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office:value-type="float" office:value="0.17639" calcext:value-type="float">
            <text:p>0.176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0.177772" calcext:value-type="float">
            <text:p>0.177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0.1749" calcext:value-type="float">
            <text:p>0.17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0.172849" calcext:value-type="float">
            <text:p>0.172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0.184238" calcext:value-type="float">
            <text:p>0.184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0.177933" calcext:value-type="float">
            <text:p>0.177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0.177754" calcext:value-type="float">
            <text:p>0.177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0.172304" calcext:value-type="float">
            <text:p>0.172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office:value-type="float" office:value="0.171296" calcext:value-type="float">
            <text:p>0.171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0.167899" calcext:value-type="float">
            <text:p>0.1678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office:value-type="float" office:value="0.167419" calcext:value-type="float">
            <text:p>0.167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office:value-type="float" office:value="0.163266" calcext:value-type="float">
            <text:p>0.163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0.17555" calcext:value-type="float">
            <text:p>0.175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0.169079" calcext:value-type="float">
            <text:p>0.169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office:value-type="float" office:value="0.169986" calcext:value-type="float">
            <text:p>0.1699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0.169831" calcext:value-type="float">
            <text:p>0.1698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0.168034" calcext:value-type="float">
            <text:p>0.1680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0.16293" calcext:value-type="float">
            <text:p>0.16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0.16474" calcext:value-type="float">
            <text:p>0.164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0.163055" calcext:value-type="float">
            <text:p>0.1630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office:value-type="float" office:value="0.154892" calcext:value-type="float">
            <text:p>0.154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office:value-type="float" office:value="0.152813" calcext:value-type="float">
            <text:p>0.1528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0.160566" calcext:value-type="float">
            <text:p>0.1605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0.161657" calcext:value-type="float">
            <text:p>0.1616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0.163472" calcext:value-type="float">
            <text:p>0.163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office:value-type="float" office:value="0.161668" calcext:value-type="float">
            <text:p>0.16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0.165859" calcext:value-type="float">
            <text:p>0.1658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0.164222" calcext:value-type="float">
            <text:p>0.1642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0.168794" calcext:value-type="float">
            <text:p>0.1687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0.16614" calcext:value-type="float">
            <text:p>0.166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0.167062" calcext:value-type="float">
            <text:p>0.1670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office:value-type="float" office:value="0.161065" calcext:value-type="float">
            <text:p>0.1610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0.157342" calcext:value-type="float">
            <text:p>0.1573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office:value-type="float" office:value="0.152771" calcext:value-type="float">
            <text:p>0.1527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0.148771" calcext:value-type="float">
            <text:p>0.1487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0.156236" calcext:value-type="float">
            <text:p>0.156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0.155836" calcext:value-type="float">
            <text:p>0.1558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0.160273" calcext:value-type="float">
            <text:p>0.1602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0.162032" calcext:value-type="float">
            <text:p>0.1620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0.158522" calcext:value-type="float">
            <text:p>0.158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0.153443" calcext:value-type="float">
            <text:p>0.153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0.150641" calcext:value-type="float">
            <text:p>0.1506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0.150433" calcext:value-type="float">
            <text:p>0.1504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0.151878" calcext:value-type="float">
            <text:p>0.1518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0.153658" calcext:value-type="float">
            <text:p>0.1536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office:value-type="float" office:value="0.159346" calcext:value-type="float">
            <text:p>0.159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0.155897" calcext:value-type="float">
            <text:p>0.1558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0.163549" calcext:value-type="float">
            <text:p>0.163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office:value-type="float" office:value="0.158181" calcext:value-type="float">
            <text:p>0.158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0.16817" calcext:value-type="float">
            <text:p>0.168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0.169915" calcext:value-type="float">
            <text:p>0.1699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0.165931" calcext:value-type="float">
            <text:p>0.1659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0.162665" calcext:value-type="float">
            <text:p>0.1626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0.160388" calcext:value-type="float">
            <text:p>0.1603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0.157205" calcext:value-type="float">
            <text:p>0.1572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0.160093" calcext:value-type="float">
            <text:p>0.160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0.167448" calcext:value-type="float">
            <text:p>0.167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0.161933" calcext:value-type="float">
            <text:p>0.161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0.155892" calcext:value-type="float">
            <text:p>0.155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0.152785" calcext:value-type="float">
            <text:p>0.1527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0.165862" calcext:value-type="float">
            <text:p>0.1658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0.163964" calcext:value-type="float">
            <text:p>0.1639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.160851" calcext:value-type="float">
            <text:p>0.1608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0.154377" calcext:value-type="float">
            <text:p>0.1543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0.156982" calcext:value-type="float">
            <text:p>0.1569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0.158882" calcext:value-type="float">
            <text:p>0.1588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0.157494" calcext:value-type="float">
            <text:p>0.157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159829" calcext:value-type="float">
            <text:p>0.1598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0.155694" calcext:value-type="float">
            <text:p>0.155694</text:p>
          </table:table-cell>
          <table:table-cell office:value-type="float" office:value="1001" calcext:value-type="float">
            <text:p>1001</text:p>
          </table:table-cell>
          <table:table-cell office:value-type="float" office:value="0.21925" calcext:value-type="float">
            <text:p>0.21925</text:p>
          </table:table-cell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0.153091" calcext:value-type="float">
            <text:p>0.153091</text:p>
          </table:table-cell>
          <table:table-cell office:value-type="float" office:value="1002" calcext:value-type="float">
            <text:p>1002</text:p>
          </table:table-cell>
          <table:table-cell office:value-type="float" office:value="0.223287" calcext:value-type="float">
            <text:p>0.223287</text:p>
          </table:table-cell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0.152614" calcext:value-type="float">
            <text:p>0.152614</text:p>
          </table:table-cell>
          <table:table-cell office:value-type="float" office:value="1003" calcext:value-type="float">
            <text:p>1003</text:p>
          </table:table-cell>
          <table:table-cell office:value-type="float" office:value="0.220786" calcext:value-type="float">
            <text:p>0.220786</text:p>
          </table:table-cell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0.151387" calcext:value-type="float">
            <text:p>0.151387</text:p>
          </table:table-cell>
          <table:table-cell office:value-type="float" office:value="1004" calcext:value-type="float">
            <text:p>1004</text:p>
          </table:table-cell>
          <table:table-cell office:value-type="float" office:value="0.225614" calcext:value-type="float">
            <text:p>0.225614</text:p>
          </table:table-cell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0.1617" calcext:value-type="float">
            <text:p>0.1617</text:p>
          </table:table-cell>
          <table:table-cell office:value-type="float" office:value="1005" calcext:value-type="float">
            <text:p>1005</text:p>
          </table:table-cell>
          <table:table-cell office:value-type="float" office:value="0.218144" calcext:value-type="float">
            <text:p>0.218144</text:p>
          </table:table-cell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0.157319" calcext:value-type="float">
            <text:p>0.157319</text:p>
          </table:table-cell>
          <table:table-cell office:value-type="float" office:value="1006" calcext:value-type="float">
            <text:p>1006</text:p>
          </table:table-cell>
          <table:table-cell office:value-type="float" office:value="0.20725" calcext:value-type="float">
            <text:p>0.20725</text:p>
          </table:table-cell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0.157182" calcext:value-type="float">
            <text:p>0.157182</text:p>
          </table:table-cell>
          <table:table-cell office:value-type="float" office:value="1007" calcext:value-type="float">
            <text:p>1007</text:p>
          </table:table-cell>
          <table:table-cell office:value-type="float" office:value="0.210527" calcext:value-type="float">
            <text:p>0.210527</text:p>
          </table:table-cell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0.151633" calcext:value-type="float">
            <text:p>0.151633</text:p>
          </table:table-cell>
          <table:table-cell office:value-type="float" office:value="1008" calcext:value-type="float">
            <text:p>1008</text:p>
          </table:table-cell>
          <table:table-cell office:value-type="float" office:value="0.207644" calcext:value-type="float">
            <text:p>0.207644</text:p>
          </table:table-cell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0.152883" calcext:value-type="float">
            <text:p>0.152883</text:p>
          </table:table-cell>
          <table:table-cell office:value-type="float" office:value="1009" calcext:value-type="float">
            <text:p>1009</text:p>
          </table:table-cell>
          <table:table-cell office:value-type="float" office:value="0.196164" calcext:value-type="float">
            <text:p>0.196164</text:p>
          </table:table-cell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0.149234" calcext:value-type="float">
            <text:p>0.149234</text:p>
          </table:table-cell>
          <table:table-cell office:value-type="float" office:value="1010" calcext:value-type="float">
            <text:p>1010</text:p>
          </table:table-cell>
          <table:table-cell office:value-type="float" office:value="0.190815" calcext:value-type="float">
            <text:p>0.190815</text:p>
          </table:table-cell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0.146306" calcext:value-type="float">
            <text:p>0.146306</text:p>
          </table:table-cell>
          <table:table-cell office:value-type="float" office:value="1011" calcext:value-type="float">
            <text:p>1011</text:p>
          </table:table-cell>
          <table:table-cell office:value-type="float" office:value="0.185062" calcext:value-type="float">
            <text:p>0.185062</text:p>
          </table:table-cell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0.151338" calcext:value-type="float">
            <text:p>0.151338</text:p>
          </table:table-cell>
          <table:table-cell office:value-type="float" office:value="1012" calcext:value-type="float">
            <text:p>1012</text:p>
          </table:table-cell>
          <table:table-cell office:value-type="float" office:value="0.175813" calcext:value-type="float">
            <text:p>0.175813</text:p>
          </table:table-cell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0.150795" calcext:value-type="float">
            <text:p>0.150795</text:p>
          </table:table-cell>
          <table:table-cell office:value-type="float" office:value="1013" calcext:value-type="float">
            <text:p>1013</text:p>
          </table:table-cell>
          <table:table-cell office:value-type="float" office:value="0.184893" calcext:value-type="float">
            <text:p>0.184893</text:p>
          </table:table-cell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0.153548" calcext:value-type="float">
            <text:p>0.153548</text:p>
          </table:table-cell>
          <table:table-cell office:value-type="float" office:value="1014" calcext:value-type="float">
            <text:p>1014</text:p>
          </table:table-cell>
          <table:table-cell office:value-type="float" office:value="0.180432" calcext:value-type="float">
            <text:p>0.180432</text:p>
          </table:table-cell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0.159551" calcext:value-type="float">
            <text:p>0.159551</text:p>
          </table:table-cell>
          <table:table-cell office:value-type="float" office:value="1015" calcext:value-type="float">
            <text:p>1015</text:p>
          </table:table-cell>
          <table:table-cell office:value-type="float" office:value="0.179638" calcext:value-type="float">
            <text:p>0.179638</text:p>
          </table:table-cell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0.158374" calcext:value-type="float">
            <text:p>0.158374</text:p>
          </table:table-cell>
          <table:table-cell office:value-type="float" office:value="1016" calcext:value-type="float">
            <text:p>1016</text:p>
          </table:table-cell>
          <table:table-cell office:value-type="float" office:value="0.175966" calcext:value-type="float">
            <text:p>0.175966</text:p>
          </table:table-cell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0.165046" calcext:value-type="float">
            <text:p>0.165046</text:p>
          </table:table-cell>
          <table:table-cell office:value-type="float" office:value="1017" calcext:value-type="float">
            <text:p>1017</text:p>
          </table:table-cell>
          <table:table-cell office:value-type="float" office:value="0.166717" calcext:value-type="float">
            <text:p>0.166717</text:p>
          </table:table-cell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0.176565" calcext:value-type="float">
            <text:p>0.176565</text:p>
          </table:table-cell>
          <table:table-cell office:value-type="float" office:value="1018" calcext:value-type="float">
            <text:p>1018</text:p>
          </table:table-cell>
          <table:table-cell office:value-type="float" office:value="0.166453" calcext:value-type="float">
            <text:p>0.166453</text:p>
          </table:table-cell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0.178888" calcext:value-type="float">
            <text:p>0.178888</text:p>
          </table:table-cell>
          <table:table-cell office:value-type="float" office:value="1019" calcext:value-type="float">
            <text:p>1019</text:p>
          </table:table-cell>
          <table:table-cell office:value-type="float" office:value="0.162625" calcext:value-type="float">
            <text:p>0.162625</text:p>
          </table:table-cell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0.17935" calcext:value-type="float">
            <text:p>0.17935</text:p>
          </table:table-cell>
          <table:table-cell office:value-type="float" office:value="1020" calcext:value-type="float">
            <text:p>1020</text:p>
          </table:table-cell>
          <table:table-cell office:value-type="float" office:value="0.161329" calcext:value-type="float">
            <text:p>0.161329</text:p>
          </table:table-cell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0.183704" calcext:value-type="float">
            <text:p>0.183704</text:p>
          </table:table-cell>
          <table:table-cell office:value-type="float" office:value="1021" calcext:value-type="float">
            <text:p>1021</text:p>
          </table:table-cell>
          <table:table-cell office:value-type="float" office:value="0.161318" calcext:value-type="float">
            <text:p>0.161318</text:p>
          </table:table-cell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0.180964" calcext:value-type="float">
            <text:p>0.180964</text:p>
          </table:table-cell>
          <table:table-cell office:value-type="float" office:value="1022" calcext:value-type="float">
            <text:p>1022</text:p>
          </table:table-cell>
          <table:table-cell office:value-type="float" office:value="0.160608" calcext:value-type="float">
            <text:p>0.160608</text:p>
          </table:table-cell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0.186019" calcext:value-type="float">
            <text:p>0.186019</text:p>
          </table:table-cell>
          <table:table-cell office:value-type="float" office:value="1023" calcext:value-type="float">
            <text:p>1023</text:p>
          </table:table-cell>
          <table:table-cell office:value-type="float" office:value="0.159303" calcext:value-type="float">
            <text:p>0.159303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187026" calcext:value-type="float">
            <text:p>0.187026</text:p>
          </table:table-cell>
          <table:table-cell office:value-type="float" office:value="1024" calcext:value-type="float">
            <text:p>1024</text:p>
          </table:table-cell>
          <table:table-cell office:value-type="float" office:value="0.153134" calcext:value-type="float">
            <text:p>0.153134</text:p>
          </table:table-cell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0.18288" calcext:value-type="float">
            <text:p>0.18288</text:p>
          </table:table-cell>
          <table:table-cell office:value-type="float" office:value="1025" calcext:value-type="float">
            <text:p>1025</text:p>
          </table:table-cell>
          <table:table-cell office:value-type="float" office:value="0.147763" calcext:value-type="float">
            <text:p>0.147763</text:p>
          </table:table-cell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0.179017" calcext:value-type="float">
            <text:p>0.179017</text:p>
          </table:table-cell>
          <table:table-cell office:value-type="float" office:value="1026" calcext:value-type="float">
            <text:p>1026</text:p>
          </table:table-cell>
          <table:table-cell office:value-type="float" office:value="0.150227" calcext:value-type="float">
            <text:p>0.150227</text:p>
          </table:table-cell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0.181214" calcext:value-type="float">
            <text:p>0.181214</text:p>
          </table:table-cell>
          <table:table-cell office:value-type="float" office:value="1027" calcext:value-type="float">
            <text:p>1027</text:p>
          </table:table-cell>
          <table:table-cell office:value-type="float" office:value="0.150573" calcext:value-type="float">
            <text:p>0.150573</text:p>
          </table:table-cell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0.182705" calcext:value-type="float">
            <text:p>0.182705</text:p>
          </table:table-cell>
          <table:table-cell office:value-type="float" office:value="1028" calcext:value-type="float">
            <text:p>1028</text:p>
          </table:table-cell>
          <table:table-cell office:value-type="float" office:value="0.149668" calcext:value-type="float">
            <text:p>0.149668</text:p>
          </table:table-cell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0.189421" calcext:value-type="float">
            <text:p>0.189421</text:p>
          </table:table-cell>
          <table:table-cell office:value-type="float" office:value="1029" calcext:value-type="float">
            <text:p>1029</text:p>
          </table:table-cell>
          <table:table-cell office:value-type="float" office:value="0.153894" calcext:value-type="float">
            <text:p>0.153894</text:p>
          </table:table-cell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0.182457" calcext:value-type="float">
            <text:p>0.182457</text:p>
          </table:table-cell>
          <table:table-cell office:value-type="float" office:value="1030" calcext:value-type="float">
            <text:p>1030</text:p>
          </table:table-cell>
          <table:table-cell office:value-type="float" office:value="0.158471" calcext:value-type="float">
            <text:p>0.158471</text:p>
          </table:table-cell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0.180055" calcext:value-type="float">
            <text:p>0.180055</text:p>
          </table:table-cell>
          <table:table-cell office:value-type="float" office:value="1031" calcext:value-type="float">
            <text:p>1031</text:p>
          </table:table-cell>
          <table:table-cell office:value-type="float" office:value="0.15973" calcext:value-type="float">
            <text:p>0.15973</text:p>
          </table:table-cell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0.183584" calcext:value-type="float">
            <text:p>0.183584</text:p>
          </table:table-cell>
          <table:table-cell office:value-type="float" office:value="1032" calcext:value-type="float">
            <text:p>1032</text:p>
          </table:table-cell>
          <table:table-cell office:value-type="float" office:value="0.154222" calcext:value-type="float">
            <text:p>0.154222</text:p>
          </table:table-cell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0.179881" calcext:value-type="float">
            <text:p>0.179881</text:p>
          </table:table-cell>
          <table:table-cell office:value-type="float" office:value="1033" calcext:value-type="float">
            <text:p>1033</text:p>
          </table:table-cell>
          <table:table-cell office:value-type="float" office:value="0.152562" calcext:value-type="float">
            <text:p>0.152562</text:p>
          </table:table-cell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1034" calcext:value-type="float">
            <text:p>1034</text:p>
          </table:table-cell>
          <table:table-cell office:value-type="float" office:value="0.148269" calcext:value-type="float">
            <text:p>0.148269</text:p>
          </table:table-cell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0.189883" calcext:value-type="float">
            <text:p>0.189883</text:p>
          </table:table-cell>
          <table:table-cell office:value-type="float" office:value="1035" calcext:value-type="float">
            <text:p>1035</text:p>
          </table:table-cell>
          <table:table-cell office:value-type="float" office:value="0.147619" calcext:value-type="float">
            <text:p>0.147619</text:p>
          </table:table-cell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0.200419" calcext:value-type="float">
            <text:p>0.200419</text:p>
          </table:table-cell>
          <table:table-cell office:value-type="float" office:value="1036" calcext:value-type="float">
            <text:p>1036</text:p>
          </table:table-cell>
          <table:table-cell office:value-type="float" office:value="0.152953" calcext:value-type="float">
            <text:p>0.152953</text:p>
          </table:table-cell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0.199595" calcext:value-type="float">
            <text:p>0.199595</text:p>
          </table:table-cell>
          <table:table-cell office:value-type="float" office:value="1037" calcext:value-type="float">
            <text:p>1037</text:p>
          </table:table-cell>
          <table:table-cell office:value-type="float" office:value="0.154946" calcext:value-type="float">
            <text:p>0.154946</text:p>
          </table:table-cell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0.200289" calcext:value-type="float">
            <text:p>0.200289</text:p>
          </table:table-cell>
          <table:table-cell office:value-type="float" office:value="1038" calcext:value-type="float">
            <text:p>1038</text:p>
          </table:table-cell>
          <table:table-cell office:value-type="float" office:value="0.156809" calcext:value-type="float">
            <text:p>0.156809</text:p>
          </table:table-cell>
        </table:table-row>
        <table:table-row table:style-name="ro1"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0.195625" calcext:value-type="float">
            <text:p>0.195625</text:p>
          </table:table-cell>
          <table:table-cell office:value-type="float" office:value="1039" calcext:value-type="float">
            <text:p>1039</text:p>
          </table:table-cell>
          <table:table-cell office:value-type="float" office:value="0.16304" calcext:value-type="float">
            <text:p>0.16304</text:p>
          </table:table-cell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0.187987" calcext:value-type="float">
            <text:p>0.187987</text:p>
          </table:table-cell>
          <table:table-cell office:value-type="float" office:value="1040" calcext:value-type="float">
            <text:p>1040</text:p>
          </table:table-cell>
          <table:table-cell office:value-type="float" office:value="0.160807" calcext:value-type="float">
            <text:p>0.160807</text:p>
          </table:table-cell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1041" calcext:value-type="float">
            <text:p>1041</text:p>
          </table:table-cell>
          <table:table-cell office:value-type="float" office:value="0.155285" calcext:value-type="float">
            <text:p>0.155285</text:p>
          </table:table-cell>
        </table:table-row>
        <table:table-row table:style-name="ro1"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0.187297" calcext:value-type="float">
            <text:p>0.187297</text:p>
          </table:table-cell>
          <table:table-cell office:value-type="float" office:value="1042" calcext:value-type="float">
            <text:p>1042</text:p>
          </table:table-cell>
          <table:table-cell office:value-type="float" office:value="0.151122" calcext:value-type="float">
            <text:p>0.151122</text:p>
          </table:table-cell>
        </table:table-row>
        <table:table-row table:style-name="ro1"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0.185924" calcext:value-type="float">
            <text:p>0.185924</text:p>
          </table:table-cell>
          <table:table-cell office:value-type="float" office:value="1043" calcext:value-type="float">
            <text:p>1043</text:p>
          </table:table-cell>
          <table:table-cell office:value-type="float" office:value="0.166534" calcext:value-type="float">
            <text:p>0.166534</text:p>
          </table:table-cell>
        </table:table-row>
        <table:table-row table:style-name="ro1"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0.180731" calcext:value-type="float">
            <text:p>0.180731</text:p>
          </table:table-cell>
          <table:table-cell office:value-type="float" office:value="1044" calcext:value-type="float">
            <text:p>1044</text:p>
          </table:table-cell>
          <table:table-cell office:value-type="float" office:value="0.167148" calcext:value-type="float">
            <text:p>0.167148</text:p>
          </table:table-cell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0.180252" calcext:value-type="float">
            <text:p>0.180252</text:p>
          </table:table-cell>
          <table:table-cell office:value-type="float" office:value="1045" calcext:value-type="float">
            <text:p>1045</text:p>
          </table:table-cell>
          <table:table-cell office:value-type="float" office:value="0.167385" calcext:value-type="float">
            <text:p>0.167385</text:p>
          </table:table-cell>
        </table:table-row>
        <table:table-row table:style-name="ro1"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0.177736" calcext:value-type="float">
            <text:p>0.177736</text:p>
          </table:table-cell>
          <table:table-cell office:value-type="float" office:value="1046" calcext:value-type="float">
            <text:p>1046</text:p>
          </table:table-cell>
          <table:table-cell office:value-type="float" office:value="0.162576" calcext:value-type="float">
            <text:p>0.162576</text:p>
          </table:table-cell>
        </table:table-row>
        <table:table-row table:style-name="ro1"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0.17823" calcext:value-type="float">
            <text:p>0.17823</text:p>
          </table:table-cell>
          <table:table-cell office:value-type="float" office:value="1047" calcext:value-type="float">
            <text:p>1047</text:p>
          </table:table-cell>
          <table:table-cell office:value-type="float" office:value="0.160532" calcext:value-type="float">
            <text:p>0.160532</text:p>
          </table:table-cell>
        </table:table-row>
        <table:table-row table:style-name="ro1"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0.173336" calcext:value-type="float">
            <text:p>0.173336</text:p>
          </table:table-cell>
          <table:table-cell office:value-type="float" office:value="1048" calcext:value-type="float">
            <text:p>1048</text:p>
          </table:table-cell>
          <table:table-cell office:value-type="float" office:value="0.15986" calcext:value-type="float">
            <text:p>0.15986</text:p>
          </table:table-cell>
        </table:table-row>
        <table:table-row table:style-name="ro1"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0.17004" calcext:value-type="float">
            <text:p>0.17004</text:p>
          </table:table-cell>
          <table:table-cell office:value-type="float" office:value="1049" calcext:value-type="float">
            <text:p>1049</text:p>
          </table:table-cell>
          <table:table-cell office:value-type="float" office:value="0.156884" calcext:value-type="float">
            <text:p>0.156884</text:p>
          </table:table-cell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.166231" calcext:value-type="float">
            <text:p>0.166231</text:p>
          </table:table-cell>
          <table:table-cell office:value-type="float" office:value="1050" calcext:value-type="float">
            <text:p>1050</text:p>
          </table:table-cell>
          <table:table-cell office:value-type="float" office:value="0.154198" calcext:value-type="float">
            <text:p>0.154198</text:p>
          </table:table-cell>
        </table:table-row>
        <table:table-row table:style-name="ro1"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0.160969" calcext:value-type="float">
            <text:p>0.160969</text:p>
          </table:table-cell>
          <table:table-cell office:value-type="float" office:value="1051" calcext:value-type="float">
            <text:p>1051</text:p>
          </table:table-cell>
          <table:table-cell office:value-type="float" office:value="0.163114" calcext:value-type="float">
            <text:p>0.163114</text:p>
          </table:table-cell>
        </table:table-row>
        <table:table-row table:style-name="ro1"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0.165631" calcext:value-type="float">
            <text:p>0.165631</text:p>
          </table:table-cell>
          <table:table-cell office:value-type="float" office:value="1052" calcext:value-type="float">
            <text:p>1052</text:p>
          </table:table-cell>
          <table:table-cell office:value-type="float" office:value="0.158102" calcext:value-type="float">
            <text:p>0.158102</text:p>
          </table:table-cell>
        </table:table-row>
        <table:table-row table:style-name="ro1">
          <table:table-cell table:number-columns-repeated="2"/>
          <table:table-cell office:value-type="float" office:value="1053" calcext:value-type="float">
            <text:p>1053</text:p>
          </table:table-cell>
          <table:table-cell office:value-type="float" office:value="0.162052" calcext:value-type="float">
            <text:p>0.162052</text:p>
          </table:table-cell>
          <table:table-cell office:value-type="float" office:value="1053" calcext:value-type="float">
            <text:p>1053</text:p>
          </table:table-cell>
          <table:table-cell office:value-type="float" office:value="0.158804" calcext:value-type="float">
            <text:p>0.158804</text:p>
          </table:table-cell>
        </table:table-row>
        <table:table-row table:style-name="ro1">
          <table:table-cell table:number-columns-repeated="2"/>
          <table:table-cell office:value-type="float" office:value="1054" calcext:value-type="float">
            <text:p>1054</text:p>
          </table:table-cell>
          <table:table-cell office:value-type="float" office:value="0.16502" calcext:value-type="float">
            <text:p>0.16502</text:p>
          </table:table-cell>
          <table:table-cell office:value-type="float" office:value="1054" calcext:value-type="float">
            <text:p>1054</text:p>
          </table:table-cell>
          <table:table-cell office:value-type="float" office:value="0.153216" calcext:value-type="float">
            <text:p>0.153216</text:p>
          </table:table-cell>
        </table:table-row>
        <table:table-row table:style-name="ro1"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0.162734" calcext:value-type="float">
            <text:p>0.162734</text:p>
          </table:table-cell>
          <table:table-cell office:value-type="float" office:value="1055" calcext:value-type="float">
            <text:p>1055</text:p>
          </table:table-cell>
          <table:table-cell office:value-type="float" office:value="0.171382" calcext:value-type="float">
            <text:p>0.171382</text:p>
          </table:table-cell>
        </table:table-row>
        <table:table-row table:style-name="ro1"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0.162151" calcext:value-type="float">
            <text:p>0.162151</text:p>
          </table:table-cell>
          <table:table-cell office:value-type="float" office:value="1056" calcext:value-type="float">
            <text:p>1056</text:p>
          </table:table-cell>
          <table:table-cell office:value-type="float" office:value="0.169566" calcext:value-type="float">
            <text:p>0.169566</text:p>
          </table:table-cell>
        </table:table-row>
        <table:table-row table:style-name="ro1"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0.164566" calcext:value-type="float">
            <text:p>0.164566</text:p>
          </table:table-cell>
          <table:table-cell office:value-type="float" office:value="1057" calcext:value-type="float">
            <text:p>1057</text:p>
          </table:table-cell>
          <table:table-cell office:value-type="float" office:value="0.169968" calcext:value-type="float">
            <text:p>0.169968</text:p>
          </table:table-cell>
        </table:table-row>
        <table:table-row table:style-name="ro1">
          <table:table-cell table:number-columns-repeated="2"/>
          <table:table-cell office:value-type="float" office:value="1058" calcext:value-type="float">
            <text:p>1058</text:p>
          </table:table-cell>
          <table:table-cell office:value-type="float" office:value="0.169707" calcext:value-type="float">
            <text:p>0.169707</text:p>
          </table:table-cell>
          <table:table-cell office:value-type="float" office:value="1058" calcext:value-type="float">
            <text:p>1058</text:p>
          </table:table-cell>
          <table:table-cell office:value-type="float" office:value="0.163686" calcext:value-type="float">
            <text:p>0.163686</text:p>
          </table:table-cell>
        </table:table-row>
        <table:table-row table:style-name="ro1">
          <table:table-cell table:number-columns-repeated="2"/>
          <table:table-cell office:value-type="float" office:value="1059" calcext:value-type="float">
            <text:p>1059</text:p>
          </table:table-cell>
          <table:table-cell office:value-type="float" office:value="0.173388" calcext:value-type="float">
            <text:p>0.173388</text:p>
          </table:table-cell>
          <table:table-cell office:value-type="float" office:value="1059" calcext:value-type="float">
            <text:p>1059</text:p>
          </table:table-cell>
          <table:table-cell office:value-type="float" office:value="0.15922" calcext:value-type="float">
            <text:p>0.15922</text:p>
          </table:table-cell>
        </table:table-row>
        <table:table-row table:style-name="ro1"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0.18014" calcext:value-type="float">
            <text:p>0.18014</text:p>
          </table:table-cell>
          <table:table-cell office:value-type="float" office:value="1060" calcext:value-type="float">
            <text:p>1060</text:p>
          </table:table-cell>
          <table:table-cell office:value-type="float" office:value="0.154257" calcext:value-type="float">
            <text:p>0.154257</text:p>
          </table:table-cell>
        </table:table-row>
        <table:table-row table:style-name="ro1"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0.176955" calcext:value-type="float">
            <text:p>0.176955</text:p>
          </table:table-cell>
          <table:table-cell office:value-type="float" office:value="1061" calcext:value-type="float">
            <text:p>1061</text:p>
          </table:table-cell>
          <table:table-cell office:value-type="float" office:value="0.162368" calcext:value-type="float">
            <text:p>0.162368</text:p>
          </table:table-cell>
        </table:table-row>
        <table:table-row table:style-name="ro1"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0.176767" calcext:value-type="float">
            <text:p>0.176767</text:p>
          </table:table-cell>
          <table:table-cell office:value-type="float" office:value="1062" calcext:value-type="float">
            <text:p>1062</text:p>
          </table:table-cell>
          <table:table-cell office:value-type="float" office:value="0.166962" calcext:value-type="float">
            <text:p>0.166962</text:p>
          </table:table-cell>
        </table:table-row>
        <table:table-row table:style-name="ro1">
          <table:table-cell table:number-columns-repeated="2"/>
          <table:table-cell office:value-type="float" office:value="1063" calcext:value-type="float">
            <text:p>1063</text:p>
          </table:table-cell>
          <table:table-cell office:value-type="float" office:value="0.180229" calcext:value-type="float">
            <text:p>0.180229</text:p>
          </table:table-cell>
          <table:table-cell office:value-type="float" office:value="1063" calcext:value-type="float">
            <text:p>1063</text:p>
          </table:table-cell>
          <table:table-cell office:value-type="float" office:value="0.159356" calcext:value-type="float">
            <text:p>0.159356</text:p>
          </table:table-cell>
        </table:table-row>
        <table:table-row table:style-name="ro1">
          <table:table-cell table:number-columns-repeated="2"/>
          <table:table-cell office:value-type="float" office:value="1064" calcext:value-type="float">
            <text:p>1064</text:p>
          </table:table-cell>
          <table:table-cell office:value-type="float" office:value="0.192858" calcext:value-type="float">
            <text:p>0.192858</text:p>
          </table:table-cell>
          <table:table-cell office:value-type="float" office:value="1064" calcext:value-type="float">
            <text:p>1064</text:p>
          </table:table-cell>
          <table:table-cell office:value-type="float" office:value="0.157336" calcext:value-type="float">
            <text:p>0.157336</text:p>
          </table:table-cell>
        </table:table-row>
        <table:table-row table:style-name="ro1"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0.189865" calcext:value-type="float">
            <text:p>0.189865</text:p>
          </table:table-cell>
          <table:table-cell office:value-type="float" office:value="1065" calcext:value-type="float">
            <text:p>1065</text:p>
          </table:table-cell>
          <table:table-cell office:value-type="float" office:value="0.165967" calcext:value-type="float">
            <text:p>0.165967</text:p>
          </table:table-cell>
        </table:table-row>
        <table:table-row table:style-name="ro1"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0.18178" calcext:value-type="float">
            <text:p>0.18178</text:p>
          </table:table-cell>
          <table:table-cell office:value-type="float" office:value="1066" calcext:value-type="float">
            <text:p>1066</text:p>
          </table:table-cell>
          <table:table-cell office:value-type="float" office:value="0.170396" calcext:value-type="float">
            <text:p>0.170396</text:p>
          </table:table-cell>
        </table:table-row>
        <table:table-row table:style-name="ro1"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0.176486" calcext:value-type="float">
            <text:p>0.176486</text:p>
          </table:table-cell>
          <table:table-cell office:value-type="float" office:value="1067" calcext:value-type="float">
            <text:p>1067</text:p>
          </table:table-cell>
          <table:table-cell office:value-type="float" office:value="0.166353" calcext:value-type="float">
            <text:p>0.166353</text:p>
          </table:table-cell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0.187493" calcext:value-type="float">
            <text:p>0.187493</text:p>
          </table:table-cell>
          <table:table-cell office:value-type="float" office:value="1068" calcext:value-type="float">
            <text:p>1068</text:p>
          </table:table-cell>
          <table:table-cell office:value-type="float" office:value="0.162705" calcext:value-type="float">
            <text:p>0.162705</text:p>
          </table:table-cell>
        </table:table-row>
        <table:table-row table:style-name="ro1">
          <table:table-cell table:number-columns-repeated="2"/>
          <table:table-cell office:value-type="float" office:value="1069" calcext:value-type="float">
            <text:p>1069</text:p>
          </table:table-cell>
          <table:table-cell office:value-type="float" office:value="0.178999" calcext:value-type="float">
            <text:p>0.178999</text:p>
          </table:table-cell>
          <table:table-cell office:value-type="float" office:value="1069" calcext:value-type="float">
            <text:p>1069</text:p>
          </table:table-cell>
          <table:table-cell office:value-type="float" office:value="0.161663" calcext:value-type="float">
            <text:p>0.161663</text:p>
          </table:table-cell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0.174112" calcext:value-type="float">
            <text:p>0.174112</text:p>
          </table:table-cell>
          <table:table-cell office:value-type="float" office:value="1070" calcext:value-type="float">
            <text:p>1070</text:p>
          </table:table-cell>
          <table:table-cell office:value-type="float" office:value="0.165454" calcext:value-type="float">
            <text:p>0.165454</text:p>
          </table:table-cell>
        </table:table-row>
        <table:table-row table:style-name="ro1">
          <table:table-cell table:number-columns-repeated="2"/>
          <table:table-cell office:value-type="float" office:value="1071" calcext:value-type="float">
            <text:p>1071</text:p>
          </table:table-cell>
          <table:table-cell office:value-type="float" office:value="0.176399" calcext:value-type="float">
            <text:p>0.176399</text:p>
          </table:table-cell>
          <table:table-cell office:value-type="float" office:value="1071" calcext:value-type="float">
            <text:p>1071</text:p>
          </table:table-cell>
          <table:table-cell office:value-type="float" office:value="0.165988" calcext:value-type="float">
            <text:p>0.165988</text:p>
          </table:table-cell>
        </table:table-row>
        <table:table-row table:style-name="ro1">
          <table:table-cell table:number-columns-repeated="2"/>
          <table:table-cell office:value-type="float" office:value="1072" calcext:value-type="float">
            <text:p>1072</text:p>
          </table:table-cell>
          <table:table-cell office:value-type="float" office:value="0.173124" calcext:value-type="float">
            <text:p>0.173124</text:p>
          </table:table-cell>
          <table:table-cell office:value-type="float" office:value="1072" calcext:value-type="float">
            <text:p>1072</text:p>
          </table:table-cell>
          <table:table-cell office:value-type="float" office:value="0.165694" calcext:value-type="float">
            <text:p>0.165694</text:p>
          </table:table-cell>
        </table:table-row>
        <table:table-row table:style-name="ro1"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0.172615" calcext:value-type="float">
            <text:p>0.172615</text:p>
          </table:table-cell>
          <table:table-cell office:value-type="float" office:value="1073" calcext:value-type="float">
            <text:p>1073</text:p>
          </table:table-cell>
          <table:table-cell office:value-type="float" office:value="0.166849" calcext:value-type="float">
            <text:p>0.166849</text:p>
          </table:table-cell>
        </table:table-row>
        <table:table-row table:style-name="ro1">
          <table:table-cell table:number-columns-repeated="2"/>
          <table:table-cell office:value-type="float" office:value="1074" calcext:value-type="float">
            <text:p>1074</text:p>
          </table:table-cell>
          <table:table-cell office:value-type="float" office:value="0.167142" calcext:value-type="float">
            <text:p>0.167142</text:p>
          </table:table-cell>
          <table:table-cell office:value-type="float" office:value="1074" calcext:value-type="float">
            <text:p>1074</text:p>
          </table:table-cell>
          <table:table-cell office:value-type="float" office:value="0.176451" calcext:value-type="float">
            <text:p>0.176451</text:p>
          </table:table-cell>
        </table:table-row>
        <table:table-row table:style-name="ro1"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0.160424" calcext:value-type="float">
            <text:p>0.160424</text:p>
          </table:table-cell>
          <table:table-cell office:value-type="float" office:value="1075" calcext:value-type="float">
            <text:p>1075</text:p>
          </table:table-cell>
          <table:table-cell office:value-type="float" office:value="0.177473" calcext:value-type="float">
            <text:p>0.177473</text:p>
          </table:table-cell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1076" calcext:value-type="float">
            <text:p>1076</text:p>
          </table:table-cell>
          <table:table-cell office:value-type="float" office:value="0.177558" calcext:value-type="float">
            <text:p>0.177558</text:p>
          </table:table-cell>
        </table:table-row>
        <table:table-row table:style-name="ro1">
          <table:table-cell table:number-columns-repeated="2"/>
          <table:table-cell office:value-type="float" office:value="1077" calcext:value-type="float">
            <text:p>1077</text:p>
          </table:table-cell>
          <table:table-cell office:value-type="float" office:value="0.167712" calcext:value-type="float">
            <text:p>0.167712</text:p>
          </table:table-cell>
          <table:table-cell office:value-type="float" office:value="1077" calcext:value-type="float">
            <text:p>1077</text:p>
          </table:table-cell>
          <table:table-cell office:value-type="float" office:value="0.172664" calcext:value-type="float">
            <text:p>0.172664</text:p>
          </table:table-cell>
        </table:table-row>
        <table:table-row table:style-name="ro1">
          <table:table-cell table:number-columns-repeated="2"/>
          <table:table-cell office:value-type="float" office:value="1078" calcext:value-type="float">
            <text:p>1078</text:p>
          </table:table-cell>
          <table:table-cell office:value-type="float" office:value="0.166482" calcext:value-type="float">
            <text:p>0.166482</text:p>
          </table:table-cell>
          <table:table-cell office:value-type="float" office:value="1078" calcext:value-type="float">
            <text:p>1078</text:p>
          </table:table-cell>
          <table:table-cell office:value-type="float" office:value="0.178307" calcext:value-type="float">
            <text:p>0.178307</text:p>
          </table:table-cell>
        </table:table-row>
        <table:table-row table:style-name="ro1"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0.159984" calcext:value-type="float">
            <text:p>0.159984</text:p>
          </table:table-cell>
          <table:table-cell office:value-type="float" office:value="1079" calcext:value-type="float">
            <text:p>1079</text:p>
          </table:table-cell>
          <table:table-cell office:value-type="float" office:value="0.169885" calcext:value-type="float">
            <text:p>0.169885</text:p>
          </table:table-cell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1080" calcext:value-type="float">
            <text:p>1080</text:p>
          </table:table-cell>
          <table:table-cell office:value-type="float" office:value="0.169143" calcext:value-type="float">
            <text:p>0.169143</text:p>
          </table:table-cell>
        </table:table-row>
        <table:table-row table:style-name="ro1">
          <table:table-cell table:number-columns-repeated="2"/>
          <table:table-cell office:value-type="float" office:value="1081" calcext:value-type="float">
            <text:p>1081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1081" calcext:value-type="float">
            <text:p>1081</text:p>
          </table:table-cell>
          <table:table-cell office:value-type="float" office:value="0.171898" calcext:value-type="float">
            <text:p>0.171898</text:p>
          </table:table-cell>
        </table:table-row>
        <table:table-row table:style-name="ro1">
          <table:table-cell table:number-columns-repeated="2"/>
          <table:table-cell office:value-type="float" office:value="1082" calcext:value-type="float">
            <text:p>1082</text:p>
          </table:table-cell>
          <table:table-cell office:value-type="float" office:value="0.156934" calcext:value-type="float">
            <text:p>0.156934</text:p>
          </table:table-cell>
          <table:table-cell office:value-type="float" office:value="1082" calcext:value-type="float">
            <text:p>1082</text:p>
          </table:table-cell>
          <table:table-cell office:value-type="float" office:value="0.171468" calcext:value-type="float">
            <text:p>0.171468</text:p>
          </table:table-cell>
        </table:table-row>
        <table:table-row table:style-name="ro1">
          <table:table-cell table:number-columns-repeated="2"/>
          <table:table-cell office:value-type="float" office:value="1083" calcext:value-type="float">
            <text:p>1083</text:p>
          </table:table-cell>
          <table:table-cell office:value-type="float" office:value="0.172" calcext:value-type="float">
            <text:p>0.172</text:p>
          </table:table-cell>
          <table:table-cell office:value-type="float" office:value="1083" calcext:value-type="float">
            <text:p>1083</text:p>
          </table:table-cell>
          <table:table-cell office:value-type="float" office:value="0.182798" calcext:value-type="float">
            <text:p>0.182798</text:p>
          </table:table-cell>
        </table:table-row>
        <table:table-row table:style-name="ro1"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0.172451" calcext:value-type="float">
            <text:p>0.172451</text:p>
          </table:table-cell>
          <table:table-cell office:value-type="float" office:value="1084" calcext:value-type="float">
            <text:p>1084</text:p>
          </table:table-cell>
          <table:table-cell office:value-type="float" office:value="0.178825" calcext:value-type="float">
            <text:p>0.178825</text:p>
          </table:table-cell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0.168609" calcext:value-type="float">
            <text:p>0.168609</text:p>
          </table:table-cell>
          <table:table-cell office:value-type="float" office:value="1085" calcext:value-type="float">
            <text:p>1085</text:p>
          </table:table-cell>
          <table:table-cell office:value-type="float" office:value="0.177389" calcext:value-type="float">
            <text:p>0.177389</text:p>
          </table:table-cell>
        </table:table-row>
        <table:table-row table:style-name="ro1">
          <table:table-cell table:number-columns-repeated="2"/>
          <table:table-cell office:value-type="float" office:value="1086" calcext:value-type="float">
            <text:p>1086</text:p>
          </table:table-cell>
          <table:table-cell office:value-type="float" office:value="0.172231" calcext:value-type="float">
            <text:p>0.172231</text:p>
          </table:table-cell>
          <table:table-cell office:value-type="float" office:value="1086" calcext:value-type="float">
            <text:p>1086</text:p>
          </table:table-cell>
          <table:table-cell office:value-type="float" office:value="0.171954" calcext:value-type="float">
            <text:p>0.171954</text:p>
          </table:table-cell>
        </table:table-row>
        <table:table-row table:style-name="ro1">
          <table:table-cell table:number-columns-repeated="2"/>
          <table:table-cell office:value-type="float" office:value="1087" calcext:value-type="float">
            <text:p>1087</text:p>
          </table:table-cell>
          <table:table-cell office:value-type="float" office:value="0.164026" calcext:value-type="float">
            <text:p>0.164026</text:p>
          </table:table-cell>
          <table:table-cell office:value-type="float" office:value="1087" calcext:value-type="float">
            <text:p>1087</text:p>
          </table:table-cell>
          <table:table-cell office:value-type="float" office:value="0.180664" calcext:value-type="float">
            <text:p>0.180664</text:p>
          </table:table-cell>
        </table:table-row>
        <table:table-row table:style-name="ro1"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0.159506" calcext:value-type="float">
            <text:p>0.159506</text:p>
          </table:table-cell>
          <table:table-cell office:value-type="float" office:value="1088" calcext:value-type="float">
            <text:p>1088</text:p>
          </table:table-cell>
          <table:table-cell office:value-type="float" office:value="0.181649" calcext:value-type="float">
            <text:p>0.181649</text:p>
          </table:table-cell>
        </table:table-row>
        <table:table-row table:style-name="ro1">
          <table:table-cell table:number-columns-repeated="2"/>
          <table:table-cell office:value-type="float" office:value="1089" calcext:value-type="float">
            <text:p>1089</text:p>
          </table:table-cell>
          <table:table-cell office:value-type="float" office:value="0.153546" calcext:value-type="float">
            <text:p>0.153546</text:p>
          </table:table-cell>
          <table:table-cell office:value-type="float" office:value="1089" calcext:value-type="float">
            <text:p>1089</text:p>
          </table:table-cell>
          <table:table-cell office:value-type="float" office:value="0.179308" calcext:value-type="float">
            <text:p>0.179308</text:p>
          </table:table-cell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0.157965" calcext:value-type="float">
            <text:p>0.157965</text:p>
          </table:table-cell>
          <table:table-cell office:value-type="float" office:value="1090" calcext:value-type="float">
            <text:p>1090</text:p>
          </table:table-cell>
          <table:table-cell office:value-type="float" office:value="0.177836" calcext:value-type="float">
            <text:p>0.177836</text:p>
          </table:table-cell>
        </table:table-row>
        <table:table-row table:style-name="ro1">
          <table:table-cell table:number-columns-repeated="2"/>
          <table:table-cell office:value-type="float" office:value="1091" calcext:value-type="float">
            <text:p>1091</text:p>
          </table:table-cell>
          <table:table-cell office:value-type="float" office:value="0.163779" calcext:value-type="float">
            <text:p>0.163779</text:p>
          </table:table-cell>
          <table:table-cell office:value-type="float" office:value="1091" calcext:value-type="float">
            <text:p>1091</text:p>
          </table:table-cell>
          <table:table-cell office:value-type="float" office:value="0.18022" calcext:value-type="float">
            <text:p>0.18022</text:p>
          </table:table-cell>
        </table:table-row>
        <table:table-row table:style-name="ro1"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0.165941" calcext:value-type="float">
            <text:p>0.165941</text:p>
          </table:table-cell>
          <table:table-cell office:value-type="float" office:value="1092" calcext:value-type="float">
            <text:p>1092</text:p>
          </table:table-cell>
          <table:table-cell office:value-type="float" office:value="0.179897" calcext:value-type="float">
            <text:p>0.179897</text:p>
          </table:table-cell>
        </table:table-row>
        <table:table-row table:style-name="ro1"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0.167252" calcext:value-type="float">
            <text:p>0.167252</text:p>
          </table:table-cell>
          <table:table-cell office:value-type="float" office:value="1093" calcext:value-type="float">
            <text:p>1093</text:p>
          </table:table-cell>
          <table:table-cell office:value-type="float" office:value="0.176432" calcext:value-type="float">
            <text:p>0.176432</text:p>
          </table:table-cell>
        </table:table-row>
        <table:table-row table:style-name="ro1"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0.171397" calcext:value-type="float">
            <text:p>0.171397</text:p>
          </table:table-cell>
          <table:table-cell office:value-type="float" office:value="1094" calcext:value-type="float">
            <text:p>1094</text:p>
          </table:table-cell>
          <table:table-cell office:value-type="float" office:value="0.174174" calcext:value-type="float">
            <text:p>0.174174</text:p>
          </table:table-cell>
        </table:table-row>
        <table:table-row table:style-name="ro1"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0.165525" calcext:value-type="float">
            <text:p>0.165525</text:p>
          </table:table-cell>
          <table:table-cell office:value-type="float" office:value="1095" calcext:value-type="float">
            <text:p>1095</text:p>
          </table:table-cell>
          <table:table-cell office:value-type="float" office:value="0.170683" calcext:value-type="float">
            <text:p>0.170683</text:p>
          </table:table-cell>
        </table:table-row>
        <table:table-row table:style-name="ro1"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0.177243" calcext:value-type="float">
            <text:p>0.177243</text:p>
          </table:table-cell>
          <table:table-cell office:value-type="float" office:value="1096" calcext:value-type="float">
            <text:p>1096</text:p>
          </table:table-cell>
          <table:table-cell office:value-type="float" office:value="0.176129" calcext:value-type="float">
            <text:p>0.176129</text:p>
          </table:table-cell>
        </table:table-row>
        <table:table-row table:style-name="ro1"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0.188582" calcext:value-type="float">
            <text:p>0.188582</text:p>
          </table:table-cell>
          <table:table-cell office:value-type="float" office:value="1097" calcext:value-type="float">
            <text:p>1097</text:p>
          </table:table-cell>
          <table:table-cell office:value-type="float" office:value="0.179966" calcext:value-type="float">
            <text:p>0.179966</text:p>
          </table:table-cell>
        </table:table-row>
        <table:table-row table:style-name="ro1">
          <table:table-cell table:number-columns-repeated="2"/>
          <table:table-cell office:value-type="float" office:value="1098" calcext:value-type="float">
            <text:p>1098</text:p>
          </table:table-cell>
          <table:table-cell office:value-type="float" office:value="0.180207" calcext:value-type="float">
            <text:p>0.180207</text:p>
          </table:table-cell>
          <table:table-cell office:value-type="float" office:value="1098" calcext:value-type="float">
            <text:p>1098</text:p>
          </table:table-cell>
          <table:table-cell office:value-type="float" office:value="0.175582" calcext:value-type="float">
            <text:p>0.175582</text:p>
          </table:table-cell>
        </table:table-row>
        <table:table-row table:style-name="ro1">
          <table:table-cell table:number-columns-repeated="2"/>
          <table:table-cell office:value-type="float" office:value="1099" calcext:value-type="float">
            <text:p>1099</text:p>
          </table:table-cell>
          <table:table-cell office:value-type="float" office:value="0.176378" calcext:value-type="float">
            <text:p>0.176378</text:p>
          </table:table-cell>
          <table:table-cell office:value-type="float" office:value="1099" calcext:value-type="float">
            <text:p>1099</text:p>
          </table:table-cell>
          <table:table-cell office:value-type="float" office:value="0.173585" calcext:value-type="float">
            <text:p>0.173585</text:p>
          </table:table-cell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0.17718" calcext:value-type="float">
            <text:p>0.17718</text:p>
          </table:table-cell>
          <table:table-cell office:value-type="float" office:value="1100" calcext:value-type="float">
            <text:p>1100</text:p>
          </table:table-cell>
          <table:table-cell office:value-type="float" office:value="0.172805" calcext:value-type="float">
            <text:p>0.172805</text:p>
          </table:table-cell>
        </table:table-row>
        <table:table-row table:style-name="ro1"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0.172778" calcext:value-type="float">
            <text:p>0.172778</text:p>
          </table:table-cell>
          <table:table-cell office:value-type="float" office:value="1101" calcext:value-type="float">
            <text:p>1101</text:p>
          </table:table-cell>
          <table:table-cell office:value-type="float" office:value="0.178079" calcext:value-type="float">
            <text:p>0.178079</text:p>
          </table:table-cell>
        </table:table-row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office:value-type="float" office:value="0.166657" calcext:value-type="float">
            <text:p>0.166657</text:p>
          </table:table-cell>
          <table:table-cell office:value-type="float" office:value="1102" calcext:value-type="float">
            <text:p>1102</text:p>
          </table:table-cell>
          <table:table-cell office:value-type="float" office:value="0.178734" calcext:value-type="float">
            <text:p>0.178734</text:p>
          </table:table-cell>
        </table:table-row>
        <table:table-row table:style-name="ro1">
          <table:table-cell table:number-columns-repeated="2"/>
          <table:table-cell office:value-type="float" office:value="1103" calcext:value-type="float">
            <text:p>1103</text:p>
          </table:table-cell>
          <table:table-cell office:value-type="float" office:value="0.160414" calcext:value-type="float">
            <text:p>0.160414</text:p>
          </table:table-cell>
          <table:table-cell office:value-type="float" office:value="1103" calcext:value-type="float">
            <text:p>1103</text:p>
          </table:table-cell>
          <table:table-cell office:value-type="float" office:value="0.178073" calcext:value-type="float">
            <text:p>0.178073</text:p>
          </table:table-cell>
        </table:table-row>
        <table:table-row table:style-name="ro1">
          <table:table-cell table:number-columns-repeated="2"/>
          <table:table-cell office:value-type="float" office:value="1104" calcext:value-type="float">
            <text:p>1104</text:p>
          </table:table-cell>
          <table:table-cell office:value-type="float" office:value="0.158929" calcext:value-type="float">
            <text:p>0.158929</text:p>
          </table:table-cell>
          <table:table-cell office:value-type="float" office:value="1104" calcext:value-type="float">
            <text:p>1104</text:p>
          </table:table-cell>
          <table:table-cell office:value-type="float" office:value="0.176883" calcext:value-type="float">
            <text:p>0.176883</text:p>
          </table:table-cell>
        </table:table-row>
        <table:table-row table:style-name="ro1"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0.150044" calcext:value-type="float">
            <text:p>0.150044</text:p>
          </table:table-cell>
          <table:table-cell office:value-type="float" office:value="1105" calcext:value-type="float">
            <text:p>1105</text:p>
          </table:table-cell>
          <table:table-cell office:value-type="float" office:value="0.170791" calcext:value-type="float">
            <text:p>0.170791</text:p>
          </table:table-cell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0.145519" calcext:value-type="float">
            <text:p>0.145519</text:p>
          </table:table-cell>
          <table:table-cell office:value-type="float" office:value="1106" calcext:value-type="float">
            <text:p>1106</text:p>
          </table:table-cell>
          <table:table-cell office:value-type="float" office:value="0.1707" calcext:value-type="float">
            <text:p>0.1707</text:p>
          </table:table-cell>
        </table:table-row>
        <table:table-row table:style-name="ro1"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0.153599" calcext:value-type="float">
            <text:p>0.153599</text:p>
          </table:table-cell>
          <table:table-cell office:value-type="float" office:value="1107" calcext:value-type="float">
            <text:p>1107</text:p>
          </table:table-cell>
          <table:table-cell office:value-type="float" office:value="0.172721" calcext:value-type="float">
            <text:p>0.172721</text:p>
          </table:table-cell>
        </table:table-row>
        <table:table-row table:style-name="ro1"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0.154012" calcext:value-type="float">
            <text:p>0.154012</text:p>
          </table:table-cell>
          <table:table-cell office:value-type="float" office:value="1108" calcext:value-type="float">
            <text:p>1108</text:p>
          </table:table-cell>
          <table:table-cell office:value-type="float" office:value="0.173509" calcext:value-type="float">
            <text:p>0.173509</text:p>
          </table:table-cell>
        </table:table-row>
        <table:table-row table:style-name="ro1"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0.160138" calcext:value-type="float">
            <text:p>0.160138</text:p>
          </table:table-cell>
          <table:table-cell office:value-type="float" office:value="1109" calcext:value-type="float">
            <text:p>1109</text:p>
          </table:table-cell>
          <table:table-cell office:value-type="float" office:value="0.171576" calcext:value-type="float">
            <text:p>0.171576</text:p>
          </table:table-cell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0.169845" calcext:value-type="float">
            <text:p>0.169845</text:p>
          </table:table-cell>
          <table:table-cell office:value-type="float" office:value="1110" calcext:value-type="float">
            <text:p>1110</text:p>
          </table:table-cell>
          <table:table-cell office:value-type="float" office:value="0.17561" calcext:value-type="float">
            <text:p>0.17561</text:p>
          </table:table-cell>
        </table:table-row>
        <table:table-row table:style-name="ro1">
          <table:table-cell table:number-columns-repeated="2"/>
          <table:table-cell office:value-type="float" office:value="1111" calcext:value-type="float">
            <text:p>1111</text:p>
          </table:table-cell>
          <table:table-cell office:value-type="float" office:value="0.167696" calcext:value-type="float">
            <text:p>0.167696</text:p>
          </table:table-cell>
          <table:table-cell office:value-type="float" office:value="1111" calcext:value-type="float">
            <text:p>1111</text:p>
          </table:table-cell>
          <table:table-cell office:value-type="float" office:value="0.167341" calcext:value-type="float">
            <text:p>0.167341</text:p>
          </table:table-cell>
        </table:table-row>
        <table:table-row table:style-name="ro1">
          <table:table-cell table:number-columns-repeated="2"/>
          <table:table-cell office:value-type="float" office:value="1112" calcext:value-type="float">
            <text:p>1112</text:p>
          </table:table-cell>
          <table:table-cell office:value-type="float" office:value="0.178751" calcext:value-type="float">
            <text:p>0.178751</text:p>
          </table:table-cell>
          <table:table-cell office:value-type="float" office:value="1112" calcext:value-type="float">
            <text:p>1112</text:p>
          </table:table-cell>
          <table:table-cell office:value-type="float" office:value="0.163084" calcext:value-type="float">
            <text:p>0.163084</text:p>
          </table:table-cell>
        </table:table-row>
        <table:table-row table:style-name="ro1">
          <table:table-cell table:number-columns-repeated="2"/>
          <table:table-cell office:value-type="float" office:value="1113" calcext:value-type="float">
            <text:p>1113</text:p>
          </table:table-cell>
          <table:table-cell office:value-type="float" office:value="0.18306" calcext:value-type="float">
            <text:p>0.18306</text:p>
          </table:table-cell>
          <table:table-cell office:value-type="float" office:value="1113" calcext:value-type="float">
            <text:p>1113</text:p>
          </table:table-cell>
          <table:table-cell office:value-type="float" office:value="0.158146" calcext:value-type="float">
            <text:p>0.158146</text:p>
          </table:table-cell>
        </table:table-row>
        <table:table-row table:style-name="ro1">
          <table:table-cell table:number-columns-repeated="2"/>
          <table:table-cell office:value-type="float" office:value="1114" calcext:value-type="float">
            <text:p>1114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1114" calcext:value-type="float">
            <text:p>1114</text:p>
          </table:table-cell>
          <table:table-cell office:value-type="float" office:value="0.157995" calcext:value-type="float">
            <text:p>0.157995</text:p>
          </table:table-cell>
        </table:table-row>
        <table:table-row table:style-name="ro1"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0.189496" calcext:value-type="float">
            <text:p>0.189496</text:p>
          </table:table-cell>
          <table:table-cell office:value-type="float" office:value="1115" calcext:value-type="float">
            <text:p>1115</text:p>
          </table:table-cell>
          <table:table-cell office:value-type="float" office:value="0.160412" calcext:value-type="float">
            <text:p>0.160412</text:p>
          </table:table-cell>
        </table:table-row>
        <table:table-row table:style-name="ro1"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0.186846" calcext:value-type="float">
            <text:p>0.186846</text:p>
          </table:table-cell>
          <table:table-cell office:value-type="float" office:value="1116" calcext:value-type="float">
            <text:p>1116</text:p>
          </table:table-cell>
          <table:table-cell office:value-type="float" office:value="0.161061" calcext:value-type="float">
            <text:p>0.161061</text:p>
          </table:table-cell>
        </table:table-row>
        <table:table-row table:style-name="ro1">
          <table:table-cell table:number-columns-repeated="2"/>
          <table:table-cell office:value-type="float" office:value="1117" calcext:value-type="float">
            <text:p>1117</text:p>
          </table:table-cell>
          <table:table-cell office:value-type="float" office:value="0.188288" calcext:value-type="float">
            <text:p>0.188288</text:p>
          </table:table-cell>
          <table:table-cell office:value-type="float" office:value="1117" calcext:value-type="float">
            <text:p>1117</text:p>
          </table:table-cell>
          <table:table-cell office:value-type="float" office:value="0.158617" calcext:value-type="float">
            <text:p>0.158617</text:p>
          </table:table-cell>
        </table:table-row>
        <table:table-row table:style-name="ro1">
          <table:table-cell table:number-columns-repeated="2"/>
          <table:table-cell office:value-type="float" office:value="1118" calcext:value-type="float">
            <text:p>1118</text:p>
          </table:table-cell>
          <table:table-cell office:value-type="float" office:value="0.188092" calcext:value-type="float">
            <text:p>0.188092</text:p>
          </table:table-cell>
          <table:table-cell office:value-type="float" office:value="1118" calcext:value-type="float">
            <text:p>1118</text:p>
          </table:table-cell>
          <table:table-cell office:value-type="float" office:value="0.165483" calcext:value-type="float">
            <text:p>0.165483</text:p>
          </table:table-cell>
        </table:table-row>
        <table:table-row table:style-name="ro1">
          <table:table-cell table:number-columns-repeated="2"/>
          <table:table-cell office:value-type="float" office:value="1119" calcext:value-type="float">
            <text:p>1119</text:p>
          </table:table-cell>
          <table:table-cell office:value-type="float" office:value="0.178625" calcext:value-type="float">
            <text:p>0.178625</text:p>
          </table:table-cell>
          <table:table-cell office:value-type="float" office:value="1119" calcext:value-type="float">
            <text:p>1119</text:p>
          </table:table-cell>
          <table:table-cell office:value-type="float" office:value="0.167846" calcext:value-type="float">
            <text:p>0.167846</text:p>
          </table:table-cell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0.180659" calcext:value-type="float">
            <text:p>0.180659</text:p>
          </table:table-cell>
          <table:table-cell office:value-type="float" office:value="1120" calcext:value-type="float">
            <text:p>1120</text:p>
          </table:table-cell>
          <table:table-cell office:value-type="float" office:value="0.163016" calcext:value-type="float">
            <text:p>0.163016</text:p>
          </table:table-cell>
        </table:table-row>
        <table:table-row table:style-name="ro1">
          <table:table-cell table:number-columns-repeated="2"/>
          <table:table-cell office:value-type="float" office:value="1121" calcext:value-type="float">
            <text:p>1121</text:p>
          </table:table-cell>
          <table:table-cell office:value-type="float" office:value="0.177033" calcext:value-type="float">
            <text:p>0.177033</text:p>
          </table:table-cell>
          <table:table-cell office:value-type="float" office:value="1121" calcext:value-type="float">
            <text:p>1121</text:p>
          </table:table-cell>
          <table:table-cell office:value-type="float" office:value="0.163319" calcext:value-type="float">
            <text:p>0.163319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office:value-type="float" office:value="0.176732" calcext:value-type="float">
            <text:p>0.176732</text:p>
          </table:table-cell>
          <table:table-cell office:value-type="float" office:value="1122" calcext:value-type="float">
            <text:p>1122</text:p>
          </table:table-cell>
          <table:table-cell office:value-type="float" office:value="0.159766" calcext:value-type="float">
            <text:p>0.159766</text:p>
          </table:table-cell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office:value-type="float" office:value="0.176617" calcext:value-type="float">
            <text:p>0.176617</text:p>
          </table:table-cell>
          <table:table-cell office:value-type="float" office:value="1123" calcext:value-type="float">
            <text:p>1123</text:p>
          </table:table-cell>
          <table:table-cell office:value-type="float" office:value="0.164429" calcext:value-type="float">
            <text:p>0.164429</text:p>
          </table:table-cell>
        </table:table-row>
        <table:table-row table:style-name="ro1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0.175646" calcext:value-type="float">
            <text:p>0.175646</text:p>
          </table:table-cell>
          <table:table-cell office:value-type="float" office:value="1124" calcext:value-type="float">
            <text:p>1124</text:p>
          </table:table-cell>
          <table:table-cell office:value-type="float" office:value="0.165814" calcext:value-type="float">
            <text:p>0.165814</text:p>
          </table:table-cell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0.174161" calcext:value-type="float">
            <text:p>0.174161</text:p>
          </table:table-cell>
          <table:table-cell office:value-type="float" office:value="1125" calcext:value-type="float">
            <text:p>1125</text:p>
          </table:table-cell>
          <table:table-cell office:value-type="float" office:value="0.168029" calcext:value-type="float">
            <text:p>0.168029</text:p>
          </table:table-cell>
        </table:table-row>
        <table:table-row table:style-name="ro1">
          <table:table-cell table:number-columns-repeated="2"/>
          <table:table-cell office:value-type="float" office:value="1126" calcext:value-type="float">
            <text:p>1126</text:p>
          </table:table-cell>
          <table:table-cell office:value-type="float" office:value="0.179432" calcext:value-type="float">
            <text:p>0.179432</text:p>
          </table:table-cell>
          <table:table-cell office:value-type="float" office:value="1126" calcext:value-type="float">
            <text:p>1126</text:p>
          </table:table-cell>
          <table:table-cell office:value-type="float" office:value="0.169495" calcext:value-type="float">
            <text:p>0.169495</text:p>
          </table:table-cell>
        </table:table-row>
        <table:table-row table:style-name="ro1"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0.176292" calcext:value-type="float">
            <text:p>0.176292</text:p>
          </table:table-cell>
          <table:table-cell office:value-type="float" office:value="1127" calcext:value-type="float">
            <text:p>1127</text:p>
          </table:table-cell>
          <table:table-cell office:value-type="float" office:value="0.173482" calcext:value-type="float">
            <text:p>0.173482</text:p>
          </table:table-cell>
        </table:table-row>
        <table:table-row table:style-name="ro1"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0.171949" calcext:value-type="float">
            <text:p>0.171949</text:p>
          </table:table-cell>
          <table:table-cell office:value-type="float" office:value="1128" calcext:value-type="float">
            <text:p>1128</text:p>
          </table:table-cell>
          <table:table-cell office:value-type="float" office:value="0.165647" calcext:value-type="float">
            <text:p>0.165647</text:p>
          </table:table-cell>
        </table:table-row>
        <table:table-row table:style-name="ro1"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0.171715" calcext:value-type="float">
            <text:p>0.171715</text:p>
          </table:table-cell>
          <table:table-cell office:value-type="float" office:value="1129" calcext:value-type="float">
            <text:p>1129</text:p>
          </table:table-cell>
          <table:table-cell office:value-type="float" office:value="0.162093" calcext:value-type="float">
            <text:p>0.162093</text:p>
          </table:table-cell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1130" calcext:value-type="float">
            <text:p>1130</text:p>
          </table:table-cell>
          <table:table-cell office:value-type="float" office:value="0.163179" calcext:value-type="float">
            <text:p>0.163179</text:p>
          </table:table-cell>
        </table:table-row>
        <table:table-row table:style-name="ro1"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0.171987" calcext:value-type="float">
            <text:p>0.171987</text:p>
          </table:table-cell>
          <table:table-cell office:value-type="float" office:value="1131" calcext:value-type="float">
            <text:p>1131</text:p>
          </table:table-cell>
          <table:table-cell office:value-type="float" office:value="0.158423" calcext:value-type="float">
            <text:p>0.158423</text:p>
          </table:table-cell>
        </table:table-row>
        <table:table-row table:style-name="ro1">
          <table:table-cell table:number-columns-repeated="2"/>
          <table:table-cell office:value-type="float" office:value="1132" calcext:value-type="float">
            <text:p>1132</text:p>
          </table:table-cell>
          <table:table-cell office:value-type="float" office:value="0.174245" calcext:value-type="float">
            <text:p>0.174245</text:p>
          </table:table-cell>
          <table:table-cell office:value-type="float" office:value="1132" calcext:value-type="float">
            <text:p>1132</text:p>
          </table:table-cell>
          <table:table-cell office:value-type="float" office:value="0.153717" calcext:value-type="float">
            <text:p>0.153717</text:p>
          </table:table-cell>
        </table:table-row>
        <table:table-row table:style-name="ro1">
          <table:table-cell table:number-columns-repeated="2"/>
          <table:table-cell office:value-type="float" office:value="1133" calcext:value-type="float">
            <text:p>1133</text:p>
          </table:table-cell>
          <table:table-cell office:value-type="float" office:value="0.17382" calcext:value-type="float">
            <text:p>0.17382</text:p>
          </table:table-cell>
          <table:table-cell office:value-type="float" office:value="1133" calcext:value-type="float">
            <text:p>1133</text:p>
          </table:table-cell>
          <table:table-cell office:value-type="float" office:value="0.16007" calcext:value-type="float">
            <text:p>0.16007</text:p>
          </table:table-cell>
        </table:table-row>
        <table:table-row table:style-name="ro1"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0.173526" calcext:value-type="float">
            <text:p>0.173526</text:p>
          </table:table-cell>
          <table:table-cell office:value-type="float" office:value="1134" calcext:value-type="float">
            <text:p>1134</text:p>
          </table:table-cell>
          <table:table-cell office:value-type="float" office:value="0.155393" calcext:value-type="float">
            <text:p>0.155393</text:p>
          </table:table-cell>
        </table:table-row>
        <table:table-row table:style-name="ro1">
          <table:table-cell table:number-columns-repeated="2"/>
          <table:table-cell office:value-type="float" office:value="1135" calcext:value-type="float">
            <text:p>1135</text:p>
          </table:table-cell>
          <table:table-cell office:value-type="float" office:value="0.182342" calcext:value-type="float">
            <text:p>0.182342</text:p>
          </table:table-cell>
          <table:table-cell office:value-type="float" office:value="1135" calcext:value-type="float">
            <text:p>1135</text:p>
          </table:table-cell>
          <table:table-cell office:value-type="float" office:value="0.155495" calcext:value-type="float">
            <text:p>0.155495</text:p>
          </table:table-cell>
        </table:table-row>
        <table:table-row table:style-name="ro1">
          <table:table-cell table:number-columns-repeated="2"/>
          <table:table-cell office:value-type="float" office:value="1136" calcext:value-type="float">
            <text:p>1136</text:p>
          </table:table-cell>
          <table:table-cell office:value-type="float" office:value="0.185512" calcext:value-type="float">
            <text:p>0.185512</text:p>
          </table:table-cell>
          <table:table-cell office:value-type="float" office:value="1136" calcext:value-type="float">
            <text:p>1136</text:p>
          </table:table-cell>
          <table:table-cell office:value-type="float" office:value="0.163708" calcext:value-type="float">
            <text:p>0.163708</text:p>
          </table:table-cell>
        </table:table-row>
        <table:table-row table:style-name="ro1"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0.192619" calcext:value-type="float">
            <text:p>0.192619</text:p>
          </table:table-cell>
          <table:table-cell office:value-type="float" office:value="1137" calcext:value-type="float">
            <text:p>1137</text:p>
          </table:table-cell>
          <table:table-cell office:value-type="float" office:value="0.161314" calcext:value-type="float">
            <text:p>0.161314</text:p>
          </table:table-cell>
        </table:table-row>
        <table:table-row table:style-name="ro1"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0.182777" calcext:value-type="float">
            <text:p>0.182777</text:p>
          </table:table-cell>
          <table:table-cell office:value-type="float" office:value="1138" calcext:value-type="float">
            <text:p>1138</text:p>
          </table:table-cell>
          <table:table-cell office:value-type="float" office:value="0.156288" calcext:value-type="float">
            <text:p>0.156288</text:p>
          </table:table-cell>
        </table:table-row>
        <table:table-row table:style-name="ro1"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0.175087" calcext:value-type="float">
            <text:p>0.175087</text:p>
          </table:table-cell>
          <table:table-cell office:value-type="float" office:value="1139" calcext:value-type="float">
            <text:p>1139</text:p>
          </table:table-cell>
          <table:table-cell office:value-type="float" office:value="0.160761" calcext:value-type="float">
            <text:p>0.160761</text:p>
          </table:table-cell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0.177215" calcext:value-type="float">
            <text:p>0.177215</text:p>
          </table:table-cell>
          <table:table-cell office:value-type="float" office:value="1140" calcext:value-type="float">
            <text:p>1140</text:p>
          </table:table-cell>
          <table:table-cell office:value-type="float" office:value="0.164381" calcext:value-type="float">
            <text:p>0.164381</text:p>
          </table:table-cell>
        </table:table-row>
        <table:table-row table:style-name="ro1">
          <table:table-cell table:number-columns-repeated="2"/>
          <table:table-cell office:value-type="float" office:value="1141" calcext:value-type="float">
            <text:p>1141</text:p>
          </table:table-cell>
          <table:table-cell office:value-type="float" office:value="0.184119" calcext:value-type="float">
            <text:p>0.184119</text:p>
          </table:table-cell>
          <table:table-cell office:value-type="float" office:value="1141" calcext:value-type="float">
            <text:p>1141</text:p>
          </table:table-cell>
          <table:table-cell office:value-type="float" office:value="0.160902" calcext:value-type="float">
            <text:p>0.160902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0.180316" calcext:value-type="float">
            <text:p>0.180316</text:p>
          </table:table-cell>
          <table:table-cell office:value-type="float" office:value="1142" calcext:value-type="float">
            <text:p>1142</text:p>
          </table:table-cell>
          <table:table-cell office:value-type="float" office:value="0.163115" calcext:value-type="float">
            <text:p>0.163115</text:p>
          </table:table-cell>
        </table:table-row>
        <table:table-row table:style-name="ro1">
          <table:table-cell table:number-columns-repeated="2"/>
          <table:table-cell office:value-type="float" office:value="1143" calcext:value-type="float">
            <text:p>1143</text:p>
          </table:table-cell>
          <table:table-cell office:value-type="float" office:value="0.176681" calcext:value-type="float">
            <text:p>0.176681</text:p>
          </table:table-cell>
          <table:table-cell office:value-type="float" office:value="1143" calcext:value-type="float">
            <text:p>1143</text:p>
          </table:table-cell>
          <table:table-cell office:value-type="float" office:value="0.163571" calcext:value-type="float">
            <text:p>0.163571</text:p>
          </table:table-cell>
        </table:table-row>
        <table:table-row table:style-name="ro1">
          <table:table-cell table:number-columns-repeated="2"/>
          <table:table-cell office:value-type="float" office:value="1144" calcext:value-type="float">
            <text:p>1144</text:p>
          </table:table-cell>
          <table:table-cell office:value-type="float" office:value="0.173152" calcext:value-type="float">
            <text:p>0.173152</text:p>
          </table:table-cell>
          <table:table-cell office:value-type="float" office:value="1144" calcext:value-type="float">
            <text:p>1144</text:p>
          </table:table-cell>
          <table:table-cell office:value-type="float" office:value="0.15683" calcext:value-type="float">
            <text:p>0.15683</text:p>
          </table:table-cell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0.174594" calcext:value-type="float">
            <text:p>0.174594</text:p>
          </table:table-cell>
          <table:table-cell office:value-type="float" office:value="1145" calcext:value-type="float">
            <text:p>1145</text:p>
          </table:table-cell>
          <table:table-cell office:value-type="float" office:value="0.162042" calcext:value-type="float">
            <text:p>0.162042</text:p>
          </table:table-cell>
        </table:table-row>
        <table:table-row table:style-name="ro1"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0.180725" calcext:value-type="float">
            <text:p>0.180725</text:p>
          </table:table-cell>
          <table:table-cell office:value-type="float" office:value="1146" calcext:value-type="float">
            <text:p>1146</text:p>
          </table:table-cell>
          <table:table-cell office:value-type="float" office:value="0.159368" calcext:value-type="float">
            <text:p>0.159368</text:p>
          </table:table-cell>
        </table:table-row>
        <table:table-row table:style-name="ro1">
          <table:table-cell table:number-columns-repeated="2"/>
          <table:table-cell office:value-type="float" office:value="1147" calcext:value-type="float">
            <text:p>1147</text:p>
          </table:table-cell>
          <table:table-cell office:value-type="float" office:value="0.179935" calcext:value-type="float">
            <text:p>0.179935</text:p>
          </table:table-cell>
          <table:table-cell office:value-type="float" office:value="1147" calcext:value-type="float">
            <text:p>1147</text:p>
          </table:table-cell>
          <table:table-cell office:value-type="float" office:value="0.158894" calcext:value-type="float">
            <text:p>0.158894</text:p>
          </table:table-cell>
        </table:table-row>
        <table:table-row table:style-name="ro1">
          <table:table-cell table:number-columns-repeated="2"/>
          <table:table-cell office:value-type="float" office:value="1148" calcext:value-type="float">
            <text:p>1148</text:p>
          </table:table-cell>
          <table:table-cell office:value-type="float" office:value="0.177915" calcext:value-type="float">
            <text:p>0.177915</text:p>
          </table:table-cell>
          <table:table-cell office:value-type="float" office:value="1148" calcext:value-type="float">
            <text:p>1148</text:p>
          </table:table-cell>
          <table:table-cell office:value-type="float" office:value="0.157259" calcext:value-type="float">
            <text:p>0.157259</text:p>
          </table:table-cell>
        </table:table-row>
        <table:table-row table:style-name="ro1">
          <table:table-cell table:number-columns-repeated="2"/>
          <table:table-cell office:value-type="float" office:value="1149" calcext:value-type="float">
            <text:p>1149</text:p>
          </table:table-cell>
          <table:table-cell office:value-type="float" office:value="0.173698" calcext:value-type="float">
            <text:p>0.173698</text:p>
          </table:table-cell>
          <table:table-cell office:value-type="float" office:value="1149" calcext:value-type="float">
            <text:p>1149</text:p>
          </table:table-cell>
          <table:table-cell office:value-type="float" office:value="0.159217" calcext:value-type="float">
            <text:p>0.159217</text:p>
          </table:table-cell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0.170366" calcext:value-type="float">
            <text:p>0.170366</text:p>
          </table:table-cell>
          <table:table-cell office:value-type="float" office:value="1150" calcext:value-type="float">
            <text:p>1150</text:p>
          </table:table-cell>
          <table:table-cell office:value-type="float" office:value="0.156635" calcext:value-type="float">
            <text:p>0.156635</text:p>
          </table:table-cell>
        </table:table-row>
        <table:table-row table:style-name="ro1">
          <table:table-cell table:number-columns-repeated="2"/>
          <table:table-cell office:value-type="float" office:value="1151" calcext:value-type="float">
            <text:p>1151</text:p>
          </table:table-cell>
          <table:table-cell office:value-type="float" office:value="0.176909" calcext:value-type="float">
            <text:p>0.176909</text:p>
          </table:table-cell>
          <table:table-cell office:value-type="float" office:value="1151" calcext:value-type="float">
            <text:p>1151</text:p>
          </table:table-cell>
          <table:table-cell office:value-type="float" office:value="0.15961" calcext:value-type="float">
            <text:p>0.15961</text:p>
          </table:table-cell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0.177802" calcext:value-type="float">
            <text:p>0.177802</text:p>
          </table:table-cell>
          <table:table-cell office:value-type="float" office:value="1152" calcext:value-type="float">
            <text:p>1152</text:p>
          </table:table-cell>
          <table:table-cell office:value-type="float" office:value="0.16041" calcext:value-type="float">
            <text:p>0.16041</text:p>
          </table:table-cell>
        </table:table-row>
        <table:table-row table:style-name="ro1">
          <table:table-cell table:number-columns-repeated="2"/>
          <table:table-cell office:value-type="float" office:value="1153" calcext:value-type="float">
            <text:p>1153</text:p>
          </table:table-cell>
          <table:table-cell office:value-type="float" office:value="0.179043" calcext:value-type="float">
            <text:p>0.179043</text:p>
          </table:table-cell>
          <table:table-cell office:value-type="float" office:value="1153" calcext:value-type="float">
            <text:p>1153</text:p>
          </table:table-cell>
          <table:table-cell office:value-type="float" office:value="0.159095" calcext:value-type="float">
            <text:p>0.159095</text:p>
          </table:table-cell>
        </table:table-row>
        <table:table-row table:style-name="ro1">
          <table:table-cell table:number-columns-repeated="2"/>
          <table:table-cell office:value-type="float" office:value="1154" calcext:value-type="float">
            <text:p>1154</text:p>
          </table:table-cell>
          <table:table-cell office:value-type="float" office:value="0.179156" calcext:value-type="float">
            <text:p>0.179156</text:p>
          </table:table-cell>
          <table:table-cell office:value-type="float" office:value="1154" calcext:value-type="float">
            <text:p>1154</text:p>
          </table:table-cell>
          <table:table-cell office:value-type="float" office:value="0.160909" calcext:value-type="float">
            <text:p>0.160909</text:p>
          </table:table-cell>
        </table:table-row>
        <table:table-row table:style-name="ro1"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0.183068" calcext:value-type="float">
            <text:p>0.183068</text:p>
          </table:table-cell>
          <table:table-cell office:value-type="float" office:value="1155" calcext:value-type="float">
            <text:p>1155</text:p>
          </table:table-cell>
          <table:table-cell office:value-type="float" office:value="0.153741" calcext:value-type="float">
            <text:p>0.153741</text:p>
          </table:table-cell>
        </table:table-row>
        <table:table-row table:style-name="ro1">
          <table:table-cell table:number-columns-repeated="2"/>
          <table:table-cell office:value-type="float" office:value="1156" calcext:value-type="float">
            <text:p>1156</text:p>
          </table:table-cell>
          <table:table-cell office:value-type="float" office:value="0.181888" calcext:value-type="float">
            <text:p>0.181888</text:p>
          </table:table-cell>
          <table:table-cell office:value-type="float" office:value="1156" calcext:value-type="float">
            <text:p>1156</text:p>
          </table:table-cell>
          <table:table-cell office:value-type="float" office:value="0.150094" calcext:value-type="float">
            <text:p>0.150094</text:p>
          </table:table-cell>
        </table:table-row>
        <table:table-row table:style-name="ro1">
          <table:table-cell table:number-columns-repeated="2"/>
          <table:table-cell office:value-type="float" office:value="1157" calcext:value-type="float">
            <text:p>1157</text:p>
          </table:table-cell>
          <table:table-cell office:value-type="float" office:value="0.183132" calcext:value-type="float">
            <text:p>0.183132</text:p>
          </table:table-cell>
          <table:table-cell office:value-type="float" office:value="1157" calcext:value-type="float">
            <text:p>1157</text:p>
          </table:table-cell>
          <table:table-cell office:value-type="float" office:value="0.149367" calcext:value-type="float">
            <text:p>0.149367</text:p>
          </table:table-cell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0.180826" calcext:value-type="float">
            <text:p>0.180826</text:p>
          </table:table-cell>
          <table:table-cell office:value-type="float" office:value="1158" calcext:value-type="float">
            <text:p>1158</text:p>
          </table:table-cell>
          <table:table-cell office:value-type="float" office:value="0.14551" calcext:value-type="float">
            <text:p>0.14551</text:p>
          </table:table-cell>
        </table:table-row>
        <table:table-row table:style-name="ro1">
          <table:table-cell table:number-columns-repeated="2"/>
          <table:table-cell office:value-type="float" office:value="1159" calcext:value-type="float">
            <text:p>1159</text:p>
          </table:table-cell>
          <table:table-cell office:value-type="float" office:value="0.179101" calcext:value-type="float">
            <text:p>0.179101</text:p>
          </table:table-cell>
          <table:table-cell office:value-type="float" office:value="1159" calcext:value-type="float">
            <text:p>1159</text:p>
          </table:table-cell>
          <table:table-cell office:value-type="float" office:value="0.138626" calcext:value-type="float">
            <text:p>0.138626</text:p>
          </table:table-cell>
        </table:table-row>
        <table:table-row table:style-name="ro1"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0.170376" calcext:value-type="float">
            <text:p>0.170376</text:p>
          </table:table-cell>
          <table:table-cell office:value-type="float" office:value="1160" calcext:value-type="float">
            <text:p>1160</text:p>
          </table:table-cell>
          <table:table-cell office:value-type="float" office:value="0.142707" calcext:value-type="float">
            <text:p>0.142707</text:p>
          </table:table-cell>
        </table:table-row>
        <table:table-row table:style-name="ro1">
          <table:table-cell table:number-columns-repeated="2"/>
          <table:table-cell office:value-type="float" office:value="1161" calcext:value-type="float">
            <text:p>1161</text:p>
          </table:table-cell>
          <table:table-cell office:value-type="float" office:value="0.165837" calcext:value-type="float">
            <text:p>0.165837</text:p>
          </table:table-cell>
          <table:table-cell office:value-type="float" office:value="1161" calcext:value-type="float">
            <text:p>1161</text:p>
          </table:table-cell>
          <table:table-cell office:value-type="float" office:value="0.140286" calcext:value-type="float">
            <text:p>0.140286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office:value-type="float" office:value="0.163142" calcext:value-type="float">
            <text:p>0.163142</text:p>
          </table:table-cell>
          <table:table-cell office:value-type="float" office:value="1162" calcext:value-type="float">
            <text:p>1162</text:p>
          </table:table-cell>
          <table:table-cell office:value-type="float" office:value="0.139525" calcext:value-type="float">
            <text:p>0.139525</text:p>
          </table:table-cell>
        </table:table-row>
        <table:table-row table:style-name="ro1">
          <table:table-cell table:number-columns-repeated="2"/>
          <table:table-cell office:value-type="float" office:value="1163" calcext:value-type="float">
            <text:p>1163</text:p>
          </table:table-cell>
          <table:table-cell office:value-type="float" office:value="0.166214" calcext:value-type="float">
            <text:p>0.166214</text:p>
          </table:table-cell>
          <table:table-cell office:value-type="float" office:value="1163" calcext:value-type="float">
            <text:p>1163</text:p>
          </table:table-cell>
          <table:table-cell office:value-type="float" office:value="0.149267" calcext:value-type="float">
            <text:p>0.149267</text:p>
          </table:table-cell>
        </table:table-row>
        <table:table-row table:style-name="ro1"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0.16787" calcext:value-type="float">
            <text:p>0.16787</text:p>
          </table:table-cell>
          <table:table-cell office:value-type="float" office:value="1164" calcext:value-type="float">
            <text:p>1164</text:p>
          </table:table-cell>
          <table:table-cell office:value-type="float" office:value="0.151123" calcext:value-type="float">
            <text:p>0.151123</text:p>
          </table:table-cell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0.165158" calcext:value-type="float">
            <text:p>0.165158</text:p>
          </table:table-cell>
          <table:table-cell office:value-type="float" office:value="1165" calcext:value-type="float">
            <text:p>1165</text:p>
          </table:table-cell>
          <table:table-cell office:value-type="float" office:value="0.149489" calcext:value-type="float">
            <text:p>0.149489</text:p>
          </table:table-cell>
        </table:table-row>
        <table:table-row table:style-name="ro1"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0.165816" calcext:value-type="float">
            <text:p>0.165816</text:p>
          </table:table-cell>
          <table:table-cell office:value-type="float" office:value="1166" calcext:value-type="float">
            <text:p>1166</text:p>
          </table:table-cell>
          <table:table-cell office:value-type="float" office:value="0.14623" calcext:value-type="float">
            <text:p>0.14623</text:p>
          </table:table-cell>
        </table:table-row>
        <table:table-row table:style-name="ro1"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0.161478" calcext:value-type="float">
            <text:p>0.161478</text:p>
          </table:table-cell>
          <table:table-cell office:value-type="float" office:value="1167" calcext:value-type="float">
            <text:p>1167</text:p>
          </table:table-cell>
          <table:table-cell office:value-type="float" office:value="0.151194" calcext:value-type="float">
            <text:p>0.151194</text:p>
          </table:table-cell>
        </table:table-row>
        <table:table-row table:style-name="ro1">
          <table:table-cell table:number-columns-repeated="2"/>
          <table:table-cell office:value-type="float" office:value="1168" calcext:value-type="float">
            <text:p>1168</text:p>
          </table:table-cell>
          <table:table-cell office:value-type="float" office:value="0.166498" calcext:value-type="float">
            <text:p>0.166498</text:p>
          </table:table-cell>
          <table:table-cell office:value-type="float" office:value="1168" calcext:value-type="float">
            <text:p>1168</text:p>
          </table:table-cell>
          <table:table-cell office:value-type="float" office:value="0.147713" calcext:value-type="float">
            <text:p>0.147713</text:p>
          </table:table-cell>
        </table:table-row>
        <table:table-row table:style-name="ro1">
          <table:table-cell table:number-columns-repeated="2"/>
          <table:table-cell office:value-type="float" office:value="1169" calcext:value-type="float">
            <text:p>1169</text:p>
          </table:table-cell>
          <table:table-cell office:value-type="float" office:value="0.160885" calcext:value-type="float">
            <text:p>0.160885</text:p>
          </table:table-cell>
          <table:table-cell office:value-type="float" office:value="1169" calcext:value-type="float">
            <text:p>1169</text:p>
          </table:table-cell>
          <table:table-cell office:value-type="float" office:value="0.145254" calcext:value-type="float">
            <text:p>0.145254</text:p>
          </table:table-cell>
        </table:table-row>
        <table:table-row table:style-name="ro1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0.160761" calcext:value-type="float">
            <text:p>0.160761</text:p>
          </table:table-cell>
          <table:table-cell office:value-type="float" office:value="1170" calcext:value-type="float">
            <text:p>1170</text:p>
          </table:table-cell>
          <table:table-cell office:value-type="float" office:value="0.145142" calcext:value-type="float">
            <text:p>0.145142</text:p>
          </table:table-cell>
        </table:table-row>
        <table:table-row table:style-name="ro1">
          <table:table-cell table:number-columns-repeated="2"/>
          <table:table-cell office:value-type="float" office:value="1171" calcext:value-type="float">
            <text:p>1171</text:p>
          </table:table-cell>
          <table:table-cell office:value-type="float" office:value="0.167895" calcext:value-type="float">
            <text:p>0.167895</text:p>
          </table:table-cell>
          <table:table-cell office:value-type="float" office:value="1171" calcext:value-type="float">
            <text:p>1171</text:p>
          </table:table-cell>
          <table:table-cell office:value-type="float" office:value="0.158669" calcext:value-type="float">
            <text:p>0.158669</text:p>
          </table:table-cell>
        </table:table-row>
        <table:table-row table:style-name="ro1">
          <table:table-cell table:number-columns-repeated="2"/>
          <table:table-cell office:value-type="float" office:value="1172" calcext:value-type="float">
            <text:p>1172</text:p>
          </table:table-cell>
          <table:table-cell office:value-type="float" office:value="0.166182" calcext:value-type="float">
            <text:p>0.166182</text:p>
          </table:table-cell>
          <table:table-cell office:value-type="float" office:value="1172" calcext:value-type="float">
            <text:p>1172</text:p>
          </table:table-cell>
          <table:table-cell office:value-type="float" office:value="0.154827" calcext:value-type="float">
            <text:p>0.154827</text:p>
          </table:table-cell>
        </table:table-row>
        <table:table-row table:style-name="ro1">
          <table:table-cell table:number-columns-repeated="2"/>
          <table:table-cell office:value-type="float" office:value="1173" calcext:value-type="float">
            <text:p>1173</text:p>
          </table:table-cell>
          <table:table-cell office:value-type="float" office:value="0.168975" calcext:value-type="float">
            <text:p>0.168975</text:p>
          </table:table-cell>
          <table:table-cell office:value-type="float" office:value="1173" calcext:value-type="float">
            <text:p>1173</text:p>
          </table:table-cell>
          <table:table-cell office:value-type="float" office:value="0.166153" calcext:value-type="float">
            <text:p>0.166153</text:p>
          </table:table-cell>
        </table:table-row>
        <table:table-row table:style-name="ro1">
          <table:table-cell table:number-columns-repeated="2"/>
          <table:table-cell office:value-type="float" office:value="1174" calcext:value-type="float">
            <text:p>1174</text:p>
          </table:table-cell>
          <table:table-cell office:value-type="float" office:value="0.165274" calcext:value-type="float">
            <text:p>0.165274</text:p>
          </table:table-cell>
          <table:table-cell office:value-type="float" office:value="1174" calcext:value-type="float">
            <text:p>1174</text:p>
          </table:table-cell>
          <table:table-cell office:value-type="float" office:value="0.163468" calcext:value-type="float">
            <text:p>0.163468</text:p>
          </table:table-cell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0.175932" calcext:value-type="float">
            <text:p>0.175932</text:p>
          </table:table-cell>
          <table:table-cell office:value-type="float" office:value="1175" calcext:value-type="float">
            <text:p>1175</text:p>
          </table:table-cell>
          <table:table-cell office:value-type="float" office:value="0.16303" calcext:value-type="float">
            <text:p>0.16303</text:p>
          </table:table-cell>
        </table:table-row>
        <table:table-row table:style-name="ro1"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0.171442" calcext:value-type="float">
            <text:p>0.171442</text:p>
          </table:table-cell>
          <table:table-cell office:value-type="float" office:value="1176" calcext:value-type="float">
            <text:p>1176</text:p>
          </table:table-cell>
          <table:table-cell office:value-type="float" office:value="0.166712" calcext:value-type="float">
            <text:p>0.166712</text:p>
          </table:table-cell>
        </table:table-row>
        <table:table-row table:style-name="ro1"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0.172689" calcext:value-type="float">
            <text:p>0.172689</text:p>
          </table:table-cell>
          <table:table-cell office:value-type="float" office:value="1177" calcext:value-type="float">
            <text:p>1177</text:p>
          </table:table-cell>
          <table:table-cell office:value-type="float" office:value="0.164332" calcext:value-type="float">
            <text:p>0.164332</text:p>
          </table:table-cell>
        </table:table-row>
        <table:table-row table:style-name="ro1"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0.176648" calcext:value-type="float">
            <text:p>0.176648</text:p>
          </table:table-cell>
          <table:table-cell office:value-type="float" office:value="1178" calcext:value-type="float">
            <text:p>1178</text:p>
          </table:table-cell>
          <table:table-cell office:value-type="float" office:value="0.170688" calcext:value-type="float">
            <text:p>0.170688</text:p>
          </table:table-cell>
        </table:table-row>
        <table:table-row table:style-name="ro1">
          <table:table-cell table:number-columns-repeated="2"/>
          <table:table-cell office:value-type="float" office:value="1179" calcext:value-type="float">
            <text:p>1179</text:p>
          </table:table-cell>
          <table:table-cell office:value-type="float" office:value="0.180979" calcext:value-type="float">
            <text:p>0.180979</text:p>
          </table:table-cell>
          <table:table-cell office:value-type="float" office:value="1179" calcext:value-type="float">
            <text:p>1179</text:p>
          </table:table-cell>
          <table:table-cell office:value-type="float" office:value="0.171528" calcext:value-type="float">
            <text:p>0.171528</text:p>
          </table:table-cell>
        </table:table-row>
        <table:table-row table:style-name="ro1"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0.178504" calcext:value-type="float">
            <text:p>0.178504</text:p>
          </table:table-cell>
          <table:table-cell office:value-type="float" office:value="1180" calcext:value-type="float">
            <text:p>1180</text:p>
          </table:table-cell>
          <table:table-cell office:value-type="float" office:value="0.170658" calcext:value-type="float">
            <text:p>0.170658</text:p>
          </table:table-cell>
        </table:table-row>
        <table:table-row table:style-name="ro1">
          <table:table-cell table:number-columns-repeated="2"/>
          <table:table-cell office:value-type="float" office:value="1181" calcext:value-type="float">
            <text:p>1181</text:p>
          </table:table-cell>
          <table:table-cell office:value-type="float" office:value="0.175826" calcext:value-type="float">
            <text:p>0.175826</text:p>
          </table:table-cell>
          <table:table-cell office:value-type="float" office:value="1181" calcext:value-type="float">
            <text:p>1181</text:p>
          </table:table-cell>
          <table:table-cell office:value-type="float" office:value="0.165918" calcext:value-type="float">
            <text:p>0.165918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office:value-type="float" office:value="0.17322" calcext:value-type="float">
            <text:p>0.17322</text:p>
          </table:table-cell>
          <table:table-cell office:value-type="float" office:value="1182" calcext:value-type="float">
            <text:p>1182</text:p>
          </table:table-cell>
          <table:table-cell office:value-type="float" office:value="0.167521" calcext:value-type="float">
            <text:p>0.167521</text:p>
          </table:table-cell>
        </table:table-row>
        <table:table-row table:style-name="ro1">
          <table:table-cell table:number-columns-repeated="2"/>
          <table:table-cell office:value-type="float" office:value="1183" calcext:value-type="float">
            <text:p>1183</text:p>
          </table:table-cell>
          <table:table-cell office:value-type="float" office:value="0.170704" calcext:value-type="float">
            <text:p>0.170704</text:p>
          </table:table-cell>
          <table:table-cell office:value-type="float" office:value="1183" calcext:value-type="float">
            <text:p>1183</text:p>
          </table:table-cell>
          <table:table-cell office:value-type="float" office:value="0.16903" calcext:value-type="float">
            <text:p>0.16903</text:p>
          </table:table-cell>
        </table:table-row>
        <table:table-row table:style-name="ro1"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0.166612" calcext:value-type="float">
            <text:p>0.166612</text:p>
          </table:table-cell>
          <table:table-cell office:value-type="float" office:value="1184" calcext:value-type="float">
            <text:p>1184</text:p>
          </table:table-cell>
          <table:table-cell office:value-type="float" office:value="0.169788" calcext:value-type="float">
            <text:p>0.169788</text:p>
          </table:table-cell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0.157892" calcext:value-type="float">
            <text:p>0.157892</text:p>
          </table:table-cell>
          <table:table-cell office:value-type="float" office:value="1185" calcext:value-type="float">
            <text:p>1185</text:p>
          </table:table-cell>
          <table:table-cell office:value-type="float" office:value="0.170011" calcext:value-type="float">
            <text:p>0.170011</text:p>
          </table:table-cell>
        </table:table-row>
        <table:table-row table:style-name="ro1">
          <table:table-cell table:number-columns-repeated="2"/>
          <table:table-cell office:value-type="float" office:value="1186" calcext:value-type="float">
            <text:p>1186</text:p>
          </table:table-cell>
          <table:table-cell office:value-type="float" office:value="0.157875" calcext:value-type="float">
            <text:p>0.157875</text:p>
          </table:table-cell>
          <table:table-cell office:value-type="float" office:value="1186" calcext:value-type="float">
            <text:p>1186</text:p>
          </table:table-cell>
          <table:table-cell office:value-type="float" office:value="0.165897" calcext:value-type="float">
            <text:p>0.165897</text:p>
          </table:table-cell>
        </table:table-row>
        <table:table-row table:style-name="ro1">
          <table:table-cell table:number-columns-repeated="2"/>
          <table:table-cell office:value-type="float" office:value="1187" calcext:value-type="float">
            <text:p>1187</text:p>
          </table:table-cell>
          <table:table-cell office:value-type="float" office:value="0.160582" calcext:value-type="float">
            <text:p>0.160582</text:p>
          </table:table-cell>
          <table:table-cell office:value-type="float" office:value="1187" calcext:value-type="float">
            <text:p>1187</text:p>
          </table:table-cell>
          <table:table-cell office:value-type="float" office:value="0.162033" calcext:value-type="float">
            <text:p>0.162033</text:p>
          </table:table-cell>
        </table:table-row>
        <table:table-row table:style-name="ro1"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0.168625" calcext:value-type="float">
            <text:p>0.168625</text:p>
          </table:table-cell>
          <table:table-cell office:value-type="float" office:value="1188" calcext:value-type="float">
            <text:p>1188</text:p>
          </table:table-cell>
          <table:table-cell office:value-type="float" office:value="0.16222" calcext:value-type="float">
            <text:p>0.16222</text:p>
          </table:table-cell>
        </table:table-row>
        <table:table-row table:style-name="ro1"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0.167343" calcext:value-type="float">
            <text:p>0.167343</text:p>
          </table:table-cell>
          <table:table-cell office:value-type="float" office:value="1189" calcext:value-type="float">
            <text:p>1189</text:p>
          </table:table-cell>
          <table:table-cell office:value-type="float" office:value="0.160721" calcext:value-type="float">
            <text:p>0.160721</text:p>
          </table:table-cell>
        </table:table-row>
        <table:table-row table:style-name="ro1"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0.167391" calcext:value-type="float">
            <text:p>0.167391</text:p>
          </table:table-cell>
          <table:table-cell office:value-type="float" office:value="1190" calcext:value-type="float">
            <text:p>1190</text:p>
          </table:table-cell>
          <table:table-cell office:value-type="float" office:value="0.156441" calcext:value-type="float">
            <text:p>0.156441</text:p>
          </table:table-cell>
        </table:table-row>
        <table:table-row table:style-name="ro1">
          <table:table-cell table:number-columns-repeated="2"/>
          <table:table-cell office:value-type="float" office:value="1191" calcext:value-type="float">
            <text:p>1191</text:p>
          </table:table-cell>
          <table:table-cell office:value-type="float" office:value="0.170362" calcext:value-type="float">
            <text:p>0.170362</text:p>
          </table:table-cell>
          <table:table-cell office:value-type="float" office:value="1191" calcext:value-type="float">
            <text:p>1191</text:p>
          </table:table-cell>
          <table:table-cell office:value-type="float" office:value="0.150043" calcext:value-type="float">
            <text:p>0.150043</text:p>
          </table:table-cell>
        </table:table-row>
        <table:table-row table:style-name="ro1">
          <table:table-cell table:number-columns-repeated="2"/>
          <table:table-cell office:value-type="float" office:value="1192" calcext:value-type="float">
            <text:p>1192</text:p>
          </table:table-cell>
          <table:table-cell office:value-type="float" office:value="0.16617" calcext:value-type="float">
            <text:p>0.16617</text:p>
          </table:table-cell>
          <table:table-cell office:value-type="float" office:value="1192" calcext:value-type="float">
            <text:p>1192</text:p>
          </table:table-cell>
          <table:table-cell office:value-type="float" office:value="0.151671" calcext:value-type="float">
            <text:p>0.151671</text:p>
          </table:table-cell>
        </table:table-row>
        <table:table-row table:style-name="ro1"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0.167468" calcext:value-type="float">
            <text:p>0.167468</text:p>
          </table:table-cell>
          <table:table-cell office:value-type="float" office:value="1193" calcext:value-type="float">
            <text:p>1193</text:p>
          </table:table-cell>
          <table:table-cell office:value-type="float" office:value="0.153819" calcext:value-type="float">
            <text:p>0.153819</text:p>
          </table:table-cell>
        </table:table-row>
        <table:table-row table:style-name="ro1"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0.161906" calcext:value-type="float">
            <text:p>0.161906</text:p>
          </table:table-cell>
          <table:table-cell office:value-type="float" office:value="1194" calcext:value-type="float">
            <text:p>1194</text:p>
          </table:table-cell>
          <table:table-cell office:value-type="float" office:value="0.153828" calcext:value-type="float">
            <text:p>0.153828</text:p>
          </table:table-cell>
        </table:table-row>
        <table:table-row table:style-name="ro1"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0.155423" calcext:value-type="float">
            <text:p>0.155423</text:p>
          </table:table-cell>
          <table:table-cell office:value-type="float" office:value="1195" calcext:value-type="float">
            <text:p>1195</text:p>
          </table:table-cell>
          <table:table-cell office:value-type="float" office:value="0.150825" calcext:value-type="float">
            <text:p>0.150825</text:p>
          </table:table-cell>
        </table:table-row>
        <table:table-row table:style-name="ro1">
          <table:table-cell table:number-columns-repeated="2"/>
          <table:table-cell office:value-type="float" office:value="1196" calcext:value-type="float">
            <text:p>1196</text:p>
          </table:table-cell>
          <table:table-cell office:value-type="float" office:value="0.150242" calcext:value-type="float">
            <text:p>0.150242</text:p>
          </table:table-cell>
          <table:table-cell office:value-type="float" office:value="1196" calcext:value-type="float">
            <text:p>1196</text:p>
          </table:table-cell>
          <table:table-cell office:value-type="float" office:value="0.15212" calcext:value-type="float">
            <text:p>0.15212</text:p>
          </table:table-cell>
        </table:table-row>
        <table:table-row table:style-name="ro1">
          <table:table-cell table:number-columns-repeated="2"/>
          <table:table-cell office:value-type="float" office:value="1197" calcext:value-type="float">
            <text:p>1197</text:p>
          </table:table-cell>
          <table:table-cell office:value-type="float" office:value="0.153715" calcext:value-type="float">
            <text:p>0.153715</text:p>
          </table:table-cell>
          <table:table-cell office:value-type="float" office:value="1197" calcext:value-type="float">
            <text:p>1197</text:p>
          </table:table-cell>
          <table:table-cell office:value-type="float" office:value="0.151711" calcext:value-type="float">
            <text:p>0.151711</text:p>
          </table:table-cell>
        </table:table-row>
        <table:table-row table:style-name="ro1"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0.150032" calcext:value-type="float">
            <text:p>0.150032</text:p>
          </table:table-cell>
          <table:table-cell office:value-type="float" office:value="1198" calcext:value-type="float">
            <text:p>1198</text:p>
          </table:table-cell>
          <table:table-cell office:value-type="float" office:value="0.151937" calcext:value-type="float">
            <text:p>0.151937</text:p>
          </table:table-cell>
        </table:table-row>
        <table:table-row table:style-name="ro1"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0.155256" calcext:value-type="float">
            <text:p>0.155256</text:p>
          </table:table-cell>
          <table:table-cell office:value-type="float" office:value="1199" calcext:value-type="float">
            <text:p>1199</text:p>
          </table:table-cell>
          <table:table-cell office:value-type="float" office:value="0.155132" calcext:value-type="float">
            <text:p>0.155132</text:p>
          </table:table-cell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1200" calcext:value-type="float">
            <text:p>1200</text:p>
          </table:table-cell>
          <table:table-cell office:value-type="float" office:value="0.155121" calcext:value-type="float">
            <text:p>0.155121</text:p>
          </table:table-cell>
        </table:table-row>
        <table:table-row table:style-name="ro1"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0.151826" calcext:value-type="float">
            <text:p>0.151826</text:p>
          </table:table-cell>
          <table:table-cell office:value-type="float" office:value="1201" calcext:value-type="float">
            <text:p>1201</text:p>
          </table:table-cell>
          <table:table-cell office:value-type="float" office:value="0.160732" calcext:value-type="float">
            <text:p>0.160732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office:value-type="float" office:value="0.154345" calcext:value-type="float">
            <text:p>0.154345</text:p>
          </table:table-cell>
          <table:table-cell office:value-type="float" office:value="1202" calcext:value-type="float">
            <text:p>1202</text:p>
          </table:table-cell>
          <table:table-cell office:value-type="float" office:value="0.164257" calcext:value-type="float">
            <text:p>0.164257</text:p>
          </table:table-cell>
        </table:table-row>
        <table:table-row table:style-name="ro1">
          <table:table-cell table:number-columns-repeated="2"/>
          <table:table-cell office:value-type="float" office:value="1203" calcext:value-type="float">
            <text:p>1203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1203" calcext:value-type="float">
            <text:p>1203</text:p>
          </table:table-cell>
          <table:table-cell office:value-type="float" office:value="0.168315" calcext:value-type="float">
            <text:p>0.168315</text:p>
          </table:table-cell>
        </table:table-row>
        <table:table-row table:style-name="ro1">
          <table:table-cell table:number-columns-repeated="2"/>
          <table:table-cell office:value-type="float" office:value="1204" calcext:value-type="float">
            <text:p>1204</text:p>
          </table:table-cell>
          <table:table-cell office:value-type="float" office:value="0.149754" calcext:value-type="float">
            <text:p>0.149754</text:p>
          </table:table-cell>
          <table:table-cell office:value-type="float" office:value="1204" calcext:value-type="float">
            <text:p>1204</text:p>
          </table:table-cell>
          <table:table-cell office:value-type="float" office:value="0.170049" calcext:value-type="float">
            <text:p>0.170049</text:p>
          </table:table-cell>
        </table:table-row>
        <table:table-row table:style-name="ro1"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0.159939" calcext:value-type="float">
            <text:p>0.159939</text:p>
          </table:table-cell>
          <table:table-cell office:value-type="float" office:value="1205" calcext:value-type="float">
            <text:p>1205</text:p>
          </table:table-cell>
          <table:table-cell office:value-type="float" office:value="0.168557" calcext:value-type="float">
            <text:p>0.168557</text:p>
          </table:table-cell>
        </table:table-row>
        <table:table-row table:style-name="ro1">
          <table:table-cell table:number-columns-repeated="2"/>
          <table:table-cell office:value-type="float" office:value="1206" calcext:value-type="float">
            <text:p>1206</text:p>
          </table:table-cell>
          <table:table-cell office:value-type="float" office:value="0.160389" calcext:value-type="float">
            <text:p>0.160389</text:p>
          </table:table-cell>
          <table:table-cell office:value-type="float" office:value="1206" calcext:value-type="float">
            <text:p>1206</text:p>
          </table:table-cell>
          <table:table-cell office:value-type="float" office:value="0.165251" calcext:value-type="float">
            <text:p>0.165251</text:p>
          </table:table-cell>
        </table:table-row>
        <table:table-row table:style-name="ro1"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0.165367" calcext:value-type="float">
            <text:p>0.165367</text:p>
          </table:table-cell>
          <table:table-cell office:value-type="float" office:value="1207" calcext:value-type="float">
            <text:p>1207</text:p>
          </table:table-cell>
          <table:table-cell office:value-type="float" office:value="0.161389" calcext:value-type="float">
            <text:p>0.161389</text:p>
          </table:table-cell>
        </table:table-row>
        <table:table-row table:style-name="ro1">
          <table:table-cell table:number-columns-repeated="2"/>
          <table:table-cell office:value-type="float" office:value="1208" calcext:value-type="float">
            <text:p>1208</text:p>
          </table:table-cell>
          <table:table-cell office:value-type="float" office:value="0.165337" calcext:value-type="float">
            <text:p>0.165337</text:p>
          </table:table-cell>
          <table:table-cell office:value-type="float" office:value="1208" calcext:value-type="float">
            <text:p>1208</text:p>
          </table:table-cell>
          <table:table-cell office:value-type="float" office:value="0.161821" calcext:value-type="float">
            <text:p>0.161821</text:p>
          </table:table-cell>
        </table:table-row>
        <table:table-row table:style-name="ro1"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0.167673" calcext:value-type="float">
            <text:p>0.167673</text:p>
          </table:table-cell>
          <table:table-cell office:value-type="float" office:value="1209" calcext:value-type="float">
            <text:p>1209</text:p>
          </table:table-cell>
          <table:table-cell office:value-type="float" office:value="0.161217" calcext:value-type="float">
            <text:p>0.161217</text:p>
          </table:table-cell>
        </table:table-row>
        <table:table-row table:style-name="ro1"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0.166009" calcext:value-type="float">
            <text:p>0.166009</text:p>
          </table:table-cell>
          <table:table-cell office:value-type="float" office:value="1210" calcext:value-type="float">
            <text:p>1210</text:p>
          </table:table-cell>
          <table:table-cell office:value-type="float" office:value="0.170392" calcext:value-type="float">
            <text:p>0.170392</text:p>
          </table:table-cell>
        </table:table-row>
        <table:table-row table:style-name="ro1"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0.159636" calcext:value-type="float">
            <text:p>0.159636</text:p>
          </table:table-cell>
          <table:table-cell office:value-type="float" office:value="1211" calcext:value-type="float">
            <text:p>1211</text:p>
          </table:table-cell>
          <table:table-cell office:value-type="float" office:value="0.161693" calcext:value-type="float">
            <text:p>0.161693</text:p>
          </table:table-cell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0.169852" calcext:value-type="float">
            <text:p>0.169852</text:p>
          </table:table-cell>
          <table:table-cell office:value-type="float" office:value="1212" calcext:value-type="float">
            <text:p>1212</text:p>
          </table:table-cell>
          <table:table-cell office:value-type="float" office:value="0.160191" calcext:value-type="float">
            <text:p>0.160191</text:p>
          </table:table-cell>
        </table:table-row>
        <table:table-row table:style-name="ro1">
          <table:table-cell table:number-columns-repeated="2"/>
          <table:table-cell office:value-type="float" office:value="1213" calcext:value-type="float">
            <text:p>1213</text:p>
          </table:table-cell>
          <table:table-cell office:value-type="float" office:value="0.16579" calcext:value-type="float">
            <text:p>0.16579</text:p>
          </table:table-cell>
          <table:table-cell office:value-type="float" office:value="1213" calcext:value-type="float">
            <text:p>1213</text:p>
          </table:table-cell>
          <table:table-cell office:value-type="float" office:value="0.152414" calcext:value-type="float">
            <text:p>0.152414</text:p>
          </table:table-cell>
        </table:table-row>
        <table:table-row table:style-name="ro1">
          <table:table-cell table:number-columns-repeated="2"/>
          <table:table-cell office:value-type="float" office:value="1214" calcext:value-type="float">
            <text:p>1214</text:p>
          </table:table-cell>
          <table:table-cell office:value-type="float" office:value="0.167477" calcext:value-type="float">
            <text:p>0.167477</text:p>
          </table:table-cell>
          <table:table-cell office:value-type="float" office:value="1214" calcext:value-type="float">
            <text:p>1214</text:p>
          </table:table-cell>
          <table:table-cell office:value-type="float" office:value="0.147738" calcext:value-type="float">
            <text:p>0.147738</text:p>
          </table:table-cell>
        </table:table-row>
        <table:table-row table:style-name="ro1"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0.173467" calcext:value-type="float">
            <text:p>0.173467</text:p>
          </table:table-cell>
          <table:table-cell office:value-type="float" office:value="1215" calcext:value-type="float">
            <text:p>1215</text:p>
          </table:table-cell>
          <table:table-cell office:value-type="float" office:value="0.152156" calcext:value-type="float">
            <text:p>0.152156</text:p>
          </table:table-cell>
        </table:table-row>
        <table:table-row table:style-name="ro1"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0.174298" calcext:value-type="float">
            <text:p>0.174298</text:p>
          </table:table-cell>
          <table:table-cell office:value-type="float" office:value="1216" calcext:value-type="float">
            <text:p>1216</text:p>
          </table:table-cell>
          <table:table-cell office:value-type="float" office:value="0.153858" calcext:value-type="float">
            <text:p>0.153858</text:p>
          </table:table-cell>
        </table:table-row>
        <table:table-row table:style-name="ro1">
          <table:table-cell table:number-columns-repeated="2"/>
          <table:table-cell office:value-type="float" office:value="1217" calcext:value-type="float">
            <text:p>1217</text:p>
          </table:table-cell>
          <table:table-cell office:value-type="float" office:value="0.17299" calcext:value-type="float">
            <text:p>0.17299</text:p>
          </table:table-cell>
          <table:table-cell office:value-type="float" office:value="1217" calcext:value-type="float">
            <text:p>1217</text:p>
          </table:table-cell>
          <table:table-cell office:value-type="float" office:value="0.16163" calcext:value-type="float">
            <text:p>0.16163</text:p>
          </table:table-cell>
        </table:table-row>
        <table:table-row table:style-name="ro1"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0.17606" calcext:value-type="float">
            <text:p>0.17606</text:p>
          </table:table-cell>
          <table:table-cell office:value-type="float" office:value="1218" calcext:value-type="float">
            <text:p>1218</text:p>
          </table:table-cell>
          <table:table-cell office:value-type="float" office:value="0.157259" calcext:value-type="float">
            <text:p>0.157259</text:p>
          </table:table-cell>
        </table:table-row>
        <table:table-row table:style-name="ro1">
          <table:table-cell table:number-columns-repeated="2"/>
          <table:table-cell office:value-type="float" office:value="1219" calcext:value-type="float">
            <text:p>1219</text:p>
          </table:table-cell>
          <table:table-cell office:value-type="float" office:value="0.174046" calcext:value-type="float">
            <text:p>0.174046</text:p>
          </table:table-cell>
          <table:table-cell office:value-type="float" office:value="1219" calcext:value-type="float">
            <text:p>1219</text:p>
          </table:table-cell>
          <table:table-cell office:value-type="float" office:value="0.152752" calcext:value-type="float">
            <text:p>0.152752</text:p>
          </table:table-cell>
        </table:table-row>
        <table:table-row table:style-name="ro1"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0.171444" calcext:value-type="float">
            <text:p>0.171444</text:p>
          </table:table-cell>
          <table:table-cell office:value-type="float" office:value="1220" calcext:value-type="float">
            <text:p>1220</text:p>
          </table:table-cell>
          <table:table-cell office:value-type="float" office:value="0.152386" calcext:value-type="float">
            <text:p>0.152386</text:p>
          </table:table-cell>
        </table:table-row>
        <table:table-row table:style-name="ro1"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0.167558" calcext:value-type="float">
            <text:p>0.167558</text:p>
          </table:table-cell>
          <table:table-cell office:value-type="float" office:value="1221" calcext:value-type="float">
            <text:p>1221</text:p>
          </table:table-cell>
          <table:table-cell office:value-type="float" office:value="0.149315" calcext:value-type="float">
            <text:p>0.149315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0.163946" calcext:value-type="float">
            <text:p>0.163946</text:p>
          </table:table-cell>
          <table:table-cell office:value-type="float" office:value="1222" calcext:value-type="float">
            <text:p>1222</text:p>
          </table:table-cell>
          <table:table-cell office:value-type="float" office:value="0.150376" calcext:value-type="float">
            <text:p>0.150376</text:p>
          </table:table-cell>
        </table:table-row>
        <table:table-row table:style-name="ro1">
          <table:table-cell table:number-columns-repeated="2"/>
          <table:table-cell office:value-type="float" office:value="1223" calcext:value-type="float">
            <text:p>1223</text:p>
          </table:table-cell>
          <table:table-cell office:value-type="float" office:value="0.161028" calcext:value-type="float">
            <text:p>0.161028</text:p>
          </table:table-cell>
          <table:table-cell office:value-type="float" office:value="1223" calcext:value-type="float">
            <text:p>1223</text:p>
          </table:table-cell>
          <table:table-cell office:value-type="float" office:value="0.161639" calcext:value-type="float">
            <text:p>0.161639</text:p>
          </table:table-cell>
        </table:table-row>
        <table:table-row table:style-name="ro1"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0.155132" calcext:value-type="float">
            <text:p>0.155132</text:p>
          </table:table-cell>
          <table:table-cell office:value-type="float" office:value="1224" calcext:value-type="float">
            <text:p>1224</text:p>
          </table:table-cell>
          <table:table-cell office:value-type="float" office:value="0.159618" calcext:value-type="float">
            <text:p>0.159618</text:p>
          </table:table-cell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0.150559" calcext:value-type="float">
            <text:p>0.150559</text:p>
          </table:table-cell>
          <table:table-cell office:value-type="float" office:value="1225" calcext:value-type="float">
            <text:p>1225</text:p>
          </table:table-cell>
          <table:table-cell office:value-type="float" office:value="0.164272" calcext:value-type="float">
            <text:p>0.164272</text:p>
          </table:table-cell>
        </table:table-row>
        <table:table-row table:style-name="ro1"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0.151836" calcext:value-type="float">
            <text:p>0.151836</text:p>
          </table:table-cell>
          <table:table-cell office:value-type="float" office:value="1226" calcext:value-type="float">
            <text:p>1226</text:p>
          </table:table-cell>
          <table:table-cell office:value-type="float" office:value="0.160977" calcext:value-type="float">
            <text:p>0.160977</text:p>
          </table:table-cell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0.151841" calcext:value-type="float">
            <text:p>0.151841</text:p>
          </table:table-cell>
          <table:table-cell office:value-type="float" office:value="1227" calcext:value-type="float">
            <text:p>1227</text:p>
          </table:table-cell>
          <table:table-cell office:value-type="float" office:value="0.15941" calcext:value-type="float">
            <text:p>0.15941</text:p>
          </table:table-cell>
        </table:table-row>
        <table:table-row table:style-name="ro1"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0.160507" calcext:value-type="float">
            <text:p>0.160507</text:p>
          </table:table-cell>
          <table:table-cell office:value-type="float" office:value="1228" calcext:value-type="float">
            <text:p>1228</text:p>
          </table:table-cell>
          <table:table-cell office:value-type="float" office:value="0.16303" calcext:value-type="float">
            <text:p>0.16303</text:p>
          </table:table-cell>
        </table:table-row>
        <table:table-row table:style-name="ro1">
          <table:table-cell table:number-columns-repeated="2"/>
          <table:table-cell office:value-type="float" office:value="1229" calcext:value-type="float">
            <text:p>1229</text:p>
          </table:table-cell>
          <table:table-cell office:value-type="float" office:value="0.161505" calcext:value-type="float">
            <text:p>0.161505</text:p>
          </table:table-cell>
          <table:table-cell office:value-type="float" office:value="1229" calcext:value-type="float">
            <text:p>1229</text:p>
          </table:table-cell>
          <table:table-cell office:value-type="float" office:value="0.161864" calcext:value-type="float">
            <text:p>0.161864</text:p>
          </table:table-cell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0.160117" calcext:value-type="float">
            <text:p>0.160117</text:p>
          </table:table-cell>
          <table:table-cell office:value-type="float" office:value="1230" calcext:value-type="float">
            <text:p>1230</text:p>
          </table:table-cell>
          <table:table-cell office:value-type="float" office:value="0.169439" calcext:value-type="float">
            <text:p>0.169439</text:p>
          </table:table-cell>
        </table:table-row>
        <table:table-row table:style-name="ro1"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0.174607" calcext:value-type="float">
            <text:p>0.174607</text:p>
          </table:table-cell>
          <table:table-cell office:value-type="float" office:value="1231" calcext:value-type="float">
            <text:p>1231</text:p>
          </table:table-cell>
          <table:table-cell office:value-type="float" office:value="0.170334" calcext:value-type="float">
            <text:p>0.170334</text:p>
          </table:table-cell>
        </table:table-row>
        <table:table-row table:style-name="ro1">
          <table:table-cell table:number-columns-repeated="2"/>
          <table:table-cell office:value-type="float" office:value="1232" calcext:value-type="float">
            <text:p>1232</text:p>
          </table:table-cell>
          <table:table-cell office:value-type="float" office:value="0.180334" calcext:value-type="float">
            <text:p>0.180334</text:p>
          </table:table-cell>
          <table:table-cell office:value-type="float" office:value="1232" calcext:value-type="float">
            <text:p>1232</text:p>
          </table:table-cell>
          <table:table-cell office:value-type="float" office:value="0.165325" calcext:value-type="float">
            <text:p>0.165325</text:p>
          </table:table-cell>
        </table:table-row>
        <table:table-row table:style-name="ro1">
          <table:table-cell table:number-columns-repeated="2"/>
          <table:table-cell office:value-type="float" office:value="1233" calcext:value-type="float">
            <text:p>1233</text:p>
          </table:table-cell>
          <table:table-cell office:value-type="float" office:value="0.181311" calcext:value-type="float">
            <text:p>0.181311</text:p>
          </table:table-cell>
          <table:table-cell office:value-type="float" office:value="1233" calcext:value-type="float">
            <text:p>1233</text:p>
          </table:table-cell>
          <table:table-cell office:value-type="float" office:value="0.161432" calcext:value-type="float">
            <text:p>0.161432</text:p>
          </table:table-cell>
        </table:table-row>
        <table:table-row table:style-name="ro1"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0.182658" calcext:value-type="float">
            <text:p>0.182658</text:p>
          </table:table-cell>
          <table:table-cell office:value-type="float" office:value="1234" calcext:value-type="float">
            <text:p>1234</text:p>
          </table:table-cell>
          <table:table-cell office:value-type="float" office:value="0.16365" calcext:value-type="float">
            <text:p>0.16365</text:p>
          </table:table-cell>
        </table:table-row>
        <table:table-row table:style-name="ro1"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0.173831" calcext:value-type="float">
            <text:p>0.173831</text:p>
          </table:table-cell>
          <table:table-cell office:value-type="float" office:value="1235" calcext:value-type="float">
            <text:p>1235</text:p>
          </table:table-cell>
          <table:table-cell office:value-type="float" office:value="0.160526" calcext:value-type="float">
            <text:p>0.160526</text:p>
          </table:table-cell>
        </table:table-row>
        <table:table-row table:style-name="ro1"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0.170439" calcext:value-type="float">
            <text:p>0.170439</text:p>
          </table:table-cell>
          <table:table-cell office:value-type="float" office:value="1236" calcext:value-type="float">
            <text:p>1236</text:p>
          </table:table-cell>
          <table:table-cell office:value-type="float" office:value="0.158789" calcext:value-type="float">
            <text:p>0.158789</text:p>
          </table:table-cell>
        </table:table-row>
        <table:table-row table:style-name="ro1"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0.168557" calcext:value-type="float">
            <text:p>0.168557</text:p>
          </table:table-cell>
          <table:table-cell office:value-type="float" office:value="1237" calcext:value-type="float">
            <text:p>1237</text:p>
          </table:table-cell>
          <table:table-cell office:value-type="float" office:value="0.162135" calcext:value-type="float">
            <text:p>0.162135</text:p>
          </table:table-cell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0.176215" calcext:value-type="float">
            <text:p>0.176215</text:p>
          </table:table-cell>
          <table:table-cell office:value-type="float" office:value="1238" calcext:value-type="float">
            <text:p>1238</text:p>
          </table:table-cell>
          <table:table-cell office:value-type="float" office:value="0.177561" calcext:value-type="float">
            <text:p>0.177561</text:p>
          </table:table-cell>
        </table:table-row>
        <table:table-row table:style-name="ro1">
          <table:table-cell table:number-columns-repeated="2"/>
          <table:table-cell office:value-type="float" office:value="1239" calcext:value-type="float">
            <text:p>1239</text:p>
          </table:table-cell>
          <table:table-cell office:value-type="float" office:value="0.175139" calcext:value-type="float">
            <text:p>0.175139</text:p>
          </table:table-cell>
          <table:table-cell office:value-type="float" office:value="1239" calcext:value-type="float">
            <text:p>1239</text:p>
          </table:table-cell>
          <table:table-cell office:value-type="float" office:value="0.182729" calcext:value-type="float">
            <text:p>0.182729</text:p>
          </table:table-cell>
        </table:table-row>
        <table:table-row table:style-name="ro1"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1240" calcext:value-type="float">
            <text:p>1240</text:p>
          </table:table-cell>
          <table:table-cell office:value-type="float" office:value="0.179602" calcext:value-type="float">
            <text:p>0.179602</text:p>
          </table:table-cell>
        </table:table-row>
        <table:table-row table:style-name="ro1">
          <table:table-cell table:number-columns-repeated="2"/>
          <table:table-cell office:value-type="float" office:value="1241" calcext:value-type="float">
            <text:p>1241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1241" calcext:value-type="float">
            <text:p>1241</text:p>
          </table:table-cell>
          <table:table-cell office:value-type="float" office:value="0.172834" calcext:value-type="float">
            <text:p>0.172834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0.165524" calcext:value-type="float">
            <text:p>0.165524</text:p>
          </table:table-cell>
          <table:table-cell office:value-type="float" office:value="1242" calcext:value-type="float">
            <text:p>1242</text:p>
          </table:table-cell>
          <table:table-cell office:value-type="float" office:value="0.168688" calcext:value-type="float">
            <text:p>0.168688</text:p>
          </table:table-cell>
        </table:table-row>
        <table:table-row table:style-name="ro1"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0.165556" calcext:value-type="float">
            <text:p>0.165556</text:p>
          </table:table-cell>
          <table:table-cell office:value-type="float" office:value="1243" calcext:value-type="float">
            <text:p>1243</text:p>
          </table:table-cell>
          <table:table-cell office:value-type="float" office:value="0.162333" calcext:value-type="float">
            <text:p>0.162333</text:p>
          </table:table-cell>
        </table:table-row>
        <table:table-row table:style-name="ro1">
          <table:table-cell table:number-columns-repeated="2"/>
          <table:table-cell office:value-type="float" office:value="1244" calcext:value-type="float">
            <text:p>1244</text:p>
          </table:table-cell>
          <table:table-cell office:value-type="float" office:value="0.164176" calcext:value-type="float">
            <text:p>0.164176</text:p>
          </table:table-cell>
          <table:table-cell office:value-type="float" office:value="1244" calcext:value-type="float">
            <text:p>1244</text:p>
          </table:table-cell>
          <table:table-cell office:value-type="float" office:value="0.164152" calcext:value-type="float">
            <text:p>0.164152</text:p>
          </table:table-cell>
        </table:table-row>
        <table:table-row table:style-name="ro1">
          <table:table-cell table:number-columns-repeated="2"/>
          <table:table-cell office:value-type="float" office:value="1245" calcext:value-type="float">
            <text:p>1245</text:p>
          </table:table-cell>
          <table:table-cell office:value-type="float" office:value="0.159402" calcext:value-type="float">
            <text:p>0.159402</text:p>
          </table:table-cell>
          <table:table-cell office:value-type="float" office:value="1245" calcext:value-type="float">
            <text:p>1245</text:p>
          </table:table-cell>
          <table:table-cell office:value-type="float" office:value="0.174369" calcext:value-type="float">
            <text:p>0.174369</text:p>
          </table:table-cell>
        </table:table-row>
        <table:table-row table:style-name="ro1">
          <table:table-cell table:number-columns-repeated="2"/>
          <table:table-cell office:value-type="float" office:value="1246" calcext:value-type="float">
            <text:p>1246</text:p>
          </table:table-cell>
          <table:table-cell office:value-type="float" office:value="0.170057" calcext:value-type="float">
            <text:p>0.170057</text:p>
          </table:table-cell>
          <table:table-cell office:value-type="float" office:value="1246" calcext:value-type="float">
            <text:p>1246</text:p>
          </table:table-cell>
          <table:table-cell office:value-type="float" office:value="0.167116" calcext:value-type="float">
            <text:p>0.167116</text:p>
          </table:table-cell>
        </table:table-row>
        <table:table-row table:style-name="ro1">
          <table:table-cell table:number-columns-repeated="2"/>
          <table:table-cell office:value-type="float" office:value="1247" calcext:value-type="float">
            <text:p>1247</text:p>
          </table:table-cell>
          <table:table-cell office:value-type="float" office:value="0.175384" calcext:value-type="float">
            <text:p>0.175384</text:p>
          </table:table-cell>
          <table:table-cell office:value-type="float" office:value="1247" calcext:value-type="float">
            <text:p>1247</text:p>
          </table:table-cell>
          <table:table-cell office:value-type="float" office:value="0.166784" calcext:value-type="float">
            <text:p>0.166784</text:p>
          </table:table-cell>
        </table:table-row>
        <table:table-row table:style-name="ro1"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0.175659" calcext:value-type="float">
            <text:p>0.175659</text:p>
          </table:table-cell>
          <table:table-cell office:value-type="float" office:value="1248" calcext:value-type="float">
            <text:p>1248</text:p>
          </table:table-cell>
          <table:table-cell office:value-type="float" office:value="0.16854" calcext:value-type="float">
            <text:p>0.16854</text:p>
          </table:table-cell>
        </table:table-row>
        <table:table-row table:style-name="ro1"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0.174821" calcext:value-type="float">
            <text:p>0.174821</text:p>
          </table:table-cell>
          <table:table-cell office:value-type="float" office:value="1249" calcext:value-type="float">
            <text:p>1249</text:p>
          </table:table-cell>
          <table:table-cell office:value-type="float" office:value="0.163455" calcext:value-type="float">
            <text:p>0.163455</text:p>
          </table:table-cell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.17175" calcext:value-type="float">
            <text:p>0.17175</text:p>
          </table:table-cell>
          <table:table-cell office:value-type="float" office:value="1250" calcext:value-type="float">
            <text:p>1250</text:p>
          </table:table-cell>
          <table:table-cell office:value-type="float" office:value="0.162985" calcext:value-type="float">
            <text:p>0.162985</text:p>
          </table:table-cell>
        </table:table-row>
        <table:table-row table:style-name="ro1">
          <table:table-cell table:number-columns-repeated="2"/>
          <table:table-cell office:value-type="float" office:value="1251" calcext:value-type="float">
            <text:p>1251</text:p>
          </table:table-cell>
          <table:table-cell office:value-type="float" office:value="0.167517" calcext:value-type="float">
            <text:p>0.167517</text:p>
          </table:table-cell>
          <table:table-cell office:value-type="float" office:value="1251" calcext:value-type="float">
            <text:p>1251</text:p>
          </table:table-cell>
          <table:table-cell office:value-type="float" office:value="0.161541" calcext:value-type="float">
            <text:p>0.161541</text:p>
          </table:table-cell>
        </table:table-row>
        <table:table-row table:style-name="ro1"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0.167695" calcext:value-type="float">
            <text:p>0.167695</text:p>
          </table:table-cell>
          <table:table-cell office:value-type="float" office:value="1252" calcext:value-type="float">
            <text:p>1252</text:p>
          </table:table-cell>
          <table:table-cell office:value-type="float" office:value="0.171285" calcext:value-type="float">
            <text:p>0.171285</text:p>
          </table:table-cell>
        </table:table-row>
        <table:table-row table:style-name="ro1">
          <table:table-cell table:number-columns-repeated="2"/>
          <table:table-cell office:value-type="float" office:value="1253" calcext:value-type="float">
            <text:p>1253</text:p>
          </table:table-cell>
          <table:table-cell office:value-type="float" office:value="0.169876" calcext:value-type="float">
            <text:p>0.169876</text:p>
          </table:table-cell>
          <table:table-cell office:value-type="float" office:value="1253" calcext:value-type="float">
            <text:p>1253</text:p>
          </table:table-cell>
          <table:table-cell office:value-type="float" office:value="0.177069" calcext:value-type="float">
            <text:p>0.177069</text:p>
          </table:table-cell>
        </table:table-row>
        <table:table-row table:style-name="ro1"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0.169693" calcext:value-type="float">
            <text:p>0.169693</text:p>
          </table:table-cell>
          <table:table-cell office:value-type="float" office:value="1254" calcext:value-type="float">
            <text:p>1254</text:p>
          </table:table-cell>
          <table:table-cell office:value-type="float" office:value="0.168488" calcext:value-type="float">
            <text:p>0.168488</text:p>
          </table:table-cell>
        </table:table-row>
        <table:table-row table:style-name="ro1"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0.17676" calcext:value-type="float">
            <text:p>0.17676</text:p>
          </table:table-cell>
          <table:table-cell office:value-type="float" office:value="1255" calcext:value-type="float">
            <text:p>1255</text:p>
          </table:table-cell>
          <table:table-cell office:value-type="float" office:value="0.171784" calcext:value-type="float">
            <text:p>0.171784</text:p>
          </table:table-cell>
        </table:table-row>
        <table:table-row table:style-name="ro1">
          <table:table-cell table:number-columns-repeated="2"/>
          <table:table-cell office:value-type="float" office:value="1256" calcext:value-type="float">
            <text:p>1256</text:p>
          </table:table-cell>
          <table:table-cell office:value-type="float" office:value="0.16966" calcext:value-type="float">
            <text:p>0.16966</text:p>
          </table:table-cell>
          <table:table-cell office:value-type="float" office:value="1256" calcext:value-type="float">
            <text:p>1256</text:p>
          </table:table-cell>
          <table:table-cell office:value-type="float" office:value="0.167475" calcext:value-type="float">
            <text:p>0.167475</text:p>
          </table:table-cell>
        </table:table-row>
        <table:table-row table:style-name="ro1">
          <table:table-cell table:number-columns-repeated="2"/>
          <table:table-cell office:value-type="float" office:value="1257" calcext:value-type="float">
            <text:p>1257</text:p>
          </table:table-cell>
          <table:table-cell office:value-type="float" office:value="0.174676" calcext:value-type="float">
            <text:p>0.174676</text:p>
          </table:table-cell>
          <table:table-cell office:value-type="float" office:value="1257" calcext:value-type="float">
            <text:p>1257</text:p>
          </table:table-cell>
          <table:table-cell office:value-type="float" office:value="0.170016" calcext:value-type="float">
            <text:p>0.170016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0.175684" calcext:value-type="float">
            <text:p>0.175684</text:p>
          </table:table-cell>
          <table:table-cell office:value-type="float" office:value="1258" calcext:value-type="float">
            <text:p>1258</text:p>
          </table:table-cell>
          <table:table-cell office:value-type="float" office:value="0.167623" calcext:value-type="float">
            <text:p>0.167623</text:p>
          </table:table-cell>
        </table:table-row>
        <table:table-row table:style-name="ro1"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0.182174" calcext:value-type="float">
            <text:p>0.182174</text:p>
          </table:table-cell>
          <table:table-cell office:value-type="float" office:value="1259" calcext:value-type="float">
            <text:p>1259</text:p>
          </table:table-cell>
          <table:table-cell office:value-type="float" office:value="0.165987" calcext:value-type="float">
            <text:p>0.165987</text:p>
          </table:table-cell>
        </table:table-row>
        <table:table-row table:style-name="ro1"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0.178576" calcext:value-type="float">
            <text:p>0.178576</text:p>
          </table:table-cell>
          <table:table-cell office:value-type="float" office:value="1260" calcext:value-type="float">
            <text:p>1260</text:p>
          </table:table-cell>
          <table:table-cell office:value-type="float" office:value="0.169744" calcext:value-type="float">
            <text:p>0.169744</text:p>
          </table:table-cell>
        </table:table-row>
        <table:table-row table:style-name="ro1">
          <table:table-cell table:number-columns-repeated="2"/>
          <table:table-cell office:value-type="float" office:value="1261" calcext:value-type="float">
            <text:p>1261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1261" calcext:value-type="float">
            <text:p>1261</text:p>
          </table:table-cell>
          <table:table-cell office:value-type="float" office:value="0.175271" calcext:value-type="float">
            <text:p>0.175271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0.170268" calcext:value-type="float">
            <text:p>0.170268</text:p>
          </table:table-cell>
          <table:table-cell office:value-type="float" office:value="1262" calcext:value-type="float">
            <text:p>1262</text:p>
          </table:table-cell>
          <table:table-cell office:value-type="float" office:value="0.168578" calcext:value-type="float">
            <text:p>0.168578</text:p>
          </table:table-cell>
        </table:table-row>
        <table:table-row table:style-name="ro1"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0.167591" calcext:value-type="float">
            <text:p>0.167591</text:p>
          </table:table-cell>
          <table:table-cell office:value-type="float" office:value="1263" calcext:value-type="float">
            <text:p>1263</text:p>
          </table:table-cell>
          <table:table-cell office:value-type="float" office:value="0.168201" calcext:value-type="float">
            <text:p>0.168201</text:p>
          </table:table-cell>
        </table:table-row>
        <table:table-row table:style-name="ro1">
          <table:table-cell table:number-columns-repeated="2"/>
          <table:table-cell office:value-type="float" office:value="1264" calcext:value-type="float">
            <text:p>1264</text:p>
          </table:table-cell>
          <table:table-cell office:value-type="float" office:value="0.169152" calcext:value-type="float">
            <text:p>0.169152</text:p>
          </table:table-cell>
          <table:table-cell office:value-type="float" office:value="1264" calcext:value-type="float">
            <text:p>1264</text:p>
          </table:table-cell>
          <table:table-cell office:value-type="float" office:value="0.165229" calcext:value-type="float">
            <text:p>0.165229</text:p>
          </table:table-cell>
        </table:table-row>
        <table:table-row table:style-name="ro1"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0.171713" calcext:value-type="float">
            <text:p>0.171713</text:p>
          </table:table-cell>
          <table:table-cell office:value-type="float" office:value="1265" calcext:value-type="float">
            <text:p>1265</text:p>
          </table:table-cell>
          <table:table-cell office:value-type="float" office:value="0.172186" calcext:value-type="float">
            <text:p>0.172186</text:p>
          </table:table-cell>
        </table:table-row>
        <table:table-row table:style-name="ro1"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0.171276" calcext:value-type="float">
            <text:p>0.171276</text:p>
          </table:table-cell>
          <table:table-cell office:value-type="float" office:value="1266" calcext:value-type="float">
            <text:p>1266</text:p>
          </table:table-cell>
          <table:table-cell office:value-type="float" office:value="0.17671" calcext:value-type="float">
            <text:p>0.17671</text:p>
          </table:table-cell>
        </table:table-row>
        <table:table-row table:style-name="ro1">
          <table: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0.175164" calcext:value-type="float">
            <text:p>0.175164</text:p>
          </table:table-cell>
          <table:table-cell office:value-type="float" office:value="1267" calcext:value-type="float">
            <text:p>1267</text:p>
          </table:table-cell>
          <table:table-cell office:value-type="float" office:value="0.172484" calcext:value-type="float">
            <text:p>0.172484</text:p>
          </table:table-cell>
        </table:table-row>
        <table:table-row table:style-name="ro1"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0.174838" calcext:value-type="float">
            <text:p>0.174838</text:p>
          </table:table-cell>
          <table:table-cell office:value-type="float" office:value="1268" calcext:value-type="float">
            <text:p>1268</text:p>
          </table:table-cell>
          <table:table-cell office:value-type="float" office:value="0.172215" calcext:value-type="float">
            <text:p>0.172215</text:p>
          </table:table-cell>
        </table:table-row>
        <table:table-row table:style-name="ro1">
          <table:table-cell table:number-columns-repeated="2"/>
          <table:table-cell office:value-type="float" office:value="1269" calcext:value-type="float">
            <text:p>1269</text:p>
          </table:table-cell>
          <table:table-cell office:value-type="float" office:value="0.171837" calcext:value-type="float">
            <text:p>0.171837</text:p>
          </table:table-cell>
          <table:table-cell office:value-type="float" office:value="1269" calcext:value-type="float">
            <text:p>1269</text:p>
          </table:table-cell>
          <table:table-cell office:value-type="float" office:value="0.176345" calcext:value-type="float">
            <text:p>0.176345</text:p>
          </table:table-cell>
        </table:table-row>
        <table:table-row table:style-name="ro1"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0.175552" calcext:value-type="float">
            <text:p>0.175552</text:p>
          </table:table-cell>
          <table:table-cell office:value-type="float" office:value="1270" calcext:value-type="float">
            <text:p>1270</text:p>
          </table:table-cell>
          <table:table-cell office:value-type="float" office:value="0.182973" calcext:value-type="float">
            <text:p>0.182973</text:p>
          </table:table-cell>
        </table:table-row>
        <table:table-row table:style-name="ro1"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0.178187" calcext:value-type="float">
            <text:p>0.178187</text:p>
          </table:table-cell>
          <table:table-cell office:value-type="float" office:value="1271" calcext:value-type="float">
            <text:p>1271</text:p>
          </table:table-cell>
          <table:table-cell office:value-type="float" office:value="0.178019" calcext:value-type="float">
            <text:p>0.178019</text:p>
          </table:table-cell>
        </table:table-row>
        <table:table-row table:style-name="ro1"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0.177183" calcext:value-type="float">
            <text:p>0.177183</text:p>
          </table:table-cell>
          <table:table-cell office:value-type="float" office:value="1272" calcext:value-type="float">
            <text:p>1272</text:p>
          </table:table-cell>
          <table:table-cell office:value-type="float" office:value="0.178121" calcext:value-type="float">
            <text:p>0.178121</text:p>
          </table:table-cell>
        </table:table-row>
        <table:table-row table:style-name="ro1"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0.180207" calcext:value-type="float">
            <text:p>0.180207</text:p>
          </table:table-cell>
          <table:table-cell office:value-type="float" office:value="1273" calcext:value-type="float">
            <text:p>1273</text:p>
          </table:table-cell>
          <table:table-cell office:value-type="float" office:value="0.172208" calcext:value-type="float">
            <text:p>0.172208</text:p>
          </table:table-cell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0.175496" calcext:value-type="float">
            <text:p>0.175496</text:p>
          </table:table-cell>
          <table:table-cell office:value-type="float" office:value="1274" calcext:value-type="float">
            <text:p>1274</text:p>
          </table:table-cell>
          <table:table-cell office:value-type="float" office:value="0.172093" calcext:value-type="float">
            <text:p>0.172093</text:p>
          </table:table-cell>
        </table:table-row>
        <table:table-row table:style-name="ro1">
          <table:table-cell table:number-columns-repeated="2"/>
          <table:table-cell office:value-type="float" office:value="1275" calcext:value-type="float">
            <text:p>1275</text:p>
          </table:table-cell>
          <table:table-cell office:value-type="float" office:value="0.179454" calcext:value-type="float">
            <text:p>0.179454</text:p>
          </table:table-cell>
          <table:table-cell office:value-type="float" office:value="1275" calcext:value-type="float">
            <text:p>1275</text:p>
          </table:table-cell>
          <table:table-cell office:value-type="float" office:value="0.165803" calcext:value-type="float">
            <text:p>0.165803</text:p>
          </table:table-cell>
        </table:table-row>
        <table:table-row table:style-name="ro1"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0.182596" calcext:value-type="float">
            <text:p>0.182596</text:p>
          </table:table-cell>
          <table:table-cell office:value-type="float" office:value="1276" calcext:value-type="float">
            <text:p>1276</text:p>
          </table:table-cell>
          <table:table-cell office:value-type="float" office:value="0.163193" calcext:value-type="float">
            <text:p>0.163193</text:p>
          </table:table-cell>
        </table:table-row>
        <table:table-row table:style-name="ro1">
          <table:table-cell table:number-columns-repeated="2"/>
          <table:table-cell office:value-type="float" office:value="1277" calcext:value-type="float">
            <text:p>1277</text:p>
          </table:table-cell>
          <table:table-cell office:value-type="float" office:value="0.18068" calcext:value-type="float">
            <text:p>0.18068</text:p>
          </table:table-cell>
          <table:table-cell office:value-type="float" office:value="1277" calcext:value-type="float">
            <text:p>1277</text:p>
          </table:table-cell>
          <table:table-cell office:value-type="float" office:value="0.157399" calcext:value-type="float">
            <text:p>0.157399</text:p>
          </table:table-cell>
        </table:table-row>
        <table:table-row table:style-name="ro1">
          <table:table-cell table:number-columns-repeated="2"/>
          <table:table-cell office:value-type="float" office:value="1278" calcext:value-type="float">
            <text:p>1278</text:p>
          </table:table-cell>
          <table:table-cell office:value-type="float" office:value="0.18139" calcext:value-type="float">
            <text:p>0.18139</text:p>
          </table:table-cell>
          <table:table-cell office:value-type="float" office:value="1278" calcext:value-type="float">
            <text:p>1278</text:p>
          </table:table-cell>
          <table:table-cell office:value-type="float" office:value="0.160927" calcext:value-type="float">
            <text:p>0.160927</text:p>
          </table:table-cell>
        </table:table-row>
        <table:table-row table:style-name="ro1"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0.18965" calcext:value-type="float">
            <text:p>0.18965</text:p>
          </table:table-cell>
          <table:table-cell office:value-type="float" office:value="1279" calcext:value-type="float">
            <text:p>1279</text:p>
          </table:table-cell>
          <table:table-cell office:value-type="float" office:value="0.160985" calcext:value-type="float">
            <text:p>0.160985</text:p>
          </table:table-cell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0.186728" calcext:value-type="float">
            <text:p>0.186728</text:p>
          </table:table-cell>
          <table:table-cell office:value-type="float" office:value="1280" calcext:value-type="float">
            <text:p>1280</text:p>
          </table:table-cell>
          <table:table-cell office:value-type="float" office:value="0.159218" calcext:value-type="float">
            <text:p>0.159218</text:p>
          </table:table-cell>
        </table:table-row>
        <table:table-row table:style-name="ro1">
          <table:table-cell table:number-columns-repeated="2"/>
          <table:table-cell office:value-type="float" office:value="1281" calcext:value-type="float">
            <text:p>1281</text:p>
          </table:table-cell>
          <table:table-cell office:value-type="float" office:value="0.185321" calcext:value-type="float">
            <text:p>0.185321</text:p>
          </table:table-cell>
          <table:table-cell office:value-type="float" office:value="1281" calcext:value-type="float">
            <text:p>1281</text:p>
          </table:table-cell>
          <table:table-cell office:value-type="float" office:value="0.156463" calcext:value-type="float">
            <text:p>0.156463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282</text:p>
          </table:table-cell>
          <table:table-cell office:value-type="float" office:value="0.184611" calcext:value-type="float">
            <text:p>0.184611</text:p>
          </table:table-cell>
          <table:table-cell office:value-type="float" office:value="1282" calcext:value-type="float">
            <text:p>1282</text:p>
          </table:table-cell>
          <table:table-cell office:value-type="float" office:value="0.154917" calcext:value-type="float">
            <text:p>0.154917</text:p>
          </table:table-cell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0.191973" calcext:value-type="float">
            <text:p>0.191973</text:p>
          </table:table-cell>
          <table:table-cell office:value-type="float" office:value="1283" calcext:value-type="float">
            <text:p>1283</text:p>
          </table:table-cell>
          <table:table-cell office:value-type="float" office:value="0.161396" calcext:value-type="float">
            <text:p>0.161396</text:p>
          </table:table-cell>
        </table:table-row>
        <table:table-row table:style-name="ro1">
          <table:table-cell table:number-columns-repeated="2"/>
          <table:table-cell office:value-type="float" office:value="1284" calcext:value-type="float">
            <text:p>1284</text:p>
          </table:table-cell>
          <table:table-cell office:value-type="float" office:value="0.193538" calcext:value-type="float">
            <text:p>0.193538</text:p>
          </table:table-cell>
          <table:table-cell office:value-type="float" office:value="1284" calcext:value-type="float">
            <text:p>1284</text:p>
          </table:table-cell>
          <table:table-cell office:value-type="float" office:value="0.163897" calcext:value-type="float">
            <text:p>0.163897</text:p>
          </table:table-cell>
        </table:table-row>
        <table:table-row table:style-name="ro1">
          <table:table-cell table:number-columns-repeated="2"/>
          <table:table-cell office:value-type="float" office:value="1285" calcext:value-type="float">
            <text:p>1285</text:p>
          </table:table-cell>
          <table:table-cell office:value-type="float" office:value="0.185441" calcext:value-type="float">
            <text:p>0.185441</text:p>
          </table:table-cell>
          <table:table-cell office:value-type="float" office:value="1285" calcext:value-type="float">
            <text:p>1285</text:p>
          </table:table-cell>
          <table:table-cell office:value-type="float" office:value="0.166761" calcext:value-type="float">
            <text:p>0.166761</text:p>
          </table:table-cell>
        </table:table-row>
        <table:table-row table:style-name="ro1">
          <table:table-cell table:number-columns-repeated="2"/>
          <table:table-cell office:value-type="float" office:value="1286" calcext:value-type="float">
            <text:p>1286</text:p>
          </table:table-cell>
          <table:table-cell office:value-type="float" office:value="0.185416" calcext:value-type="float">
            <text:p>0.185416</text:p>
          </table:table-cell>
          <table:table-cell office:value-type="float" office:value="1286" calcext:value-type="float">
            <text:p>1286</text:p>
          </table:table-cell>
          <table:table-cell office:value-type="float" office:value="0.169889" calcext:value-type="float">
            <text:p>0.169889</text:p>
          </table:table-cell>
        </table:table-row>
        <table:table-row table:style-name="ro1"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0.191637" calcext:value-type="float">
            <text:p>0.191637</text:p>
          </table:table-cell>
          <table:table-cell office:value-type="float" office:value="1287" calcext:value-type="float">
            <text:p>1287</text:p>
          </table:table-cell>
          <table:table-cell office:value-type="float" office:value="0.173557" calcext:value-type="float">
            <text:p>0.173557</text:p>
          </table:table-cell>
        </table:table-row>
        <table:table-row table:style-name="ro1">
          <table:table-cell table:number-columns-repeated="2"/>
          <table:table-cell office:value-type="float" office:value="1288" calcext:value-type="float">
            <text:p>1288</text:p>
          </table:table-cell>
          <table:table-cell office:value-type="float" office:value="0.185914" calcext:value-type="float">
            <text:p>0.185914</text:p>
          </table:table-cell>
          <table:table-cell office:value-type="float" office:value="1288" calcext:value-type="float">
            <text:p>1288</text:p>
          </table:table-cell>
          <table:table-cell office:value-type="float" office:value="0.18056" calcext:value-type="float">
            <text:p>0.18056</text:p>
          </table:table-cell>
        </table:table-row>
        <table:table-row table:style-name="ro1">
          <table:table-cell table:number-columns-repeated="2"/>
          <table:table-cell office:value-type="float" office:value="1289" calcext:value-type="float">
            <text:p>1289</text:p>
          </table:table-cell>
          <table:table-cell office:value-type="float" office:value="0.182951" calcext:value-type="float">
            <text:p>0.182951</text:p>
          </table:table-cell>
          <table:table-cell office:value-type="float" office:value="1289" calcext:value-type="float">
            <text:p>1289</text:p>
          </table:table-cell>
          <table:table-cell office:value-type="float" office:value="0.186403" calcext:value-type="float">
            <text:p>0.186403</text:p>
          </table:table-cell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0.177969" calcext:value-type="float">
            <text:p>0.177969</text:p>
          </table:table-cell>
          <table:table-cell office:value-type="float" office:value="1290" calcext:value-type="float">
            <text:p>1290</text:p>
          </table:table-cell>
          <table:table-cell office:value-type="float" office:value="0.189563" calcext:value-type="float">
            <text:p>0.189563</text:p>
          </table:table-cell>
        </table:table-row>
        <table:table-row table:style-name="ro1">
          <table:table-cell table:number-columns-repeated="2"/>
          <table:table-cell office:value-type="float" office:value="1291" calcext:value-type="float">
            <text:p>1291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1291" calcext:value-type="float">
            <text:p>1291</text:p>
          </table:table-cell>
          <table:table-cell office:value-type="float" office:value="0.182678" calcext:value-type="float">
            <text:p>0.182678</text:p>
          </table:table-cell>
        </table:table-row>
        <table:table-row table:style-name="ro1"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0.172466" calcext:value-type="float">
            <text:p>0.172466</text:p>
          </table:table-cell>
          <table:table-cell office:value-type="float" office:value="1292" calcext:value-type="float">
            <text:p>1292</text:p>
          </table:table-cell>
          <table:table-cell office:value-type="float" office:value="0.17553" calcext:value-type="float">
            <text:p>0.17553</text:p>
          </table:table-cell>
        </table:table-row>
        <table:table-row table:style-name="ro1">
          <table:table-cell table:number-columns-repeated="2"/>
          <table:table-cell office:value-type="float" office:value="1293" calcext:value-type="float">
            <text:p>1293</text:p>
          </table:table-cell>
          <table:table-cell office:value-type="float" office:value="0.17739" calcext:value-type="float">
            <text:p>0.17739</text:p>
          </table:table-cell>
          <table:table-cell office:value-type="float" office:value="1293" calcext:value-type="float">
            <text:p>1293</text:p>
          </table:table-cell>
          <table:table-cell office:value-type="float" office:value="0.174177" calcext:value-type="float">
            <text:p>0.174177</text:p>
          </table:table-cell>
        </table:table-row>
        <table:table-row table:style-name="ro1">
          <table:table-cell table:number-columns-repeated="2"/>
          <table:table-cell office:value-type="float" office:value="1294" calcext:value-type="float">
            <text:p>1294</text:p>
          </table:table-cell>
          <table:table-cell office:value-type="float" office:value="0.175444" calcext:value-type="float">
            <text:p>0.175444</text:p>
          </table:table-cell>
          <table:table-cell office:value-type="float" office:value="1294" calcext:value-type="float">
            <text:p>1294</text:p>
          </table:table-cell>
          <table:table-cell office:value-type="float" office:value="0.169709" calcext:value-type="float">
            <text:p>0.169709</text:p>
          </table:table-cell>
        </table:table-row>
        <table:table-row table:style-name="ro1"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0.170096" calcext:value-type="float">
            <text:p>0.170096</text:p>
          </table:table-cell>
          <table:table-cell office:value-type="float" office:value="1295" calcext:value-type="float">
            <text:p>1295</text:p>
          </table:table-cell>
          <table:table-cell office:value-type="float" office:value="0.170401" calcext:value-type="float">
            <text:p>0.170401</text:p>
          </table:table-cell>
        </table:table-row>
        <table:table-row table:style-name="ro1">
          <table:table-cell table:number-columns-repeated="2"/>
          <table:table-cell office:value-type="float" office:value="1296" calcext:value-type="float">
            <text:p>1296</text:p>
          </table:table-cell>
          <table:table-cell office:value-type="float" office:value="0.172152" calcext:value-type="float">
            <text:p>0.172152</text:p>
          </table:table-cell>
          <table:table-cell office:value-type="float" office:value="1296" calcext:value-type="float">
            <text:p>1296</text:p>
          </table:table-cell>
          <table:table-cell office:value-type="float" office:value="0.169378" calcext:value-type="float">
            <text:p>0.169378</text:p>
          </table:table-cell>
        </table:table-row>
        <table:table-row table:style-name="ro1"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0.177113" calcext:value-type="float">
            <text:p>0.177113</text:p>
          </table:table-cell>
          <table:table-cell office:value-type="float" office:value="1297" calcext:value-type="float">
            <text:p>1297</text:p>
          </table:table-cell>
          <table:table-cell office:value-type="float" office:value="0.166885" calcext:value-type="float">
            <text:p>0.166885</text:p>
          </table:table-cell>
        </table:table-row>
        <table:table-row table:style-name="ro1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0.1746" calcext:value-type="float">
            <text:p>0.1746</text:p>
          </table:table-cell>
          <table:table-cell office:value-type="float" office:value="1298" calcext:value-type="float">
            <text:p>1298</text:p>
          </table:table-cell>
          <table:table-cell office:value-type="float" office:value="0.165688" calcext:value-type="float">
            <text:p>0.165688</text:p>
          </table:table-cell>
        </table:table-row>
        <table:table-row table:style-name="ro1">
          <table:table-cell table:number-columns-repeated="2"/>
          <table:table-cell office:value-type="float" office:value="1299" calcext:value-type="float">
            <text:p>1299</text:p>
          </table:table-cell>
          <table:table-cell office:value-type="float" office:value="0.174685" calcext:value-type="float">
            <text:p>0.174685</text:p>
          </table:table-cell>
          <table:table-cell office:value-type="float" office:value="1299" calcext:value-type="float">
            <text:p>1299</text:p>
          </table:table-cell>
          <table:table-cell office:value-type="float" office:value="0.160468" calcext:value-type="float">
            <text:p>0.160468</text:p>
          </table:table-cell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0.169415" calcext:value-type="float">
            <text:p>0.169415</text:p>
          </table:table-cell>
          <table:table-cell office:value-type="float" office:value="1300" calcext:value-type="float">
            <text:p>1300</text:p>
          </table:table-cell>
          <table:table-cell office:value-type="float" office:value="0.173387" calcext:value-type="float">
            <text:p>0.173387</text:p>
          </table:table-cell>
        </table:table-row>
        <table:table-row table:style-name="ro1">
          <table:table-cell table:number-columns-repeated="2"/>
          <table:table-cell office:value-type="float" office:value="1301" calcext:value-type="float">
            <text:p>1301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1301" calcext:value-type="float">
            <text:p>1301</text:p>
          </table:table-cell>
          <table:table-cell office:value-type="float" office:value="0.166557" calcext:value-type="float">
            <text:p>0.166557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0.169489" calcext:value-type="float">
            <text:p>0.169489</text:p>
          </table:table-cell>
          <table:table-cell office:value-type="float" office:value="1302" calcext:value-type="float">
            <text:p>1302</text:p>
          </table:table-cell>
          <table:table-cell office:value-type="float" office:value="0.165915" calcext:value-type="float">
            <text:p>0.165915</text:p>
          </table:table-cell>
        </table:table-row>
        <table:table-row table:style-name="ro1"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0.171677" calcext:value-type="float">
            <text:p>0.171677</text:p>
          </table:table-cell>
          <table:table-cell office:value-type="float" office:value="1303" calcext:value-type="float">
            <text:p>1303</text:p>
          </table:table-cell>
          <table:table-cell office:value-type="float" office:value="0.161954" calcext:value-type="float">
            <text:p>0.161954</text:p>
          </table:table-cell>
        </table:table-row>
        <table:table-row table:style-name="ro1">
          <table:table-cell table:number-columns-repeated="2"/>
          <table:table-cell office:value-type="float" office:value="1304" calcext:value-type="float">
            <text:p>1304</text:p>
          </table:table-cell>
          <table:table-cell office:value-type="float" office:value="0.170626" calcext:value-type="float">
            <text:p>0.170626</text:p>
          </table:table-cell>
          <table:table-cell office:value-type="float" office:value="1304" calcext:value-type="float">
            <text:p>1304</text:p>
          </table:table-cell>
          <table:table-cell office:value-type="float" office:value="0.186075" calcext:value-type="float">
            <text:p>0.186075</text:p>
          </table:table-cell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0.161666" calcext:value-type="float">
            <text:p>0.161666</text:p>
          </table:table-cell>
          <table:table-cell office:value-type="float" office:value="1305" calcext:value-type="float">
            <text:p>1305</text:p>
          </table:table-cell>
          <table:table-cell office:value-type="float" office:value="0.188473" calcext:value-type="float">
            <text:p>0.188473</text:p>
          </table:table-cell>
        </table:table-row>
        <table:table-row table:style-name="ro1">
          <table:table-cell table:number-columns-repeated="2"/>
          <table:table-cell office:value-type="float" office:value="1306" calcext:value-type="float">
            <text:p>1306</text:p>
          </table:table-cell>
          <table:table-cell office:value-type="float" office:value="0.167452" calcext:value-type="float">
            <text:p>0.167452</text:p>
          </table:table-cell>
          <table:table-cell office:value-type="float" office:value="1306" calcext:value-type="float">
            <text:p>1306</text:p>
          </table:table-cell>
          <table:table-cell office:value-type="float" office:value="0.194873" calcext:value-type="float">
            <text:p>0.194873</text:p>
          </table:table-cell>
        </table:table-row>
        <table:table-row table:style-name="ro1">
          <table:table-cell table:number-columns-repeated="2"/>
          <table:table-cell office:value-type="float" office:value="1307" calcext:value-type="float">
            <text:p>1307</text:p>
          </table:table-cell>
          <table:table-cell office:value-type="float" office:value="0.168364" calcext:value-type="float">
            <text:p>0.168364</text:p>
          </table:table-cell>
          <table:table-cell office:value-type="float" office:value="1307" calcext:value-type="float">
            <text:p>1307</text:p>
          </table:table-cell>
          <table:table-cell office:value-type="float" office:value="0.192091" calcext:value-type="float">
            <text:p>0.192091</text:p>
          </table:table-cell>
        </table:table-row>
        <table:table-row table:style-name="ro1"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0.166067" calcext:value-type="float">
            <text:p>0.166067</text:p>
          </table:table-cell>
          <table:table-cell office:value-type="float" office:value="1308" calcext:value-type="float">
            <text:p>1308</text:p>
          </table:table-cell>
          <table:table-cell office:value-type="float" office:value="0.189413" calcext:value-type="float">
            <text:p>0.189413</text:p>
          </table:table-cell>
        </table:table-row>
        <table:table-row table:style-name="ro1">
          <table:table-cell table:number-columns-repeated="2"/>
          <table:table-cell office:value-type="float" office:value="1309" calcext:value-type="float">
            <text:p>1309</text:p>
          </table:table-cell>
          <table:table-cell office:value-type="float" office:value="0.167837" calcext:value-type="float">
            <text:p>0.167837</text:p>
          </table:table-cell>
          <table:table-cell office:value-type="float" office:value="1309" calcext:value-type="float">
            <text:p>1309</text:p>
          </table:table-cell>
          <table:table-cell office:value-type="float" office:value="0.181967" calcext:value-type="float">
            <text:p>0.181967</text:p>
          </table:table-cell>
        </table:table-row>
        <table:table-row table:style-name="ro1"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0.164224" calcext:value-type="float">
            <text:p>0.164224</text:p>
          </table:table-cell>
          <table:table-cell office:value-type="float" office:value="1310" calcext:value-type="float">
            <text:p>1310</text:p>
          </table:table-cell>
          <table:table-cell office:value-type="float" office:value="0.176284" calcext:value-type="float">
            <text:p>0.176284</text:p>
          </table:table-cell>
        </table:table-row>
        <table:table-row table:style-name="ro1">
          <table:table-cell table:number-columns-repeated="2"/>
          <table:table-cell office:value-type="float" office:value="1311" calcext:value-type="float">
            <text:p>1311</text:p>
          </table:table-cell>
          <table:table-cell office:value-type="float" office:value="0.169495" calcext:value-type="float">
            <text:p>0.169495</text:p>
          </table:table-cell>
          <table:table-cell office:value-type="float" office:value="1311" calcext:value-type="float">
            <text:p>1311</text:p>
          </table:table-cell>
          <table:table-cell office:value-type="float" office:value="0.169831" calcext:value-type="float">
            <text:p>0.169831</text:p>
          </table:table-cell>
        </table:table-row>
        <table:table-row table:style-name="ro1">
          <table:table-cell table:number-columns-repeated="2"/>
          <table:table-cell office:value-type="float" office:value="1312" calcext:value-type="float">
            <text:p>1312</text:p>
          </table:table-cell>
          <table:table-cell office:value-type="float" office:value="0.164868" calcext:value-type="float">
            <text:p>0.164868</text:p>
          </table:table-cell>
          <table:table-cell office:value-type="float" office:value="1312" calcext:value-type="float">
            <text:p>1312</text:p>
          </table:table-cell>
          <table:table-cell office:value-type="float" office:value="0.171759" calcext:value-type="float">
            <text:p>0.171759</text:p>
          </table:table-cell>
        </table:table-row>
        <table:table-row table:style-name="ro1">
          <table:table-cell table:number-columns-repeated="2"/>
          <table:table-cell office:value-type="float" office:value="1313" calcext:value-type="float">
            <text:p>1313</text:p>
          </table:table-cell>
          <table:table-cell office:value-type="float" office:value="0.163098" calcext:value-type="float">
            <text:p>0.163098</text:p>
          </table:table-cell>
          <table:table-cell office:value-type="float" office:value="1313" calcext:value-type="float">
            <text:p>1313</text:p>
          </table:table-cell>
          <table:table-cell office:value-type="float" office:value="0.166371" calcext:value-type="float">
            <text:p>0.166371</text:p>
          </table:table-cell>
        </table:table-row>
        <table:table-row table:style-name="ro1">
          <table:table-cell table:number-columns-repeated="2"/>
          <table:table-cell office:value-type="float" office:value="1314" calcext:value-type="float">
            <text:p>1314</text:p>
          </table:table-cell>
          <table:table-cell office:value-type="float" office:value="0.16277" calcext:value-type="float">
            <text:p>0.16277</text:p>
          </table:table-cell>
          <table:table-cell office:value-type="float" office:value="1314" calcext:value-type="float">
            <text:p>1314</text:p>
          </table:table-cell>
          <table:table-cell office:value-type="float" office:value="0.16052" calcext:value-type="float">
            <text:p>0.16052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1315" calcext:value-type="float">
            <text:p>1315</text:p>
          </table:table-cell>
          <table:table-cell office:value-type="float" office:value="0.158722" calcext:value-type="float">
            <text:p>0.158722</text:p>
          </table:table-cell>
        </table:table-row>
        <table:table-row table:style-name="ro1"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0.173854" calcext:value-type="float">
            <text:p>0.173854</text:p>
          </table:table-cell>
          <table:table-cell office:value-type="float" office:value="1316" calcext:value-type="float">
            <text:p>1316</text:p>
          </table:table-cell>
          <table:table-cell office:value-type="float" office:value="0.155271" calcext:value-type="float">
            <text:p>0.155271</text:p>
          </table:table-cell>
        </table:table-row>
        <table:table-row table:style-name="ro1">
          <table:table-cell table:number-columns-repeated="2"/>
          <table:table-cell office:value-type="float" office:value="1317" calcext:value-type="float">
            <text:p>1317</text:p>
          </table:table-cell>
          <table:table-cell office:value-type="float" office:value="0.175554" calcext:value-type="float">
            <text:p>0.175554</text:p>
          </table:table-cell>
          <table:table-cell office:value-type="float" office:value="1317" calcext:value-type="float">
            <text:p>1317</text:p>
          </table:table-cell>
          <table:table-cell office:value-type="float" office:value="0.152813" calcext:value-type="float">
            <text:p>0.152813</text:p>
          </table:table-cell>
        </table:table-row>
        <table:table-row table:style-name="ro1">
          <table:table-cell table:number-columns-repeated="2"/>
          <table:table-cell office:value-type="float" office:value="1318" calcext:value-type="float">
            <text:p>1318</text:p>
          </table:table-cell>
          <table:table-cell office:value-type="float" office:value="0.169936" calcext:value-type="float">
            <text:p>0.169936</text:p>
          </table:table-cell>
          <table:table-cell office:value-type="float" office:value="1318" calcext:value-type="float">
            <text:p>1318</text:p>
          </table:table-cell>
          <table:table-cell office:value-type="float" office:value="0.156333" calcext:value-type="float">
            <text:p>0.156333</text:p>
          </table:table-cell>
        </table:table-row>
        <table:table-row table:style-name="ro1">
          <table:table-cell table:number-columns-repeated="2"/>
          <table:table-cell office:value-type="float" office:value="1319" calcext:value-type="float">
            <text:p>1319</text:p>
          </table:table-cell>
          <table:table-cell office:value-type="float" office:value="0.165243" calcext:value-type="float">
            <text:p>0.165243</text:p>
          </table:table-cell>
          <table:table-cell office:value-type="float" office:value="1319" calcext:value-type="float">
            <text:p>1319</text:p>
          </table:table-cell>
          <table:table-cell office:value-type="float" office:value="0.157558" calcext:value-type="float">
            <text:p>0.157558</text:p>
          </table:table-cell>
        </table:table-row>
        <table:table-row table:style-name="ro1"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0.161983" calcext:value-type="float">
            <text:p>0.161983</text:p>
          </table:table-cell>
          <table:table-cell office:value-type="float" office:value="1320" calcext:value-type="float">
            <text:p>1320</text:p>
          </table:table-cell>
          <table:table-cell office:value-type="float" office:value="0.153944" calcext:value-type="float">
            <text:p>0.153944</text:p>
          </table:table-cell>
        </table:table-row>
        <table:table-row table:style-name="ro1">
          <table:table-cell table:number-columns-repeated="2"/>
          <table:table-cell office:value-type="float" office:value="1321" calcext:value-type="float">
            <text:p>1321</text:p>
          </table:table-cell>
          <table:table-cell office:value-type="float" office:value="0.159434" calcext:value-type="float">
            <text:p>0.159434</text:p>
          </table:table-cell>
          <table:table-cell office:value-type="float" office:value="1321" calcext:value-type="float">
            <text:p>1321</text:p>
          </table:table-cell>
          <table:table-cell office:value-type="float" office:value="0.15008" calcext:value-type="float">
            <text:p>0.15008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322</text:p>
          </table:table-cell>
          <table:table-cell office:value-type="float" office:value="0.16104" calcext:value-type="float">
            <text:p>0.16104</text:p>
          </table:table-cell>
          <table:table-cell office:value-type="float" office:value="1322" calcext:value-type="float">
            <text:p>1322</text:p>
          </table:table-cell>
          <table:table-cell office:value-type="float" office:value="0.156076" calcext:value-type="float">
            <text:p>0.156076</text:p>
          </table:table-cell>
        </table:table-row>
        <table:table-row table:style-name="ro1"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0.174333" calcext:value-type="float">
            <text:p>0.174333</text:p>
          </table:table-cell>
          <table:table-cell office:value-type="float" office:value="1323" calcext:value-type="float">
            <text:p>1323</text:p>
          </table:table-cell>
          <table:table-cell office:value-type="float" office:value="0.160838" calcext:value-type="float">
            <text:p>0.160838</text:p>
          </table:table-cell>
        </table:table-row>
        <table:table-row table:style-name="ro1"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0.181149" calcext:value-type="float">
            <text:p>0.181149</text:p>
          </table:table-cell>
          <table:table-cell office:value-type="float" office:value="1324" calcext:value-type="float">
            <text:p>1324</text:p>
          </table:table-cell>
          <table:table-cell office:value-type="float" office:value="0.167029" calcext:value-type="float">
            <text:p>0.167029</text:p>
          </table:table-cell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1325" calcext:value-type="float">
            <text:p>1325</text:p>
          </table:table-cell>
          <table:table-cell office:value-type="float" office:value="0.163617" calcext:value-type="float">
            <text:p>0.163617</text:p>
          </table:table-cell>
        </table:table-row>
        <table:table-row table:style-name="ro1"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0.170986" calcext:value-type="float">
            <text:p>0.170986</text:p>
          </table:table-cell>
          <table:table-cell office:value-type="float" office:value="1326" calcext:value-type="float">
            <text:p>1326</text:p>
          </table:table-cell>
          <table:table-cell office:value-type="float" office:value="0.162427" calcext:value-type="float">
            <text:p>0.162427</text:p>
          </table:table-cell>
        </table:table-row>
        <table:table-row table:style-name="ro1">
          <table:table-cell table:number-columns-repeated="2"/>
          <table:table-cell office:value-type="float" office:value="1327" calcext:value-type="float">
            <text:p>1327</text:p>
          </table:table-cell>
          <table:table-cell office:value-type="float" office:value="0.17912" calcext:value-type="float">
            <text:p>0.17912</text:p>
          </table:table-cell>
          <table:table-cell office:value-type="float" office:value="1327" calcext:value-type="float">
            <text:p>1327</text:p>
          </table:table-cell>
          <table:table-cell office:value-type="float" office:value="0.166884" calcext:value-type="float">
            <text:p>0.166884</text:p>
          </table:table-cell>
        </table:table-row>
        <table:table-row table:style-name="ro1"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0.175869" calcext:value-type="float">
            <text:p>0.175869</text:p>
          </table:table-cell>
          <table:table-cell office:value-type="float" office:value="1328" calcext:value-type="float">
            <text:p>1328</text:p>
          </table:table-cell>
          <table:table-cell office:value-type="float" office:value="0.167479" calcext:value-type="float">
            <text:p>0.167479</text:p>
          </table:table-cell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0.188799" calcext:value-type="float">
            <text:p>0.188799</text:p>
          </table:table-cell>
          <table:table-cell office:value-type="float" office:value="1329" calcext:value-type="float">
            <text:p>1329</text:p>
          </table:table-cell>
          <table:table-cell office:value-type="float" office:value="0.164875" calcext:value-type="float">
            <text:p>0.164875</text:p>
          </table:table-cell>
        </table:table-row>
        <table:table-row table:style-name="ro1"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0.197524" calcext:value-type="float">
            <text:p>0.197524</text:p>
          </table:table-cell>
          <table:table-cell office:value-type="float" office:value="1330" calcext:value-type="float">
            <text:p>1330</text:p>
          </table:table-cell>
          <table:table-cell office:value-type="float" office:value="0.163412" calcext:value-type="float">
            <text:p>0.163412</text:p>
          </table:table-cell>
        </table:table-row>
        <table:table-row table:style-name="ro1"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0.193181" calcext:value-type="float">
            <text:p>0.193181</text:p>
          </table:table-cell>
          <table:table-cell office:value-type="float" office:value="1331" calcext:value-type="float">
            <text:p>1331</text:p>
          </table:table-cell>
          <table:table-cell office:value-type="float" office:value="0.155451" calcext:value-type="float">
            <text:p>0.155451</text:p>
          </table:table-cell>
        </table:table-row>
        <table:table-row table:style-name="ro1">
          <table:table-cell table:number-columns-repeated="2"/>
          <table:table-cell office:value-type="float" office:value="1332" calcext:value-type="float">
            <text:p>1332</text:p>
          </table:table-cell>
          <table:table-cell office:value-type="float" office:value="0.205653" calcext:value-type="float">
            <text:p>0.205653</text:p>
          </table:table-cell>
          <table:table-cell office:value-type="float" office:value="1332" calcext:value-type="float">
            <text:p>1332</text:p>
          </table:table-cell>
          <table:table-cell office:value-type="float" office:value="0.166901" calcext:value-type="float">
            <text:p>0.166901</text:p>
          </table:table-cell>
        </table:table-row>
        <table:table-row table:style-name="ro1">
          <table:table-cell table:number-columns-repeated="2"/>
          <table:table-cell office:value-type="float" office:value="1333" calcext:value-type="float">
            <text:p>1333</text:p>
          </table:table-cell>
          <table:table-cell office:value-type="float" office:value="0.20969" calcext:value-type="float">
            <text:p>0.20969</text:p>
          </table:table-cell>
          <table:table-cell office:value-type="float" office:value="1333" calcext:value-type="float">
            <text:p>1333</text:p>
          </table:table-cell>
          <table:table-cell office:value-type="float" office:value="0.162391" calcext:value-type="float">
            <text:p>0.162391</text:p>
          </table:table-cell>
        </table:table-row>
        <table:table-row table:style-name="ro1"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0.205554" calcext:value-type="float">
            <text:p>0.205554</text:p>
          </table:table-cell>
          <table:table-cell office:value-type="float" office:value="1334" calcext:value-type="float">
            <text:p>1334</text:p>
          </table:table-cell>
          <table:table-cell office:value-type="float" office:value="0.15861" calcext:value-type="float">
            <text:p>0.15861</text:p>
          </table:table-cell>
        </table:table-row>
        <table:table-row table:style-name="ro1"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0.207029" calcext:value-type="float">
            <text:p>0.207029</text:p>
          </table:table-cell>
          <table:table-cell office:value-type="float" office:value="1335" calcext:value-type="float">
            <text:p>1335</text:p>
          </table:table-cell>
          <table:table-cell office:value-type="float" office:value="0.161844" calcext:value-type="float">
            <text:p>0.161844</text:p>
          </table:table-cell>
        </table:table-row>
        <table:table-row table:style-name="ro1">
          <table:table-cell table:number-columns-repeated="2"/>
          <table:table-cell office:value-type="float" office:value="1336" calcext:value-type="float">
            <text:p>1336</text:p>
          </table:table-cell>
          <table:table-cell office:value-type="float" office:value="0.203776" calcext:value-type="float">
            <text:p>0.203776</text:p>
          </table:table-cell>
          <table:table-cell office:value-type="float" office:value="1336" calcext:value-type="float">
            <text:p>1336</text:p>
          </table:table-cell>
          <table:table-cell office:value-type="float" office:value="0.160929" calcext:value-type="float">
            <text:p>0.160929</text:p>
          </table:table-cell>
        </table:table-row>
        <table:table-row table:style-name="ro1">
          <table:table-cell table:number-columns-repeated="2"/>
          <table:table-cell office:value-type="float" office:value="1337" calcext:value-type="float">
            <text:p>1337</text:p>
          </table:table-cell>
          <table:table-cell office:value-type="float" office:value="0.1972" calcext:value-type="float">
            <text:p>0.1972</text:p>
          </table:table-cell>
          <table:table-cell office:value-type="float" office:value="1337" calcext:value-type="float">
            <text:p>1337</text:p>
          </table:table-cell>
          <table:table-cell office:value-type="float" office:value="0.164336" calcext:value-type="float">
            <text:p>0.164336</text:p>
          </table:table-cell>
        </table:table-row>
        <table:table-row table:style-name="ro1"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0.193473" calcext:value-type="float">
            <text:p>0.193473</text:p>
          </table:table-cell>
          <table:table-cell office:value-type="float" office:value="1338" calcext:value-type="float">
            <text:p>1338</text:p>
          </table:table-cell>
          <table:table-cell office:value-type="float" office:value="0.164278" calcext:value-type="float">
            <text:p>0.164278</text:p>
          </table:table-cell>
        </table:table-row>
        <table:table-row table:style-name="ro1">
          <table:table-cell table:number-columns-repeated="2"/>
          <table:table-cell office:value-type="float" office:value="1339" calcext:value-type="float">
            <text:p>1339</text:p>
          </table:table-cell>
          <table:table-cell office:value-type="float" office:value="0.201935" calcext:value-type="float">
            <text:p>0.201935</text:p>
          </table:table-cell>
          <table:table-cell office:value-type="float" office:value="1339" calcext:value-type="float">
            <text:p>1339</text:p>
          </table:table-cell>
          <table:table-cell office:value-type="float" office:value="0.169138" calcext:value-type="float">
            <text:p>0.169138</text:p>
          </table:table-cell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0.196315" calcext:value-type="float">
            <text:p>0.196315</text:p>
          </table:table-cell>
          <table:table-cell office:value-type="float" office:value="1340" calcext:value-type="float">
            <text:p>1340</text:p>
          </table:table-cell>
          <table:table-cell office:value-type="float" office:value="0.174132" calcext:value-type="float">
            <text:p>0.174132</text:p>
          </table:table-cell>
        </table:table-row>
        <table:table-row table:style-name="ro1">
          <table:table-cell table:number-columns-repeated="2"/>
          <table:table-cell office:value-type="float" office:value="1341" calcext:value-type="float">
            <text:p>1341</text:p>
          </table:table-cell>
          <table:table-cell office:value-type="float" office:value="0.199626" calcext:value-type="float">
            <text:p>0.199626</text:p>
          </table:table-cell>
          <table:table-cell office:value-type="float" office:value="1341" calcext:value-type="float">
            <text:p>1341</text:p>
          </table:table-cell>
          <table:table-cell office:value-type="float" office:value="0.168184" calcext:value-type="float">
            <text:p>0.168184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0.19303" calcext:value-type="float">
            <text:p>0.19303</text:p>
          </table:table-cell>
          <table:table-cell office:value-type="float" office:value="1342" calcext:value-type="float">
            <text:p>1342</text:p>
          </table:table-cell>
          <table:table-cell office:value-type="float" office:value="0.162337" calcext:value-type="float">
            <text:p>0.162337</text:p>
          </table:table-cell>
        </table:table-row>
        <table:table-row table:style-name="ro1">
          <table:table-cell table:number-columns-repeated="2"/>
          <table:table-cell office:value-type="float" office:value="1343" calcext:value-type="float">
            <text:p>1343</text:p>
          </table:table-cell>
          <table:table-cell office:value-type="float" office:value="0.188897" calcext:value-type="float">
            <text:p>0.188897</text:p>
          </table:table-cell>
          <table:table-cell office:value-type="float" office:value="1343" calcext:value-type="float">
            <text:p>1343</text:p>
          </table:table-cell>
          <table:table-cell office:value-type="float" office:value="0.157582" calcext:value-type="float">
            <text:p>0.157582</text:p>
          </table:table-cell>
        </table:table-row>
        <table:table-row table:style-name="ro1">
          <table:table-cell table:number-columns-repeated="2"/>
          <table:table-cell office:value-type="float" office:value="1344" calcext:value-type="float">
            <text:p>1344</text:p>
          </table:table-cell>
          <table:table-cell office:value-type="float" office:value="0.182895" calcext:value-type="float">
            <text:p>0.182895</text:p>
          </table:table-cell>
          <table:table-cell office:value-type="float" office:value="1344" calcext:value-type="float">
            <text:p>1344</text:p>
          </table:table-cell>
          <table:table-cell office:value-type="float" office:value="0.158152" calcext:value-type="float">
            <text:p>0.158152</text:p>
          </table:table-cell>
        </table:table-row>
        <table:table-row table:style-name="ro1"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0.182935" calcext:value-type="float">
            <text:p>0.182935</text:p>
          </table:table-cell>
          <table:table-cell office:value-type="float" office:value="1345" calcext:value-type="float">
            <text:p>1345</text:p>
          </table:table-cell>
          <table:table-cell office:value-type="float" office:value="0.167381" calcext:value-type="float">
            <text:p>0.167381</text:p>
          </table:table-cell>
        </table:table-row>
        <table:table-row table:style-name="ro1"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1346" calcext:value-type="float">
            <text:p>1346</text:p>
          </table:table-cell>
          <table:table-cell office:value-type="float" office:value="0.177239" calcext:value-type="float">
            <text:p>0.177239</text:p>
          </table:table-cell>
        </table:table-row>
        <table:table-row table:style-name="ro1">
          <table:table-cell table:number-columns-repeated="2"/>
          <table:table-cell office:value-type="float" office:value="1347" calcext:value-type="float">
            <text:p>1347</text:p>
          </table:table-cell>
          <table:table-cell office:value-type="float" office:value="0.179204" calcext:value-type="float">
            <text:p>0.179204</text:p>
          </table:table-cell>
          <table:table-cell office:value-type="float" office:value="1347" calcext:value-type="float">
            <text:p>1347</text:p>
          </table:table-cell>
          <table:table-cell office:value-type="float" office:value="0.172388" calcext:value-type="float">
            <text:p>0.172388</text:p>
          </table:table-cell>
        </table:table-row>
        <table:table-row table:style-name="ro1">
          <table:table-cell table:number-columns-repeated="2"/>
          <table:table-cell office:value-type="float" office:value="1348" calcext:value-type="float">
            <text:p>1348</text:p>
          </table:table-cell>
          <table:table-cell office:value-type="float" office:value="0.183309" calcext:value-type="float">
            <text:p>0.183309</text:p>
          </table:table-cell>
          <table:table-cell office:value-type="float" office:value="1348" calcext:value-type="float">
            <text:p>1348</text:p>
          </table:table-cell>
          <table:table-cell office:value-type="float" office:value="0.166792" calcext:value-type="float">
            <text:p>0.166792</text:p>
          </table:table-cell>
        </table:table-row>
        <table:table-row table:style-name="ro1">
          <table:table-cell table:number-columns-repeated="2"/>
          <table:table-cell office:value-type="float" office:value="1349" calcext:value-type="float">
            <text:p>1349</text:p>
          </table:table-cell>
          <table:table-cell office:value-type="float" office:value="0.187034" calcext:value-type="float">
            <text:p>0.187034</text:p>
          </table:table-cell>
          <table:table-cell office:value-type="float" office:value="1349" calcext:value-type="float">
            <text:p>1349</text:p>
          </table:table-cell>
          <table:table-cell office:value-type="float" office:value="0.17238" calcext:value-type="float">
            <text:p>0.17238</text:p>
          </table:table-cell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0.176286" calcext:value-type="float">
            <text:p>0.176286</text:p>
          </table:table-cell>
          <table:table-cell office:value-type="float" office:value="1350" calcext:value-type="float">
            <text:p>1350</text:p>
          </table:table-cell>
          <table:table-cell office:value-type="float" office:value="0.171287" calcext:value-type="float">
            <text:p>0.171287</text:p>
          </table:table-cell>
        </table:table-row>
        <table:table-row table:style-name="ro1"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0.16598" calcext:value-type="float">
            <text:p>0.16598</text:p>
          </table:table-cell>
          <table:table-cell office:value-type="float" office:value="1351" calcext:value-type="float">
            <text:p>1351</text:p>
          </table:table-cell>
          <table:table-cell office:value-type="float" office:value="0.167028" calcext:value-type="float">
            <text:p>0.167028</text:p>
          </table:table-cell>
        </table:table-row>
        <table:table-row table:style-name="ro1"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0.161076" calcext:value-type="float">
            <text:p>0.161076</text:p>
          </table:table-cell>
          <table:table-cell office:value-type="float" office:value="1352" calcext:value-type="float">
            <text:p>1352</text:p>
          </table:table-cell>
          <table:table-cell office:value-type="float" office:value="0.173334" calcext:value-type="float">
            <text:p>0.173334</text:p>
          </table:table-cell>
        </table:table-row>
        <table:table-row table:style-name="ro1">
          <table:table-cell table:number-columns-repeated="2"/>
          <table:table-cell office:value-type="float" office:value="1353" calcext:value-type="float">
            <text:p>1353</text:p>
          </table:table-cell>
          <table:table-cell office:value-type="float" office:value="0.155277" calcext:value-type="float">
            <text:p>0.155277</text:p>
          </table:table-cell>
          <table:table-cell office:value-type="float" office:value="1353" calcext:value-type="float">
            <text:p>1353</text:p>
          </table:table-cell>
          <table:table-cell office:value-type="float" office:value="0.173728" calcext:value-type="float">
            <text:p>0.173728</text:p>
          </table:table-cell>
        </table:table-row>
        <table:table-row table:style-name="ro1">
          <table:table-cell table:number-columns-repeated="2"/>
          <table:table-cell office:value-type="float" office:value="1354" calcext:value-type="float">
            <text:p>1354</text:p>
          </table:table-cell>
          <table:table-cell office:value-type="float" office:value="0.153307" calcext:value-type="float">
            <text:p>0.153307</text:p>
          </table:table-cell>
          <table:table-cell office:value-type="float" office:value="1354" calcext:value-type="float">
            <text:p>1354</text:p>
          </table:table-cell>
          <table:table-cell office:value-type="float" office:value="0.177641" calcext:value-type="float">
            <text:p>0.177641</text:p>
          </table:table-cell>
        </table:table-row>
        <table:table-row table:style-name="ro1">
          <table:table-cell table:number-columns-repeated="2"/>
          <table:table-cell office:value-type="float" office:value="1355" calcext:value-type="float">
            <text:p>1355</text:p>
          </table:table-cell>
          <table:table-cell office:value-type="float" office:value="0.154531" calcext:value-type="float">
            <text:p>0.154531</text:p>
          </table:table-cell>
          <table:table-cell office:value-type="float" office:value="1355" calcext:value-type="float">
            <text:p>1355</text:p>
          </table:table-cell>
          <table:table-cell office:value-type="float" office:value="0.181474" calcext:value-type="float">
            <text:p>0.181474</text:p>
          </table:table-cell>
        </table:table-row>
        <table:table-row table:style-name="ro1"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0.162092" calcext:value-type="float">
            <text:p>0.162092</text:p>
          </table:table-cell>
          <table:table-cell office:value-type="float" office:value="1356" calcext:value-type="float">
            <text:p>1356</text:p>
          </table:table-cell>
          <table:table-cell office:value-type="float" office:value="0.179543" calcext:value-type="float">
            <text:p>0.179543</text:p>
          </table:table-cell>
        </table:table-row>
        <table:table-row table:style-name="ro1">
          <table: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0.16312" calcext:value-type="float">
            <text:p>0.16312</text:p>
          </table:table-cell>
          <table:table-cell office:value-type="float" office:value="1357" calcext:value-type="float">
            <text:p>1357</text:p>
          </table:table-cell>
          <table:table-cell office:value-type="float" office:value="0.173618" calcext:value-type="float">
            <text:p>0.173618</text:p>
          </table:table-cell>
        </table:table-row>
        <table:table-row table:style-name="ro1">
          <table:table-cell table:number-columns-repeated="2"/>
          <table:table-cell office:value-type="float" office:value="1358" calcext:value-type="float">
            <text:p>1358</text:p>
          </table:table-cell>
          <table:table-cell office:value-type="float" office:value="0.15555" calcext:value-type="float">
            <text:p>0.15555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84" calcext:value-type="float">
            <text:p>0.168584</text:p>
          </table:table-cell>
        </table:table-row>
        <table:table-row table:style-name="ro1">
          <table:table-cell table:number-columns-repeated="2"/>
          <table:table-cell office:value-type="float" office:value="1359" calcext:value-type="float">
            <text:p>1359</text:p>
          </table:table-cell>
          <table:table-cell office:value-type="float" office:value="0.153464" calcext:value-type="float">
            <text:p>0.153464</text:p>
          </table:table-cell>
          <table:table-cell office:value-type="float" office:value="1359" calcext:value-type="float">
            <text:p>1359</text:p>
          </table:table-cell>
          <table:table-cell office:value-type="float" office:value="0.161241" calcext:value-type="float">
            <text:p>0.161241</text:p>
          </table:table-cell>
        </table:table-row>
        <table:table-row table:style-name="ro1"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0.15941" calcext:value-type="float">
            <text:p>0.15941</text:p>
          </table:table-cell>
          <table:table-cell office:value-type="float" office:value="1360" calcext:value-type="float">
            <text:p>1360</text:p>
          </table:table-cell>
          <table:table-cell office:value-type="float" office:value="0.160779" calcext:value-type="float">
            <text:p>0.160779</text:p>
          </table:table-cell>
        </table:table-row>
        <table:table-row table:style-name="ro1">
          <table:table-cell table:number-columns-repeated="2"/>
          <table:table-cell office:value-type="float" office:value="1361" calcext:value-type="float">
            <text:p>1361</text:p>
          </table:table-cell>
          <table:table-cell office:value-type="float" office:value="0.156675" calcext:value-type="float">
            <text:p>0.156675</text:p>
          </table:table-cell>
          <table:table-cell office:value-type="float" office:value="1361" calcext:value-type="float">
            <text:p>1361</text:p>
          </table:table-cell>
          <table:table-cell office:value-type="float" office:value="0.156404" calcext:value-type="float">
            <text:p>0.156404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362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1362" calcext:value-type="float">
            <text:p>1362</text:p>
          </table:table-cell>
          <table:table-cell office:value-type="float" office:value="0.173093" calcext:value-type="float">
            <text:p>0.173093</text:p>
          </table:table-cell>
        </table:table-row>
        <table:table-row table:style-name="ro1">
          <table:table-cell table:number-columns-repeated="2"/>
          <table:table-cell office:value-type="float" office:value="1363" calcext:value-type="float">
            <text:p>1363</text:p>
          </table:table-cell>
          <table:table-cell office:value-type="float" office:value="0.179037" calcext:value-type="float">
            <text:p>0.179037</text:p>
          </table:table-cell>
          <table:table-cell office:value-type="float" office:value="1363" calcext:value-type="float">
            <text:p>1363</text:p>
          </table:table-cell>
          <table:table-cell office:value-type="float" office:value="0.169408" calcext:value-type="float">
            <text:p>0.169408</text:p>
          </table:table-cell>
        </table:table-row>
        <table:table-row table:style-name="ro1">
          <table:table-cell table:number-columns-repeated="2"/>
          <table:table-cell office:value-type="float" office:value="1364" calcext:value-type="float">
            <text:p>1364</text:p>
          </table:table-cell>
          <table:table-cell office:value-type="float" office:value="0.176065" calcext:value-type="float">
            <text:p>0.176065</text:p>
          </table:table-cell>
          <table:table-cell office:value-type="float" office:value="1364" calcext:value-type="float">
            <text:p>1364</text:p>
          </table:table-cell>
          <table:table-cell office:value-type="float" office:value="0.168871" calcext:value-type="float">
            <text:p>0.168871</text:p>
          </table:table-cell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0.176767" calcext:value-type="float">
            <text:p>0.176767</text:p>
          </table:table-cell>
          <table:table-cell office:value-type="float" office:value="1365" calcext:value-type="float">
            <text:p>1365</text:p>
          </table:table-cell>
          <table:table-cell office:value-type="float" office:value="0.176317" calcext:value-type="float">
            <text:p>0.176317</text:p>
          </table:table-cell>
        </table:table-row>
        <table:table-row table:style-name="ro1">
          <table:table-cell table:number-columns-repeated="2"/>
          <table:table-cell office:value-type="float" office:value="1366" calcext:value-type="float">
            <text:p>1366</text:p>
          </table:table-cell>
          <table:table-cell office:value-type="float" office:value="0.177833" calcext:value-type="float">
            <text:p>0.177833</text:p>
          </table:table-cell>
          <table:table-cell office:value-type="float" office:value="1366" calcext:value-type="float">
            <text:p>1366</text:p>
          </table:table-cell>
          <table:table-cell office:value-type="float" office:value="0.171845" calcext:value-type="float">
            <text:p>0.171845</text:p>
          </table:table-cell>
        </table:table-row>
        <table:table-row table:style-name="ro1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0.183023" calcext:value-type="float">
            <text:p>0.183023</text:p>
          </table:table-cell>
          <table:table-cell office:value-type="float" office:value="1367" calcext:value-type="float">
            <text:p>1367</text:p>
          </table:table-cell>
          <table:table-cell office:value-type="float" office:value="0.166262" calcext:value-type="float">
            <text:p>0.166262</text:p>
          </table:table-cell>
        </table:table-row>
        <table:table-row table:style-name="ro1">
          <table:table-cell table:number-columns-repeated="2"/>
          <table:table-cell office:value-type="float" office:value="1368" calcext:value-type="float">
            <text:p>1368</text:p>
          </table:table-cell>
          <table:table-cell office:value-type="float" office:value="0.181989" calcext:value-type="float">
            <text:p>0.181989</text:p>
          </table:table-cell>
          <table:table-cell office:value-type="float" office:value="1368" calcext:value-type="float">
            <text:p>1368</text:p>
          </table:table-cell>
          <table:table-cell office:value-type="float" office:value="0.174197" calcext:value-type="float">
            <text:p>0.174197</text:p>
          </table:table-cell>
        </table:table-row>
        <table:table-row table:style-name="ro1"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0.177098" calcext:value-type="float">
            <text:p>0.177098</text:p>
          </table:table-cell>
          <table:table-cell office:value-type="float" office:value="1369" calcext:value-type="float">
            <text:p>1369</text:p>
          </table:table-cell>
          <table:table-cell office:value-type="float" office:value="0.164999" calcext:value-type="float">
            <text:p>0.164999</text:p>
          </table:table-cell>
        </table:table-row>
        <table:table-row table:style-name="ro1">
          <table:table-cell table:number-columns-repeated="2"/>
          <table:table-cell office:value-type="float" office:value="1370" calcext:value-type="float">
            <text:p>1370</text:p>
          </table:table-cell>
          <table:table-cell office:value-type="float" office:value="0.171879" calcext:value-type="float">
            <text:p>0.171879</text:p>
          </table:table-cell>
          <table:table-cell office:value-type="float" office:value="1370" calcext:value-type="float">
            <text:p>1370</text:p>
          </table:table-cell>
          <table:table-cell office:value-type="float" office:value="0.166933" calcext:value-type="float">
            <text:p>0.166933</text:p>
          </table:table-cell>
        </table:table-row>
        <table:table-row table:style-name="ro1">
          <table:table-cell table:number-columns-repeated="2"/>
          <table:table-cell office:value-type="float" office:value="1371" calcext:value-type="float">
            <text:p>1371</text:p>
          </table:table-cell>
          <table:table-cell office:value-type="float" office:value="0.167207" calcext:value-type="float">
            <text:p>0.167207</text:p>
          </table:table-cell>
          <table:table-cell office:value-type="float" office:value="1371" calcext:value-type="float">
            <text:p>1371</text:p>
          </table:table-cell>
          <table:table-cell office:value-type="float" office:value="0.16872" calcext:value-type="float">
            <text:p>0.16872</text:p>
          </table:table-cell>
        </table:table-row>
        <table:table-row table:style-name="ro1">
          <table:table-cell table:number-columns-repeated="2"/>
          <table:table-cell office:value-type="float" office:value="1372" calcext:value-type="float">
            <text:p>1372</text:p>
          </table:table-cell>
          <table:table-cell office:value-type="float" office:value="0.172443" calcext:value-type="float">
            <text:p>0.172443</text:p>
          </table:table-cell>
          <table:table-cell office:value-type="float" office:value="1372" calcext:value-type="float">
            <text:p>1372</text:p>
          </table:table-cell>
          <table:table-cell office:value-type="float" office:value="0.170924" calcext:value-type="float">
            <text:p>0.170924</text:p>
          </table:table-cell>
        </table:table-row>
        <table:table-row table:style-name="ro1"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0.171168" calcext:value-type="float">
            <text:p>0.171168</text:p>
          </table:table-cell>
          <table:table-cell office:value-type="float" office:value="1373" calcext:value-type="float">
            <text:p>1373</text:p>
          </table:table-cell>
          <table:table-cell office:value-type="float" office:value="0.174377" calcext:value-type="float">
            <text:p>0.174377</text:p>
          </table:table-cell>
        </table:table-row>
        <table:table-row table:style-name="ro1"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0.166373" calcext:value-type="float">
            <text:p>0.166373</text:p>
          </table:table-cell>
          <table:table-cell office:value-type="float" office:value="1374" calcext:value-type="float">
            <text:p>1374</text:p>
          </table:table-cell>
          <table:table-cell office:value-type="float" office:value="0.168648" calcext:value-type="float">
            <text:p>0.168648</text:p>
          </table:table-cell>
        </table:table-row>
        <table:table-row table:style-name="ro1"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0.169284" calcext:value-type="float">
            <text:p>0.169284</text:p>
          </table:table-cell>
          <table:table-cell office:value-type="float" office:value="1375" calcext:value-type="float">
            <text:p>1375</text:p>
          </table:table-cell>
          <table:table-cell office:value-type="float" office:value="0.163892" calcext:value-type="float">
            <text:p>0.163892</text:p>
          </table:table-cell>
        </table:table-row>
        <table:table-row table:style-name="ro1">
          <table:table-cell table:number-columns-repeated="2"/>
          <table:table-cell office:value-type="float" office:value="1376" calcext:value-type="float">
            <text:p>1376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1376" calcext:value-type="float">
            <text:p>1376</text:p>
          </table:table-cell>
          <table:table-cell office:value-type="float" office:value="0.168846" calcext:value-type="float">
            <text:p>0.168846</text:p>
          </table:table-cell>
        </table:table-row>
        <table:table-row table:style-name="ro1">
          <table:table-cell table:number-columns-repeated="2"/>
          <table:table-cell office:value-type="float" office:value="1377" calcext:value-type="float">
            <text:p>1377</text:p>
          </table:table-cell>
          <table:table-cell office:value-type="float" office:value="0.163775" calcext:value-type="float">
            <text:p>0.163775</text:p>
          </table:table-cell>
          <table:table-cell office:value-type="float" office:value="1377" calcext:value-type="float">
            <text:p>1377</text:p>
          </table:table-cell>
          <table:table-cell office:value-type="float" office:value="0.162042" calcext:value-type="float">
            <text:p>0.162042</text:p>
          </table:table-cell>
        </table:table-row>
        <table:table-row table:style-name="ro1">
          <table:table-cell table:number-columns-repeated="2"/>
          <table:table-cell office:value-type="float" office:value="1378" calcext:value-type="float">
            <text:p>1378</text:p>
          </table:table-cell>
          <table:table-cell office:value-type="float" office:value="0.166244" calcext:value-type="float">
            <text:p>0.166244</text:p>
          </table:table-cell>
          <table:table-cell office:value-type="float" office:value="1378" calcext:value-type="float">
            <text:p>1378</text:p>
          </table:table-cell>
          <table:table-cell office:value-type="float" office:value="0.164378" calcext:value-type="float">
            <text:p>0.164378</text:p>
          </table:table-cell>
        </table:table-row>
        <table:table-row table:style-name="ro1">
          <table:table-cell table:number-columns-repeated="2"/>
          <table:table-cell office:value-type="float" office:value="1379" calcext:value-type="float">
            <text:p>1379</text:p>
          </table:table-cell>
          <table:table-cell office:value-type="float" office:value="0.164445" calcext:value-type="float">
            <text:p>0.164445</text:p>
          </table:table-cell>
          <table:table-cell office:value-type="float" office:value="1379" calcext:value-type="float">
            <text:p>1379</text:p>
          </table:table-cell>
          <table:table-cell office:value-type="float" office:value="0.171911" calcext:value-type="float">
            <text:p>0.171911</text:p>
          </table:table-cell>
        </table:table-row>
        <table:table-row table:style-name="ro1"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0.162678" calcext:value-type="float">
            <text:p>0.162678</text:p>
          </table:table-cell>
          <table:table-cell office:value-type="float" office:value="1380" calcext:value-type="float">
            <text:p>1380</text:p>
          </table:table-cell>
          <table:table-cell office:value-type="float" office:value="0.16861" calcext:value-type="float">
            <text:p>0.16861</text:p>
          </table:table-cell>
        </table:table-row>
        <table:table-row table:style-name="ro1">
          <table:table-cell table:number-columns-repeated="2"/>
          <table:table-cell office:value-type="float" office:value="1381" calcext:value-type="float">
            <text:p>1381</text:p>
          </table:table-cell>
          <table:table-cell office:value-type="float" office:value="0.171077" calcext:value-type="float">
            <text:p>0.171077</text:p>
          </table:table-cell>
          <table:table-cell office:value-type="float" office:value="1381" calcext:value-type="float">
            <text:p>1381</text:p>
          </table:table-cell>
          <table:table-cell office:value-type="float" office:value="0.164097" calcext:value-type="float">
            <text:p>0.164097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382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1382" calcext:value-type="float">
            <text:p>1382</text:p>
          </table:table-cell>
          <table:table-cell office:value-type="float" office:value="0.163729" calcext:value-type="float">
            <text:p>0.163729</text:p>
          </table:table-cell>
        </table:table-row>
        <table:table-row table:style-name="ro1"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0.170343" calcext:value-type="float">
            <text:p>0.170343</text:p>
          </table:table-cell>
          <table:table-cell office:value-type="float" office:value="1383" calcext:value-type="float">
            <text:p>1383</text:p>
          </table:table-cell>
          <table:table-cell office:value-type="float" office:value="0.160425" calcext:value-type="float">
            <text:p>0.160425</text:p>
          </table:table-cell>
        </table:table-row>
        <table:table-row table:style-name="ro1">
          <table:table-cell table:number-columns-repeated="2"/>
          <table:table-cell office:value-type="float" office:value="1384" calcext:value-type="float">
            <text:p>1384</text:p>
          </table:table-cell>
          <table:table-cell office:value-type="float" office:value="0.181951" calcext:value-type="float">
            <text:p>0.181951</text:p>
          </table:table-cell>
          <table:table-cell office:value-type="float" office:value="1384" calcext:value-type="float">
            <text:p>1384</text:p>
          </table:table-cell>
          <table:table-cell office:value-type="float" office:value="0.160379" calcext:value-type="float">
            <text:p>0.160379</text:p>
          </table:table-cell>
        </table:table-row>
        <table:table-row table:style-name="ro1">
          <table:table-cell table:number-columns-repeated="2"/>
          <table:table-cell office:value-type="float" office:value="1385" calcext:value-type="float">
            <text:p>1385</text:p>
          </table:table-cell>
          <table:table-cell office:value-type="float" office:value="0.17225" calcext:value-type="float">
            <text:p>0.17225</text:p>
          </table:table-cell>
          <table:table-cell office:value-type="float" office:value="1385" calcext:value-type="float">
            <text:p>1385</text:p>
          </table:table-cell>
          <table:table-cell office:value-type="float" office:value="0.166776" calcext:value-type="float">
            <text:p>0.166776</text:p>
          </table:table-cell>
        </table:table-row>
        <table:table-row table:style-name="ro1">
          <table:table-cell table:number-columns-repeated="2"/>
          <table:table-cell office:value-type="float" office:value="1386" calcext:value-type="float">
            <text:p>1386</text:p>
          </table:table-cell>
          <table:table-cell office:value-type="float" office:value="0.166517" calcext:value-type="float">
            <text:p>0.166517</text:p>
          </table:table-cell>
          <table:table-cell office:value-type="float" office:value="1386" calcext:value-type="float">
            <text:p>1386</text:p>
          </table:table-cell>
          <table:table-cell office:value-type="float" office:value="0.162148" calcext:value-type="float">
            <text:p>0.162148</text:p>
          </table:table-cell>
        </table:table-row>
        <table:table-row table:style-name="ro1">
          <table:table-cell table:number-columns-repeated="2"/>
          <table:table-cell office:value-type="float" office:value="1387" calcext:value-type="float">
            <text:p>1387</text:p>
          </table:table-cell>
          <table:table-cell office:value-type="float" office:value="0.162754" calcext:value-type="float">
            <text:p>0.162754</text:p>
          </table:table-cell>
          <table:table-cell office:value-type="float" office:value="1387" calcext:value-type="float">
            <text:p>1387</text:p>
          </table:table-cell>
          <table:table-cell office:value-type="float" office:value="0.166065" calcext:value-type="float">
            <text:p>0.166065</text:p>
          </table:table-cell>
        </table:table-row>
        <table:table-row table:style-name="ro1">
          <table:table-cell table:number-columns-repeated="2"/>
          <table:table-cell office:value-type="float" office:value="1388" calcext:value-type="float">
            <text:p>1388</text:p>
          </table:table-cell>
          <table:table-cell office:value-type="float" office:value="0.161229" calcext:value-type="float">
            <text:p>0.161229</text:p>
          </table:table-cell>
          <table:table-cell office:value-type="float" office:value="1388" calcext:value-type="float">
            <text:p>1388</text:p>
          </table:table-cell>
          <table:table-cell office:value-type="float" office:value="0.171669" calcext:value-type="float">
            <text:p>0.171669</text:p>
          </table:table-cell>
        </table:table-row>
        <table:table-row table:style-name="ro1">
          <table:table-cell table:number-columns-repeated="2"/>
          <table:table-cell office:value-type="float" office:value="1389" calcext:value-type="float">
            <text:p>1389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1389" calcext:value-type="float">
            <text:p>1389</text:p>
          </table:table-cell>
          <table:table-cell office:value-type="float" office:value="0.165662" calcext:value-type="float">
            <text:p>0.165662</text:p>
          </table:table-cell>
        </table:table-row>
        <table:table-row table:style-name="ro1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0.158621" calcext:value-type="float">
            <text:p>0.158621</text:p>
          </table:table-cell>
          <table:table-cell office:value-type="float" office:value="1390" calcext:value-type="float">
            <text:p>1390</text:p>
          </table:table-cell>
          <table:table-cell office:value-type="float" office:value="0.166398" calcext:value-type="float">
            <text:p>0.166398</text:p>
          </table:table-cell>
        </table:table-row>
        <table:table-row table:style-name="ro1">
          <table:table-cell table:number-columns-repeated="2"/>
          <table:table-cell office:value-type="float" office:value="1391" calcext:value-type="float">
            <text:p>1391</text:p>
          </table:table-cell>
          <table:table-cell office:value-type="float" office:value="0.164645" calcext:value-type="float">
            <text:p>0.164645</text:p>
          </table:table-cell>
          <table:table-cell office:value-type="float" office:value="1391" calcext:value-type="float">
            <text:p>1391</text:p>
          </table:table-cell>
          <table:table-cell office:value-type="float" office:value="0.163536" calcext:value-type="float">
            <text:p>0.163536</text:p>
          </table:table-cell>
        </table:table-row>
        <table:table-row table:style-name="ro1"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0.159816" calcext:value-type="float">
            <text:p>0.159816</text:p>
          </table:table-cell>
          <table:table-cell office:value-type="float" office:value="1392" calcext:value-type="float">
            <text:p>1392</text:p>
          </table:table-cell>
          <table:table-cell office:value-type="float" office:value="0.16129" calcext:value-type="float">
            <text:p>0.16129</text:p>
          </table:table-cell>
        </table:table-row>
        <table:table-row table:style-name="ro1"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0.156999" calcext:value-type="float">
            <text:p>0.156999</text:p>
          </table:table-cell>
          <table:table-cell office:value-type="float" office:value="1393" calcext:value-type="float">
            <text:p>1393</text:p>
          </table:table-cell>
          <table:table-cell office:value-type="float" office:value="0.160547" calcext:value-type="float">
            <text:p>0.160547</text:p>
          </table:table-cell>
        </table:table-row>
        <table:table-row table:style-name="ro1">
          <table:table-cell table:number-columns-repeated="2"/>
          <table:table-cell office:value-type="float" office:value="1394" calcext:value-type="float">
            <text:p>1394</text:p>
          </table:table-cell>
          <table:table-cell office:value-type="float" office:value="0.166984" calcext:value-type="float">
            <text:p>0.166984</text:p>
          </table:table-cell>
          <table:table-cell office:value-type="float" office:value="1394" calcext:value-type="float">
            <text:p>1394</text:p>
          </table:table-cell>
          <table:table-cell office:value-type="float" office:value="0.162146" calcext:value-type="float">
            <text:p>0.162146</text:p>
          </table:table-cell>
        </table:table-row>
        <table:table-row table:style-name="ro1">
          <table:table-cell table:number-columns-repeated="2"/>
          <table:table-cell office:value-type="float" office:value="1395" calcext:value-type="float">
            <text:p>1395</text:p>
          </table:table-cell>
          <table:table-cell office:value-type="float" office:value="0.161421" calcext:value-type="float">
            <text:p>0.161421</text:p>
          </table:table-cell>
          <table:table-cell office:value-type="float" office:value="1395" calcext:value-type="float">
            <text:p>1395</text:p>
          </table:table-cell>
          <table:table-cell office:value-type="float" office:value="0.157464" calcext:value-type="float">
            <text:p>0.157464</text:p>
          </table:table-cell>
        </table:table-row>
        <table:table-row table:style-name="ro1">
          <table:table-cell table:number-columns-repeated="2"/>
          <table:table-cell office:value-type="float" office:value="1396" calcext:value-type="float">
            <text:p>1396</text:p>
          </table:table-cell>
          <table:table-cell office:value-type="float" office:value="0.158128" calcext:value-type="float">
            <text:p>0.158128</text:p>
          </table:table-cell>
          <table:table-cell office:value-type="float" office:value="1396" calcext:value-type="float">
            <text:p>1396</text:p>
          </table:table-cell>
          <table:table-cell office:value-type="float" office:value="0.160631" calcext:value-type="float">
            <text:p>0.160631</text:p>
          </table:table-cell>
        </table:table-row>
        <table:table-row table:style-name="ro1">
          <table:table-cell table:number-columns-repeated="2"/>
          <table:table-cell office:value-type="float" office:value="1397" calcext:value-type="float">
            <text:p>1397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1397" calcext:value-type="float">
            <text:p>1397</text:p>
          </table:table-cell>
          <table:table-cell office:value-type="float" office:value="0.162839" calcext:value-type="float">
            <text:p>0.162839</text:p>
          </table:table-cell>
        </table:table-row>
        <table:table-row table:style-name="ro1">
          <table:table-cell table:number-columns-repeated="2"/>
          <table:table-cell office:value-type="float" office:value="1398" calcext:value-type="float">
            <text:p>1398</text:p>
          </table:table-cell>
          <table:table-cell office:value-type="float" office:value="0.167528" calcext:value-type="float">
            <text:p>0.167528</text:p>
          </table:table-cell>
          <table:table-cell office:value-type="float" office:value="1398" calcext:value-type="float">
            <text:p>1398</text:p>
          </table:table-cell>
          <table:table-cell office:value-type="float" office:value="0.166266" calcext:value-type="float">
            <text:p>0.166266</text:p>
          </table:table-cell>
        </table:table-row>
        <table:table-row table:style-name="ro1">
          <table:table-cell table:number-columns-repeated="2"/>
          <table:table-cell office:value-type="float" office:value="1399" calcext:value-type="float">
            <text:p>1399</text:p>
          </table:table-cell>
          <table:table-cell office:value-type="float" office:value="0.169518" calcext:value-type="float">
            <text:p>0.169518</text:p>
          </table:table-cell>
          <table:table-cell office:value-type="float" office:value="1399" calcext:value-type="float">
            <text:p>1399</text:p>
          </table:table-cell>
          <table:table-cell office:value-type="float" office:value="0.170225" calcext:value-type="float">
            <text:p>0.170225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.164356" calcext:value-type="float">
            <text:p>0.164356</text:p>
          </table:table-cell>
          <table:table-cell office:value-type="float" office:value="1400" calcext:value-type="float">
            <text:p>1400</text:p>
          </table:table-cell>
          <table:table-cell office:value-type="float" office:value="0.167969" calcext:value-type="float">
            <text:p>0.167969</text:p>
          </table:table-cell>
        </table:table-row>
        <table:table-row table:style-name="ro1">
          <table:table-cell table:number-columns-repeated="2"/>
          <table:table-cell office:value-type="float" office:value="1401" calcext:value-type="float">
            <text:p>1401</text:p>
          </table:table-cell>
          <table:table-cell office:value-type="float" office:value="0.161685" calcext:value-type="float">
            <text:p>0.161685</text:p>
          </table:table-cell>
          <table:table-cell office:value-type="float" office:value="1401" calcext:value-type="float">
            <text:p>1401</text:p>
          </table:table-cell>
          <table:table-cell office:value-type="float" office:value="0.17908" calcext:value-type="float">
            <text:p>0.17908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402</text:p>
          </table:table-cell>
          <table:table-cell office:value-type="float" office:value="0.161404" calcext:value-type="float">
            <text:p>0.161404</text:p>
          </table:table-cell>
          <table:table-cell office:value-type="float" office:value="1402" calcext:value-type="float">
            <text:p>1402</text:p>
          </table:table-cell>
          <table:table-cell office:value-type="float" office:value="0.173255" calcext:value-type="float">
            <text:p>0.173255</text:p>
          </table:table-cell>
        </table:table-row>
        <table:table-row table:style-name="ro1">
          <table:table-cell table:number-columns-repeated="2"/>
          <table:table-cell office:value-type="float" office:value="1403" calcext:value-type="float">
            <text:p>1403</text:p>
          </table:table-cell>
          <table:table-cell office:value-type="float" office:value="0.159149" calcext:value-type="float">
            <text:p>0.159149</text:p>
          </table:table-cell>
          <table:table-cell office:value-type="float" office:value="1403" calcext:value-type="float">
            <text:p>1403</text:p>
          </table:table-cell>
          <table:table-cell office:value-type="float" office:value="0.16795" calcext:value-type="float">
            <text:p>0.16795</text:p>
          </table:table-cell>
        </table:table-row>
        <table:table-row table:style-name="ro1">
          <table:table-cell table:number-columns-repeated="2"/>
          <table:table-cell office:value-type="float" office:value="1404" calcext:value-type="float">
            <text:p>1404</text:p>
          </table:table-cell>
          <table:table-cell office:value-type="float" office:value="0.159857" calcext:value-type="float">
            <text:p>0.159857</text:p>
          </table:table-cell>
          <table:table-cell office:value-type="float" office:value="1404" calcext:value-type="float">
            <text:p>1404</text:p>
          </table:table-cell>
          <table:table-cell office:value-type="float" office:value="0.162791" calcext:value-type="float">
            <text:p>0.162791</text:p>
          </table:table-cell>
        </table:table-row>
        <table:table-row table:style-name="ro1"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0.163099" calcext:value-type="float">
            <text:p>0.163099</text:p>
          </table:table-cell>
          <table:table-cell office:value-type="float" office:value="1405" calcext:value-type="float">
            <text:p>1405</text:p>
          </table:table-cell>
          <table:table-cell office:value-type="float" office:value="0.16476" calcext:value-type="float">
            <text:p>0.16476</text:p>
          </table:table-cell>
        </table:table-row>
        <table:table-row table:style-name="ro1"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0.160986" calcext:value-type="float">
            <text:p>0.160986</text:p>
          </table:table-cell>
          <table:table-cell office:value-type="float" office:value="1406" calcext:value-type="float">
            <text:p>1406</text:p>
          </table:table-cell>
          <table:table-cell office:value-type="float" office:value="0.18077" calcext:value-type="float">
            <text:p>0.18077</text:p>
          </table:table-cell>
        </table:table-row>
        <table:table-row table:style-name="ro1">
          <table:table-cell table:number-columns-repeated="2"/>
          <table:table-cell office:value-type="float" office:value="1407" calcext:value-type="float">
            <text:p>1407</text:p>
          </table:table-cell>
          <table:table-cell office:value-type="float" office:value="0.15533" calcext:value-type="float">
            <text:p>0.15533</text:p>
          </table:table-cell>
          <table:table-cell office:value-type="float" office:value="1407" calcext:value-type="float">
            <text:p>1407</text:p>
          </table:table-cell>
          <table:table-cell office:value-type="float" office:value="0.17767" calcext:value-type="float">
            <text:p>0.17767</text:p>
          </table:table-cell>
        </table:table-row>
        <table:table-row table:style-name="ro1"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0.150699" calcext:value-type="float">
            <text:p>0.150699</text:p>
          </table:table-cell>
          <table:table-cell office:value-type="float" office:value="1408" calcext:value-type="float">
            <text:p>1408</text:p>
          </table:table-cell>
          <table:table-cell office:value-type="float" office:value="0.176207" calcext:value-type="float">
            <text:p>0.176207</text:p>
          </table:table-cell>
        </table:table-row>
        <table:table-row table:style-name="ro1">
          <table:table-cell table:number-columns-repeated="2"/>
          <table:table-cell office:value-type="float" office:value="1409" calcext:value-type="float">
            <text:p>1409</text:p>
          </table:table-cell>
          <table:table-cell office:value-type="float" office:value="0.148275" calcext:value-type="float">
            <text:p>0.148275</text:p>
          </table:table-cell>
          <table:table-cell office:value-type="float" office:value="1409" calcext:value-type="float">
            <text:p>1409</text:p>
          </table:table-cell>
          <table:table-cell office:value-type="float" office:value="0.169591" calcext:value-type="float">
            <text:p>0.169591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0.147052" calcext:value-type="float">
            <text:p>0.147052</text:p>
          </table:table-cell>
          <table:table-cell office:value-type="float" office:value="1410" calcext:value-type="float">
            <text:p>1410</text:p>
          </table:table-cell>
          <table:table-cell office:value-type="float" office:value="0.166575" calcext:value-type="float">
            <text:p>0.166575</text:p>
          </table:table-cell>
        </table:table-row>
        <table:table-row table:style-name="ro1"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0.148205" calcext:value-type="float">
            <text:p>0.148205</text:p>
          </table:table-cell>
          <table:table-cell office:value-type="float" office:value="1411" calcext:value-type="float">
            <text:p>1411</text:p>
          </table:table-cell>
          <table:table-cell office:value-type="float" office:value="0.160138" calcext:value-type="float">
            <text:p>0.160138</text:p>
          </table:table-cell>
        </table:table-row>
        <table:table-row table:style-name="ro1">
          <table:table-cell table:number-columns-repeated="2"/>
          <table:table-cell office:value-type="float" office:value="1412" calcext:value-type="float">
            <text:p>1412</text:p>
          </table:table-cell>
          <table:table-cell office:value-type="float" office:value="0.145676" calcext:value-type="float">
            <text:p>0.145676</text:p>
          </table:table-cell>
          <table:table-cell office:value-type="float" office:value="1412" calcext:value-type="float">
            <text:p>1412</text:p>
          </table:table-cell>
          <table:table-cell office:value-type="float" office:value="0.162455" calcext:value-type="float">
            <text:p>0.162455</text:p>
          </table:table-cell>
        </table:table-row>
        <table:table-row table:style-name="ro1">
          <table:table-cell table:number-columns-repeated="2"/>
          <table:table-cell office:value-type="float" office:value="1413" calcext:value-type="float">
            <text:p>1413</text:p>
          </table:table-cell>
          <table:table-cell office:value-type="float" office:value="0.144603" calcext:value-type="float">
            <text:p>0.144603</text:p>
          </table:table-cell>
          <table:table-cell office:value-type="float" office:value="1413" calcext:value-type="float">
            <text:p>1413</text:p>
          </table:table-cell>
          <table:table-cell office:value-type="float" office:value="0.166423" calcext:value-type="float">
            <text:p>0.166423</text:p>
          </table:table-cell>
        </table:table-row>
        <table:table-row table:style-name="ro1">
          <table:table-cell table:number-columns-repeated="2"/>
          <table:table-cell office:value-type="float" office:value="1414" calcext:value-type="float">
            <text:p>1414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1414" calcext:value-type="float">
            <text:p>1414</text:p>
          </table:table-cell>
          <table:table-cell office:value-type="float" office:value="0.161151" calcext:value-type="float">
            <text:p>0.161151</text:p>
          </table:table-cell>
        </table:table-row>
        <table:table-row table:style-name="ro1"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0.158491" calcext:value-type="float">
            <text:p>0.158491</text:p>
          </table:table-cell>
          <table:table-cell office:value-type="float" office:value="1415" calcext:value-type="float">
            <text:p>1415</text:p>
          </table:table-cell>
          <table:table-cell office:value-type="float" office:value="0.156542" calcext:value-type="float">
            <text:p>0.156542</text:p>
          </table:table-cell>
        </table:table-row>
        <table:table-row table:style-name="ro1"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0.158622" calcext:value-type="float">
            <text:p>0.158622</text:p>
          </table:table-cell>
          <table:table-cell office:value-type="float" office:value="1416" calcext:value-type="float">
            <text:p>1416</text:p>
          </table:table-cell>
          <table:table-cell office:value-type="float" office:value="0.156404" calcext:value-type="float">
            <text:p>0.156404</text:p>
          </table:table-cell>
        </table:table-row>
        <table:table-row table:style-name="ro1"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0.170593" calcext:value-type="float">
            <text:p>0.170593</text:p>
          </table:table-cell>
          <table:table-cell office:value-type="float" office:value="1417" calcext:value-type="float">
            <text:p>1417</text:p>
          </table:table-cell>
          <table:table-cell office:value-type="float" office:value="0.16114" calcext:value-type="float">
            <text:p>0.16114</text:p>
          </table:table-cell>
        </table:table-row>
        <table:table-row table:style-name="ro1">
          <table:table-cell table:number-columns-repeated="2"/>
          <table:table-cell office:value-type="float" office:value="1418" calcext:value-type="float">
            <text:p>1418</text:p>
          </table:table-cell>
          <table:table-cell office:value-type="float" office:value="0.170381" calcext:value-type="float">
            <text:p>0.170381</text:p>
          </table:table-cell>
          <table:table-cell office:value-type="float" office:value="1418" calcext:value-type="float">
            <text:p>1418</text:p>
          </table:table-cell>
          <table:table-cell office:value-type="float" office:value="0.159058" calcext:value-type="float">
            <text:p>0.159058</text:p>
          </table:table-cell>
        </table:table-row>
        <table:table-row table:style-name="ro1">
          <table:table-cell table:number-columns-repeated="2"/>
          <table:table-cell office:value-type="float" office:value="1419" calcext:value-type="float">
            <text:p>1419</text:p>
          </table:table-cell>
          <table:table-cell office:value-type="float" office:value="0.163843" calcext:value-type="float">
            <text:p>0.163843</text:p>
          </table:table-cell>
          <table:table-cell office:value-type="float" office:value="1419" calcext:value-type="float">
            <text:p>1419</text:p>
          </table:table-cell>
          <table:table-cell office:value-type="float" office:value="0.157971" calcext:value-type="float">
            <text:p>0.157971</text:p>
          </table:table-cell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0.159475" calcext:value-type="float">
            <text:p>0.159475</text:p>
          </table:table-cell>
          <table:table-cell office:value-type="float" office:value="1420" calcext:value-type="float">
            <text:p>1420</text:p>
          </table:table-cell>
          <table:table-cell office:value-type="float" office:value="0.155199" calcext:value-type="float">
            <text:p>0.155199</text:p>
          </table:table-cell>
        </table:table-row>
        <table:table-row table:style-name="ro1">
          <table:table-cell table:number-columns-repeated="2"/>
          <table:table-cell office:value-type="float" office:value="1421" calcext:value-type="float">
            <text:p>1421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1421" calcext:value-type="float">
            <text:p>1421</text:p>
          </table:table-cell>
          <table:table-cell office:value-type="float" office:value="0.15194" calcext:value-type="float">
            <text:p>0.15194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office:value-type="float" office:value="0.165184" calcext:value-type="float">
            <text:p>0.165184</text:p>
          </table:table-cell>
          <table:table-cell office:value-type="float" office:value="1422" calcext:value-type="float">
            <text:p>1422</text:p>
          </table:table-cell>
          <table:table-cell office:value-type="float" office:value="0.154257" calcext:value-type="float">
            <text:p>0.154257</text:p>
          </table:table-cell>
        </table:table-row>
        <table:table-row table:style-name="ro1">
          <table:table-cell table:number-columns-repeated="2"/>
          <table:table-cell office:value-type="float" office:value="1423" calcext:value-type="float">
            <text:p>1423</text:p>
          </table:table-cell>
          <table:table-cell office:value-type="float" office:value="0.158117" calcext:value-type="float">
            <text:p>0.158117</text:p>
          </table:table-cell>
          <table:table-cell office:value-type="float" office:value="1423" calcext:value-type="float">
            <text:p>1423</text:p>
          </table:table-cell>
          <table:table-cell office:value-type="float" office:value="0.164428" calcext:value-type="float">
            <text:p>0.164428</text:p>
          </table:table-cell>
        </table:table-row>
        <table:table-row table:style-name="ro1"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0.154763" calcext:value-type="float">
            <text:p>0.154763</text:p>
          </table:table-cell>
          <table:table-cell office:value-type="float" office:value="1424" calcext:value-type="float">
            <text:p>1424</text:p>
          </table:table-cell>
          <table:table-cell office:value-type="float" office:value="0.168311" calcext:value-type="float">
            <text:p>0.168311</text:p>
          </table:table-cell>
        </table:table-row>
        <table:table-row table:style-name="ro1">
          <table:table-cell table:number-columns-repeated="2"/>
          <table:table-cell office:value-type="float" office:value="1425" calcext:value-type="float">
            <text:p>1425</text:p>
          </table:table-cell>
          <table:table-cell office:value-type="float" office:value="0.153343" calcext:value-type="float">
            <text:p>0.153343</text:p>
          </table:table-cell>
          <table:table-cell office:value-type="float" office:value="1425" calcext:value-type="float">
            <text:p>1425</text:p>
          </table:table-cell>
          <table:table-cell office:value-type="float" office:value="0.173046" calcext:value-type="float">
            <text:p>0.173046</text:p>
          </table:table-cell>
        </table:table-row>
        <table:table-row table:style-name="ro1">
          <table:table-cell table:number-columns-repeated="2"/>
          <table:table-cell office:value-type="float" office:value="1426" calcext:value-type="float">
            <text:p>1426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1426" calcext:value-type="float">
            <text:p>1426</text:p>
          </table:table-cell>
          <table:table-cell office:value-type="float" office:value="0.169797" calcext:value-type="float">
            <text:p>0.169797</text:p>
          </table:table-cell>
        </table:table-row>
        <table:table-row table:style-name="ro1">
          <table:table-cell table:number-columns-repeated="2"/>
          <table:table-cell office:value-type="float" office:value="1427" calcext:value-type="float">
            <text:p>1427</text:p>
          </table:table-cell>
          <table:table-cell office:value-type="float" office:value="0.15163" calcext:value-type="float">
            <text:p>0.15163</text:p>
          </table:table-cell>
          <table:table-cell office:value-type="float" office:value="1427" calcext:value-type="float">
            <text:p>1427</text:p>
          </table:table-cell>
          <table:table-cell office:value-type="float" office:value="0.168482" calcext:value-type="float">
            <text:p>0.168482</text:p>
          </table:table-cell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0.145228" calcext:value-type="float">
            <text:p>0.145228</text:p>
          </table:table-cell>
          <table:table-cell office:value-type="float" office:value="1428" calcext:value-type="float">
            <text:p>1428</text:p>
          </table:table-cell>
          <table:table-cell office:value-type="float" office:value="0.169101" calcext:value-type="float">
            <text:p>0.169101</text:p>
          </table:table-cell>
        </table:table-row>
        <table:table-row table:style-name="ro1">
          <table:table-cell table:number-columns-repeated="2"/>
          <table:table-cell office:value-type="float" office:value="1429" calcext:value-type="float">
            <text:p>1429</text:p>
          </table:table-cell>
          <table:table-cell office:value-type="float" office:value="0.14512" calcext:value-type="float">
            <text:p>0.14512</text:p>
          </table:table-cell>
          <table:table-cell office:value-type="float" office:value="1429" calcext:value-type="float">
            <text:p>1429</text:p>
          </table:table-cell>
          <table:table-cell office:value-type="float" office:value="0.168109" calcext:value-type="float">
            <text:p>0.168109</text:p>
          </table:table-cell>
        </table:table-row>
        <table:table-row table:style-name="ro1"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0.14759" calcext:value-type="float">
            <text:p>0.14759</text:p>
          </table:table-cell>
          <table:table-cell office:value-type="float" office:value="1430" calcext:value-type="float">
            <text:p>1430</text:p>
          </table:table-cell>
          <table:table-cell office:value-type="float" office:value="0.171436" calcext:value-type="float">
            <text:p>0.171436</text:p>
          </table:table-cell>
        </table:table-row>
        <table:table-row table:style-name="ro1">
          <table:table-cell table:number-columns-repeated="2"/>
          <table:table-cell office:value-type="float" office:value="1431" calcext:value-type="float">
            <text:p>1431</text:p>
          </table:table-cell>
          <table:table-cell office:value-type="float" office:value="0.148893" calcext:value-type="float">
            <text:p>0.148893</text:p>
          </table:table-cell>
          <table:table-cell office:value-type="float" office:value="1431" calcext:value-type="float">
            <text:p>1431</text:p>
          </table:table-cell>
          <table:table-cell office:value-type="float" office:value="0.170538" calcext:value-type="float">
            <text:p>0.170538</text:p>
          </table:table-cell>
        </table:table-row>
        <table:table-row table:style-name="ro1">
          <table:table-cell table:number-columns-repeated="2"/>
          <table:table-cell office:value-type="float" office:value="1432" calcext:value-type="float">
            <text:p>1432</text:p>
          </table:table-cell>
          <table:table-cell office:value-type="float" office:value="0.148914" calcext:value-type="float">
            <text:p>0.148914</text:p>
          </table:table-cell>
          <table:table-cell office:value-type="float" office:value="1432" calcext:value-type="float">
            <text:p>1432</text:p>
          </table:table-cell>
          <table:table-cell office:value-type="float" office:value="0.164153" calcext:value-type="float">
            <text:p>0.164153</text:p>
          </table:table-cell>
        </table:table-row>
        <table:table-row table:style-name="ro1"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0.144728" calcext:value-type="float">
            <text:p>0.144728</text:p>
          </table:table-cell>
          <table:table-cell office:value-type="float" office:value="1433" calcext:value-type="float">
            <text:p>1433</text:p>
          </table:table-cell>
          <table:table-cell office:value-type="float" office:value="0.172159" calcext:value-type="float">
            <text:p>0.172159</text:p>
          </table:table-cell>
        </table:table-row>
        <table:table-row table:style-name="ro1">
          <table:table-cell table:number-columns-repeated="2"/>
          <table:table-cell office:value-type="float" office:value="1434" calcext:value-type="float">
            <text:p>1434</text:p>
          </table:table-cell>
          <table:table-cell office:value-type="float" office:value="0.143932" calcext:value-type="float">
            <text:p>0.143932</text:p>
          </table:table-cell>
          <table:table-cell office:value-type="float" office:value="1434" calcext:value-type="float">
            <text:p>1434</text:p>
          </table:table-cell>
          <table:table-cell office:value-type="float" office:value="0.163434" calcext:value-type="float">
            <text:p>0.163434</text:p>
          </table:table-cell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0.140272" calcext:value-type="float">
            <text:p>0.140272</text:p>
          </table:table-cell>
          <table:table-cell office:value-type="float" office:value="1435" calcext:value-type="float">
            <text:p>1435</text:p>
          </table:table-cell>
          <table:table-cell office:value-type="float" office:value="0.160421" calcext:value-type="float">
            <text:p>0.160421</text:p>
          </table:table-cell>
        </table:table-row>
        <table:table-row table:style-name="ro1">
          <table:table-cell table:number-columns-repeated="2"/>
          <table:table-cell office:value-type="float" office:value="1436" calcext:value-type="float">
            <text:p>1436</text:p>
          </table:table-cell>
          <table:table-cell office:value-type="float" office:value="0.146733" calcext:value-type="float">
            <text:p>0.146733</text:p>
          </table:table-cell>
          <table:table-cell office:value-type="float" office:value="1436" calcext:value-type="float">
            <text:p>1436</text:p>
          </table:table-cell>
          <table:table-cell office:value-type="float" office:value="0.166588" calcext:value-type="float">
            <text:p>0.166588</text:p>
          </table:table-cell>
        </table:table-row>
        <table:table-row table:style-name="ro1"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0.154114" calcext:value-type="float">
            <text:p>0.154114</text:p>
          </table:table-cell>
          <table:table-cell office:value-type="float" office:value="1437" calcext:value-type="float">
            <text:p>1437</text:p>
          </table:table-cell>
          <table:table-cell office:value-type="float" office:value="0.16376" calcext:value-type="float">
            <text:p>0.16376</text:p>
          </table:table-cell>
        </table:table-row>
        <table:table-row table:style-name="ro1">
          <table:table-cell table:number-columns-repeated="2"/>
          <table:table-cell office:value-type="float" office:value="1438" calcext:value-type="float">
            <text:p>1438</text:p>
          </table:table-cell>
          <table:table-cell office:value-type="float" office:value="0.164058" calcext:value-type="float">
            <text:p>0.164058</text:p>
          </table:table-cell>
          <table:table-cell office:value-type="float" office:value="1438" calcext:value-type="float">
            <text:p>1438</text:p>
          </table:table-cell>
          <table:table-cell office:value-type="float" office:value="0.171522" calcext:value-type="float">
            <text:p>0.171522</text:p>
          </table:table-cell>
        </table:table-row>
        <table:table-row table:style-name="ro1">
          <table:table-cell table:number-columns-repeated="2"/>
          <table:table-cell office:value-type="float" office:value="1439" calcext:value-type="float">
            <text:p>1439</text:p>
          </table:table-cell>
          <table:table-cell office:value-type="float" office:value="0.170298" calcext:value-type="float">
            <text:p>0.170298</text:p>
          </table:table-cell>
          <table:table-cell office:value-type="float" office:value="1439" calcext:value-type="float">
            <text:p>1439</text:p>
          </table:table-cell>
          <table:table-cell office:value-type="float" office:value="0.167162" calcext:value-type="float">
            <text:p>0.167162</text:p>
          </table:table-cell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0.172437" calcext:value-type="float">
            <text:p>0.172437</text:p>
          </table:table-cell>
          <table:table-cell office:value-type="float" office:value="1440" calcext:value-type="float">
            <text:p>1440</text:p>
          </table:table-cell>
          <table:table-cell office:value-type="float" office:value="0.163825" calcext:value-type="float">
            <text:p>0.163825</text:p>
          </table:table-cell>
        </table:table-row>
        <table:table-row table:style-name="ro1">
          <table:table-cell table:number-columns-repeated="2"/>
          <table:table-cell office:value-type="float" office:value="1441" calcext:value-type="float">
            <text:p>1441</text:p>
          </table:table-cell>
          <table:table-cell office:value-type="float" office:value="0.169645" calcext:value-type="float">
            <text:p>0.169645</text:p>
          </table:table-cell>
          <table:table-cell office:value-type="float" office:value="1441" calcext:value-type="float">
            <text:p>1441</text:p>
          </table:table-cell>
          <table:table-cell office:value-type="float" office:value="0.158592" calcext:value-type="float">
            <text:p>0.158592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442</text:p>
          </table:table-cell>
          <table:table-cell office:value-type="float" office:value="0.189721" calcext:value-type="float">
            <text:p>0.189721</text:p>
          </table:table-cell>
          <table:table-cell office:value-type="float" office:value="1442" calcext:value-type="float">
            <text:p>1442</text:p>
          </table:table-cell>
          <table:table-cell office:value-type="float" office:value="0.162141" calcext:value-type="float">
            <text:p>0.162141</text:p>
          </table:table-cell>
        </table:table-row>
        <table:table-row table:style-name="ro1">
          <table:table-cell table:number-columns-repeated="2"/>
          <table:table-cell office:value-type="float" office:value="1443" calcext:value-type="float">
            <text:p>1443</text:p>
          </table:table-cell>
          <table:table-cell office:value-type="float" office:value="0.1812" calcext:value-type="float">
            <text:p>0.1812</text:p>
          </table:table-cell>
          <table:table-cell office:value-type="float" office:value="1443" calcext:value-type="float">
            <text:p>1443</text:p>
          </table:table-cell>
          <table:table-cell office:value-type="float" office:value="0.163034" calcext:value-type="float">
            <text:p>0.163034</text:p>
          </table:table-cell>
        </table:table-row>
        <table:table-row table:style-name="ro1">
          <table:table-cell table:number-columns-repeated="2"/>
          <table:table-cell office:value-type="float" office:value="1444" calcext:value-type="float">
            <text:p>1444</text:p>
          </table:table-cell>
          <table:table-cell office:value-type="float" office:value="0.176585" calcext:value-type="float">
            <text:p>0.176585</text:p>
          </table:table-cell>
          <table:table-cell office:value-type="float" office:value="1444" calcext:value-type="float">
            <text:p>1444</text:p>
          </table:table-cell>
          <table:table-cell office:value-type="float" office:value="0.163673" calcext:value-type="float">
            <text:p>0.163673</text:p>
          </table:table-cell>
        </table:table-row>
        <table:table-row table:style-name="ro1"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0.177654" calcext:value-type="float">
            <text:p>0.177654</text:p>
          </table:table-cell>
          <table:table-cell office:value-type="float" office:value="1445" calcext:value-type="float">
            <text:p>1445</text:p>
          </table:table-cell>
          <table:table-cell office:value-type="float" office:value="0.157286" calcext:value-type="float">
            <text:p>0.157286</text:p>
          </table:table-cell>
        </table:table-row>
        <table:table-row table:style-name="ro1"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0.172269" calcext:value-type="float">
            <text:p>0.172269</text:p>
          </table:table-cell>
          <table:table-cell office:value-type="float" office:value="1446" calcext:value-type="float">
            <text:p>1446</text:p>
          </table:table-cell>
          <table:table-cell office:value-type="float" office:value="0.154243" calcext:value-type="float">
            <text:p>0.154243</text:p>
          </table:table-cell>
        </table:table-row>
        <table:table-row table:style-name="ro1">
          <table:table-cell table:number-columns-repeated="2"/>
          <table:table-cell office:value-type="float" office:value="1447" calcext:value-type="float">
            <text:p>1447</text:p>
          </table:table-cell>
          <table:table-cell office:value-type="float" office:value="0.171308" calcext:value-type="float">
            <text:p>0.171308</text:p>
          </table:table-cell>
          <table:table-cell office:value-type="float" office:value="1447" calcext:value-type="float">
            <text:p>1447</text:p>
          </table:table-cell>
          <table:table-cell office:value-type="float" office:value="0.154866" calcext:value-type="float">
            <text:p>0.154866</text:p>
          </table:table-cell>
        </table:table-row>
        <table:table-row table:style-name="ro1">
          <table:table-cell table:number-columns-repeated="2"/>
          <table:table-cell office:value-type="float" office:value="1448" calcext:value-type="float">
            <text:p>1448</text:p>
          </table:table-cell>
          <table:table-cell office:value-type="float" office:value="0.167115" calcext:value-type="float">
            <text:p>0.167115</text:p>
          </table:table-cell>
          <table:table-cell office:value-type="float" office:value="1448" calcext:value-type="float">
            <text:p>1448</text:p>
          </table:table-cell>
          <table:table-cell office:value-type="float" office:value="0.151008" calcext:value-type="float">
            <text:p>0.151008</text:p>
          </table:table-cell>
        </table:table-row>
        <table:table-row table:style-name="ro1">
          <table:table-cell table:number-columns-repeated="2"/>
          <table:table-cell office:value-type="float" office:value="1449" calcext:value-type="float">
            <text:p>1449</text:p>
          </table:table-cell>
          <table:table-cell office:value-type="float" office:value="0.166227" calcext:value-type="float">
            <text:p>0.166227</text:p>
          </table:table-cell>
          <table:table-cell office:value-type="float" office:value="1449" calcext:value-type="float">
            <text:p>1449</text:p>
          </table:table-cell>
          <table:table-cell office:value-type="float" office:value="0.15682" calcext:value-type="float">
            <text:p>0.15682</text:p>
          </table:table-cell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0.166456" calcext:value-type="float">
            <text:p>0.166456</text:p>
          </table:table-cell>
          <table:table-cell office:value-type="float" office:value="1450" calcext:value-type="float">
            <text:p>1450</text:p>
          </table:table-cell>
          <table:table-cell office:value-type="float" office:value="0.15396" calcext:value-type="float">
            <text:p>0.15396</text:p>
          </table:table-cell>
        </table:table-row>
        <table:table-row table:style-name="ro1"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0.162837" calcext:value-type="float">
            <text:p>0.162837</text:p>
          </table:table-cell>
          <table:table-cell office:value-type="float" office:value="1451" calcext:value-type="float">
            <text:p>1451</text:p>
          </table:table-cell>
          <table:table-cell office:value-type="float" office:value="0.154517" calcext:value-type="float">
            <text:p>0.154517</text:p>
          </table:table-cell>
        </table:table-row>
        <table:table-row table:style-name="ro1">
          <table:table-cell table:number-columns-repeated="2"/>
          <table:table-cell office:value-type="float" office:value="1452" calcext:value-type="float">
            <text:p>1452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1452" calcext:value-type="float">
            <text:p>1452</text:p>
          </table:table-cell>
          <table:table-cell office:value-type="float" office:value="0.149863" calcext:value-type="float">
            <text:p>0.149863</text:p>
          </table:table-cell>
        </table:table-row>
        <table:table-row table:style-name="ro1">
          <table:table-cell table:number-columns-repeated="2"/>
          <table:table-cell office:value-type="float" office:value="1453" calcext:value-type="float">
            <text:p>1453</text:p>
          </table:table-cell>
          <table:table-cell office:value-type="float" office:value="0.172487" calcext:value-type="float">
            <text:p>0.172487</text:p>
          </table:table-cell>
          <table:table-cell office:value-type="float" office:value="1453" calcext:value-type="float">
            <text:p>1453</text:p>
          </table:table-cell>
          <table:table-cell office:value-type="float" office:value="0.146954" calcext:value-type="float">
            <text:p>0.146954</text:p>
          </table:table-cell>
        </table:table-row>
        <table:table-row table:style-name="ro1">
          <table:table-cell table:number-columns-repeated="2"/>
          <table:table-cell office:value-type="float" office:value="1454" calcext:value-type="float">
            <text:p>1454</text:p>
          </table:table-cell>
          <table:table-cell office:value-type="float" office:value="0.164608" calcext:value-type="float">
            <text:p>0.164608</text:p>
          </table:table-cell>
          <table:table-cell office:value-type="float" office:value="1454" calcext:value-type="float">
            <text:p>1454</text:p>
          </table:table-cell>
          <table:table-cell office:value-type="float" office:value="0.147844" calcext:value-type="float">
            <text:p>0.147844</text:p>
          </table:table-cell>
        </table:table-row>
        <table:table-row table:style-name="ro1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0.164278" calcext:value-type="float">
            <text:p>0.164278</text:p>
          </table:table-cell>
          <table:table-cell office:value-type="float" office:value="1455" calcext:value-type="float">
            <text:p>1455</text:p>
          </table:table-cell>
          <table:table-cell office:value-type="float" office:value="0.144683" calcext:value-type="float">
            <text:p>0.144683</text:p>
          </table:table-cell>
        </table:table-row>
        <table:table-row table:style-name="ro1">
          <table:table-cell table:number-columns-repeated="2"/>
          <table:table-cell office:value-type="float" office:value="1456" calcext:value-type="float">
            <text:p>1456</text:p>
          </table:table-cell>
          <table:table-cell office:value-type="float" office:value="0.16736" calcext:value-type="float">
            <text:p>0.16736</text:p>
          </table:table-cell>
          <table:table-cell office:value-type="float" office:value="1456" calcext:value-type="float">
            <text:p>1456</text:p>
          </table:table-cell>
          <table:table-cell office:value-type="float" office:value="0.149311" calcext:value-type="float">
            <text:p>0.149311</text:p>
          </table:table-cell>
        </table:table-row>
        <table:table-row table:style-name="ro1">
          <table:table-cell table:number-columns-repeated="2"/>
          <table:table-cell office:value-type="float" office:value="1457" calcext:value-type="float">
            <text:p>1457</text:p>
          </table:table-cell>
          <table:table-cell office:value-type="float" office:value="0.164318" calcext:value-type="float">
            <text:p>0.164318</text:p>
          </table:table-cell>
          <table:table-cell office:value-type="float" office:value="1457" calcext:value-type="float">
            <text:p>1457</text:p>
          </table:table-cell>
          <table:table-cell office:value-type="float" office:value="0.15667" calcext:value-type="float">
            <text:p>0.15667</text:p>
          </table:table-cell>
        </table:table-row>
        <table:table-row table:style-name="ro1">
          <table:table-cell table:number-columns-repeated="2"/>
          <table:table-cell office:value-type="float" office:value="1458" calcext:value-type="float">
            <text:p>1458</text:p>
          </table:table-cell>
          <table:table-cell office:value-type="float" office:value="0.162396" calcext:value-type="float">
            <text:p>0.162396</text:p>
          </table:table-cell>
          <table:table-cell office:value-type="float" office:value="1458" calcext:value-type="float">
            <text:p>1458</text:p>
          </table:table-cell>
          <table:table-cell office:value-type="float" office:value="0.160019" calcext:value-type="float">
            <text:p>0.160019</text:p>
          </table:table-cell>
        </table:table-row>
        <table:table-row table:style-name="ro1">
          <table:table-cell table:number-columns-repeated="2"/>
          <table:table-cell office:value-type="float" office:value="1459" calcext:value-type="float">
            <text:p>1459</text:p>
          </table:table-cell>
          <table:table-cell office:value-type="float" office:value="0.158053" calcext:value-type="float">
            <text:p>0.158053</text:p>
          </table:table-cell>
          <table:table-cell office:value-type="float" office:value="1459" calcext:value-type="float">
            <text:p>1459</text:p>
          </table:table-cell>
          <table:table-cell office:value-type="float" office:value="0.156847" calcext:value-type="float">
            <text:p>0.156847</text:p>
          </table:table-cell>
        </table:table-row>
        <table:table-row table:style-name="ro1"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0.155217" calcext:value-type="float">
            <text:p>0.155217</text:p>
          </table:table-cell>
          <table:table-cell office:value-type="float" office:value="1460" calcext:value-type="float">
            <text:p>1460</text:p>
          </table:table-cell>
          <table:table-cell office:value-type="float" office:value="0.154508" calcext:value-type="float">
            <text:p>0.154508</text:p>
          </table:table-cell>
        </table:table-row>
        <table:table-row table:style-name="ro1">
          <table:table-cell table:number-columns-repeated="2"/>
          <table:table-cell office:value-type="float" office:value="1461" calcext:value-type="float">
            <text:p>1461</text:p>
          </table:table-cell>
          <table:table-cell office:value-type="float" office:value="0.166012" calcext:value-type="float">
            <text:p>0.166012</text:p>
          </table:table-cell>
          <table:table-cell office:value-type="float" office:value="1461" calcext:value-type="float">
            <text:p>1461</text:p>
          </table:table-cell>
          <table:table-cell office:value-type="float" office:value="0.155301" calcext:value-type="float">
            <text:p>0.155301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0.170931" calcext:value-type="float">
            <text:p>0.170931</text:p>
          </table:table-cell>
          <table:table-cell office:value-type="float" office:value="1462" calcext:value-type="float">
            <text:p>1462</text:p>
          </table:table-cell>
          <table:table-cell office:value-type="float" office:value="0.166002" calcext:value-type="float">
            <text:p>0.166002</text:p>
          </table:table-cell>
        </table:table-row>
        <table:table-row table:style-name="ro1"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0.164119" calcext:value-type="float">
            <text:p>0.164119</text:p>
          </table:table-cell>
          <table:table-cell office:value-type="float" office:value="1463" calcext:value-type="float">
            <text:p>1463</text:p>
          </table:table-cell>
          <table:table-cell office:value-type="float" office:value="0.16431" calcext:value-type="float">
            <text:p>0.16431</text:p>
          </table:table-cell>
        </table:table-row>
        <table:table-row table:style-name="ro1">
          <table:table-cell table:number-columns-repeated="2"/>
          <table:table-cell office:value-type="float" office:value="1464" calcext:value-type="float">
            <text:p>1464</text:p>
          </table:table-cell>
          <table:table-cell office:value-type="float" office:value="0.166519" calcext:value-type="float">
            <text:p>0.166519</text:p>
          </table:table-cell>
          <table:table-cell office:value-type="float" office:value="1464" calcext:value-type="float">
            <text:p>1464</text:p>
          </table:table-cell>
          <table:table-cell office:value-type="float" office:value="0.159281" calcext:value-type="float">
            <text:p>0.159281</text:p>
          </table:table-cell>
        </table:table-row>
        <table:table-row table:style-name="ro1">
          <table:table-cell table:number-columns-repeated="2"/>
          <table:table-cell office:value-type="float" office:value="1465" calcext:value-type="float">
            <text:p>1465</text:p>
          </table:table-cell>
          <table:table-cell office:value-type="float" office:value="0.162631" calcext:value-type="float">
            <text:p>0.162631</text:p>
          </table:table-cell>
          <table:table-cell office:value-type="float" office:value="1465" calcext:value-type="float">
            <text:p>1465</text:p>
          </table:table-cell>
          <table:table-cell office:value-type="float" office:value="0.158291" calcext:value-type="float">
            <text:p>0.158291</text:p>
          </table:table-cell>
        </table:table-row>
        <table:table-row table:style-name="ro1"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0.174023" calcext:value-type="float">
            <text:p>0.174023</text:p>
          </table:table-cell>
          <table:table-cell office:value-type="float" office:value="1466" calcext:value-type="float">
            <text:p>1466</text:p>
          </table:table-cell>
          <table:table-cell office:value-type="float" office:value="0.155577" calcext:value-type="float">
            <text:p>0.155577</text:p>
          </table:table-cell>
        </table:table-row>
        <table:table-row table:style-name="ro1">
          <table:table-cell table:number-columns-repeated="2"/>
          <table:table-cell office:value-type="float" office:value="1467" calcext:value-type="float">
            <text:p>1467</text:p>
          </table:table-cell>
          <table:table-cell office:value-type="float" office:value="0.172513" calcext:value-type="float">
            <text:p>0.172513</text:p>
          </table:table-cell>
          <table:table-cell office:value-type="float" office:value="1467" calcext:value-type="float">
            <text:p>1467</text:p>
          </table:table-cell>
          <table:table-cell office:value-type="float" office:value="0.178509" calcext:value-type="float">
            <text:p>0.178509</text:p>
          </table:table-cell>
        </table:table-row>
        <table:table-row table:style-name="ro1">
          <table:table-cell table:number-columns-repeated="2"/>
          <table:table-cell office:value-type="float" office:value="1468" calcext:value-type="float">
            <text:p>1468</text:p>
          </table:table-cell>
          <table:table-cell office:value-type="float" office:value="0.173066" calcext:value-type="float">
            <text:p>0.173066</text:p>
          </table:table-cell>
          <table:table-cell office:value-type="float" office:value="1468" calcext:value-type="float">
            <text:p>1468</text:p>
          </table:table-cell>
          <table:table-cell office:value-type="float" office:value="0.172576" calcext:value-type="float">
            <text:p>0.172576</text:p>
          </table:table-cell>
        </table:table-row>
        <table:table-row table:style-name="ro1">
          <table:table-cell table:number-columns-repeated="2"/>
          <table:table-cell office:value-type="float" office:value="1469" calcext:value-type="float">
            <text:p>1469</text:p>
          </table:table-cell>
          <table:table-cell office:value-type="float" office:value="0.180015" calcext:value-type="float">
            <text:p>0.180015</text:p>
          </table:table-cell>
          <table:table-cell office:value-type="float" office:value="1469" calcext:value-type="float">
            <text:p>1469</text:p>
          </table:table-cell>
          <table:table-cell office:value-type="float" office:value="0.166755" calcext:value-type="float">
            <text:p>0.166755</text:p>
          </table:table-cell>
        </table:table-row>
        <table:table-row table:style-name="ro1"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0.172087" calcext:value-type="float">
            <text:p>0.172087</text:p>
          </table:table-cell>
          <table:table-cell office:value-type="float" office:value="1470" calcext:value-type="float">
            <text:p>1470</text:p>
          </table:table-cell>
          <table:table-cell office:value-type="float" office:value="0.166275" calcext:value-type="float">
            <text:p>0.166275</text:p>
          </table:table-cell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1471" calcext:value-type="float">
            <text:p>1471</text:p>
          </table:table-cell>
          <table:table-cell office:value-type="float" office:value="0.164834" calcext:value-type="float">
            <text:p>0.164834</text:p>
          </table:table-cell>
        </table:table-row>
        <table:table-row table:style-name="ro1"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0.164831" calcext:value-type="float">
            <text:p>0.164831</text:p>
          </table:table-cell>
          <table:table-cell office:value-type="float" office:value="1472" calcext:value-type="float">
            <text:p>1472</text:p>
          </table:table-cell>
          <table:table-cell office:value-type="float" office:value="0.17049" calcext:value-type="float">
            <text:p>0.17049</text:p>
          </table:table-cell>
        </table:table-row>
        <table:table-row table:style-name="ro1">
          <table:table-cell table:number-columns-repeated="2"/>
          <table:table-cell office:value-type="float" office:value="1473" calcext:value-type="float">
            <text:p>1473</text:p>
          </table:table-cell>
          <table:table-cell office:value-type="float" office:value="0.168272" calcext:value-type="float">
            <text:p>0.168272</text:p>
          </table:table-cell>
          <table:table-cell office:value-type="float" office:value="1473" calcext:value-type="float">
            <text:p>1473</text:p>
          </table:table-cell>
          <table:table-cell office:value-type="float" office:value="0.171389" calcext:value-type="float">
            <text:p>0.171389</text:p>
          </table:table-cell>
        </table:table-row>
        <table:table-row table:style-name="ro1">
          <table:table-cell table:number-columns-repeated="2"/>
          <table:table-cell office:value-type="float" office:value="1474" calcext:value-type="float">
            <text:p>1474</text:p>
          </table:table-cell>
          <table:table-cell office:value-type="float" office:value="0.17311" calcext:value-type="float">
            <text:p>0.17311</text:p>
          </table:table-cell>
          <table:table-cell office:value-type="float" office:value="1474" calcext:value-type="float">
            <text:p>1474</text:p>
          </table:table-cell>
          <table:table-cell office:value-type="float" office:value="0.175867" calcext:value-type="float">
            <text:p>0.175867</text:p>
          </table:table-cell>
        </table:table-row>
        <table:table-row table:style-name="ro1"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0.173646" calcext:value-type="float">
            <text:p>0.173646</text:p>
          </table:table-cell>
          <table:table-cell office:value-type="float" office:value="1475" calcext:value-type="float">
            <text:p>1475</text:p>
          </table:table-cell>
          <table:table-cell office:value-type="float" office:value="0.178897" calcext:value-type="float">
            <text:p>0.178897</text:p>
          </table:table-cell>
        </table:table-row>
        <table:table-row table:style-name="ro1">
          <table:table-cell table:number-columns-repeated="2"/>
          <table:table-cell office:value-type="float" office:value="1476" calcext:value-type="float">
            <text:p>1476</text:p>
          </table:table-cell>
          <table:table-cell office:value-type="float" office:value="0.175678" calcext:value-type="float">
            <text:p>0.175678</text:p>
          </table:table-cell>
          <table:table-cell office:value-type="float" office:value="1476" calcext:value-type="float">
            <text:p>1476</text:p>
          </table:table-cell>
          <table:table-cell office:value-type="float" office:value="0.176485" calcext:value-type="float">
            <text:p>0.176485</text:p>
          </table:table-cell>
        </table:table-row>
        <table:table-row table:style-name="ro1"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0.173225" calcext:value-type="float">
            <text:p>0.173225</text:p>
          </table:table-cell>
          <table:table-cell office:value-type="float" office:value="1477" calcext:value-type="float">
            <text:p>1477</text:p>
          </table:table-cell>
          <table:table-cell office:value-type="float" office:value="0.173763" calcext:value-type="float">
            <text:p>0.173763</text:p>
          </table:table-cell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 office:value-type="float" office:value="0.174623" calcext:value-type="float">
            <text:p>0.174623</text:p>
          </table:table-cell>
          <table:table-cell office:value-type="float" office:value="1478" calcext:value-type="float">
            <text:p>1478</text:p>
          </table:table-cell>
          <table:table-cell office:value-type="float" office:value="0.175361" calcext:value-type="float">
            <text:p>0.175361</text:p>
          </table:table-cell>
        </table:table-row>
        <table:table-row table:style-name="ro1"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0.171572" calcext:value-type="float">
            <text:p>0.171572</text:p>
          </table:table-cell>
          <table:table-cell office:value-type="float" office:value="1479" calcext:value-type="float">
            <text:p>1479</text:p>
          </table:table-cell>
          <table:table-cell office:value-type="float" office:value="0.170926" calcext:value-type="float">
            <text:p>0.170926</text:p>
          </table:table-cell>
        </table:table-row>
        <table:table-row table:style-name="ro1"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0.175933" calcext:value-type="float">
            <text:p>0.175933</text:p>
          </table:table-cell>
          <table:table-cell office:value-type="float" office:value="1480" calcext:value-type="float">
            <text:p>1480</text:p>
          </table:table-cell>
          <table:table-cell office:value-type="float" office:value="0.165947" calcext:value-type="float">
            <text:p>0.165947</text:p>
          </table:table-cell>
        </table:table-row>
        <table:table-row table:style-name="ro1">
          <table:table-cell table:number-columns-repeated="2"/>
          <table:table-cell office:value-type="float" office:value="1481" calcext:value-type="float">
            <text:p>1481</text:p>
          </table:table-cell>
          <table:table-cell office:value-type="float" office:value="0.180978" calcext:value-type="float">
            <text:p>0.180978</text:p>
          </table:table-cell>
          <table:table-cell office:value-type="float" office:value="1481" calcext:value-type="float">
            <text:p>1481</text:p>
          </table:table-cell>
          <table:table-cell office:value-type="float" office:value="0.158245" calcext:value-type="float">
            <text:p>0.158245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482</text:p>
          </table:table-cell>
          <table:table-cell office:value-type="float" office:value="0.180366" calcext:value-type="float">
            <text:p>0.180366</text:p>
          </table:table-cell>
          <table:table-cell office:value-type="float" office:value="1482" calcext:value-type="float">
            <text:p>1482</text:p>
          </table:table-cell>
          <table:table-cell office:value-type="float" office:value="0.162447" calcext:value-type="float">
            <text:p>0.162447</text:p>
          </table:table-cell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0.17505" calcext:value-type="float">
            <text:p>0.17505</text:p>
          </table:table-cell>
          <table:table-cell office:value-type="float" office:value="1483" calcext:value-type="float">
            <text:p>1483</text:p>
          </table:table-cell>
          <table:table-cell office:value-type="float" office:value="0.165427" calcext:value-type="float">
            <text:p>0.165427</text:p>
          </table:table-cell>
        </table:table-row>
        <table:table-row table:style-name="ro1">
          <table:table-cell table:number-columns-repeated="2"/>
          <table:table-cell office:value-type="float" office:value="1484" calcext:value-type="float">
            <text:p>1484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1484" calcext:value-type="float">
            <text:p>1484</text:p>
          </table:table-cell>
          <table:table-cell office:value-type="float" office:value="0.165482" calcext:value-type="float">
            <text:p>0.165482</text:p>
          </table:table-cell>
        </table:table-row>
        <table:table-row table:style-name="ro1"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0.172522" calcext:value-type="float">
            <text:p>0.172522</text:p>
          </table:table-cell>
          <table:table-cell office:value-type="float" office:value="1485" calcext:value-type="float">
            <text:p>1485</text:p>
          </table:table-cell>
          <table:table-cell office:value-type="float" office:value="0.165645" calcext:value-type="float">
            <text:p>0.165645</text:p>
          </table:table-cell>
        </table:table-row>
        <table:table-row table:style-name="ro1"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0.173232" calcext:value-type="float">
            <text:p>0.173232</text:p>
          </table:table-cell>
          <table:table-cell office:value-type="float" office:value="1486" calcext:value-type="float">
            <text:p>1486</text:p>
          </table:table-cell>
          <table:table-cell office:value-type="float" office:value="0.165623" calcext:value-type="float">
            <text:p>0.165623</text:p>
          </table:table-cell>
        </table:table-row>
        <table:table-row table:style-name="ro1">
          <table:table-cell table:number-columns-repeated="2"/>
          <table:table-cell office:value-type="float" office:value="1487" calcext:value-type="float">
            <text:p>1487</text:p>
          </table:table-cell>
          <table:table-cell office:value-type="float" office:value="0.168145" calcext:value-type="float">
            <text:p>0.168145</text:p>
          </table:table-cell>
          <table:table-cell office:value-type="float" office:value="1487" calcext:value-type="float">
            <text:p>1487</text:p>
          </table:table-cell>
          <table:table-cell office:value-type="float" office:value="0.164156" calcext:value-type="float">
            <text:p>0.164156</text:p>
          </table:table-cell>
        </table:table-row>
        <table:table-row table:style-name="ro1"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0.165358" calcext:value-type="float">
            <text:p>0.165358</text:p>
          </table:table-cell>
          <table:table-cell office:value-type="float" office:value="1488" calcext:value-type="float">
            <text:p>1488</text:p>
          </table:table-cell>
          <table:table-cell office:value-type="float" office:value="0.161711" calcext:value-type="float">
            <text:p>0.161711</text:p>
          </table:table-cell>
        </table:table-row>
        <table:table-row table:style-name="ro1">
          <table:table-cell table:number-columns-repeated="2"/>
          <table:table-cell office:value-type="float" office:value="1489" calcext:value-type="float">
            <text:p>1489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1489" calcext:value-type="float">
            <text:p>1489</text:p>
          </table:table-cell>
          <table:table-cell office:value-type="float" office:value="0.153884" calcext:value-type="float">
            <text:p>0.153884</text:p>
          </table:table-cell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0.168907" calcext:value-type="float">
            <text:p>0.168907</text:p>
          </table:table-cell>
          <table:table-cell office:value-type="float" office:value="1490" calcext:value-type="float">
            <text:p>1490</text:p>
          </table:table-cell>
          <table:table-cell office:value-type="float" office:value="0.154741" calcext:value-type="float">
            <text:p>0.154741</text:p>
          </table:table-cell>
        </table:table-row>
        <table:table-row table:style-name="ro1"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0.162254" calcext:value-type="float">
            <text:p>0.162254</text:p>
          </table:table-cell>
          <table:table-cell office:value-type="float" office:value="1491" calcext:value-type="float">
            <text:p>1491</text:p>
          </table:table-cell>
          <table:table-cell office:value-type="float" office:value="0.157619" calcext:value-type="float">
            <text:p>0.157619</text:p>
          </table:table-cell>
        </table:table-row>
        <table:table-row table:style-name="ro1">
          <table:table-cell table:number-columns-repeated="2"/>
          <table:table-cell office:value-type="float" office:value="1492" calcext:value-type="float">
            <text:p>1492</text:p>
          </table:table-cell>
          <table:table-cell office:value-type="float" office:value="0.157066" calcext:value-type="float">
            <text:p>0.157066</text:p>
          </table:table-cell>
          <table:table-cell office:value-type="float" office:value="1492" calcext:value-type="float">
            <text:p>1492</text:p>
          </table:table-cell>
          <table:table-cell office:value-type="float" office:value="0.15678" calcext:value-type="float">
            <text:p>0.15678</text:p>
          </table:table-cell>
        </table:table-row>
        <table:table-row table:style-name="ro1">
          <table:table-cell table:number-columns-repeated="2"/>
          <table:table-cell office:value-type="float" office:value="1493" calcext:value-type="float">
            <text:p>1493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1493" calcext:value-type="float">
            <text:p>1493</text:p>
          </table:table-cell>
          <table:table-cell office:value-type="float" office:value="0.16301" calcext:value-type="float">
            <text:p>0.16301</text:p>
          </table:table-cell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office:value-type="float" office:value="0.151448" calcext:value-type="float">
            <text:p>0.151448</text:p>
          </table:table-cell>
          <table:table-cell office:value-type="float" office:value="1494" calcext:value-type="float">
            <text:p>1494</text:p>
          </table:table-cell>
          <table:table-cell office:value-type="float" office:value="0.167672" calcext:value-type="float">
            <text:p>0.167672</text:p>
          </table:table-cell>
        </table:table-row>
        <table:table-row table:style-name="ro1">
          <table:table-cell table:number-columns-repeated="2"/>
          <table:table-cell office:value-type="float" office:value="1495" calcext:value-type="float">
            <text:p>1495</text:p>
          </table:table-cell>
          <table:table-cell office:value-type="float" office:value="0.164281" calcext:value-type="float">
            <text:p>0.164281</text:p>
          </table:table-cell>
          <table:table-cell office:value-type="float" office:value="1495" calcext:value-type="float">
            <text:p>1495</text:p>
          </table:table-cell>
          <table:table-cell office:value-type="float" office:value="0.169865" calcext:value-type="float">
            <text:p>0.169865</text:p>
          </table:table-cell>
        </table:table-row>
        <table:table-row table:style-name="ro1"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1496" calcext:value-type="float">
            <text:p>1496</text:p>
          </table:table-cell>
          <table:table-cell office:value-type="float" office:value="0.187197" calcext:value-type="float">
            <text:p>0.187197</text:p>
          </table:table-cell>
        </table:table-row>
        <table:table-row table:style-name="ro1"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0.159638" calcext:value-type="float">
            <text:p>0.159638</text:p>
          </table:table-cell>
          <table:table-cell office:value-type="float" office:value="1497" calcext:value-type="float">
            <text:p>1497</text:p>
          </table:table-cell>
          <table:table-cell office:value-type="float" office:value="0.181673" calcext:value-type="float">
            <text:p>0.181673</text:p>
          </table:table-cell>
        </table:table-row>
        <table:table-row table:style-name="ro1">
          <table:table-cell table:number-columns-repeated="2"/>
          <table:table-cell office:value-type="float" office:value="1498" calcext:value-type="float">
            <text:p>1498</text:p>
          </table:table-cell>
          <table:table-cell office:value-type="float" office:value="0.161135" calcext:value-type="float">
            <text:p>0.161135</text:p>
          </table:table-cell>
          <table:table-cell office:value-type="float" office:value="1498" calcext:value-type="float">
            <text:p>1498</text:p>
          </table:table-cell>
          <table:table-cell office:value-type="float" office:value="0.178098" calcext:value-type="float">
            <text:p>0.178098</text:p>
          </table:table-cell>
        </table:table-row>
        <table:table-row table:style-name="ro1">
          <table:table-cell table:number-columns-repeated="2"/>
          <table:table-cell office:value-type="float" office:value="1499" calcext:value-type="float">
            <text:p>1499</text:p>
          </table:table-cell>
          <table:table-cell office:value-type="float" office:value="0.172723" calcext:value-type="float">
            <text:p>0.172723</text:p>
          </table:table-cell>
          <table:table-cell office:value-type="float" office:value="1499" calcext:value-type="float">
            <text:p>1499</text:p>
          </table:table-cell>
          <table:table-cell office:value-type="float" office:value="0.175356" calcext:value-type="float">
            <text:p>0.175356</text:p>
          </table:table-cell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162729" calcext:value-type="float">
            <text:p>0.162729</text:p>
          </table:table-cell>
          <table:table-cell office:value-type="float" office:value="1500" calcext:value-type="float">
            <text:p>1500</text:p>
          </table:table-cell>
          <table:table-cell office:value-type="float" office:value="0.17103" calcext:value-type="float">
            <text:p>0.17103</text:p>
          </table:table-cell>
        </table:table-row>
        <table:table-row table:style-name="ro1">
          <table:table-cell table:number-columns-repeated="2"/>
          <table:table-cell office:value-type="float" office:value="1501" calcext:value-type="float">
            <text:p>1501</text:p>
          </table:table-cell>
          <table:table-cell office:value-type="float" office:value="0.161211" calcext:value-type="float">
            <text:p>0.161211</text:p>
          </table:table-cell>
          <table:table-cell office:value-type="float" office:value="1501" calcext:value-type="float">
            <text:p>1501</text:p>
          </table:table-cell>
          <table:table-cell office:value-type="float" office:value="0.165815" calcext:value-type="float">
            <text:p>0.165815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502</text:p>
          </table:table-cell>
          <table:table-cell office:value-type="float" office:value="0.163758" calcext:value-type="float">
            <text:p>0.163758</text:p>
          </table:table-cell>
          <table:table-cell office:value-type="float" office:value="1502" calcext:value-type="float">
            <text:p>1502</text:p>
          </table:table-cell>
          <table:table-cell office:value-type="float" office:value="0.160779" calcext:value-type="float">
            <text:p>0.160779</text:p>
          </table:table-cell>
        </table:table-row>
        <table:table-row table:style-name="ro1">
          <table:table-cell table:number-columns-repeated="2"/>
          <table:table-cell office:value-type="float" office:value="1503" calcext:value-type="float">
            <text:p>1503</text:p>
          </table:table-cell>
          <table:table-cell office:value-type="float" office:value="0.163924" calcext:value-type="float">
            <text:p>0.163924</text:p>
          </table:table-cell>
          <table:table-cell office:value-type="float" office:value="1503" calcext:value-type="float">
            <text:p>1503</text:p>
          </table:table-cell>
          <table:table-cell office:value-type="float" office:value="0.168743" calcext:value-type="float">
            <text:p>0.168743</text:p>
          </table:table-cell>
        </table:table-row>
        <table:table-row table:style-name="ro1"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0.157554" calcext:value-type="float">
            <text:p>0.157554</text:p>
          </table:table-cell>
          <table:table-cell office:value-type="float" office:value="1504" calcext:value-type="float">
            <text:p>1504</text:p>
          </table:table-cell>
          <table:table-cell office:value-type="float" office:value="0.165749" calcext:value-type="float">
            <text:p>0.165749</text:p>
          </table:table-cell>
        </table:table-row>
        <table:table-row table:style-name="ro1"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0.154919" calcext:value-type="float">
            <text:p>0.154919</text:p>
          </table:table-cell>
          <table:table-cell office:value-type="float" office:value="1505" calcext:value-type="float">
            <text:p>1505</text:p>
          </table:table-cell>
          <table:table-cell office:value-type="float" office:value="0.165516" calcext:value-type="float">
            <text:p>0.165516</text:p>
          </table:table-cell>
        </table:table-row>
        <table:table-row table:style-name="ro1">
          <table:table-cell table:number-columns-repeated="2"/>
          <table:table-cell office:value-type="float" office:value="1506" calcext:value-type="float">
            <text:p>1506</text:p>
          </table:table-cell>
          <table:table-cell office:value-type="float" office:value="0.150851" calcext:value-type="float">
            <text:p>0.150851</text:p>
          </table:table-cell>
          <table:table-cell office:value-type="float" office:value="1506" calcext:value-type="float">
            <text:p>1506</text:p>
          </table:table-cell>
          <table:table-cell office:value-type="float" office:value="0.170671" calcext:value-type="float">
            <text:p>0.170671</text:p>
          </table:table-cell>
        </table:table-row>
        <table:table-row table:style-name="ro1"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0.151963" calcext:value-type="float">
            <text:p>0.151963</text:p>
          </table:table-cell>
          <table:table-cell office:value-type="float" office:value="1507" calcext:value-type="float">
            <text:p>1507</text:p>
          </table:table-cell>
          <table:table-cell office:value-type="float" office:value="0.16648" calcext:value-type="float">
            <text:p>0.16648</text:p>
          </table:table-cell>
        </table:table-row>
        <table:table-row table:style-name="ro1">
          <table:table-cell table:number-columns-repeated="2"/>
          <table:table-cell office:value-type="float" office:value="1508" calcext:value-type="float">
            <text:p>1508</text:p>
          </table:table-cell>
          <table:table-cell office:value-type="float" office:value="0.153653" calcext:value-type="float">
            <text:p>0.153653</text:p>
          </table:table-cell>
          <table:table-cell office:value-type="float" office:value="1508" calcext:value-type="float">
            <text:p>1508</text:p>
          </table:table-cell>
          <table:table-cell office:value-type="float" office:value="0.167685" calcext:value-type="float">
            <text:p>0.167685</text:p>
          </table:table-cell>
        </table:table-row>
        <table:table-row table:style-name="ro1">
          <table:table-cell table:number-columns-repeated="2"/>
          <table:table-cell office:value-type="float" office:value="1509" calcext:value-type="float">
            <text:p>1509</text:p>
          </table:table-cell>
          <table:table-cell office:value-type="float" office:value="0.154634" calcext:value-type="float">
            <text:p>0.154634</text:p>
          </table:table-cell>
          <table:table-cell office:value-type="float" office:value="1509" calcext:value-type="float">
            <text:p>1509</text:p>
          </table:table-cell>
          <table:table-cell office:value-type="float" office:value="0.168985" calcext:value-type="float">
            <text:p>0.168985</text:p>
          </table:table-cell>
        </table:table-row>
        <table:table-row table:style-name="ro1"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0.172703" calcext:value-type="float">
            <text:p>0.172703</text:p>
          </table:table-cell>
          <table:table-cell office:value-type="float" office:value="1510" calcext:value-type="float">
            <text:p>1510</text:p>
          </table:table-cell>
          <table:table-cell office:value-type="float" office:value="0.175829" calcext:value-type="float">
            <text:p>0.175829</text:p>
          </table:table-cell>
        </table:table-row>
        <table:table-row table:style-name="ro1">
          <table:table-cell table:number-columns-repeated="2"/>
          <table:table-cell office:value-type="float" office:value="1511" calcext:value-type="float">
            <text:p>1511</text:p>
          </table:table-cell>
          <table:table-cell office:value-type="float" office:value="0.177771" calcext:value-type="float">
            <text:p>0.177771</text:p>
          </table:table-cell>
          <table:table-cell office:value-type="float" office:value="1511" calcext:value-type="float">
            <text:p>1511</text:p>
          </table:table-cell>
          <table:table-cell office:value-type="float" office:value="0.169608" calcext:value-type="float">
            <text:p>0.169608</text:p>
          </table:table-cell>
        </table:table-row>
        <table:table-row table:style-name="ro1">
          <table:table-cell table:number-columns-repeated="2"/>
          <table:table-cell office:value-type="float" office:value="1512" calcext:value-type="float">
            <text:p>1512</text:p>
          </table:table-cell>
          <table:table-cell office:value-type="float" office:value="0.187" calcext:value-type="float">
            <text:p>0.187</text:p>
          </table:table-cell>
          <table:table-cell office:value-type="float" office:value="1512" calcext:value-type="float">
            <text:p>1512</text:p>
          </table:table-cell>
          <table:table-cell office:value-type="float" office:value="0.171435" calcext:value-type="float">
            <text:p>0.171435</text:p>
          </table:table-cell>
        </table:table-row>
        <table:table-row table:style-name="ro1"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0.190121" calcext:value-type="float">
            <text:p>0.190121</text:p>
          </table:table-cell>
          <table:table-cell office:value-type="float" office:value="1513" calcext:value-type="float">
            <text:p>1513</text:p>
          </table:table-cell>
          <table:table-cell office:value-type="float" office:value="0.16852" calcext:value-type="float">
            <text:p>0.16852</text:p>
          </table:table-cell>
        </table:table-row>
        <table:table-row table:style-name="ro1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0.190104" calcext:value-type="float">
            <text:p>0.190104</text:p>
          </table:table-cell>
          <table:table-cell office:value-type="float" office:value="1514" calcext:value-type="float">
            <text:p>1514</text:p>
          </table:table-cell>
          <table:table-cell office:value-type="float" office:value="0.172104" calcext:value-type="float">
            <text:p>0.172104</text:p>
          </table:table-cell>
        </table:table-row>
        <table:table-row table:style-name="ro1"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0.185937" calcext:value-type="float">
            <text:p>0.185937</text:p>
          </table:table-cell>
          <table:table-cell office:value-type="float" office:value="1515" calcext:value-type="float">
            <text:p>1515</text:p>
          </table:table-cell>
          <table:table-cell office:value-type="float" office:value="0.167315" calcext:value-type="float">
            <text:p>0.167315</text:p>
          </table:table-cell>
        </table:table-row>
        <table:table-row table:style-name="ro1">
          <table:table-cell table:number-columns-repeated="2"/>
          <table:table-cell office:value-type="float" office:value="1516" calcext:value-type="float">
            <text:p>1516</text:p>
          </table:table-cell>
          <table:table-cell office:value-type="float" office:value="0.183468" calcext:value-type="float">
            <text:p>0.183468</text:p>
          </table:table-cell>
          <table:table-cell office:value-type="float" office:value="1516" calcext:value-type="float">
            <text:p>1516</text:p>
          </table:table-cell>
          <table:table-cell office:value-type="float" office:value="0.161358" calcext:value-type="float">
            <text:p>0.161358</text:p>
          </table:table-cell>
        </table:table-row>
        <table:table-row table:style-name="ro1"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0.179597" calcext:value-type="float">
            <text:p>0.179597</text:p>
          </table:table-cell>
          <table:table-cell office:value-type="float" office:value="1517" calcext:value-type="float">
            <text:p>1517</text:p>
          </table:table-cell>
          <table:table-cell office:value-type="float" office:value="0.163305" calcext:value-type="float">
            <text:p>0.163305</text:p>
          </table:table-cell>
        </table:table-row>
        <table:table-row table:style-name="ro1">
          <table:table-cell table:number-columns-repeated="2"/>
          <table:table-cell office:value-type="float" office:value="1518" calcext:value-type="float">
            <text:p>1518</text:p>
          </table:table-cell>
          <table:table-cell office:value-type="float" office:value="0.181267" calcext:value-type="float">
            <text:p>0.181267</text:p>
          </table:table-cell>
          <table:table-cell office:value-type="float" office:value="1518" calcext:value-type="float">
            <text:p>1518</text:p>
          </table:table-cell>
          <table:table-cell office:value-type="float" office:value="0.16312" calcext:value-type="float">
            <text:p>0.16312</text:p>
          </table:table-cell>
        </table:table-row>
        <table:table-row table:style-name="ro1">
          <table:table-cell table:number-columns-repeated="2"/>
          <table:table-cell office:value-type="float" office:value="1519" calcext:value-type="float">
            <text:p>1519</text:p>
          </table:table-cell>
          <table:table-cell office:value-type="float" office:value="0.173644" calcext:value-type="float">
            <text:p>0.173644</text:p>
          </table:table-cell>
          <table:table-cell office:value-type="float" office:value="1519" calcext:value-type="float">
            <text:p>1519</text:p>
          </table:table-cell>
          <table:table-cell office:value-type="float" office:value="0.159021" calcext:value-type="float">
            <text:p>0.159021</text:p>
          </table:table-cell>
        </table:table-row>
        <table:table-row table:style-name="ro1"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0.169805" calcext:value-type="float">
            <text:p>0.169805</text:p>
          </table:table-cell>
          <table:table-cell office:value-type="float" office:value="1520" calcext:value-type="float">
            <text:p>1520</text:p>
          </table:table-cell>
          <table:table-cell office:value-type="float" office:value="0.159273" calcext:value-type="float">
            <text:p>0.159273</text:p>
          </table:table-cell>
        </table:table-row>
        <table:table-row table:style-name="ro1">
          <table:table-cell table:number-columns-repeated="2"/>
          <table:table-cell office:value-type="float" office:value="1521" calcext:value-type="float">
            <text:p>1521</text:p>
          </table:table-cell>
          <table:table-cell office:value-type="float" office:value="0.172229" calcext:value-type="float">
            <text:p>0.172229</text:p>
          </table:table-cell>
          <table:table-cell office:value-type="float" office:value="1521" calcext:value-type="float">
            <text:p>1521</text:p>
          </table:table-cell>
          <table:table-cell office:value-type="float" office:value="0.156607" calcext:value-type="float">
            <text:p>0.156607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0.176116" calcext:value-type="float">
            <text:p>0.176116</text:p>
          </table:table-cell>
          <table:table-cell office:value-type="float" office:value="1522" calcext:value-type="float">
            <text:p>1522</text:p>
          </table:table-cell>
          <table:table-cell office:value-type="float" office:value="0.148826" calcext:value-type="float">
            <text:p>0.148826</text:p>
          </table:table-cell>
        </table:table-row>
        <table:table-row table:style-name="ro1"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1523" calcext:value-type="float">
            <text:p>1523</text:p>
          </table:table-cell>
          <table:table-cell office:value-type="float" office:value="0.159317" calcext:value-type="float">
            <text:p>0.159317</text:p>
          </table:table-cell>
        </table:table-row>
        <table:table-row table:style-name="ro1">
          <table:table-cell table:number-columns-repeated="2"/>
          <table:table-cell office:value-type="float" office:value="1524" calcext:value-type="float">
            <text:p>1524</text:p>
          </table:table-cell>
          <table:table-cell office:value-type="float" office:value="0.160892" calcext:value-type="float">
            <text:p>0.160892</text:p>
          </table:table-cell>
          <table:table-cell office:value-type="float" office:value="1524" calcext:value-type="float">
            <text:p>1524</text:p>
          </table:table-cell>
          <table:table-cell office:value-type="float" office:value="0.160439" calcext:value-type="float">
            <text:p>0.160439</text:p>
          </table:table-cell>
        </table:table-row>
        <table:table-row table:style-name="ro1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0.163793" calcext:value-type="float">
            <text:p>0.163793</text:p>
          </table:table-cell>
          <table:table-cell office:value-type="float" office:value="1525" calcext:value-type="float">
            <text:p>1525</text:p>
          </table:table-cell>
          <table:table-cell office:value-type="float" office:value="0.161462" calcext:value-type="float">
            <text:p>0.161462</text:p>
          </table:table-cell>
        </table:table-row>
        <table:table-row table:style-name="ro1"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0.159782" calcext:value-type="float">
            <text:p>0.159782</text:p>
          </table:table-cell>
          <table:table-cell office:value-type="float" office:value="1526" calcext:value-type="float">
            <text:p>1526</text:p>
          </table:table-cell>
          <table:table-cell office:value-type="float" office:value="0.160924" calcext:value-type="float">
            <text:p>0.160924</text:p>
          </table:table-cell>
        </table:table-row>
        <table:table-row table:style-name="ro1">
          <table:table-cell table:number-columns-repeated="2"/>
          <table:table-cell office:value-type="float" office:value="1527" calcext:value-type="float">
            <text:p>1527</text:p>
          </table:table-cell>
          <table:table-cell office:value-type="float" office:value="0.163439" calcext:value-type="float">
            <text:p>0.163439</text:p>
          </table:table-cell>
          <table:table-cell office:value-type="float" office:value="1527" calcext:value-type="float">
            <text:p>1527</text:p>
          </table:table-cell>
          <table:table-cell office:value-type="float" office:value="0.161467" calcext:value-type="float">
            <text:p>0.161467</text:p>
          </table:table-cell>
        </table:table-row>
        <table:table-row table:style-name="ro1"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0.174405" calcext:value-type="float">
            <text:p>0.174405</text:p>
          </table:table-cell>
          <table:table-cell office:value-type="float" office:value="1528" calcext:value-type="float">
            <text:p>1528</text:p>
          </table:table-cell>
          <table:table-cell office:value-type="float" office:value="0.157232" calcext:value-type="float">
            <text:p>0.157232</text:p>
          </table:table-cell>
        </table:table-row>
        <table:table-row table:style-name="ro1">
          <table:table-cell table:number-columns-repeated="2"/>
          <table:table-cell office:value-type="float" office:value="1529" calcext:value-type="float">
            <text:p>1529</text:p>
          </table:table-cell>
          <table:table-cell office:value-type="float" office:value="0.177032" calcext:value-type="float">
            <text:p>0.177032</text:p>
          </table:table-cell>
          <table:table-cell office:value-type="float" office:value="1529" calcext:value-type="float">
            <text:p>1529</text:p>
          </table:table-cell>
          <table:table-cell office:value-type="float" office:value="0.159503" calcext:value-type="float">
            <text:p>0.159503</text:p>
          </table:table-cell>
        </table:table-row>
        <table:table-row table:style-name="ro1"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0.170598" calcext:value-type="float">
            <text:p>0.170598</text:p>
          </table:table-cell>
          <table:table-cell office:value-type="float" office:value="1530" calcext:value-type="float">
            <text:p>1530</text:p>
          </table:table-cell>
          <table:table-cell office:value-type="float" office:value="0.15799" calcext:value-type="float">
            <text:p>0.15799</text:p>
          </table:table-cell>
        </table:table-row>
        <table:table-row table:style-name="ro1">
          <table:table-cell table:number-columns-repeated="2"/>
          <table:table-cell office:value-type="float" office:value="1531" calcext:value-type="float">
            <text:p>1531</text:p>
          </table:table-cell>
          <table:table-cell office:value-type="float" office:value="0.169104" calcext:value-type="float">
            <text:p>0.169104</text:p>
          </table:table-cell>
          <table:table-cell office:value-type="float" office:value="1531" calcext:value-type="float">
            <text:p>1531</text:p>
          </table:table-cell>
          <table:table-cell office:value-type="float" office:value="0.158823" calcext:value-type="float">
            <text:p>0.158823</text:p>
          </table:table-cell>
        </table:table-row>
        <table:table-row table:style-name="ro1">
          <table:table-cell table:number-columns-repeated="2"/>
          <table:table-cell office:value-type="float" office:value="1532" calcext:value-type="float">
            <text:p>1532</text:p>
          </table:table-cell>
          <table:table-cell office:value-type="float" office:value="0.167957" calcext:value-type="float">
            <text:p>0.167957</text:p>
          </table:table-cell>
          <table:table-cell office:value-type="float" office:value="1532" calcext:value-type="float">
            <text:p>1532</text:p>
          </table:table-cell>
          <table:table-cell office:value-type="float" office:value="0.163162" calcext:value-type="float">
            <text:p>0.163162</text:p>
          </table:table-cell>
        </table:table-row>
        <table:table-row table:style-name="ro1">
          <table:table-cell table:number-columns-repeated="2"/>
          <table:table-cell office:value-type="float" office:value="1533" calcext:value-type="float">
            <text:p>1533</text:p>
          </table:table-cell>
          <table:table-cell office:value-type="float" office:value="0.169133" calcext:value-type="float">
            <text:p>0.169133</text:p>
          </table:table-cell>
          <table:table-cell office:value-type="float" office:value="1533" calcext:value-type="float">
            <text:p>1533</text:p>
          </table:table-cell>
          <table:table-cell office:value-type="float" office:value="0.167062" calcext:value-type="float">
            <text:p>0.167062</text:p>
          </table:table-cell>
        </table:table-row>
        <table:table-row table:style-name="ro1">
          <table:table-cell table:number-columns-repeated="2"/>
          <table:table-cell office:value-type="float" office:value="1534" calcext:value-type="float">
            <text:p>1534</text:p>
          </table:table-cell>
          <table:table-cell office:value-type="float" office:value="0.17568" calcext:value-type="float">
            <text:p>0.17568</text:p>
          </table:table-cell>
          <table:table-cell office:value-type="float" office:value="1534" calcext:value-type="float">
            <text:p>1534</text:p>
          </table:table-cell>
          <table:table-cell office:value-type="float" office:value="0.164904" calcext:value-type="float">
            <text:p>0.164904</text:p>
          </table:table-cell>
        </table:table-row>
        <table:table-row table:style-name="ro1"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0.168941" calcext:value-type="float">
            <text:p>0.168941</text:p>
          </table:table-cell>
          <table:table-cell office:value-type="float" office:value="1535" calcext:value-type="float">
            <text:p>1535</text:p>
          </table:table-cell>
          <table:table-cell office:value-type="float" office:value="0.163707" calcext:value-type="float">
            <text:p>0.163707</text:p>
          </table:table-cell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0.172064" calcext:value-type="float">
            <text:p>0.172064</text:p>
          </table:table-cell>
          <table:table-cell office:value-type="float" office:value="1536" calcext:value-type="float">
            <text:p>1536</text:p>
          </table:table-cell>
          <table:table-cell office:value-type="float" office:value="0.164367" calcext:value-type="float">
            <text:p>0.164367</text:p>
          </table:table-cell>
        </table:table-row>
        <table:table-row table:style-name="ro1">
          <table:table-cell table:number-columns-repeated="2"/>
          <table:table-cell office:value-type="float" office:value="1537" calcext:value-type="float">
            <text:p>1537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1537" calcext:value-type="float">
            <text:p>1537</text:p>
          </table:table-cell>
          <table:table-cell office:value-type="float" office:value="0.163607" calcext:value-type="float">
            <text:p>0.163607</text:p>
          </table:table-cell>
        </table:table-row>
        <table:table-row table:style-name="ro1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0.181686" calcext:value-type="float">
            <text:p>0.181686</text:p>
          </table:table-cell>
          <table:table-cell office:value-type="float" office:value="1538" calcext:value-type="float">
            <text:p>1538</text:p>
          </table:table-cell>
          <table:table-cell office:value-type="float" office:value="0.161714" calcext:value-type="float">
            <text:p>0.161714</text:p>
          </table:table-cell>
        </table:table-row>
        <table:table-row table:style-name="ro1">
          <table:table-cell table:number-columns-repeated="2"/>
          <table:table-cell office:value-type="float" office:value="1539" calcext:value-type="float">
            <text:p>1539</text:p>
          </table:table-cell>
          <table:table-cell office:value-type="float" office:value="0.187477" calcext:value-type="float">
            <text:p>0.187477</text:p>
          </table:table-cell>
          <table:table-cell office:value-type="float" office:value="1539" calcext:value-type="float">
            <text:p>1539</text:p>
          </table:table-cell>
          <table:table-cell office:value-type="float" office:value="0.162807" calcext:value-type="float">
            <text:p>0.162807</text:p>
          </table:table-cell>
        </table:table-row>
        <table:table-row table:style-name="ro1"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0.184317" calcext:value-type="float">
            <text:p>0.184317</text:p>
          </table:table-cell>
          <table:table-cell office:value-type="float" office:value="1540" calcext:value-type="float">
            <text:p>1540</text:p>
          </table:table-cell>
          <table:table-cell office:value-type="float" office:value="0.158841" calcext:value-type="float">
            <text:p>0.158841</text:p>
          </table:table-cell>
        </table:table-row>
        <table:table-row table:style-name="ro1">
          <table:table-cell table:number-columns-repeated="2"/>
          <table:table-cell office:value-type="float" office:value="1541" calcext:value-type="float">
            <text:p>1541</text:p>
          </table:table-cell>
          <table:table-cell office:value-type="float" office:value="0.174615" calcext:value-type="float">
            <text:p>0.174615</text:p>
          </table:table-cell>
          <table:table-cell office:value-type="float" office:value="1541" calcext:value-type="float">
            <text:p>1541</text:p>
          </table:table-cell>
          <table:table-cell office:value-type="float" office:value="0.163417" calcext:value-type="float">
            <text:p>0.163417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0.171764" calcext:value-type="float">
            <text:p>0.171764</text:p>
          </table:table-cell>
          <table:table-cell office:value-type="float" office:value="1542" calcext:value-type="float">
            <text:p>1542</text:p>
          </table:table-cell>
          <table:table-cell office:value-type="float" office:value="0.156637" calcext:value-type="float">
            <text:p>0.156637</text:p>
          </table:table-cell>
        </table:table-row>
        <table:table-row table:style-name="ro1">
          <table:table-cell table:number-columns-repeated="2"/>
          <table:table-cell office:value-type="float" office:value="1543" calcext:value-type="float">
            <text:p>1543</text:p>
          </table:table-cell>
          <table:table-cell office:value-type="float" office:value="0.173024" calcext:value-type="float">
            <text:p>0.173024</text:p>
          </table:table-cell>
          <table:table-cell office:value-type="float" office:value="1543" calcext:value-type="float">
            <text:p>1543</text:p>
          </table:table-cell>
          <table:table-cell office:value-type="float" office:value="0.168507" calcext:value-type="float">
            <text:p>0.168507</text:p>
          </table:table-cell>
        </table:table-row>
        <table:table-row table:style-name="ro1">
          <table:table-cell table:number-columns-repeated="2"/>
          <table:table-cell office:value-type="float" office:value="1544" calcext:value-type="float">
            <text:p>1544</text:p>
          </table:table-cell>
          <table:table-cell office:value-type="float" office:value="0.173225" calcext:value-type="float">
            <text:p>0.173225</text:p>
          </table:table-cell>
          <table:table-cell office:value-type="float" office:value="1544" calcext:value-type="float">
            <text:p>1544</text:p>
          </table:table-cell>
          <table:table-cell office:value-type="float" office:value="0.163207" calcext:value-type="float">
            <text:p>0.163207</text:p>
          </table:table-cell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office:value-type="float" office:value="0.170533" calcext:value-type="float">
            <text:p>0.170533</text:p>
          </table:table-cell>
          <table:table-cell office:value-type="float" office:value="1545" calcext:value-type="float">
            <text:p>1545</text:p>
          </table:table-cell>
          <table:table-cell office:value-type="float" office:value="0.163891" calcext:value-type="float">
            <text:p>0.163891</text:p>
          </table:table-cell>
        </table:table-row>
        <table:table-row table:style-name="ro1">
          <table:table-cell table:number-columns-repeated="2"/>
          <table:table-cell office:value-type="float" office:value="1546" calcext:value-type="float">
            <text:p>1546</text:p>
          </table:table-cell>
          <table:table-cell office:value-type="float" office:value="0.166182" calcext:value-type="float">
            <text:p>0.166182</text:p>
          </table:table-cell>
          <table:table-cell office:value-type="float" office:value="1546" calcext:value-type="float">
            <text:p>1546</text:p>
          </table:table-cell>
          <table:table-cell office:value-type="float" office:value="0.159619" calcext:value-type="float">
            <text:p>0.159619</text:p>
          </table:table-cell>
        </table:table-row>
        <table:table-row table:style-name="ro1"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0.164303" calcext:value-type="float">
            <text:p>0.164303</text:p>
          </table:table-cell>
          <table:table-cell office:value-type="float" office:value="1547" calcext:value-type="float">
            <text:p>1547</text:p>
          </table:table-cell>
          <table:table-cell office:value-type="float" office:value="0.152713" calcext:value-type="float">
            <text:p>0.152713</text:p>
          </table:table-cell>
        </table:table-row>
        <table:table-row table:style-name="ro1">
          <table:table-cell table:number-columns-repeated="2"/>
          <table:table-cell office:value-type="float" office:value="1548" calcext:value-type="float">
            <text:p>1548</text:p>
          </table:table-cell>
          <table:table-cell office:value-type="float" office:value="0.168176" calcext:value-type="float">
            <text:p>0.168176</text:p>
          </table:table-cell>
          <table:table-cell office:value-type="float" office:value="1548" calcext:value-type="float">
            <text:p>1548</text:p>
          </table:table-cell>
          <table:table-cell office:value-type="float" office:value="0.153724" calcext:value-type="float">
            <text:p>0.153724</text:p>
          </table:table-cell>
        </table:table-row>
        <table:table-row table:style-name="ro1">
          <table:table-cell table:number-columns-repeated="2"/>
          <table:table-cell office:value-type="float" office:value="1549" calcext:value-type="float">
            <text:p>1549</text:p>
          </table:table-cell>
          <table:table-cell office:value-type="float" office:value="0.163546" calcext:value-type="float">
            <text:p>0.163546</text:p>
          </table:table-cell>
          <table:table-cell office:value-type="float" office:value="1549" calcext:value-type="float">
            <text:p>1549</text:p>
          </table:table-cell>
          <table:table-cell office:value-type="float" office:value="0.153194" calcext:value-type="float">
            <text:p>0.153194</text:p>
          </table:table-cell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0.167547" calcext:value-type="float">
            <text:p>0.167547</text:p>
          </table:table-cell>
          <table:table-cell office:value-type="float" office:value="1550" calcext:value-type="float">
            <text:p>1550</text:p>
          </table:table-cell>
          <table:table-cell office:value-type="float" office:value="0.149526" calcext:value-type="float">
            <text:p>0.149526</text:p>
          </table:table-cell>
        </table:table-row>
        <table:table-row table:style-name="ro1">
          <table:table-cell table:number-columns-repeated="2"/>
          <table:table-cell office:value-type="float" office:value="1551" calcext:value-type="float">
            <text:p>1551</text:p>
          </table:table-cell>
          <table:table-cell office:value-type="float" office:value="0.163448" calcext:value-type="float">
            <text:p>0.163448</text:p>
          </table:table-cell>
          <table:table-cell office:value-type="float" office:value="1551" calcext:value-type="float">
            <text:p>1551</text:p>
          </table:table-cell>
          <table:table-cell office:value-type="float" office:value="0.152758" calcext:value-type="float">
            <text:p>0.152758</text:p>
          </table:table-cell>
        </table:table-row>
        <table:table-row table:style-name="ro1">
          <table:table-cell table:number-columns-repeated="2"/>
          <table:table-cell office:value-type="float" office:value="1552" calcext:value-type="float">
            <text:p>1552</text:p>
          </table:table-cell>
          <table:table-cell office:value-type="float" office:value="0.154752" calcext:value-type="float">
            <text:p>0.154752</text:p>
          </table:table-cell>
          <table:table-cell office:value-type="float" office:value="1552" calcext:value-type="float">
            <text:p>1552</text:p>
          </table:table-cell>
          <table:table-cell office:value-type="float" office:value="0.153231" calcext:value-type="float">
            <text:p>0.153231</text:p>
          </table:table-cell>
        </table:table-row>
        <table:table-row table:style-name="ro1">
          <table:table-cell table:number-columns-repeated="2"/>
          <table:table-cell office:value-type="float" office:value="1553" calcext:value-type="float">
            <text:p>1553</text:p>
          </table:table-cell>
          <table:table-cell office:value-type="float" office:value="0.149696" calcext:value-type="float">
            <text:p>0.149696</text:p>
          </table:table-cell>
          <table:table-cell office:value-type="float" office:value="1553" calcext:value-type="float">
            <text:p>1553</text:p>
          </table:table-cell>
          <table:table-cell office:value-type="float" office:value="0.152166" calcext:value-type="float">
            <text:p>0.152166</text:p>
          </table:table-cell>
        </table:table-row>
        <table:table-row table:style-name="ro1"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0.147229" calcext:value-type="float">
            <text:p>0.147229</text:p>
          </table:table-cell>
          <table:table-cell office:value-type="float" office:value="1554" calcext:value-type="float">
            <text:p>1554</text:p>
          </table:table-cell>
          <table:table-cell office:value-type="float" office:value="0.170253" calcext:value-type="float">
            <text:p>0.170253</text:p>
          </table:table-cell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0.155606" calcext:value-type="float">
            <text:p>0.155606</text:p>
          </table:table-cell>
          <table:table-cell office:value-type="float" office:value="1555" calcext:value-type="float">
            <text:p>1555</text:p>
          </table:table-cell>
          <table:table-cell office:value-type="float" office:value="0.17664" calcext:value-type="float">
            <text:p>0.17664</text:p>
          </table:table-cell>
        </table:table-row>
        <table:table-row table:style-name="ro1">
          <table:table-cell table:number-columns-repeated="2"/>
          <table:table-cell office:value-type="float" office:value="1556" calcext:value-type="float">
            <text:p>1556</text:p>
          </table:table-cell>
          <table:table-cell office:value-type="float" office:value="0.155155" calcext:value-type="float">
            <text:p>0.155155</text:p>
          </table:table-cell>
          <table:table-cell office:value-type="float" office:value="1556" calcext:value-type="float">
            <text:p>1556</text:p>
          </table:table-cell>
          <table:table-cell office:value-type="float" office:value="0.170762" calcext:value-type="float">
            <text:p>0.170762</text:p>
          </table:table-cell>
        </table:table-row>
        <table:table-row table:style-name="ro1"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0.163152" calcext:value-type="float">
            <text:p>0.163152</text:p>
          </table:table-cell>
          <table:table-cell office:value-type="float" office:value="1557" calcext:value-type="float">
            <text:p>1557</text:p>
          </table:table-cell>
          <table:table-cell office:value-type="float" office:value="0.164552" calcext:value-type="float">
            <text:p>0.164552</text:p>
          </table:table-cell>
        </table:table-row>
        <table:table-row table:style-name="ro1">
          <table:table-cell table:number-columns-repeated="2"/>
          <table:table-cell office:value-type="float" office:value="1558" calcext:value-type="float">
            <text:p>1558</text:p>
          </table:table-cell>
          <table:table-cell office:value-type="float" office:value="0.165071" calcext:value-type="float">
            <text:p>0.165071</text:p>
          </table:table-cell>
          <table:table-cell office:value-type="float" office:value="1558" calcext:value-type="float">
            <text:p>1558</text:p>
          </table:table-cell>
          <table:table-cell office:value-type="float" office:value="0.170694" calcext:value-type="float">
            <text:p>0.170694</text:p>
          </table:table-cell>
        </table:table-row>
        <table:table-row table:style-name="ro1">
          <table:table-cell table:number-columns-repeated="2"/>
          <table:table-cell office:value-type="float" office:value="1559" calcext:value-type="float">
            <text:p>1559</text:p>
          </table:table-cell>
          <table:table-cell office:value-type="float" office:value="0.162905" calcext:value-type="float">
            <text:p>0.162905</text:p>
          </table:table-cell>
          <table:table-cell office:value-type="float" office:value="1559" calcext:value-type="float">
            <text:p>1559</text:p>
          </table:table-cell>
          <table:table-cell office:value-type="float" office:value="0.165221" calcext:value-type="float">
            <text:p>0.165221</text:p>
          </table:table-cell>
        </table:table-row>
        <table:table-row table:style-name="ro1">
          <table:table-cell table:number-columns-repeated="2"/>
          <table:table-cell office:value-type="float" office:value="1560" calcext:value-type="float">
            <text:p>1560</text:p>
          </table:table-cell>
          <table:table-cell office:value-type="float" office:value="0.165185" calcext:value-type="float">
            <text:p>0.165185</text:p>
          </table:table-cell>
          <table:table-cell office:value-type="float" office:value="1560" calcext:value-type="float">
            <text:p>1560</text:p>
          </table:table-cell>
          <table:table-cell office:value-type="float" office:value="0.164819" calcext:value-type="float">
            <text:p>0.164819</text:p>
          </table:table-cell>
        </table:table-row>
        <table:table-row table:style-name="ro1">
          <table:table-cell table:number-columns-repeated="2"/>
          <table:table-cell office:value-type="float" office:value="1561" calcext:value-type="float">
            <text:p>1561</text:p>
          </table:table-cell>
          <table:table-cell office:value-type="float" office:value="0.164202" calcext:value-type="float">
            <text:p>0.164202</text:p>
          </table:table-cell>
          <table:table-cell office:value-type="float" office:value="1561" calcext:value-type="float">
            <text:p>1561</text:p>
          </table:table-cell>
          <table:table-cell office:value-type="float" office:value="0.167774" calcext:value-type="float">
            <text:p>0.167774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562</text:p>
          </table:table-cell>
          <table:table-cell office:value-type="float" office:value="0.163586" calcext:value-type="float">
            <text:p>0.163586</text:p>
          </table:table-cell>
          <table:table-cell office:value-type="float" office:value="1562" calcext:value-type="float">
            <text:p>1562</text:p>
          </table:table-cell>
          <table:table-cell office:value-type="float" office:value="0.168927" calcext:value-type="float">
            <text:p>0.168927</text:p>
          </table:table-cell>
        </table:table-row>
        <table:table-row table:style-name="ro1"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0.157761" calcext:value-type="float">
            <text:p>0.157761</text:p>
          </table:table-cell>
          <table:table-cell office:value-type="float" office:value="1563" calcext:value-type="float">
            <text:p>1563</text:p>
          </table:table-cell>
          <table:table-cell office:value-type="float" office:value="0.16279" calcext:value-type="float">
            <text:p>0.16279</text:p>
          </table:table-cell>
        </table:table-row>
        <table:table-row table:style-name="ro1">
          <table:table-cell table:number-columns-repeated="2"/>
          <table:table-cell office:value-type="float" office:value="1564" calcext:value-type="float">
            <text:p>1564</text:p>
          </table:table-cell>
          <table:table-cell office:value-type="float" office:value="0.16441" calcext:value-type="float">
            <text:p>0.16441</text:p>
          </table:table-cell>
          <table:table-cell office:value-type="float" office:value="1564" calcext:value-type="float">
            <text:p>1564</text:p>
          </table:table-cell>
          <table:table-cell office:value-type="float" office:value="0.172284" calcext:value-type="float">
            <text:p>0.172284</text:p>
          </table:table-cell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0.165843" calcext:value-type="float">
            <text:p>0.165843</text:p>
          </table:table-cell>
          <table:table-cell office:value-type="float" office:value="1565" calcext:value-type="float">
            <text:p>1565</text:p>
          </table:table-cell>
          <table:table-cell office:value-type="float" office:value="0.166623" calcext:value-type="float">
            <text:p>0.166623</text:p>
          </table:table-cell>
        </table:table-row>
        <table:table-row table:style-name="ro1">
          <table:table-cell table:number-columns-repeated="2"/>
          <table:table-cell office:value-type="float" office:value="1566" calcext:value-type="float">
            <text:p>1566</text:p>
          </table:table-cell>
          <table:table-cell office:value-type="float" office:value="0.175264" calcext:value-type="float">
            <text:p>0.175264</text:p>
          </table:table-cell>
          <table:table-cell office:value-type="float" office:value="1566" calcext:value-type="float">
            <text:p>1566</text:p>
          </table:table-cell>
          <table:table-cell office:value-type="float" office:value="0.168107" calcext:value-type="float">
            <text:p>0.168107</text:p>
          </table:table-cell>
        </table:table-row>
        <table:table-row table:style-name="ro1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0.181209" calcext:value-type="float">
            <text:p>0.181209</text:p>
          </table:table-cell>
          <table:table-cell office:value-type="float" office:value="1567" calcext:value-type="float">
            <text:p>1567</text:p>
          </table:table-cell>
          <table:table-cell office:value-type="float" office:value="0.160545" calcext:value-type="float">
            <text:p>0.160545</text:p>
          </table:table-cell>
        </table:table-row>
        <table:table-row table:style-name="ro1"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0.17861" calcext:value-type="float">
            <text:p>0.17861</text:p>
          </table:table-cell>
          <table:table-cell office:value-type="float" office:value="1568" calcext:value-type="float">
            <text:p>1568</text:p>
          </table:table-cell>
          <table:table-cell office:value-type="float" office:value="0.158755" calcext:value-type="float">
            <text:p>0.158755</text:p>
          </table:table-cell>
        </table:table-row>
        <table:table-row table:style-name="ro1">
          <table:table-cell table:number-columns-repeated="2"/>
          <table:table-cell office:value-type="float" office:value="1569" calcext:value-type="float">
            <text:p>1569</text:p>
          </table:table-cell>
          <table:table-cell office:value-type="float" office:value="0.174566" calcext:value-type="float">
            <text:p>0.174566</text:p>
          </table:table-cell>
          <table:table-cell office:value-type="float" office:value="1569" calcext:value-type="float">
            <text:p>1569</text:p>
          </table:table-cell>
          <table:table-cell office:value-type="float" office:value="0.168865" calcext:value-type="float">
            <text:p>0.168865</text:p>
          </table:table-cell>
        </table:table-row>
        <table:table-row table:style-name="ro1"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0.170869" calcext:value-type="float">
            <text:p>0.170869</text:p>
          </table:table-cell>
          <table:table-cell office:value-type="float" office:value="1570" calcext:value-type="float">
            <text:p>1570</text:p>
          </table:table-cell>
          <table:table-cell office:value-type="float" office:value="0.17173" calcext:value-type="float">
            <text:p>0.17173</text:p>
          </table:table-cell>
        </table:table-row>
        <table:table-row table:style-name="ro1">
          <table:table-cell table:number-columns-repeated="2"/>
          <table:table-cell office:value-type="float" office:value="1571" calcext:value-type="float">
            <text:p>1571</text:p>
          </table:table-cell>
          <table:table-cell office:value-type="float" office:value="0.175433" calcext:value-type="float">
            <text:p>0.175433</text:p>
          </table:table-cell>
          <table:table-cell office:value-type="float" office:value="1571" calcext:value-type="float">
            <text:p>1571</text:p>
          </table:table-cell>
          <table:table-cell office:value-type="float" office:value="0.167496" calcext:value-type="float">
            <text:p>0.167496</text:p>
          </table:table-cell>
        </table:table-row>
        <table:table-row table:style-name="ro1">
          <table:table-cell table:number-columns-repeated="2"/>
          <table:table-cell office:value-type="float" office:value="1572" calcext:value-type="float">
            <text:p>1572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1572" calcext:value-type="float">
            <text:p>1572</text:p>
          </table:table-cell>
          <table:table-cell office:value-type="float" office:value="0.166011" calcext:value-type="float">
            <text:p>0.166011</text:p>
          </table:table-cell>
        </table:table-row>
        <table:table-row table:style-name="ro1"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0.177961" calcext:value-type="float">
            <text:p>0.177961</text:p>
          </table:table-cell>
          <table:table-cell office:value-type="float" office:value="1573" calcext:value-type="float">
            <text:p>1573</text:p>
          </table:table-cell>
          <table:table-cell office:value-type="float" office:value="0.166604" calcext:value-type="float">
            <text:p>0.166604</text:p>
          </table:table-cell>
        </table:table-row>
        <table:table-row table:style-name="ro1">
          <table:table-cell table:number-columns-repeated="2"/>
          <table:table-cell office:value-type="float" office:value="1574" calcext:value-type="float">
            <text:p>1574</text:p>
          </table:table-cell>
          <table:table-cell office:value-type="float" office:value="0.176795" calcext:value-type="float">
            <text:p>0.176795</text:p>
          </table:table-cell>
          <table:table-cell office:value-type="float" office:value="1574" calcext:value-type="float">
            <text:p>1574</text:p>
          </table:table-cell>
          <table:table-cell office:value-type="float" office:value="0.163327" calcext:value-type="float">
            <text:p>0.163327</text:p>
          </table:table-cell>
        </table:table-row>
        <table:table-row table:style-name="ro1"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0.16939" calcext:value-type="float">
            <text:p>0.16939</text:p>
          </table:table-cell>
          <table:table-cell office:value-type="float" office:value="1575" calcext:value-type="float">
            <text:p>1575</text:p>
          </table:table-cell>
          <table:table-cell office:value-type="float" office:value="0.161717" calcext:value-type="float">
            <text:p>0.161717</text:p>
          </table:table-cell>
        </table:table-row>
        <table:table-row table:style-name="ro1">
          <table:table-cell table:number-columns-repeated="2"/>
          <table:table-cell office:value-type="float" office:value="1576" calcext:value-type="float">
            <text:p>1576</text:p>
          </table:table-cell>
          <table:table-cell office:value-type="float" office:value="0.177717" calcext:value-type="float">
            <text:p>0.177717</text:p>
          </table:table-cell>
          <table:table-cell office:value-type="float" office:value="1576" calcext:value-type="float">
            <text:p>1576</text:p>
          </table:table-cell>
          <table:table-cell office:value-type="float" office:value="0.168075" calcext:value-type="float">
            <text:p>0.168075</text:p>
          </table:table-cell>
        </table:table-row>
        <table:table-row table:style-name="ro1">
          <table:table-cell table:number-columns-repeated="2"/>
          <table:table-cell office:value-type="float" office:value="1577" calcext:value-type="float">
            <text:p>1577</text:p>
          </table:table-cell>
          <table:table-cell office:value-type="float" office:value="0.173641" calcext:value-type="float">
            <text:p>0.173641</text:p>
          </table:table-cell>
          <table:table-cell office:value-type="float" office:value="1577" calcext:value-type="float">
            <text:p>1577</text:p>
          </table:table-cell>
          <table:table-cell office:value-type="float" office:value="0.167644" calcext:value-type="float">
            <text:p>0.167644</text:p>
          </table:table-cell>
        </table:table-row>
        <table:table-row table:style-name="ro1">
          <table:table-cell table:number-columns-repeated="2"/>
          <table:table-cell office:value-type="float" office:value="1578" calcext:value-type="float">
            <text:p>1578</text:p>
          </table:table-cell>
          <table:table-cell office:value-type="float" office:value="0.16918" calcext:value-type="float">
            <text:p>0.16918</text:p>
          </table:table-cell>
          <table:table-cell office:value-type="float" office:value="1578" calcext:value-type="float">
            <text:p>1578</text:p>
          </table:table-cell>
          <table:table-cell office:value-type="float" office:value="0.165427" calcext:value-type="float">
            <text:p>0.165427</text:p>
          </table:table-cell>
        </table:table-row>
        <table:table-row table:style-name="ro1">
          <table:table-cell table:number-columns-repeated="2"/>
          <table:table-cell office:value-type="float" office:value="1579" calcext:value-type="float">
            <text:p>1579</text:p>
          </table:table-cell>
          <table:table-cell office:value-type="float" office:value="0.165788" calcext:value-type="float">
            <text:p>0.165788</text:p>
          </table:table-cell>
          <table:table-cell office:value-type="float" office:value="1579" calcext:value-type="float">
            <text:p>1579</text:p>
          </table:table-cell>
          <table:table-cell office:value-type="float" office:value="0.164288" calcext:value-type="float">
            <text:p>0.164288</text:p>
          </table:table-cell>
        </table:table-row>
        <table:table-row table:style-name="ro1"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0.169139" calcext:value-type="float">
            <text:p>0.169139</text:p>
          </table:table-cell>
          <table:table-cell office:value-type="float" office:value="1580" calcext:value-type="float">
            <text:p>1580</text:p>
          </table:table-cell>
          <table:table-cell office:value-type="float" office:value="0.161902" calcext:value-type="float">
            <text:p>0.161902</text:p>
          </table:table-cell>
        </table:table-row>
        <table:table-row table:style-name="ro1"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0.16851" calcext:value-type="float">
            <text:p>0.16851</text:p>
          </table:table-cell>
          <table:table-cell office:value-type="float" office:value="1581" calcext:value-type="float">
            <text:p>1581</text:p>
          </table:table-cell>
          <table:table-cell office:value-type="float" office:value="0.169652" calcext:value-type="float">
            <text:p>0.169652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582</text:p>
          </table:table-cell>
          <table:table-cell office:value-type="float" office:value="0.169402" calcext:value-type="float">
            <text:p>0.169402</text:p>
          </table:table-cell>
          <table:table-cell office:value-type="float" office:value="1582" calcext:value-type="float">
            <text:p>1582</text:p>
          </table:table-cell>
          <table:table-cell office:value-type="float" office:value="0.163753" calcext:value-type="float">
            <text:p>0.163753</text:p>
          </table:table-cell>
        </table:table-row>
        <table:table-row table:style-name="ro1">
          <table:table-cell table:number-columns-repeated="2"/>
          <table:table-cell office:value-type="float" office:value="1583" calcext:value-type="float">
            <text:p>1583</text:p>
          </table:table-cell>
          <table:table-cell office:value-type="float" office:value="0.167186" calcext:value-type="float">
            <text:p>0.167186</text:p>
          </table:table-cell>
          <table:table-cell office:value-type="float" office:value="1583" calcext:value-type="float">
            <text:p>1583</text:p>
          </table:table-cell>
          <table:table-cell office:value-type="float" office:value="0.162649" calcext:value-type="float">
            <text:p>0.162649</text:p>
          </table:table-cell>
        </table:table-row>
        <table:table-row table:style-name="ro1"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0.166747" calcext:value-type="float">
            <text:p>0.166747</text:p>
          </table:table-cell>
          <table:table-cell office:value-type="float" office:value="1584" calcext:value-type="float">
            <text:p>1584</text:p>
          </table:table-cell>
          <table:table-cell office:value-type="float" office:value="0.156854" calcext:value-type="float">
            <text:p>0.156854</text:p>
          </table:table-cell>
        </table:table-row>
        <table:table-row table:style-name="ro1">
          <table:table-cell table:number-columns-repeated="2"/>
          <table:table-cell office:value-type="float" office:value="1585" calcext:value-type="float">
            <text:p>1585</text:p>
          </table:table-cell>
          <table:table-cell office:value-type="float" office:value="0.169143" calcext:value-type="float">
            <text:p>0.169143</text:p>
          </table:table-cell>
          <table:table-cell office:value-type="float" office:value="1585" calcext:value-type="float">
            <text:p>1585</text:p>
          </table:table-cell>
          <table:table-cell office:value-type="float" office:value="0.154631" calcext:value-type="float">
            <text:p>0.154631</text:p>
          </table:table-cell>
        </table:table-row>
        <table:table-row table:style-name="ro1">
          <table:table-cell table:number-columns-repeated="2"/>
          <table:table-cell office:value-type="float" office:value="1586" calcext:value-type="float">
            <text:p>1586</text:p>
          </table:table-cell>
          <table:table-cell office:value-type="float" office:value="0.164808" calcext:value-type="float">
            <text:p>0.164808</text:p>
          </table:table-cell>
          <table:table-cell office:value-type="float" office:value="1586" calcext:value-type="float">
            <text:p>1586</text:p>
          </table:table-cell>
          <table:table-cell office:value-type="float" office:value="0.15016" calcext:value-type="float">
            <text:p>0.15016</text:p>
          </table:table-cell>
        </table:table-row>
        <table:table-row table:style-name="ro1">
          <table:table-cell table:number-columns-repeated="2"/>
          <table:table-cell office:value-type="float" office:value="1587" calcext:value-type="float">
            <text:p>1587</text:p>
          </table:table-cell>
          <table:table-cell office:value-type="float" office:value="0.164738" calcext:value-type="float">
            <text:p>0.164738</text:p>
          </table:table-cell>
          <table:table-cell office:value-type="float" office:value="1587" calcext:value-type="float">
            <text:p>1587</text:p>
          </table:table-cell>
          <table:table-cell office:value-type="float" office:value="0.146975" calcext:value-type="float">
            <text:p>0.146975</text:p>
          </table:table-cell>
        </table:table-row>
        <table:table-row table:style-name="ro1">
          <table:table-cell table:number-columns-repeated="2"/>
          <table:table-cell office:value-type="float" office:value="1588" calcext:value-type="float">
            <text:p>1588</text:p>
          </table:table-cell>
          <table:table-cell office:value-type="float" office:value="0.16329" calcext:value-type="float">
            <text:p>0.16329</text:p>
          </table:table-cell>
          <table:table-cell office:value-type="float" office:value="1588" calcext:value-type="float">
            <text:p>1588</text:p>
          </table:table-cell>
          <table:table-cell office:value-type="float" office:value="0.150246" calcext:value-type="float">
            <text:p>0.150246</text:p>
          </table:table-cell>
        </table:table-row>
        <table:table-row table:style-name="ro1">
          <table:table-cell table:number-columns-repeated="2"/>
          <table:table-cell office:value-type="float" office:value="1589" calcext:value-type="float">
            <text:p>1589</text:p>
          </table:table-cell>
          <table:table-cell office:value-type="float" office:value="0.16757" calcext:value-type="float">
            <text:p>0.16757</text:p>
          </table:table-cell>
          <table:table-cell office:value-type="float" office:value="1589" calcext:value-type="float">
            <text:p>1589</text:p>
          </table:table-cell>
          <table:table-cell office:value-type="float" office:value="0.150002" calcext:value-type="float">
            <text:p>0.150002</text:p>
          </table:table-cell>
        </table:table-row>
        <table:table-row table:style-name="ro1"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1590" calcext:value-type="float">
            <text:p>1590</text:p>
          </table:table-cell>
          <table:table-cell office:value-type="float" office:value="0.149067" calcext:value-type="float">
            <text:p>0.149067</text:p>
          </table:table-cell>
        </table:table-row>
        <table:table-row table:style-name="ro1"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0.165351" calcext:value-type="float">
            <text:p>0.165351</text:p>
          </table:table-cell>
          <table:table-cell office:value-type="float" office:value="1591" calcext:value-type="float">
            <text:p>1591</text:p>
          </table:table-cell>
          <table:table-cell office:value-type="float" office:value="0.152765" calcext:value-type="float">
            <text:p>0.152765</text:p>
          </table:table-cell>
        </table:table-row>
        <table:table-row table:style-name="ro1">
          <table:table-cell table:number-columns-repeated="2"/>
          <table:table-cell office:value-type="float" office:value="1592" calcext:value-type="float">
            <text:p>1592</text:p>
          </table:table-cell>
          <table:table-cell office:value-type="float" office:value="0.173401" calcext:value-type="float">
            <text:p>0.173401</text:p>
          </table:table-cell>
          <table:table-cell office:value-type="float" office:value="1592" calcext:value-type="float">
            <text:p>1592</text:p>
          </table:table-cell>
          <table:table-cell office:value-type="float" office:value="0.15111" calcext:value-type="float">
            <text:p>0.15111</text:p>
          </table:table-cell>
        </table:table-row>
        <table:table-row table:style-name="ro1">
          <table:table-cell table:number-columns-repeated="2"/>
          <table:table-cell office:value-type="float" office:value="1593" calcext:value-type="float">
            <text:p>1593</text:p>
          </table:table-cell>
          <table:table-cell office:value-type="float" office:value="0.166626" calcext:value-type="float">
            <text:p>0.166626</text:p>
          </table:table-cell>
          <table:table-cell office:value-type="float" office:value="1593" calcext:value-type="float">
            <text:p>1593</text:p>
          </table:table-cell>
          <table:table-cell office:value-type="float" office:value="0.150298" calcext:value-type="float">
            <text:p>0.150298</text:p>
          </table:table-cell>
        </table:table-row>
        <table:table-row table:style-name="ro1"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0.166508" calcext:value-type="float">
            <text:p>0.166508</text:p>
          </table:table-cell>
          <table:table-cell office:value-type="float" office:value="1594" calcext:value-type="float">
            <text:p>1594</text:p>
          </table:table-cell>
          <table:table-cell office:value-type="float" office:value="0.152528" calcext:value-type="float">
            <text:p>0.152528</text:p>
          </table:table-cell>
        </table:table-row>
        <table:table-row table:style-name="ro1"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0.163475" calcext:value-type="float">
            <text:p>0.163475</text:p>
          </table:table-cell>
          <table:table-cell office:value-type="float" office:value="1595" calcext:value-type="float">
            <text:p>1595</text:p>
          </table:table-cell>
          <table:table-cell office:value-type="float" office:value="0.150813" calcext:value-type="float">
            <text:p>0.150813</text:p>
          </table:table-cell>
        </table:table-row>
        <table:table-row table:style-name="ro1"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0.15835" calcext:value-type="float">
            <text:p>0.15835</text:p>
          </table:table-cell>
          <table:table-cell office:value-type="float" office:value="1596" calcext:value-type="float">
            <text:p>1596</text:p>
          </table:table-cell>
          <table:table-cell office:value-type="float" office:value="0.15305" calcext:value-type="float">
            <text:p>0.15305</text:p>
          </table:table-cell>
        </table:table-row>
        <table:table-row table:style-name="ro1"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0.15535" calcext:value-type="float">
            <text:p>0.15535</text:p>
          </table:table-cell>
          <table:table-cell office:value-type="float" office:value="1597" calcext:value-type="float">
            <text:p>1597</text:p>
          </table:table-cell>
          <table:table-cell office:value-type="float" office:value="0.149481" calcext:value-type="float">
            <text:p>0.149481</text:p>
          </table:table-cell>
        </table:table-row>
        <table:table-row table:style-name="ro1">
          <table:table-cell table:number-columns-repeated="2"/>
          <table:table-cell office:value-type="float" office:value="1598" calcext:value-type="float">
            <text:p>1598</text:p>
          </table:table-cell>
          <table:table-cell office:value-type="float" office:value="0.152712" calcext:value-type="float">
            <text:p>0.152712</text:p>
          </table:table-cell>
          <table:table-cell office:value-type="float" office:value="1598" calcext:value-type="float">
            <text:p>1598</text:p>
          </table:table-cell>
          <table:table-cell office:value-type="float" office:value="0.147155" calcext:value-type="float">
            <text:p>0.147155</text:p>
          </table:table-cell>
        </table:table-row>
        <table:table-row table:style-name="ro1">
          <table:table-cell table:number-columns-repeated="2"/>
          <table:table-cell office:value-type="float" office:value="1599" calcext:value-type="float">
            <text:p>1599</text:p>
          </table:table-cell>
          <table:table-cell office:value-type="float" office:value="0.159349" calcext:value-type="float">
            <text:p>0.159349</text:p>
          </table:table-cell>
          <table:table-cell office:value-type="float" office:value="1599" calcext:value-type="float">
            <text:p>1599</text:p>
          </table:table-cell>
          <table:table-cell office:value-type="float" office:value="0.15855" calcext:value-type="float">
            <text:p>0.15855</text:p>
          </table:table-cell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.157233" calcext:value-type="float">
            <text:p>0.157233</text:p>
          </table:table-cell>
          <table:table-cell office:value-type="float" office:value="1600" calcext:value-type="float">
            <text:p>1600</text:p>
          </table:table-cell>
          <table:table-cell office:value-type="float" office:value="0.155786" calcext:value-type="float">
            <text:p>0.155786</text:p>
          </table:table-cell>
        </table:table-row>
        <table:table-row table:style-name="ro1">
          <table:table-cell table:number-columns-repeated="2"/>
          <table:table-cell office:value-type="float" office:value="1601" calcext:value-type="float">
            <text:p>1601</text:p>
          </table:table-cell>
          <table:table-cell office:value-type="float" office:value="0.153331" calcext:value-type="float">
            <text:p>0.153331</text:p>
          </table:table-cell>
          <table:table-cell office:value-type="float" office:value="1601" calcext:value-type="float">
            <text:p>1601</text:p>
          </table:table-cell>
          <table:table-cell office:value-type="float" office:value="0.164122" calcext:value-type="float">
            <text:p>0.164122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0.151049" calcext:value-type="float">
            <text:p>0.151049</text:p>
          </table:table-cell>
          <table:table-cell office:value-type="float" office:value="1602" calcext:value-type="float">
            <text:p>1602</text:p>
          </table:table-cell>
          <table:table-cell office:value-type="float" office:value="0.159353" calcext:value-type="float">
            <text:p>0.159353</text:p>
          </table:table-cell>
        </table:table-row>
        <table:table-row table:style-name="ro1">
          <table:table-cell table:number-columns-repeated="2"/>
          <table:table-cell office:value-type="float" office:value="1603" calcext:value-type="float">
            <text:p>1603</text:p>
          </table:table-cell>
          <table:table-cell office:value-type="float" office:value="0.148839" calcext:value-type="float">
            <text:p>0.148839</text:p>
          </table:table-cell>
          <table:table-cell office:value-type="float" office:value="1603" calcext:value-type="float">
            <text:p>1603</text:p>
          </table:table-cell>
          <table:table-cell office:value-type="float" office:value="0.166699" calcext:value-type="float">
            <text:p>0.166699</text:p>
          </table:table-cell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 office:value-type="float" office:value="0.142911" calcext:value-type="float">
            <text:p>0.142911</text:p>
          </table:table-cell>
          <table:table-cell office:value-type="float" office:value="1604" calcext:value-type="float">
            <text:p>1604</text:p>
          </table:table-cell>
          <table:table-cell office:value-type="float" office:value="0.168574" calcext:value-type="float">
            <text:p>0.168574</text:p>
          </table:table-cell>
        </table:table-row>
        <table:table-row table:style-name="ro1">
          <table:table-cell table:number-columns-repeated="2"/>
          <table:table-cell office:value-type="float" office:value="1605" calcext:value-type="float">
            <text:p>1605</text:p>
          </table:table-cell>
          <table:table-cell office:value-type="float" office:value="0.150021" calcext:value-type="float">
            <text:p>0.150021</text:p>
          </table:table-cell>
          <table:table-cell office:value-type="float" office:value="1605" calcext:value-type="float">
            <text:p>1605</text:p>
          </table:table-cell>
          <table:table-cell office:value-type="float" office:value="0.167689" calcext:value-type="float">
            <text:p>0.167689</text:p>
          </table:table-cell>
        </table:table-row>
        <table:table-row table:style-name="ro1"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0.168489" calcext:value-type="float">
            <text:p>0.168489</text:p>
          </table:table-cell>
          <table:table-cell office:value-type="float" office:value="1606" calcext:value-type="float">
            <text:p>1606</text:p>
          </table:table-cell>
          <table:table-cell office:value-type="float" office:value="0.164472" calcext:value-type="float">
            <text:p>0.164472</text:p>
          </table:table-cell>
        </table:table-row>
        <table:table-row table:style-name="ro1"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0.164152" calcext:value-type="float">
            <text:p>0.164152</text:p>
          </table:table-cell>
          <table:table-cell office:value-type="float" office:value="1607" calcext:value-type="float">
            <text:p>1607</text:p>
          </table:table-cell>
          <table:table-cell office:value-type="float" office:value="0.162061" calcext:value-type="float">
            <text:p>0.162061</text:p>
          </table:table-cell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0.160483" calcext:value-type="float">
            <text:p>0.160483</text:p>
          </table:table-cell>
          <table:table-cell office:value-type="float" office:value="1608" calcext:value-type="float">
            <text:p>1608</text:p>
          </table:table-cell>
          <table:table-cell office:value-type="float" office:value="0.167312" calcext:value-type="float">
            <text:p>0.167312</text:p>
          </table:table-cell>
        </table:table-row>
        <table:table-row table:style-name="ro1">
          <table:table-cell table:number-columns-repeated="2"/>
          <table:table-cell office:value-type="float" office:value="1609" calcext:value-type="float">
            <text:p>1609</text:p>
          </table:table-cell>
          <table:table-cell office:value-type="float" office:value="0.164411" calcext:value-type="float">
            <text:p>0.164411</text:p>
          </table:table-cell>
          <table:table-cell office:value-type="float" office:value="1609" calcext:value-type="float">
            <text:p>1609</text:p>
          </table:table-cell>
          <table:table-cell office:value-type="float" office:value="0.162531" calcext:value-type="float">
            <text:p>0.162531</text:p>
          </table:table-cell>
        </table:table-row>
        <table:table-row table:style-name="ro1"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0.158478" calcext:value-type="float">
            <text:p>0.158478</text:p>
          </table:table-cell>
          <table:table-cell office:value-type="float" office:value="1610" calcext:value-type="float">
            <text:p>1610</text:p>
          </table:table-cell>
          <table:table-cell office:value-type="float" office:value="0.155233" calcext:value-type="float">
            <text:p>0.155233</text:p>
          </table:table-cell>
        </table:table-row>
        <table:table-row table:style-name="ro1"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0.159762" calcext:value-type="float">
            <text:p>0.159762</text:p>
          </table:table-cell>
          <table:table-cell office:value-type="float" office:value="1611" calcext:value-type="float">
            <text:p>1611</text:p>
          </table:table-cell>
          <table:table-cell office:value-type="float" office:value="0.154693" calcext:value-type="float">
            <text:p>0.154693</text:p>
          </table:table-cell>
        </table:table-row>
        <table:table-row table:style-name="ro1">
          <table:table-cell table:number-columns-repeated="2"/>
          <table:table-cell office:value-type="float" office:value="1612" calcext:value-type="float">
            <text:p>1612</text:p>
          </table:table-cell>
          <table:table-cell office:value-type="float" office:value="0.163141" calcext:value-type="float">
            <text:p>0.163141</text:p>
          </table:table-cell>
          <table:table-cell office:value-type="float" office:value="1612" calcext:value-type="float">
            <text:p>1612</text:p>
          </table:table-cell>
          <table:table-cell office:value-type="float" office:value="0.154429" calcext:value-type="float">
            <text:p>0.154429</text:p>
          </table:table-cell>
        </table:table-row>
        <table:table-row table:style-name="ro1">
          <table:table-cell table:number-columns-repeated="2"/>
          <table:table-cell office:value-type="float" office:value="1613" calcext:value-type="float">
            <text:p>1613</text:p>
          </table:table-cell>
          <table:table-cell office:value-type="float" office:value="0.166289" calcext:value-type="float">
            <text:p>0.166289</text:p>
          </table:table-cell>
          <table:table-cell office:value-type="float" office:value="1613" calcext:value-type="float">
            <text:p>1613</text:p>
          </table:table-cell>
          <table:table-cell office:value-type="float" office:value="0.152905" calcext:value-type="float">
            <text:p>0.152905</text:p>
          </table:table-cell>
        </table:table-row>
        <table:table-row table:style-name="ro1">
          <table:table-cell table:number-columns-repeated="2"/>
          <table:table-cell office:value-type="float" office:value="1614" calcext:value-type="float">
            <text:p>1614</text:p>
          </table:table-cell>
          <table:table-cell office:value-type="float" office:value="0.163629" calcext:value-type="float">
            <text:p>0.163629</text:p>
          </table:table-cell>
          <table:table-cell office:value-type="float" office:value="1614" calcext:value-type="float">
            <text:p>1614</text:p>
          </table:table-cell>
          <table:table-cell office:value-type="float" office:value="0.154298" calcext:value-type="float">
            <text:p>0.154298</text:p>
          </table:table-cell>
        </table:table-row>
        <table:table-row table:style-name="ro1"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0.158547" calcext:value-type="float">
            <text:p>0.158547</text:p>
          </table:table-cell>
          <table:table-cell office:value-type="float" office:value="1615" calcext:value-type="float">
            <text:p>1615</text:p>
          </table:table-cell>
          <table:table-cell office:value-type="float" office:value="0.163357" calcext:value-type="float">
            <text:p>0.163357</text:p>
          </table:table-cell>
        </table:table-row>
        <table:table-row table:style-name="ro1">
          <table:table-cell table:number-columns-repeated="2"/>
          <table:table-cell office:value-type="float" office:value="1616" calcext:value-type="float">
            <text:p>1616</text:p>
          </table:table-cell>
          <table:table-cell office:value-type="float" office:value="0.159325" calcext:value-type="float">
            <text:p>0.159325</text:p>
          </table:table-cell>
          <table:table-cell office:value-type="float" office:value="1616" calcext:value-type="float">
            <text:p>1616</text:p>
          </table:table-cell>
          <table:table-cell office:value-type="float" office:value="0.160453" calcext:value-type="float">
            <text:p>0.160453</text:p>
          </table:table-cell>
        </table:table-row>
        <table:table-row table:style-name="ro1"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0.158326" calcext:value-type="float">
            <text:p>0.158326</text:p>
          </table:table-cell>
          <table:table-cell office:value-type="float" office:value="1617" calcext:value-type="float">
            <text:p>1617</text:p>
          </table:table-cell>
          <table:table-cell office:value-type="float" office:value="0.161481" calcext:value-type="float">
            <text:p>0.161481</text:p>
          </table:table-cell>
        </table:table-row>
        <table:table-row table:style-name="ro1">
          <table:table-cell table:number-columns-repeated="2"/>
          <table:table-cell office:value-type="float" office:value="1618" calcext:value-type="float">
            <text:p>1618</text:p>
          </table:table-cell>
          <table:table-cell office:value-type="float" office:value="0.158226" calcext:value-type="float">
            <text:p>0.158226</text:p>
          </table:table-cell>
          <table:table-cell office:value-type="float" office:value="1618" calcext:value-type="float">
            <text:p>1618</text:p>
          </table:table-cell>
          <table:table-cell office:value-type="float" office:value="0.164682" calcext:value-type="float">
            <text:p>0.164682</text:p>
          </table:table-cell>
        </table:table-row>
        <table:table-row table:style-name="ro1"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0.166074" calcext:value-type="float">
            <text:p>0.166074</text:p>
          </table:table-cell>
          <table:table-cell office:value-type="float" office:value="1619" calcext:value-type="float">
            <text:p>1619</text:p>
          </table:table-cell>
          <table:table-cell office:value-type="float" office:value="0.160767" calcext:value-type="float">
            <text:p>0.160767</text:p>
          </table:table-cell>
        </table:table-row>
        <table:table-row table:style-name="ro1"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0.169742" calcext:value-type="float">
            <text:p>0.169742</text:p>
          </table:table-cell>
          <table:table-cell office:value-type="float" office:value="1620" calcext:value-type="float">
            <text:p>1620</text:p>
          </table:table-cell>
          <table:table-cell office:value-type="float" office:value="0.158953" calcext:value-type="float">
            <text:p>0.158953</text:p>
          </table:table-cell>
        </table:table-row>
        <table:table-row table:style-name="ro1"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0.174464" calcext:value-type="float">
            <text:p>0.174464</text:p>
          </table:table-cell>
          <table:table-cell office:value-type="float" office:value="1621" calcext:value-type="float">
            <text:p>1621</text:p>
          </table:table-cell>
          <table:table-cell office:value-type="float" office:value="0.155259" calcext:value-type="float">
            <text:p>0.155259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622</text:p>
          </table:table-cell>
          <table:table-cell office:value-type="float" office:value="0.174321" calcext:value-type="float">
            <text:p>0.174321</text:p>
          </table:table-cell>
          <table:table-cell office:value-type="float" office:value="1622" calcext:value-type="float">
            <text:p>1622</text:p>
          </table:table-cell>
          <table:table-cell office:value-type="float" office:value="0.158177" calcext:value-type="float">
            <text:p>0.158177</text:p>
          </table:table-cell>
        </table:table-row>
        <table:table-row table:style-name="ro1">
          <table:table-cell table:number-columns-repeated="2"/>
          <table:table-cell office:value-type="float" office:value="1623" calcext:value-type="float">
            <text:p>1623</text:p>
          </table:table-cell>
          <table:table-cell office:value-type="float" office:value="0.172095" calcext:value-type="float">
            <text:p>0.172095</text:p>
          </table:table-cell>
          <table:table-cell office:value-type="float" office:value="1623" calcext:value-type="float">
            <text:p>1623</text:p>
          </table:table-cell>
          <table:table-cell office:value-type="float" office:value="0.174999" calcext:value-type="float">
            <text:p>0.174999</text:p>
          </table:table-cell>
        </table:table-row>
        <table:table-row table:style-name="ro1">
          <table:table-cell table:number-columns-repeated="2"/>
          <table:table-cell office:value-type="float" office:value="1624" calcext:value-type="float">
            <text:p>1624</text:p>
          </table:table-cell>
          <table:table-cell office:value-type="float" office:value="0.170449" calcext:value-type="float">
            <text:p>0.170449</text:p>
          </table:table-cell>
          <table:table-cell office:value-type="float" office:value="1624" calcext:value-type="float">
            <text:p>1624</text:p>
          </table:table-cell>
          <table:table-cell office:value-type="float" office:value="0.170353" calcext:value-type="float">
            <text:p>0.170353</text:p>
          </table:table-cell>
        </table:table-row>
        <table:table-row table:style-name="ro1"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0.167733" calcext:value-type="float">
            <text:p>0.167733</text:p>
          </table:table-cell>
          <table:table-cell office:value-type="float" office:value="1625" calcext:value-type="float">
            <text:p>1625</text:p>
          </table:table-cell>
          <table:table-cell office:value-type="float" office:value="0.163791" calcext:value-type="float">
            <text:p>0.163791</text:p>
          </table:table-cell>
        </table:table-row>
        <table:table-row table:style-name="ro1">
          <table:table-cell table:number-columns-repeated="2"/>
          <table:table-cell office:value-type="float" office:value="1626" calcext:value-type="float">
            <text:p>1626</text:p>
          </table:table-cell>
          <table:table-cell office:value-type="float" office:value="0.169167" calcext:value-type="float">
            <text:p>0.169167</text:p>
          </table:table-cell>
          <table:table-cell office:value-type="float" office:value="1626" calcext:value-type="float">
            <text:p>1626</text:p>
          </table:table-cell>
          <table:table-cell office:value-type="float" office:value="0.16779" calcext:value-type="float">
            <text:p>0.16779</text:p>
          </table:table-cell>
        </table:table-row>
        <table:table-row table:style-name="ro1">
          <table:table-cell table:number-columns-repeated="2"/>
          <table:table-cell office:value-type="float" office:value="1627" calcext:value-type="float">
            <text:p>1627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1627" calcext:value-type="float">
            <text:p>1627</text:p>
          </table:table-cell>
          <table:table-cell office:value-type="float" office:value="0.165429" calcext:value-type="float">
            <text:p>0.165429</text:p>
          </table:table-cell>
        </table:table-row>
        <table:table-row table:style-name="ro1">
          <table:table-cell table:number-columns-repeated="2"/>
          <table:table-cell office:value-type="float" office:value="1628" calcext:value-type="float">
            <text:p>1628</text:p>
          </table:table-cell>
          <table:table-cell office:value-type="float" office:value="0.166149" calcext:value-type="float">
            <text:p>0.166149</text:p>
          </table:table-cell>
          <table:table-cell office:value-type="float" office:value="1628" calcext:value-type="float">
            <text:p>1628</text:p>
          </table:table-cell>
          <table:table-cell office:value-type="float" office:value="0.161215" calcext:value-type="float">
            <text:p>0.161215</text:p>
          </table:table-cell>
        </table:table-row>
        <table:table-row table:style-name="ro1">
          <table:table-cell table:number-columns-repeated="2"/>
          <table:table-cell office:value-type="float" office:value="1629" calcext:value-type="float">
            <text:p>1629</text:p>
          </table:table-cell>
          <table:table-cell office:value-type="float" office:value="0.163905" calcext:value-type="float">
            <text:p>0.163905</text:p>
          </table:table-cell>
          <table:table-cell office:value-type="float" office:value="1629" calcext:value-type="float">
            <text:p>1629</text:p>
          </table:table-cell>
          <table:table-cell office:value-type="float" office:value="0.157765" calcext:value-type="float">
            <text:p>0.157765</text:p>
          </table:table-cell>
        </table:table-row>
        <table:table-row table:style-name="ro1"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0.161304" calcext:value-type="float">
            <text:p>0.161304</text:p>
          </table:table-cell>
          <table:table-cell office:value-type="float" office:value="1630" calcext:value-type="float">
            <text:p>1630</text:p>
          </table:table-cell>
          <table:table-cell office:value-type="float" office:value="0.155973" calcext:value-type="float">
            <text:p>0.155973</text:p>
          </table:table-cell>
        </table:table-row>
        <table:table-row table:style-name="ro1">
          <table:table-cell table:number-columns-repeated="2"/>
          <table:table-cell office:value-type="float" office:value="1631" calcext:value-type="float">
            <text:p>1631</text:p>
          </table:table-cell>
          <table:table-cell office:value-type="float" office:value="0.16337" calcext:value-type="float">
            <text:p>0.16337</text:p>
          </table:table-cell>
          <table:table-cell office:value-type="float" office:value="1631" calcext:value-type="float">
            <text:p>1631</text:p>
          </table:table-cell>
          <table:table-cell office:value-type="float" office:value="0.151208" calcext:value-type="float">
            <text:p>0.151208</text:p>
          </table:table-cell>
        </table:table-row>
        <table:table-row table:style-name="ro1">
          <table:table-cell table:number-columns-repeated="2"/>
          <table:table-cell office:value-type="float" office:value="1632" calcext:value-type="float">
            <text:p>1632</text:p>
          </table:table-cell>
          <table:table-cell office:value-type="float" office:value="0.159063" calcext:value-type="float">
            <text:p>0.159063</text:p>
          </table:table-cell>
          <table:table-cell office:value-type="float" office:value="1632" calcext:value-type="float">
            <text:p>1632</text:p>
          </table:table-cell>
          <table:table-cell office:value-type="float" office:value="0.155698" calcext:value-type="float">
            <text:p>0.155698</text:p>
          </table:table-cell>
        </table:table-row>
        <table:table-row table:style-name="ro1">
          <table:table-cell table:number-columns-repeated="2"/>
          <table:table-cell office:value-type="float" office:value="1633" calcext:value-type="float">
            <text:p>1633</text:p>
          </table:table-cell>
          <table:table-cell office:value-type="float" office:value="0.168031" calcext:value-type="float">
            <text:p>0.168031</text:p>
          </table:table-cell>
          <table:table-cell office:value-type="float" office:value="1633" calcext:value-type="float">
            <text:p>1633</text:p>
          </table:table-cell>
          <table:table-cell office:value-type="float" office:value="0.152145" calcext:value-type="float">
            <text:p>0.152145</text:p>
          </table:table-cell>
        </table:table-row>
        <table:table-row table:style-name="ro1"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0.163388" calcext:value-type="float">
            <text:p>0.163388</text:p>
          </table:table-cell>
          <table:table-cell office:value-type="float" office:value="1634" calcext:value-type="float">
            <text:p>1634</text:p>
          </table:table-cell>
          <table:table-cell office:value-type="float" office:value="0.14615" calcext:value-type="float">
            <text:p>0.14615</text:p>
          </table:table-cell>
        </table:table-row>
        <table:table-row table:style-name="ro1"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0.158497" calcext:value-type="float">
            <text:p>0.158497</text:p>
          </table:table-cell>
          <table:table-cell office:value-type="float" office:value="1635" calcext:value-type="float">
            <text:p>1635</text:p>
          </table:table-cell>
          <table:table-cell office:value-type="float" office:value="0.164842" calcext:value-type="float">
            <text:p>0.164842</text:p>
          </table:table-cell>
        </table:table-row>
        <table:table-row table:style-name="ro1">
          <table:table-cell table:number-columns-repeated="2"/>
          <table:table-cell office:value-type="float" office:value="1636" calcext:value-type="float">
            <text:p>1636</text:p>
          </table:table-cell>
          <table:table-cell office:value-type="float" office:value="0.157298" calcext:value-type="float">
            <text:p>0.157298</text:p>
          </table:table-cell>
          <table:table-cell office:value-type="float" office:value="1636" calcext:value-type="float">
            <text:p>1636</text:p>
          </table:table-cell>
          <table:table-cell office:value-type="float" office:value="0.162126" calcext:value-type="float">
            <text:p>0.162126</text:p>
          </table:table-cell>
        </table:table-row>
        <table:table-row table:style-name="ro1">
          <table:table-cell table:number-columns-repeated="2"/>
          <table:table-cell office:value-type="float" office:value="1637" calcext:value-type="float">
            <text:p>1637</text:p>
          </table:table-cell>
          <table:table-cell office:value-type="float" office:value="0.153138" calcext:value-type="float">
            <text:p>0.153138</text:p>
          </table:table-cell>
          <table:table-cell office:value-type="float" office:value="1637" calcext:value-type="float">
            <text:p>1637</text:p>
          </table:table-cell>
          <table:table-cell office:value-type="float" office:value="0.16511" calcext:value-type="float">
            <text:p>0.16511</text:p>
          </table:table-cell>
        </table:table-row>
        <table:table-row table:style-name="ro1">
          <table:table-cell table:number-columns-repeated="2"/>
          <table:table-cell office:value-type="float" office:value="1638" calcext:value-type="float">
            <text:p>1638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1638" calcext:value-type="float">
            <text:p>1638</text:p>
          </table:table-cell>
          <table:table-cell office:value-type="float" office:value="0.165436" calcext:value-type="float">
            <text:p>0.165436</text:p>
          </table:table-cell>
        </table:table-row>
        <table:table-row table:style-name="ro1">
          <table:table-cell table:number-columns-repeated="2"/>
          <table:table-cell office:value-type="float" office:value="1639" calcext:value-type="float">
            <text:p>1639</text:p>
          </table:table-cell>
          <table:table-cell office:value-type="float" office:value="0.159148" calcext:value-type="float">
            <text:p>0.159148</text:p>
          </table:table-cell>
          <table:table-cell office:value-type="float" office:value="1639" calcext:value-type="float">
            <text:p>1639</text:p>
          </table:table-cell>
          <table:table-cell office:value-type="float" office:value="0.167702" calcext:value-type="float">
            <text:p>0.167702</text:p>
          </table:table-cell>
        </table:table-row>
        <table:table-row table:style-name="ro1"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0.156145" calcext:value-type="float">
            <text:p>0.156145</text:p>
          </table:table-cell>
          <table:table-cell office:value-type="float" office:value="1640" calcext:value-type="float">
            <text:p>1640</text:p>
          </table:table-cell>
          <table:table-cell office:value-type="float" office:value="0.16327" calcext:value-type="float">
            <text:p>0.16327</text:p>
          </table:table-cell>
        </table:table-row>
        <table:table-row table:style-name="ro1"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0.151409" calcext:value-type="float">
            <text:p>0.151409</text:p>
          </table:table-cell>
          <table:table-cell office:value-type="float" office:value="1641" calcext:value-type="float">
            <text:p>1641</text:p>
          </table:table-cell>
          <table:table-cell office:value-type="float" office:value="0.15793" calcext:value-type="float">
            <text:p>0.15793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0.14999" calcext:value-type="float">
            <text:p>0.14999</text:p>
          </table:table-cell>
          <table:table-cell office:value-type="float" office:value="1642" calcext:value-type="float">
            <text:p>1642</text:p>
          </table:table-cell>
          <table:table-cell office:value-type="float" office:value="0.156475" calcext:value-type="float">
            <text:p>0.156475</text:p>
          </table:table-cell>
        </table:table-row>
        <table:table-row table:style-name="ro1">
          <table:table-cell table:number-columns-repeated="2"/>
          <table:table-cell office:value-type="float" office:value="1643" calcext:value-type="float">
            <text:p>1643</text:p>
          </table:table-cell>
          <table:table-cell office:value-type="float" office:value="0.150556" calcext:value-type="float">
            <text:p>0.150556</text:p>
          </table:table-cell>
          <table:table-cell office:value-type="float" office:value="1643" calcext:value-type="float">
            <text:p>1643</text:p>
          </table:table-cell>
          <table:table-cell office:value-type="float" office:value="0.158203" calcext:value-type="float">
            <text:p>0.158203</text:p>
          </table:table-cell>
        </table:table-row>
        <table:table-row table:style-name="ro1"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0.158437" calcext:value-type="float">
            <text:p>0.158437</text:p>
          </table:table-cell>
          <table:table-cell office:value-type="float" office:value="1644" calcext:value-type="float">
            <text:p>1644</text:p>
          </table:table-cell>
          <table:table-cell office:value-type="float" office:value="0.158162" calcext:value-type="float">
            <text:p>0.158162</text:p>
          </table:table-cell>
        </table:table-row>
        <table:table-row table:style-name="ro1">
          <table:table-cell table:number-columns-repeated="2"/>
          <table:table-cell office:value-type="float" office:value="1645" calcext:value-type="float">
            <text:p>1645</text:p>
          </table:table-cell>
          <table:table-cell office:value-type="float" office:value="0.161502" calcext:value-type="float">
            <text:p>0.161502</text:p>
          </table:table-cell>
          <table:table-cell office:value-type="float" office:value="1645" calcext:value-type="float">
            <text:p>1645</text:p>
          </table:table-cell>
          <table:table-cell office:value-type="float" office:value="0.155894" calcext:value-type="float">
            <text:p>0.155894</text:p>
          </table:table-cell>
        </table:table-row>
        <table:table-row table:style-name="ro1"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0.15826" calcext:value-type="float">
            <text:p>0.15826</text:p>
          </table:table-cell>
          <table:table-cell office:value-type="float" office:value="1646" calcext:value-type="float">
            <text:p>1646</text:p>
          </table:table-cell>
          <table:table-cell office:value-type="float" office:value="0.153936" calcext:value-type="float">
            <text:p>0.153936</text:p>
          </table:table-cell>
        </table:table-row>
        <table:table-row table:style-name="ro1">
          <table:table-cell table:number-columns-repeated="2"/>
          <table:table-cell office:value-type="float" office:value="1647" calcext:value-type="float">
            <text:p>1647</text:p>
          </table:table-cell>
          <table:table-cell office:value-type="float" office:value="0.158322" calcext:value-type="float">
            <text:p>0.158322</text:p>
          </table:table-cell>
          <table:table-cell office:value-type="float" office:value="1647" calcext:value-type="float">
            <text:p>1647</text:p>
          </table:table-cell>
          <table:table-cell office:value-type="float" office:value="0.149148" calcext:value-type="float">
            <text:p>0.149148</text:p>
          </table:table-cell>
        </table:table-row>
        <table:table-row table:style-name="ro1"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0.161876" calcext:value-type="float">
            <text:p>0.161876</text:p>
          </table:table-cell>
          <table:table-cell office:value-type="float" office:value="1648" calcext:value-type="float">
            <text:p>1648</text:p>
          </table:table-cell>
          <table:table-cell office:value-type="float" office:value="0.156029" calcext:value-type="float">
            <text:p>0.156029</text:p>
          </table:table-cell>
        </table:table-row>
        <table:table-row table:style-name="ro1"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0.154914" calcext:value-type="float">
            <text:p>0.154914</text:p>
          </table:table-cell>
          <table:table-cell office:value-type="float" office:value="1649" calcext:value-type="float">
            <text:p>1649</text:p>
          </table:table-cell>
          <table:table-cell office:value-type="float" office:value="0.15903" calcext:value-type="float">
            <text:p>0.15903</text:p>
          </table:table-cell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0.159549" calcext:value-type="float">
            <text:p>0.159549</text:p>
          </table:table-cell>
          <table:table-cell office:value-type="float" office:value="1650" calcext:value-type="float">
            <text:p>1650</text:p>
          </table:table-cell>
          <table:table-cell office:value-type="float" office:value="0.168132" calcext:value-type="float">
            <text:p>0.168132</text:p>
          </table:table-cell>
        </table:table-row>
        <table:table-row table:style-name="ro1">
          <table:table-cell table:number-columns-repeated="2"/>
          <table:table-cell office:value-type="float" office:value="1651" calcext:value-type="float">
            <text:p>1651</text:p>
          </table:table-cell>
          <table:table-cell office:value-type="float" office:value="0.156844" calcext:value-type="float">
            <text:p>0.156844</text:p>
          </table:table-cell>
          <table:table-cell office:value-type="float" office:value="1651" calcext:value-type="float">
            <text:p>1651</text:p>
          </table:table-cell>
          <table:table-cell office:value-type="float" office:value="0.167643" calcext:value-type="float">
            <text:p>0.167643</text:p>
          </table:table-cell>
        </table:table-row>
        <table:table-row table:style-name="ro1"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0.16407" calcext:value-type="float">
            <text:p>0.16407</text:p>
          </table:table-cell>
          <table:table-cell office:value-type="float" office:value="1652" calcext:value-type="float">
            <text:p>1652</text:p>
          </table:table-cell>
          <table:table-cell office:value-type="float" office:value="0.171446" calcext:value-type="float">
            <text:p>0.171446</text:p>
          </table:table-cell>
        </table:table-row>
        <table:table-row table:style-name="ro1">
          <table:table-cell table:number-columns-repeated="2"/>
          <table:table-cell office:value-type="float" office:value="1653" calcext:value-type="float">
            <text:p>1653</text:p>
          </table:table-cell>
          <table:table-cell office:value-type="float" office:value="0.170957" calcext:value-type="float">
            <text:p>0.170957</text:p>
          </table:table-cell>
          <table:table-cell office:value-type="float" office:value="1653" calcext:value-type="float">
            <text:p>1653</text:p>
          </table:table-cell>
          <table:table-cell office:value-type="float" office:value="0.175979" calcext:value-type="float">
            <text:p>0.175979</text:p>
          </table:table-cell>
        </table:table-row>
        <table:table-row table:style-name="ro1"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0.174666" calcext:value-type="float">
            <text:p>0.174666</text:p>
          </table:table-cell>
          <table:table-cell office:value-type="float" office:value="1654" calcext:value-type="float">
            <text:p>1654</text:p>
          </table:table-cell>
          <table:table-cell office:value-type="float" office:value="0.172802" calcext:value-type="float">
            <text:p>0.172802</text:p>
          </table:table-cell>
        </table:table-row>
        <table:table-row table:style-name="ro1">
          <table:table-cell table:number-columns-repeated="2"/>
          <table:table-cell office:value-type="float" office:value="1655" calcext:value-type="float">
            <text:p>1655</text:p>
          </table:table-cell>
          <table:table-cell office:value-type="float" office:value="0.172784" calcext:value-type="float">
            <text:p>0.172784</text:p>
          </table:table-cell>
          <table:table-cell office:value-type="float" office:value="1655" calcext:value-type="float">
            <text:p>1655</text:p>
          </table:table-cell>
          <table:table-cell office:value-type="float" office:value="0.169515" calcext:value-type="float">
            <text:p>0.169515</text:p>
          </table:table-cell>
        </table:table-row>
        <table:table-row table:style-name="ro1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0.1731" calcext:value-type="float">
            <text:p>0.1731</text:p>
          </table:table-cell>
          <table:table-cell office:value-type="float" office:value="1656" calcext:value-type="float">
            <text:p>1656</text:p>
          </table:table-cell>
          <table:table-cell office:value-type="float" office:value="0.169674" calcext:value-type="float">
            <text:p>0.169674</text:p>
          </table:table-cell>
        </table:table-row>
        <table:table-row table:style-name="ro1">
          <table:table-cell table:number-columns-repeated="2"/>
          <table:table-cell office:value-type="float" office:value="1657" calcext:value-type="float">
            <text:p>1657</text:p>
          </table:table-cell>
          <table:table-cell office:value-type="float" office:value="0.170411" calcext:value-type="float">
            <text:p>0.170411</text:p>
          </table:table-cell>
          <table:table-cell office:value-type="float" office:value="1657" calcext:value-type="float">
            <text:p>1657</text:p>
          </table:table-cell>
          <table:table-cell office:value-type="float" office:value="0.166725" calcext:value-type="float">
            <text:p>0.166725</text:p>
          </table:table-cell>
        </table:table-row>
        <table:table-row table:style-name="ro1">
          <table:table-cell table:number-columns-repeated="2"/>
          <table:table-cell office:value-type="float" office:value="1658" calcext:value-type="float">
            <text:p>1658</text:p>
          </table:table-cell>
          <table:table-cell office:value-type="float" office:value="0.16903" calcext:value-type="float">
            <text:p>0.16903</text:p>
          </table:table-cell>
          <table:table-cell office:value-type="float" office:value="1658" calcext:value-type="float">
            <text:p>1658</text:p>
          </table:table-cell>
          <table:table-cell office:value-type="float" office:value="0.171861" calcext:value-type="float">
            <text:p>0.171861</text:p>
          </table:table-cell>
        </table:table-row>
        <table:table-row table:style-name="ro1">
          <table:table-cell table:number-columns-repeated="2"/>
          <table:table-cell office:value-type="float" office:value="1659" calcext:value-type="float">
            <text:p>1659</text:p>
          </table:table-cell>
          <table:table-cell office:value-type="float" office:value="0.166575" calcext:value-type="float">
            <text:p>0.166575</text:p>
          </table:table-cell>
          <table:table-cell office:value-type="float" office:value="1659" calcext:value-type="float">
            <text:p>1659</text:p>
          </table:table-cell>
          <table:table-cell office:value-type="float" office:value="0.175227" calcext:value-type="float">
            <text:p>0.175227</text:p>
          </table:table-cell>
        </table:table-row>
        <table:table-row table:style-name="ro1"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0.16511" calcext:value-type="float">
            <text:p>0.16511</text:p>
          </table:table-cell>
          <table:table-cell office:value-type="float" office:value="1660" calcext:value-type="float">
            <text:p>1660</text:p>
          </table:table-cell>
          <table:table-cell office:value-type="float" office:value="0.17155" calcext:value-type="float">
            <text:p>0.17155</text:p>
          </table:table-cell>
        </table:table-row>
        <table:table-row table:style-name="ro1">
          <table:table-cell table:number-columns-repeated="2"/>
          <table:table-cell office:value-type="float" office:value="1661" calcext:value-type="float">
            <text:p>1661</text:p>
          </table:table-cell>
          <table:table-cell office:value-type="float" office:value="0.170206" calcext:value-type="float">
            <text:p>0.170206</text:p>
          </table:table-cell>
          <table:table-cell office:value-type="float" office:value="1661" calcext:value-type="float">
            <text:p>1661</text:p>
          </table:table-cell>
          <table:table-cell office:value-type="float" office:value="0.171716" calcext:value-type="float">
            <text:p>0.171716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0.171419" calcext:value-type="float">
            <text:p>0.171419</text:p>
          </table:table-cell>
          <table:table-cell office:value-type="float" office:value="1662" calcext:value-type="float">
            <text:p>1662</text:p>
          </table:table-cell>
          <table:table-cell office:value-type="float" office:value="0.165722" calcext:value-type="float">
            <text:p>0.165722</text:p>
          </table:table-cell>
        </table:table-row>
        <table:table-row table:style-name="ro1"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0.165854" calcext:value-type="float">
            <text:p>0.165854</text:p>
          </table:table-cell>
          <table:table-cell office:value-type="float" office:value="1663" calcext:value-type="float">
            <text:p>1663</text:p>
          </table:table-cell>
          <table:table-cell office:value-type="float" office:value="0.160289" calcext:value-type="float">
            <text:p>0.160289</text:p>
          </table:table-cell>
        </table:table-row>
        <table:table-row table:style-name="ro1">
          <table:table-cell table:number-columns-repeated="2"/>
          <table:table-cell office:value-type="float" office:value="1664" calcext:value-type="float">
            <text:p>1664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1664" calcext:value-type="float">
            <text:p>1664</text:p>
          </table:table-cell>
          <table:table-cell office:value-type="float" office:value="0.156718" calcext:value-type="float">
            <text:p>0.156718</text:p>
          </table:table-cell>
        </table:table-row>
        <table:table-row table:style-name="ro1"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0.159204" calcext:value-type="float">
            <text:p>0.159204</text:p>
          </table:table-cell>
          <table:table-cell office:value-type="float" office:value="1665" calcext:value-type="float">
            <text:p>1665</text:p>
          </table:table-cell>
          <table:table-cell office:value-type="float" office:value="0.155009" calcext:value-type="float">
            <text:p>0.155009</text:p>
          </table:table-cell>
        </table:table-row>
        <table:table-row table:style-name="ro1"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1666" calcext:value-type="float">
            <text:p>1666</text:p>
          </table:table-cell>
          <table:table-cell office:value-type="float" office:value="0.16478" calcext:value-type="float">
            <text:p>0.16478</text:p>
          </table:table-cell>
        </table:table-row>
        <table:table-row table:style-name="ro1">
          <table:table-cell table:number-columns-repeated="2"/>
          <table:table-cell office:value-type="float" office:value="1667" calcext:value-type="float">
            <text:p>1667</text:p>
          </table:table-cell>
          <table:table-cell office:value-type="float" office:value="0.166747" calcext:value-type="float">
            <text:p>0.166747</text:p>
          </table:table-cell>
          <table:table-cell office:value-type="float" office:value="1667" calcext:value-type="float">
            <text:p>1667</text:p>
          </table:table-cell>
          <table:table-cell office:value-type="float" office:value="0.161224" calcext:value-type="float">
            <text:p>0.161224</text:p>
          </table:table-cell>
        </table:table-row>
        <table:table-row table:style-name="ro1">
          <table:table-cell table:number-columns-repeated="2"/>
          <table:table-cell office:value-type="float" office:value="1668" calcext:value-type="float">
            <text:p>1668</text:p>
          </table:table-cell>
          <table:table-cell office:value-type="float" office:value="0.172942" calcext:value-type="float">
            <text:p>0.172942</text:p>
          </table:table-cell>
          <table:table-cell office:value-type="float" office:value="1668" calcext:value-type="float">
            <text:p>1668</text:p>
          </table:table-cell>
          <table:table-cell office:value-type="float" office:value="0.156688" calcext:value-type="float">
            <text:p>0.156688</text:p>
          </table:table-cell>
        </table:table-row>
        <table:table-row table:style-name="ro1">
          <table:table-cell table:number-columns-repeated="2"/>
          <table:table-cell office:value-type="float" office:value="1669" calcext:value-type="float">
            <text:p>1669</text:p>
          </table:table-cell>
          <table:table-cell office:value-type="float" office:value="0.169063" calcext:value-type="float">
            <text:p>0.169063</text:p>
          </table:table-cell>
          <table:table-cell office:value-type="float" office:value="1669" calcext:value-type="float">
            <text:p>1669</text:p>
          </table:table-cell>
          <table:table-cell office:value-type="float" office:value="0.167626" calcext:value-type="float">
            <text:p>0.167626</text:p>
          </table:table-cell>
        </table:table-row>
        <table:table-row table:style-name="ro1"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0.169026" calcext:value-type="float">
            <text:p>0.169026</text:p>
          </table:table-cell>
          <table:table-cell office:value-type="float" office:value="1670" calcext:value-type="float">
            <text:p>1670</text:p>
          </table:table-cell>
          <table:table-cell office:value-type="float" office:value="0.169246" calcext:value-type="float">
            <text:p>0.169246</text:p>
          </table:table-cell>
        </table:table-row>
        <table:table-row table:style-name="ro1">
          <table:table-cell table:number-columns-repeated="2"/>
          <table:table-cell office:value-type="float" office:value="1671" calcext:value-type="float">
            <text:p>1671</text:p>
          </table:table-cell>
          <table:table-cell office:value-type="float" office:value="0.170442" calcext:value-type="float">
            <text:p>0.170442</text:p>
          </table:table-cell>
          <table:table-cell office:value-type="float" office:value="1671" calcext:value-type="float">
            <text:p>1671</text:p>
          </table:table-cell>
          <table:table-cell office:value-type="float" office:value="0.164853" calcext:value-type="float">
            <text:p>0.164853</text:p>
          </table:table-cell>
        </table:table-row>
        <table:table-row table:style-name="ro1">
          <table:table-cell table:number-columns-repeated="2"/>
          <table:table-cell office:value-type="float" office:value="1672" calcext:value-type="float">
            <text:p>1672</text:p>
          </table:table-cell>
          <table:table-cell office:value-type="float" office:value="0.17605" calcext:value-type="float">
            <text:p>0.17605</text:p>
          </table:table-cell>
          <table:table-cell office:value-type="float" office:value="1672" calcext:value-type="float">
            <text:p>1672</text:p>
          </table:table-cell>
          <table:table-cell office:value-type="float" office:value="0.162982" calcext:value-type="float">
            <text:p>0.162982</text:p>
          </table:table-cell>
        </table:table-row>
        <table:table-row table:style-name="ro1"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0.178468" calcext:value-type="float">
            <text:p>0.178468</text:p>
          </table:table-cell>
          <table:table-cell office:value-type="float" office:value="1673" calcext:value-type="float">
            <text:p>1673</text:p>
          </table:table-cell>
          <table:table-cell office:value-type="float" office:value="0.158511" calcext:value-type="float">
            <text:p>0.158511</text:p>
          </table:table-cell>
        </table:table-row>
        <table:table-row table:style-name="ro1"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0.170878" calcext:value-type="float">
            <text:p>0.170878</text:p>
          </table:table-cell>
          <table:table-cell office:value-type="float" office:value="1674" calcext:value-type="float">
            <text:p>1674</text:p>
          </table:table-cell>
          <table:table-cell office:value-type="float" office:value="0.153665" calcext:value-type="float">
            <text:p>0.153665</text:p>
          </table:table-cell>
        </table:table-row>
        <table:table-row table:style-name="ro1">
          <table:table-cell table:number-columns-repeated="2"/>
          <table:table-cell office:value-type="float" office:value="1675" calcext:value-type="float">
            <text:p>1675</text:p>
          </table:table-cell>
          <table:table-cell office:value-type="float" office:value="0.165765" calcext:value-type="float">
            <text:p>0.165765</text:p>
          </table:table-cell>
          <table:table-cell office:value-type="float" office:value="1675" calcext:value-type="float">
            <text:p>1675</text:p>
          </table:table-cell>
          <table:table-cell office:value-type="float" office:value="0.161781" calcext:value-type="float">
            <text:p>0.161781</text:p>
          </table:table-cell>
        </table:table-row>
        <table:table-row table:style-name="ro1">
          <table:table-cell table:number-columns-repeated="2"/>
          <table:table-cell office:value-type="float" office:value="1676" calcext:value-type="float">
            <text:p>1676</text:p>
          </table:table-cell>
          <table:table-cell office:value-type="float" office:value="0.167125" calcext:value-type="float">
            <text:p>0.167125</text:p>
          </table:table-cell>
          <table:table-cell office:value-type="float" office:value="1676" calcext:value-type="float">
            <text:p>1676</text:p>
          </table:table-cell>
          <table:table-cell office:value-type="float" office:value="0.168284" calcext:value-type="float">
            <text:p>0.168284</text:p>
          </table:table-cell>
        </table:table-row>
        <table:table-row table:style-name="ro1"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1677" calcext:value-type="float">
            <text:p>1677</text:p>
          </table:table-cell>
          <table:table-cell office:value-type="float" office:value="0.16496" calcext:value-type="float">
            <text:p>0.16496</text:p>
          </table:table-cell>
        </table:table-row>
        <table:table-row table:style-name="ro1">
          <table:table-cell table:number-columns-repeated="2"/>
          <table:table-cell office:value-type="float" office:value="1678" calcext:value-type="float">
            <text:p>1678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1678" calcext:value-type="float">
            <text:p>1678</text:p>
          </table:table-cell>
          <table:table-cell office:value-type="float" office:value="0.161375" calcext:value-type="float">
            <text:p>0.161375</text:p>
          </table:table-cell>
        </table:table-row>
        <table:table-row table:style-name="ro1"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0.17038" calcext:value-type="float">
            <text:p>0.17038</text:p>
          </table:table-cell>
          <table:table-cell office:value-type="float" office:value="1679" calcext:value-type="float">
            <text:p>1679</text:p>
          </table:table-cell>
          <table:table-cell office:value-type="float" office:value="0.158138" calcext:value-type="float">
            <text:p>0.158138</text:p>
          </table:table-cell>
        </table:table-row>
        <table:table-row table:style-name="ro1"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0.166743" calcext:value-type="float">
            <text:p>0.166743</text:p>
          </table:table-cell>
          <table:table-cell office:value-type="float" office:value="1680" calcext:value-type="float">
            <text:p>1680</text:p>
          </table:table-cell>
          <table:table-cell office:value-type="float" office:value="0.153397" calcext:value-type="float">
            <text:p>0.153397</text:p>
          </table:table-cell>
        </table:table-row>
        <table:table-row table:style-name="ro1">
          <table:table-cell table:number-columns-repeated="2"/>
          <table:table-cell office:value-type="float" office:value="1681" calcext:value-type="float">
            <text:p>1681</text:p>
          </table:table-cell>
          <table:table-cell office:value-type="float" office:value="0.165598" calcext:value-type="float">
            <text:p>0.165598</text:p>
          </table:table-cell>
          <table:table-cell office:value-type="float" office:value="1681" calcext:value-type="float">
            <text:p>1681</text:p>
          </table:table-cell>
          <table:table-cell office:value-type="float" office:value="0.14901" calcext:value-type="float">
            <text:p>0.14901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0.161498" calcext:value-type="float">
            <text:p>0.161498</text:p>
          </table:table-cell>
          <table:table-cell office:value-type="float" office:value="1682" calcext:value-type="float">
            <text:p>1682</text:p>
          </table:table-cell>
          <table:table-cell office:value-type="float" office:value="0.148385" calcext:value-type="float">
            <text:p>0.148385</text:p>
          </table:table-cell>
        </table:table-row>
        <table:table-row table:style-name="ro1"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0.15772" calcext:value-type="float">
            <text:p>0.15772</text:p>
          </table:table-cell>
          <table:table-cell office:value-type="float" office:value="1683" calcext:value-type="float">
            <text:p>1683</text:p>
          </table:table-cell>
          <table:table-cell office:value-type="float" office:value="0.154629" calcext:value-type="float">
            <text:p>0.154629</text:p>
          </table:table-cell>
        </table:table-row>
        <table:table-row table:style-name="ro1">
          <table:table-cell table:number-columns-repeated="2"/>
          <table:table-cell office:value-type="float" office:value="1684" calcext:value-type="float">
            <text:p>1684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1684" calcext:value-type="float">
            <text:p>1684</text:p>
          </table:table-cell>
          <table:table-cell office:value-type="float" office:value="0.150641" calcext:value-type="float">
            <text:p>0.150641</text:p>
          </table:table-cell>
        </table:table-row>
        <table:table-row table:style-name="ro1">
          <table:table-cell table:number-columns-repeated="2"/>
          <table:table-cell office:value-type="float" office:value="1685" calcext:value-type="float">
            <text:p>1685</text:p>
          </table:table-cell>
          <table:table-cell office:value-type="float" office:value="0.164836" calcext:value-type="float">
            <text:p>0.164836</text:p>
          </table:table-cell>
          <table:table-cell office:value-type="float" office:value="1685" calcext:value-type="float">
            <text:p>1685</text:p>
          </table:table-cell>
          <table:table-cell office:value-type="float" office:value="0.150492" calcext:value-type="float">
            <text:p>0.150492</text:p>
          </table:table-cell>
        </table:table-row>
        <table:table-row table:style-name="ro1">
          <table:table-cell table:number-columns-repeated="2"/>
          <table:table-cell office:value-type="float" office:value="1686" calcext:value-type="float">
            <text:p>1686</text:p>
          </table:table-cell>
          <table:table-cell office:value-type="float" office:value="0.160644" calcext:value-type="float">
            <text:p>0.160644</text:p>
          </table:table-cell>
          <table:table-cell office:value-type="float" office:value="1686" calcext:value-type="float">
            <text:p>1686</text:p>
          </table:table-cell>
          <table:table-cell office:value-type="float" office:value="0.149945" calcext:value-type="float">
            <text:p>0.149945</text:p>
          </table:table-cell>
        </table:table-row>
        <table:table-row table:style-name="ro1">
          <table:table-cell table:number-columns-repeated="2"/>
          <table:table-cell office:value-type="float" office:value="1687" calcext:value-type="float">
            <text:p>1687</text:p>
          </table:table-cell>
          <table:table-cell office:value-type="float" office:value="0.155514" calcext:value-type="float">
            <text:p>0.155514</text:p>
          </table:table-cell>
          <table:table-cell office:value-type="float" office:value="1687" calcext:value-type="float">
            <text:p>1687</text:p>
          </table:table-cell>
          <table:table-cell office:value-type="float" office:value="0.150864" calcext:value-type="float">
            <text:p>0.150864</text:p>
          </table:table-cell>
        </table:table-row>
        <table:table-row table:style-name="ro1">
          <table:table-cell table:number-columns-repeated="2"/>
          <table:table-cell office:value-type="float" office:value="1688" calcext:value-type="float">
            <text:p>1688</text:p>
          </table:table-cell>
          <table:table-cell office:value-type="float" office:value="0.152408" calcext:value-type="float">
            <text:p>0.152408</text:p>
          </table:table-cell>
          <table:table-cell office:value-type="float" office:value="1688" calcext:value-type="float">
            <text:p>1688</text:p>
          </table:table-cell>
          <table:table-cell office:value-type="float" office:value="0.154358" calcext:value-type="float">
            <text:p>0.154358</text:p>
          </table:table-cell>
        </table:table-row>
        <table:table-row table:style-name="ro1">
          <table: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0.150628" calcext:value-type="float">
            <text:p>0.150628</text:p>
          </table:table-cell>
          <table:table-cell office:value-type="float" office:value="1689" calcext:value-type="float">
            <text:p>1689</text:p>
          </table:table-cell>
          <table:table-cell office:value-type="float" office:value="0.150483" calcext:value-type="float">
            <text:p>0.150483</text:p>
          </table:table-cell>
        </table:table-row>
        <table:table-row table:style-name="ro1"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1690" calcext:value-type="float">
            <text:p>1690</text:p>
          </table:table-cell>
          <table:table-cell office:value-type="float" office:value="0.156785" calcext:value-type="float">
            <text:p>0.156785</text:p>
          </table:table-cell>
        </table:table-row>
        <table:table-row table:style-name="ro1">
          <table:table-cell table:number-columns-repeated="2"/>
          <table:table-cell office:value-type="float" office:value="1691" calcext:value-type="float">
            <text:p>1691</text:p>
          </table:table-cell>
          <table:table-cell office:value-type="float" office:value="0.154845" calcext:value-type="float">
            <text:p>0.154845</text:p>
          </table:table-cell>
          <table:table-cell office:value-type="float" office:value="1691" calcext:value-type="float">
            <text:p>1691</text:p>
          </table:table-cell>
          <table:table-cell office:value-type="float" office:value="0.15789" calcext:value-type="float">
            <text:p>0.15789</text:p>
          </table:table-cell>
        </table:table-row>
        <table:table-row table:style-name="ro1">
          <table:table-cell table:number-columns-repeated="2"/>
          <table:table-cell office:value-type="float" office:value="1692" calcext:value-type="float">
            <text:p>1692</text:p>
          </table:table-cell>
          <table:table-cell office:value-type="float" office:value="0.152095" calcext:value-type="float">
            <text:p>0.152095</text:p>
          </table:table-cell>
          <table:table-cell office:value-type="float" office:value="1692" calcext:value-type="float">
            <text:p>1692</text:p>
          </table:table-cell>
          <table:table-cell office:value-type="float" office:value="0.156033" calcext:value-type="float">
            <text:p>0.156033</text:p>
          </table:table-cell>
        </table:table-row>
        <table:table-row table:style-name="ro1">
          <table:table-cell table:number-columns-repeated="2"/>
          <table:table-cell office:value-type="float" office:value="1693" calcext:value-type="float">
            <text:p>1693</text:p>
          </table:table-cell>
          <table:table-cell office:value-type="float" office:value="0.14941" calcext:value-type="float">
            <text:p>0.14941</text:p>
          </table:table-cell>
          <table:table-cell office:value-type="float" office:value="1693" calcext:value-type="float">
            <text:p>1693</text:p>
          </table:table-cell>
          <table:table-cell office:value-type="float" office:value="0.152427" calcext:value-type="float">
            <text:p>0.152427</text:p>
          </table:table-cell>
        </table:table-row>
        <table:table-row table:style-name="ro1">
          <table:table-cell table:number-columns-repeated="2"/>
          <table:table-cell office:value-type="float" office:value="1694" calcext:value-type="float">
            <text:p>1694</text:p>
          </table:table-cell>
          <table:table-cell office:value-type="float" office:value="0.143432" calcext:value-type="float">
            <text:p>0.143432</text:p>
          </table:table-cell>
          <table:table-cell office:value-type="float" office:value="1694" calcext:value-type="float">
            <text:p>1694</text:p>
          </table:table-cell>
          <table:table-cell office:value-type="float" office:value="0.160902" calcext:value-type="float">
            <text:p>0.160902</text:p>
          </table:table-cell>
        </table:table-row>
        <table:table-row table:style-name="ro1">
          <table:table-cell table:number-columns-repeated="2"/>
          <table:table-cell office:value-type="float" office:value="1695" calcext:value-type="float">
            <text:p>1695</text:p>
          </table:table-cell>
          <table:table-cell office:value-type="float" office:value="0.141066" calcext:value-type="float">
            <text:p>0.141066</text:p>
          </table:table-cell>
          <table:table-cell office:value-type="float" office:value="1695" calcext:value-type="float">
            <text:p>1695</text:p>
          </table:table-cell>
          <table:table-cell office:value-type="float" office:value="0.159839" calcext:value-type="float">
            <text:p>0.159839</text:p>
          </table:table-cell>
        </table:table-row>
        <table:table-row table:style-name="ro1">
          <table:table-cell table:number-columns-repeated="2"/>
          <table:table-cell office:value-type="float" office:value="1696" calcext:value-type="float">
            <text:p>1696</text:p>
          </table:table-cell>
          <table:table-cell office:value-type="float" office:value="0.154127" calcext:value-type="float">
            <text:p>0.154127</text:p>
          </table:table-cell>
          <table:table-cell office:value-type="float" office:value="1696" calcext:value-type="float">
            <text:p>1696</text:p>
          </table:table-cell>
          <table:table-cell office:value-type="float" office:value="0.162303" calcext:value-type="float">
            <text:p>0.162303</text:p>
          </table:table-cell>
        </table:table-row>
        <table:table-row table:style-name="ro1">
          <table:table-cell table:number-columns-repeated="2"/>
          <table:table-cell office:value-type="float" office:value="1697" calcext:value-type="float">
            <text:p>1697</text:p>
          </table:table-cell>
          <table:table-cell office:value-type="float" office:value="0.158785" calcext:value-type="float">
            <text:p>0.158785</text:p>
          </table:table-cell>
          <table:table-cell office:value-type="float" office:value="1697" calcext:value-type="float">
            <text:p>1697</text:p>
          </table:table-cell>
          <table:table-cell office:value-type="float" office:value="0.156215" calcext:value-type="float">
            <text:p>0.156215</text:p>
          </table:table-cell>
        </table:table-row>
        <table:table-row table:style-name="ro1"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0.157705" calcext:value-type="float">
            <text:p>0.157705</text:p>
          </table:table-cell>
          <table:table-cell office:value-type="float" office:value="1698" calcext:value-type="float">
            <text:p>1698</text:p>
          </table:table-cell>
          <table:table-cell office:value-type="float" office:value="0.157281" calcext:value-type="float">
            <text:p>0.157281</text:p>
          </table:table-cell>
        </table:table-row>
        <table:table-row table:style-name="ro1"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0.159639" calcext:value-type="float">
            <text:p>0.159639</text:p>
          </table:table-cell>
          <table:table-cell office:value-type="float" office:value="1699" calcext:value-type="float">
            <text:p>1699</text:p>
          </table:table-cell>
          <table:table-cell office:value-type="float" office:value="0.160969" calcext:value-type="float">
            <text:p>0.160969</text:p>
          </table:table-cell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.155495" calcext:value-type="float">
            <text:p>0.155495</text:p>
          </table:table-cell>
          <table:table-cell office:value-type="float" office:value="1700" calcext:value-type="float">
            <text:p>1700</text:p>
          </table:table-cell>
          <table:table-cell office:value-type="float" office:value="0.155462" calcext:value-type="float">
            <text:p>0.155462</text:p>
          </table:table-cell>
        </table:table-row>
        <table:table-row table:style-name="ro1">
          <table:table-cell table:number-columns-repeated="2"/>
          <table:table-cell office:value-type="float" office:value="1701" calcext:value-type="float">
            <text:p>1701</text:p>
          </table:table-cell>
          <table:table-cell office:value-type="float" office:value="0.153195" calcext:value-type="float">
            <text:p>0.153195</text:p>
          </table:table-cell>
          <table:table-cell office:value-type="float" office:value="1701" calcext:value-type="float">
            <text:p>1701</text:p>
          </table:table-cell>
          <table:table-cell office:value-type="float" office:value="0.154864" calcext:value-type="float">
            <text:p>0.154864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office:value-type="float" office:value="0.153508" calcext:value-type="float">
            <text:p>0.153508</text:p>
          </table:table-cell>
          <table:table-cell office:value-type="float" office:value="1702" calcext:value-type="float">
            <text:p>1702</text:p>
          </table:table-cell>
          <table:table-cell office:value-type="float" office:value="0.168721" calcext:value-type="float">
            <text:p>0.168721</text:p>
          </table:table-cell>
        </table:table-row>
        <table:table-row table:style-name="ro1">
          <table:table-cell table:number-columns-repeated="2"/>
          <table:table-cell office:value-type="float" office:value="1703" calcext:value-type="float">
            <text:p>1703</text:p>
          </table:table-cell>
          <table:table-cell office:value-type="float" office:value="0.150078" calcext:value-type="float">
            <text:p>0.150078</text:p>
          </table:table-cell>
          <table:table-cell office:value-type="float" office:value="1703" calcext:value-type="float">
            <text:p>1703</text:p>
          </table:table-cell>
          <table:table-cell office:value-type="float" office:value="0.170673" calcext:value-type="float">
            <text:p>0.170673</text:p>
          </table:table-cell>
        </table:table-row>
        <table:table-row table:style-name="ro1">
          <table:table-cell table:number-columns-repeated="2"/>
          <table:table-cell office:value-type="float" office:value="1704" calcext:value-type="float">
            <text:p>1704</text:p>
          </table:table-cell>
          <table:table-cell office:value-type="float" office:value="0.143881" calcext:value-type="float">
            <text:p>0.143881</text:p>
          </table:table-cell>
          <table:table-cell office:value-type="float" office:value="1704" calcext:value-type="float">
            <text:p>1704</text:p>
          </table:table-cell>
          <table:table-cell office:value-type="float" office:value="0.166183" calcext:value-type="float">
            <text:p>0.166183</text:p>
          </table:table-cell>
        </table:table-row>
        <table:table-row table:style-name="ro1">
          <table:table-cell table:number-columns-repeated="2"/>
          <table:table-cell office:value-type="float" office:value="1705" calcext:value-type="float">
            <text:p>1705</text:p>
          </table:table-cell>
          <table:table-cell office:value-type="float" office:value="0.142447" calcext:value-type="float">
            <text:p>0.142447</text:p>
          </table:table-cell>
          <table:table-cell office:value-type="float" office:value="1705" calcext:value-type="float">
            <text:p>1705</text:p>
          </table:table-cell>
          <table:table-cell office:value-type="float" office:value="0.167839" calcext:value-type="float">
            <text:p>0.167839</text:p>
          </table:table-cell>
        </table:table-row>
        <table:table-row table:style-name="ro1">
          <table:table-cell table:number-columns-repeated="2"/>
          <table:table-cell office:value-type="float" office:value="1706" calcext:value-type="float">
            <text:p>1706</text:p>
          </table:table-cell>
          <table:table-cell office:value-type="float" office:value="0.138396" calcext:value-type="float">
            <text:p>0.138396</text:p>
          </table:table-cell>
          <table:table-cell office:value-type="float" office:value="1706" calcext:value-type="float">
            <text:p>1706</text:p>
          </table:table-cell>
          <table:table-cell office:value-type="float" office:value="0.179403" calcext:value-type="float">
            <text:p>0.179403</text:p>
          </table:table-cell>
        </table:table-row>
        <table:table-row table:style-name="ro1">
          <table:table-cell table:number-columns-repeated="2"/>
          <table:table-cell office:value-type="float" office:value="1707" calcext:value-type="float">
            <text:p>1707</text:p>
          </table:table-cell>
          <table:table-cell office:value-type="float" office:value="0.142272" calcext:value-type="float">
            <text:p>0.142272</text:p>
          </table:table-cell>
          <table:table-cell office:value-type="float" office:value="1707" calcext:value-type="float">
            <text:p>1707</text:p>
          </table:table-cell>
          <table:table-cell office:value-type="float" office:value="0.179169" calcext:value-type="float">
            <text:p>0.179169</text:p>
          </table:table-cell>
        </table:table-row>
        <table:table-row table:style-name="ro1">
          <table:table-cell table:number-columns-repeated="2"/>
          <table:table-cell office:value-type="float" office:value="1708" calcext:value-type="float">
            <text:p>1708</text:p>
          </table:table-cell>
          <table:table-cell office:value-type="float" office:value="0.141297" calcext:value-type="float">
            <text:p>0.141297</text:p>
          </table:table-cell>
          <table:table-cell office:value-type="float" office:value="1708" calcext:value-type="float">
            <text:p>1708</text:p>
          </table:table-cell>
          <table:table-cell office:value-type="float" office:value="0.176756" calcext:value-type="float">
            <text:p>0.176756</text:p>
          </table:table-cell>
        </table:table-row>
        <table:table-row table:style-name="ro1"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0.141691" calcext:value-type="float">
            <text:p>0.141691</text:p>
          </table:table-cell>
          <table:table-cell office:value-type="float" office:value="1709" calcext:value-type="float">
            <text:p>1709</text:p>
          </table:table-cell>
          <table:table-cell office:value-type="float" office:value="0.169758" calcext:value-type="float">
            <text:p>0.169758</text:p>
          </table:table-cell>
        </table:table-row>
        <table:table-row table:style-name="ro1"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0.149159" calcext:value-type="float">
            <text:p>0.149159</text:p>
          </table:table-cell>
          <table:table-cell office:value-type="float" office:value="1710" calcext:value-type="float">
            <text:p>1710</text:p>
          </table:table-cell>
          <table:table-cell office:value-type="float" office:value="0.164915" calcext:value-type="float">
            <text:p>0.164915</text:p>
          </table:table-cell>
        </table:table-row>
        <table:table-row table:style-name="ro1"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0.155214" calcext:value-type="float">
            <text:p>0.155214</text:p>
          </table:table-cell>
          <table:table-cell office:value-type="float" office:value="1711" calcext:value-type="float">
            <text:p>1711</text:p>
          </table:table-cell>
          <table:table-cell office:value-type="float" office:value="0.162012" calcext:value-type="float">
            <text:p>0.162012</text:p>
          </table:table-cell>
        </table:table-row>
        <table:table-row table:style-name="ro1">
          <table:table-cell table:number-columns-repeated="2"/>
          <table:table-cell office:value-type="float" office:value="1712" calcext:value-type="float">
            <text:p>1712</text:p>
          </table:table-cell>
          <table:table-cell office:value-type="float" office:value="0.152996" calcext:value-type="float">
            <text:p>0.152996</text:p>
          </table:table-cell>
          <table:table-cell office:value-type="float" office:value="1712" calcext:value-type="float">
            <text:p>1712</text:p>
          </table:table-cell>
          <table:table-cell office:value-type="float" office:value="0.162599" calcext:value-type="float">
            <text:p>0.162599</text:p>
          </table:table-cell>
        </table:table-row>
        <table:table-row table:style-name="ro1">
          <table:table-cell table:number-columns-repeated="2"/>
          <table:table-cell office:value-type="float" office:value="1713" calcext:value-type="float">
            <text:p>1713</text:p>
          </table:table-cell>
          <table:table-cell office:value-type="float" office:value="0.153099" calcext:value-type="float">
            <text:p>0.153099</text:p>
          </table:table-cell>
          <table:table-cell office:value-type="float" office:value="1713" calcext:value-type="float">
            <text:p>1713</text:p>
          </table:table-cell>
          <table:table-cell office:value-type="float" office:value="0.156498" calcext:value-type="float">
            <text:p>0.156498</text:p>
          </table:table-cell>
        </table:table-row>
        <table:table-row table:style-name="ro1">
          <table:table-cell table:number-columns-repeated="2"/>
          <table:table-cell office:value-type="float" office:value="1714" calcext:value-type="float">
            <text:p>1714</text:p>
          </table:table-cell>
          <table:table-cell office:value-type="float" office:value="0.148904" calcext:value-type="float">
            <text:p>0.148904</text:p>
          </table:table-cell>
          <table:table-cell office:value-type="float" office:value="1714" calcext:value-type="float">
            <text:p>1714</text:p>
          </table:table-cell>
          <table:table-cell office:value-type="float" office:value="0.16492" calcext:value-type="float">
            <text:p>0.16492</text:p>
          </table:table-cell>
        </table:table-row>
        <table:table-row table:style-name="ro1">
          <table:table-cell table:number-columns-repeated="2"/>
          <table:table-cell office:value-type="float" office:value="1715" calcext:value-type="float">
            <text:p>1715</text:p>
          </table:table-cell>
          <table:table-cell office:value-type="float" office:value="0.160345" calcext:value-type="float">
            <text:p>0.160345</text:p>
          </table:table-cell>
          <table:table-cell office:value-type="float" office:value="1715" calcext:value-type="float">
            <text:p>1715</text:p>
          </table:table-cell>
          <table:table-cell office:value-type="float" office:value="0.165512" calcext:value-type="float">
            <text:p>0.165512</text:p>
          </table:table-cell>
        </table:table-row>
        <table:table-row table:style-name="ro1">
          <table:table-cell table:number-columns-repeated="2"/>
          <table:table-cell office:value-type="float" office:value="1716" calcext:value-type="float">
            <text:p>1716</text:p>
          </table:table-cell>
          <table:table-cell office:value-type="float" office:value="0.163596" calcext:value-type="float">
            <text:p>0.163596</text:p>
          </table:table-cell>
          <table:table-cell office:value-type="float" office:value="1716" calcext:value-type="float">
            <text:p>1716</text:p>
          </table:table-cell>
          <table:table-cell office:value-type="float" office:value="0.163942" calcext:value-type="float">
            <text:p>0.163942</text:p>
          </table:table-cell>
        </table:table-row>
        <table:table-row table:style-name="ro1"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1717" calcext:value-type="float">
            <text:p>1717</text:p>
          </table:table-cell>
          <table:table-cell office:value-type="float" office:value="0.160814" calcext:value-type="float">
            <text:p>0.160814</text:p>
          </table:table-cell>
        </table:table-row>
        <table:table-row table:style-name="ro1">
          <table:table-cell table:number-columns-repeated="2"/>
          <table:table-cell office:value-type="float" office:value="1718" calcext:value-type="float">
            <text:p>1718</text:p>
          </table:table-cell>
          <table:table-cell office:value-type="float" office:value="0.162354" calcext:value-type="float">
            <text:p>0.162354</text:p>
          </table:table-cell>
          <table:table-cell office:value-type="float" office:value="1718" calcext:value-type="float">
            <text:p>1718</text:p>
          </table:table-cell>
          <table:table-cell office:value-type="float" office:value="0.160503" calcext:value-type="float">
            <text:p>0.160503</text:p>
          </table:table-cell>
        </table:table-row>
        <table:table-row table:style-name="ro1">
          <table:table-cell table:number-columns-repeated="2"/>
          <table:table-cell office:value-type="float" office:value="1719" calcext:value-type="float">
            <text:p>1719</text:p>
          </table:table-cell>
          <table:table-cell office:value-type="float" office:value="0.165012" calcext:value-type="float">
            <text:p>0.165012</text:p>
          </table:table-cell>
          <table:table-cell office:value-type="float" office:value="1719" calcext:value-type="float">
            <text:p>1719</text:p>
          </table:table-cell>
          <table:table-cell office:value-type="float" office:value="0.15618" calcext:value-type="float">
            <text:p>0.15618</text:p>
          </table:table-cell>
        </table:table-row>
        <table:table-row table:style-name="ro1"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0.158493" calcext:value-type="float">
            <text:p>0.158493</text:p>
          </table:table-cell>
          <table:table-cell office:value-type="float" office:value="1720" calcext:value-type="float">
            <text:p>1720</text:p>
          </table:table-cell>
          <table:table-cell office:value-type="float" office:value="0.156097" calcext:value-type="float">
            <text:p>0.156097</text:p>
          </table:table-cell>
        </table:table-row>
        <table:table-row table:style-name="ro1"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0.165063" calcext:value-type="float">
            <text:p>0.165063</text:p>
          </table:table-cell>
          <table:table-cell office:value-type="float" office:value="1721" calcext:value-type="float">
            <text:p>1721</text:p>
          </table:table-cell>
          <table:table-cell office:value-type="float" office:value="0.150544" calcext:value-type="float">
            <text:p>0.150544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722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1722" calcext:value-type="float">
            <text:p>1722</text:p>
          </table:table-cell>
          <table:table-cell office:value-type="float" office:value="0.154993" calcext:value-type="float">
            <text:p>0.154993</text:p>
          </table:table-cell>
        </table:table-row>
        <table:table-row table:style-name="ro1">
          <table:table-cell table:number-columns-repeated="2"/>
          <table:table-cell office:value-type="float" office:value="1723" calcext:value-type="float">
            <text:p>1723</text:p>
          </table:table-cell>
          <table:table-cell office:value-type="float" office:value="0.173329" calcext:value-type="float">
            <text:p>0.173329</text:p>
          </table:table-cell>
          <table:table-cell office:value-type="float" office:value="1723" calcext:value-type="float">
            <text:p>1723</text:p>
          </table:table-cell>
          <table:table-cell office:value-type="float" office:value="0.151245" calcext:value-type="float">
            <text:p>0.151245</text:p>
          </table:table-cell>
        </table:table-row>
        <table:table-row table:style-name="ro1">
          <table:table-cell table:number-columns-repeated="2"/>
          <table:table-cell office:value-type="float" office:value="1724" calcext:value-type="float">
            <text:p>1724</text:p>
          </table:table-cell>
          <table:table-cell office:value-type="float" office:value="0.171043" calcext:value-type="float">
            <text:p>0.171043</text:p>
          </table:table-cell>
          <table:table-cell office:value-type="float" office:value="1724" calcext:value-type="float">
            <text:p>1724</text:p>
          </table:table-cell>
          <table:table-cell office:value-type="float" office:value="0.152652" calcext:value-type="float">
            <text:p>0.152652</text:p>
          </table:table-cell>
        </table:table-row>
        <table:table-row table:style-name="ro1"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0.173802" calcext:value-type="float">
            <text:p>0.173802</text:p>
          </table:table-cell>
          <table:table-cell office:value-type="float" office:value="1725" calcext:value-type="float">
            <text:p>1725</text:p>
          </table:table-cell>
          <table:table-cell office:value-type="float" office:value="0.162296" calcext:value-type="float">
            <text:p>0.162296</text:p>
          </table:table-cell>
        </table:table-row>
        <table:table-row table:style-name="ro1">
          <table:table-cell table:number-columns-repeated="2"/>
          <table:table-cell office:value-type="float" office:value="1726" calcext:value-type="float">
            <text:p>1726</text:p>
          </table:table-cell>
          <table:table-cell office:value-type="float" office:value="0.169147" calcext:value-type="float">
            <text:p>0.169147</text:p>
          </table:table-cell>
          <table:table-cell office:value-type="float" office:value="1726" calcext:value-type="float">
            <text:p>1726</text:p>
          </table:table-cell>
          <table:table-cell office:value-type="float" office:value="0.164898" calcext:value-type="float">
            <text:p>0.164898</text:p>
          </table:table-cell>
        </table:table-row>
        <table:table-row table:style-name="ro1">
          <table:table-cell table:number-columns-repeated="2"/>
          <table:table-cell office:value-type="float" office:value="1727" calcext:value-type="float">
            <text:p>1727</text:p>
          </table:table-cell>
          <table:table-cell office:value-type="float" office:value="0.168997" calcext:value-type="float">
            <text:p>0.168997</text:p>
          </table:table-cell>
          <table:table-cell office:value-type="float" office:value="1727" calcext:value-type="float">
            <text:p>1727</text:p>
          </table:table-cell>
          <table:table-cell office:value-type="float" office:value="0.166572" calcext:value-type="float">
            <text:p>0.166572</text:p>
          </table:table-cell>
        </table:table-row>
        <table:table-row table:style-name="ro1"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0.170192" calcext:value-type="float">
            <text:p>0.170192</text:p>
          </table:table-cell>
          <table:table-cell office:value-type="float" office:value="1728" calcext:value-type="float">
            <text:p>1728</text:p>
          </table:table-cell>
          <table:table-cell office:value-type="float" office:value="0.171082" calcext:value-type="float">
            <text:p>0.171082</text:p>
          </table:table-cell>
        </table:table-row>
        <table:table-row table:style-name="ro1">
          <table:table-cell table:number-columns-repeated="2"/>
          <table:table-cell office:value-type="float" office:value="1729" calcext:value-type="float">
            <text:p>1729</text:p>
          </table:table-cell>
          <table:table-cell office:value-type="float" office:value="0.16861" calcext:value-type="float">
            <text:p>0.16861</text:p>
          </table:table-cell>
          <table:table-cell office:value-type="float" office:value="1729" calcext:value-type="float">
            <text:p>1729</text:p>
          </table:table-cell>
          <table:table-cell office:value-type="float" office:value="0.169362" calcext:value-type="float">
            <text:p>0.169362</text:p>
          </table:table-cell>
        </table:table-row>
        <table:table-row table:style-name="ro1"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1730" calcext:value-type="float">
            <text:p>1730</text:p>
          </table:table-cell>
          <table:table-cell office:value-type="float" office:value="0.165107" calcext:value-type="float">
            <text:p>0.165107</text:p>
          </table:table-cell>
        </table:table-row>
        <table:table-row table:style-name="ro1">
          <table:table-cell table:number-columns-repeated="4"/>
          <table:table-cell office:value-type="float" office:value="1731" calcext:value-type="float">
            <text:p>1731</text:p>
          </table:table-cell>
          <table:table-cell office:value-type="float" office:value="0.159502" calcext:value-type="float">
            <text:p>0.159502</text:p>
          </table:table-cell>
        </table:table-row>
        <table:table-row table:style-name="ro1">
          <table:table-cell table:number-columns-repeated="4"/>
          <table:table-cell office:value-type="float" office:value="1732" calcext:value-type="float">
            <text:p>1732</text:p>
          </table:table-cell>
          <table:table-cell office:value-type="float" office:value="0.16411" calcext:value-type="float">
            <text:p>0.16411</text:p>
          </table:table-cell>
        </table:table-row>
        <table:table-row table:style-name="ro1">
          <table:table-cell table:number-columns-repeated="4"/>
          <table:table-cell office:value-type="float" office:value="1733" calcext:value-type="float">
            <text:p>1733</text:p>
          </table:table-cell>
          <table:table-cell office:value-type="float" office:value="0.158659" calcext:value-type="float">
            <text:p>0.158659</text:p>
          </table:table-cell>
        </table:table-row>
        <table:table-row table:style-name="ro1">
          <table:table-cell table:number-columns-repeated="4"/>
          <table:table-cell office:value-type="float" office:value="1734" calcext:value-type="float">
            <text:p>1734</text:p>
          </table:table-cell>
          <table:table-cell office:value-type="float" office:value="0.16236" calcext:value-type="float">
            <text:p>0.16236</text:p>
          </table:table-cell>
        </table:table-row>
        <table:table-row table:style-name="ro1">
          <table:table-cell table:number-columns-repeated="4"/>
          <table:table-cell office:value-type="float" office:value="1735" calcext:value-type="float">
            <text:p>1735</text:p>
          </table:table-cell>
          <table:table-cell office:value-type="float" office:value="0.156493" calcext:value-type="float">
            <text:p>0.156493</text:p>
          </table:table-cell>
        </table:table-row>
        <table:table-row table:style-name="ro1">
          <table:table-cell table:number-columns-repeated="4"/>
          <table:table-cell office:value-type="float" office:value="1736" calcext:value-type="float">
            <text:p>1736</text:p>
          </table:table-cell>
          <table:table-cell office:value-type="float" office:value="0.168216" calcext:value-type="float">
            <text:p>0.168216</text:p>
          </table:table-cell>
        </table:table-row>
        <table:table-row table:style-name="ro1">
          <table:table-cell table:number-columns-repeated="4"/>
          <table:table-cell office:value-type="float" office:value="1737" calcext:value-type="float">
            <text:p>1737</text:p>
          </table:table-cell>
          <table:table-cell office:value-type="float" office:value="0.167003" calcext:value-type="float">
            <text:p>0.167003</text:p>
          </table:table-cell>
        </table:table-row>
        <table:table-row table:style-name="ro1">
          <table:table-cell table:number-columns-repeated="4"/>
          <table:table-cell office:value-type="float" office:value="1738" calcext:value-type="float">
            <text:p>1738</text:p>
          </table:table-cell>
          <table:table-cell office:value-type="float" office:value="0.166085" calcext:value-type="float">
            <text:p>0.166085</text:p>
          </table:table-cell>
        </table:table-row>
        <table:table-row table:style-name="ro1">
          <table:table-cell table:number-columns-repeated="4"/>
          <table:table-cell office:value-type="float" office:value="1739" calcext:value-type="float">
            <text:p>1739</text:p>
          </table:table-cell>
          <table:table-cell office:value-type="float" office:value="0.162914" calcext:value-type="float">
            <text:p>0.162914</text:p>
          </table:table-cell>
        </table:table-row>
        <table:table-row table:style-name="ro1">
          <table:table-cell table:number-columns-repeated="4"/>
          <table:table-cell office:value-type="float" office:value="1740" calcext:value-type="float">
            <text:p>1740</text:p>
          </table:table-cell>
          <table:table-cell office:value-type="float" office:value="0.171506" calcext:value-type="float">
            <text:p>0.171506</text:p>
          </table:table-cell>
        </table:table-row>
        <table:table-row table:style-name="ro1">
          <table:table-cell table:number-columns-repeated="4"/>
          <table:table-cell office:value-type="float" office:value="1741" calcext:value-type="float">
            <text:p>1741</text:p>
          </table:table-cell>
          <table:table-cell office:value-type="float" office:value="0.171084" calcext:value-type="float">
            <text:p>0.171084</text:p>
          </table:table-cell>
        </table:table-row>
        <table:table-row table:style-name="ro1">
          <table:table-cell table:number-columns-repeated="4"/>
          <table:table-cell office:value-type="float" office:value="1742" calcext:value-type="float">
            <text:p>1742</text:p>
          </table:table-cell>
          <table:table-cell office:value-type="float" office:value="0.177429" calcext:value-type="float">
            <text:p>0.177429</text:p>
          </table:table-cell>
        </table:table-row>
        <table:table-row table:style-name="ro1">
          <table:table-cell table:number-columns-repeated="4"/>
          <table:table-cell office:value-type="float" office:value="1743" calcext:value-type="float">
            <text:p>1743</text:p>
          </table:table-cell>
          <table:table-cell office:value-type="float" office:value="0.173731" calcext:value-type="float">
            <text:p>0.173731</text:p>
          </table:table-cell>
        </table:table-row>
        <table:table-row table:style-name="ro1">
          <table:table-cell table:number-columns-repeated="4"/>
          <table:table-cell office:value-type="float" office:value="1744" calcext:value-type="float">
            <text:p>1744</text:p>
          </table:table-cell>
          <table:table-cell office:value-type="float" office:value="0.168783" calcext:value-type="float">
            <text:p>0.168783</text:p>
          </table:table-cell>
        </table:table-row>
        <table:table-row table:style-name="ro1">
          <table:table-cell table:number-columns-repeated="4"/>
          <table:table-cell office:value-type="float" office:value="1745" calcext:value-type="float">
            <text:p>1745</text:p>
          </table:table-cell>
          <table:table-cell office:value-type="float" office:value="0.172497" calcext:value-type="float">
            <text:p>0.172497</text:p>
          </table:table-cell>
        </table:table-row>
        <table:table-row table:style-name="ro1">
          <table:table-cell table:number-columns-repeated="4"/>
          <table:table-cell office:value-type="float" office:value="1746" calcext:value-type="float">
            <text:p>1746</text:p>
          </table:table-cell>
          <table:table-cell office:value-type="float" office:value="0.170901" calcext:value-type="float">
            <text:p>0.170901</text:p>
          </table:table-cell>
        </table:table-row>
        <table:table-row table:style-name="ro1">
          <table:table-cell table:number-columns-repeated="4"/>
          <table:table-cell office:value-type="float" office:value="1747" calcext:value-type="float">
            <text:p>1747</text:p>
          </table:table-cell>
          <table:table-cell office:value-type="float" office:value="0.166809" calcext:value-type="float">
            <text:p>0.166809</text:p>
          </table:table-cell>
        </table:table-row>
        <table:table-row table:style-name="ro1">
          <table:table-cell table:number-columns-repeated="4"/>
          <table:table-cell office:value-type="float" office:value="1748" calcext:value-type="float">
            <text:p>1748</text:p>
          </table:table-cell>
          <table:table-cell office:value-type="float" office:value="0.16277" calcext:value-type="float">
            <text:p>0.16277</text:p>
          </table:table-cell>
        </table:table-row>
        <table:table-row table:style-name="ro1">
          <table:table-cell table:number-columns-repeated="4"/>
          <table:table-cell office:value-type="float" office:value="1749" calcext:value-type="float">
            <text:p>1749</text:p>
          </table:table-cell>
          <table:table-cell office:value-type="float" office:value="0.164984" calcext:value-type="float">
            <text:p>0.164984</text:p>
          </table:table-cell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0.164954" calcext:value-type="float">
            <text:p>0.164954</text:p>
          </table:table-cell>
        </table:table-row>
        <table:table-row table:style-name="ro1">
          <table:table-cell table:number-columns-repeated="4"/>
          <table:table-cell office:value-type="float" office:value="1751" calcext:value-type="float">
            <text:p>1751</text:p>
          </table:table-cell>
          <table:table-cell office:value-type="float" office:value="0.161855" calcext:value-type="float">
            <text:p>0.161855</text:p>
          </table:table-cell>
        </table:table-row>
        <table:table-row table:style-name="ro1">
          <table:table-cell table:number-columns-repeated="4"/>
          <table:table-cell office:value-type="float" office:value="1752" calcext:value-type="float">
            <text:p>1752</text:p>
          </table:table-cell>
          <table:table-cell office:value-type="float" office:value="0.163486" calcext:value-type="float">
            <text:p>0.163486</text:p>
          </table:table-cell>
        </table:table-row>
        <table:table-row table:style-name="ro1">
          <table:table-cell table:number-columns-repeated="4"/>
          <table:table-cell office:value-type="float" office:value="1753" calcext:value-type="float">
            <text:p>1753</text:p>
          </table:table-cell>
          <table:table-cell office:value-type="float" office:value="0.156654" calcext:value-type="float">
            <text:p>0.156654</text:p>
          </table:table-cell>
        </table:table-row>
        <table:table-row table:style-name="ro1">
          <table:table-cell table:number-columns-repeated="4"/>
          <table:table-cell office:value-type="float" office:value="1754" calcext:value-type="float">
            <text:p>1754</text:p>
          </table:table-cell>
          <table:table-cell office:value-type="float" office:value="0.163297" calcext:value-type="float">
            <text:p>0.163297</text:p>
          </table:table-cell>
        </table:table-row>
        <table:table-row table:style-name="ro1">
          <table:table-cell table:number-columns-repeated="4"/>
          <table:table-cell office:value-type="float" office:value="1755" calcext:value-type="float">
            <text:p>1755</text:p>
          </table:table-cell>
          <table:table-cell office:value-type="float" office:value="0.16034" calcext:value-type="float">
            <text:p>0.16034</text:p>
          </table:table-cell>
        </table:table-row>
        <table:table-row table:style-name="ro1">
          <table:table-cell table:number-columns-repeated="4"/>
          <table:table-cell office:value-type="float" office:value="1756" calcext:value-type="float">
            <text:p>1756</text:p>
          </table:table-cell>
          <table:table-cell office:value-type="float" office:value="0.172095" calcext:value-type="float">
            <text:p>0.172095</text:p>
          </table:table-cell>
        </table:table-row>
        <table:table-row table:style-name="ro1">
          <table:table-cell table:number-columns-repeated="4"/>
          <table:table-cell office:value-type="float" office:value="1757" calcext:value-type="float">
            <text:p>1757</text:p>
          </table:table-cell>
          <table:table-cell office:value-type="float" office:value="0.166286" calcext:value-type="float">
            <text:p>0.166286</text:p>
          </table:table-cell>
        </table:table-row>
        <table:table-row table:style-name="ro1">
          <table:table-cell table:number-columns-repeated="4"/>
          <table:table-cell office:value-type="float" office:value="1758" calcext:value-type="float">
            <text:p>1758</text:p>
          </table:table-cell>
          <table:table-cell office:value-type="float" office:value="0.166389" calcext:value-type="float">
            <text:p>0.166389</text:p>
          </table:table-cell>
        </table:table-row>
        <table:table-row table:style-name="ro1">
          <table:table-cell table:number-columns-repeated="4"/>
          <table:table-cell office:value-type="float" office:value="1759" calcext:value-type="float">
            <text:p>1759</text:p>
          </table:table-cell>
          <table:table-cell office:value-type="float" office:value="0.167421" calcext:value-type="float">
            <text:p>0.167421</text:p>
          </table:table-cell>
        </table:table-row>
        <table:table-row table:style-name="ro1">
          <table:table-cell table:number-columns-repeated="4"/>
          <table:table-cell office:value-type="float" office:value="1760" calcext:value-type="float">
            <text:p>1760</text:p>
          </table:table-cell>
          <table:table-cell office:value-type="float" office:value="0.163186" calcext:value-type="float">
            <text:p>0.163186</text:p>
          </table:table-cell>
        </table:table-row>
        <table:table-row table:style-name="ro1">
          <table:table-cell table:number-columns-repeated="4"/>
          <table:table-cell office:value-type="float" office:value="1761" calcext:value-type="float">
            <text:p>1761</text:p>
          </table:table-cell>
          <table:table-cell office:value-type="float" office:value="0.172138" calcext:value-type="float">
            <text:p>0.172138</text:p>
          </table:table-cell>
        </table:table-row>
        <table:table-row table:style-name="ro1">
          <table:table-cell table:number-columns-repeated="4"/>
          <table:table-cell office:value-type="float" office:value="1762" calcext:value-type="float">
            <text:p>1762</text:p>
          </table:table-cell>
          <table:table-cell office:value-type="float" office:value="0.169407" calcext:value-type="float">
            <text:p>0.169407</text:p>
          </table:table-cell>
        </table:table-row>
        <table:table-row table:style-name="ro1">
          <table:table-cell table:number-columns-repeated="4"/>
          <table:table-cell office:value-type="float" office:value="1763" calcext:value-type="float">
            <text:p>1763</text:p>
          </table:table-cell>
          <table:table-cell office:value-type="float" office:value="0.16278" calcext:value-type="float">
            <text:p>0.16278</text:p>
          </table:table-cell>
        </table:table-row>
        <table:table-row table:style-name="ro1">
          <table:table-cell table:number-columns-repeated="4"/>
          <table:table-cell office:value-type="float" office:value="1764" calcext:value-type="float">
            <text:p>1764</text:p>
          </table:table-cell>
          <table:table-cell office:value-type="float" office:value="0.164201" calcext:value-type="float">
            <text:p>0.164201</text:p>
          </table:table-cell>
        </table:table-row>
        <table:table-row table:style-name="ro1">
          <table:table-cell table:number-columns-repeated="4"/>
          <table:table-cell office:value-type="float" office:value="1765" calcext:value-type="float">
            <text:p>1765</text:p>
          </table:table-cell>
          <table:table-cell office:value-type="float" office:value="0.159801" calcext:value-type="float">
            <text:p>0.159801</text:p>
          </table:table-cell>
        </table:table-row>
        <table:table-row table:style-name="ro1">
          <table:table-cell table:number-columns-repeated="4"/>
          <table:table-cell office:value-type="float" office:value="1766" calcext:value-type="float">
            <text:p>1766</text:p>
          </table:table-cell>
          <table:table-cell office:value-type="float" office:value="0.162788" calcext:value-type="float">
            <text:p>0.162788</text:p>
          </table:table-cell>
        </table:table-row>
        <table:table-row table:style-name="ro1">
          <table:table-cell table:number-columns-repeated="4"/>
          <table:table-cell office:value-type="float" office:value="1767" calcext:value-type="float">
            <text:p>1767</text:p>
          </table:table-cell>
          <table:table-cell office:value-type="float" office:value="0.168597" calcext:value-type="float">
            <text:p>0.168597</text:p>
          </table:table-cell>
        </table:table-row>
        <table:table-row table:style-name="ro1">
          <table:table-cell table:number-columns-repeated="4"/>
          <table:table-cell office:value-type="float" office:value="1768" calcext:value-type="float">
            <text:p>1768</text:p>
          </table:table-cell>
          <table:table-cell office:value-type="float" office:value="0.164958" calcext:value-type="float">
            <text:p>0.164958</text:p>
          </table:table-cell>
        </table:table-row>
        <table:table-row table:style-name="ro1">
          <table:table-cell table:number-columns-repeated="4"/>
          <table:table-cell office:value-type="float" office:value="1769" calcext:value-type="float">
            <text:p>1769</text:p>
          </table:table-cell>
          <table:table-cell office:value-type="float" office:value="0.163655" calcext:value-type="float">
            <text:p>0.163655</text:p>
          </table:table-cell>
        </table:table-row>
        <table:table-row table:style-name="ro1">
          <table:table-cell table:number-columns-repeated="4"/>
          <table:table-cell office:value-type="float" office:value="1770" calcext:value-type="float">
            <text:p>1770</text:p>
          </table:table-cell>
          <table:table-cell office:value-type="float" office:value="0.166411" calcext:value-type="float">
            <text:p>0.166411</text:p>
          </table:table-cell>
        </table:table-row>
        <table:table-row table:style-name="ro1">
          <table:table-cell table:number-columns-repeated="4"/>
          <table:table-cell office:value-type="float" office:value="1771" calcext:value-type="float">
            <text:p>1771</text:p>
          </table:table-cell>
          <table:table-cell office:value-type="float" office:value="0.172155" calcext:value-type="float">
            <text:p>0.172155</text:p>
          </table:table-cell>
        </table:table-row>
        <table:table-row table:style-name="ro1">
          <table:table-cell table:number-columns-repeated="4"/>
          <table:table-cell office:value-type="float" office:value="1772" calcext:value-type="float">
            <text:p>1772</text:p>
          </table:table-cell>
          <table:table-cell office:value-type="float" office:value="0.170863" calcext:value-type="float">
            <text:p>0.170863</text:p>
          </table:table-cell>
        </table:table-row>
        <table:table-row table:style-name="ro1">
          <table:table-cell table:number-columns-repeated="4"/>
          <table:table-cell office:value-type="float" office:value="1773" calcext:value-type="float">
            <text:p>1773</text:p>
          </table:table-cell>
          <table:table-cell office:value-type="float" office:value="0.177142" calcext:value-type="float">
            <text:p>0.177142</text:p>
          </table:table-cell>
        </table:table-row>
        <table:table-row table:style-name="ro1">
          <table:table-cell table:number-columns-repeated="4"/>
          <table:table-cell office:value-type="float" office:value="1774" calcext:value-type="float">
            <text:p>1774</text:p>
          </table:table-cell>
          <table:table-cell office:value-type="float" office:value="0.176012" calcext:value-type="float">
            <text:p>0.176012</text:p>
          </table:table-cell>
        </table:table-row>
        <table:table-row table:style-name="ro1">
          <table:table-cell table:number-columns-repeated="4"/>
          <table:table-cell office:value-type="float" office:value="1775" calcext:value-type="float">
            <text:p>1775</text:p>
          </table:table-cell>
          <table:table-cell office:value-type="float" office:value="0.174683" calcext:value-type="float">
            <text:p>0.174683</text:p>
          </table:table-cell>
        </table:table-row>
        <table:table-row table:style-name="ro1">
          <table:table-cell table:number-columns-repeated="4"/>
          <table:table-cell office:value-type="float" office:value="1776" calcext:value-type="float">
            <text:p>1776</text:p>
          </table:table-cell>
          <table:table-cell office:value-type="float" office:value="0.168997" calcext:value-type="float">
            <text:p>0.168997</text:p>
          </table:table-cell>
        </table:table-row>
        <table:table-row table:style-name="ro1">
          <table:table-cell table:number-columns-repeated="4"/>
          <table:table-cell office:value-type="float" office:value="1777" calcext:value-type="float">
            <text:p>1777</text:p>
          </table:table-cell>
          <table:table-cell office:value-type="float" office:value="0.169365" calcext:value-type="float">
            <text:p>0.169365</text:p>
          </table:table-cell>
        </table:table-row>
        <table:table-row table:style-name="ro1">
          <table:table-cell table:number-columns-repeated="4"/>
          <table:table-cell office:value-type="float" office:value="1778" calcext:value-type="float">
            <text:p>1778</text:p>
          </table:table-cell>
          <table:table-cell office:value-type="float" office:value="0.172057" calcext:value-type="float">
            <text:p>0.172057</text:p>
          </table:table-cell>
        </table:table-row>
        <table:table-row table:style-name="ro1">
          <table:table-cell table:number-columns-repeated="4"/>
          <table:table-cell office:value-type="float" office:value="1779" calcext:value-type="float">
            <text:p>1779</text:p>
          </table:table-cell>
          <table:table-cell office:value-type="float" office:value="0.170542" calcext:value-type="float">
            <text:p>0.170542</text:p>
          </table:table-cell>
        </table:table-row>
        <table:table-row table:style-name="ro1">
          <table:table-cell table:number-columns-repeated="4"/>
          <table:table-cell office:value-type="float" office:value="1780" calcext:value-type="float">
            <text:p>1780</text:p>
          </table:table-cell>
          <table:table-cell office:value-type="float" office:value="0.168583" calcext:value-type="float">
            <text:p>0.168583</text:p>
          </table:table-cell>
        </table:table-row>
        <table:table-row table:style-name="ro1">
          <table:table-cell table:number-columns-repeated="4"/>
          <table:table-cell office:value-type="float" office:value="1781" calcext:value-type="float">
            <text:p>1781</text:p>
          </table:table-cell>
          <table:table-cell office:value-type="float" office:value="0.160367" calcext:value-type="float">
            <text:p>0.160367</text:p>
          </table:table-cell>
        </table:table-row>
        <table:table-row table:style-name="ro1">
          <table:table-cell table:number-columns-repeated="4"/>
          <table:table-cell office:value-type="float" office:value="1782" calcext:value-type="float">
            <text:p>1782</text:p>
          </table:table-cell>
          <table:table-cell office:value-type="float" office:value="0.153577" calcext:value-type="float">
            <text:p>0.153577</text:p>
          </table:table-cell>
        </table:table-row>
        <table:table-row table:style-name="ro1">
          <table:table-cell table:number-columns-repeated="4"/>
          <table:table-cell office:value-type="float" office:value="1783" calcext:value-type="float">
            <text:p>1783</text:p>
          </table:table-cell>
          <table:table-cell office:value-type="float" office:value="0.155997" calcext:value-type="float">
            <text:p>0.155997</text:p>
          </table:table-cell>
        </table:table-row>
        <table:table-row table:style-name="ro1">
          <table:table-cell table:number-columns-repeated="4"/>
          <table:table-cell office:value-type="float" office:value="1784" calcext:value-type="float">
            <text:p>1784</text:p>
          </table:table-cell>
          <table:table-cell office:value-type="float" office:value="0.150905" calcext:value-type="float">
            <text:p>0.150905</text:p>
          </table:table-cell>
        </table:table-row>
        <table:table-row table:style-name="ro1"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0.147974" calcext:value-type="float">
            <text:p>0.147974</text:p>
          </table:table-cell>
        </table:table-row>
        <table:table-row table:style-name="ro1">
          <table:table-cell table:number-columns-repeated="4"/>
          <table:table-cell office:value-type="float" office:value="1786" calcext:value-type="float">
            <text:p>1786</text:p>
          </table:table-cell>
          <table:table-cell office:value-type="float" office:value="0.148941" calcext:value-type="float">
            <text:p>0.148941</text:p>
          </table:table-cell>
        </table:table-row>
        <table:table-row table:style-name="ro1">
          <table:table-cell table:number-columns-repeated="4"/>
          <table:table-cell office:value-type="float" office:value="1787" calcext:value-type="float">
            <text:p>1787</text:p>
          </table:table-cell>
          <table:table-cell office:value-type="float" office:value="0.147908" calcext:value-type="float">
            <text:p>0.147908</text:p>
          </table:table-cell>
        </table:table-row>
        <table:table-row table:style-name="ro1">
          <table:table-cell table:number-columns-repeated="4"/>
          <table:table-cell office:value-type="float" office:value="1788" calcext:value-type="float">
            <text:p>1788</text:p>
          </table:table-cell>
          <table:table-cell office:value-type="float" office:value="0.157883" calcext:value-type="float">
            <text:p>0.157883</text:p>
          </table:table-cell>
        </table:table-row>
        <table:table-row table:style-name="ro1">
          <table:table-cell table:number-columns-repeated="4"/>
          <table:table-cell office:value-type="float" office:value="1789" calcext:value-type="float">
            <text:p>1789</text:p>
          </table:table-cell>
          <table:table-cell office:value-type="float" office:value="0.154219" calcext:value-type="float">
            <text:p>0.154219</text:p>
          </table:table-cell>
        </table:table-row>
        <table:table-row table:style-name="ro1">
          <table:table-cell table:number-columns-repeated="4"/>
          <table:table-cell office:value-type="float" office:value="1790" calcext:value-type="float">
            <text:p>1790</text:p>
          </table:table-cell>
          <table:table-cell office:value-type="float" office:value="0.151516" calcext:value-type="float">
            <text:p>0.151516</text:p>
          </table:table-cell>
        </table:table-row>
        <table:table-row table:style-name="ro1">
          <table:table-cell table:number-columns-repeated="4"/>
          <table:table-cell office:value-type="float" office:value="1791" calcext:value-type="float">
            <text:p>1791</text:p>
          </table:table-cell>
          <table:table-cell office:value-type="float" office:value="0.152934" calcext:value-type="float">
            <text:p>0.152934</text:p>
          </table:table-cell>
        </table:table-row>
        <table:table-row table:style-name="ro1">
          <table:table-cell table:number-columns-repeated="4"/>
          <table:table-cell office:value-type="float" office:value="1792" calcext:value-type="float">
            <text:p>1792</text:p>
          </table:table-cell>
          <table:table-cell office:value-type="float" office:value="0.152065" calcext:value-type="float">
            <text:p>0.152065</text:p>
          </table:table-cell>
        </table:table-row>
        <table:table-row table:style-name="ro1">
          <table:table-cell table:number-columns-repeated="4"/>
          <table:table-cell office:value-type="float" office:value="1793" calcext:value-type="float">
            <text:p>1793</text:p>
          </table:table-cell>
          <table:table-cell office:value-type="float" office:value="0.146051" calcext:value-type="float">
            <text:p>0.146051</text:p>
          </table:table-cell>
        </table:table-row>
        <table:table-row table:style-name="ro1">
          <table:table-cell table:number-columns-repeated="4"/>
          <table:table-cell office:value-type="float" office:value="1794" calcext:value-type="float">
            <text:p>1794</text:p>
          </table:table-cell>
          <table:table-cell office:value-type="float" office:value="0.147119" calcext:value-type="float">
            <text:p>0.147119</text:p>
          </table:table-cell>
        </table:table-row>
        <table:table-row table:style-name="ro1">
          <table:table-cell table:number-columns-repeated="4"/>
          <table:table-cell office:value-type="float" office:value="1795" calcext:value-type="float">
            <text:p>1795</text:p>
          </table:table-cell>
          <table:table-cell office:value-type="float" office:value="0.163598" calcext:value-type="float">
            <text:p>0.163598</text:p>
          </table:table-cell>
        </table:table-row>
        <table:table-row table:style-name="ro1">
          <table:table-cell table:number-columns-repeated="4"/>
          <table:table-cell office:value-type="float" office:value="1796" calcext:value-type="float">
            <text:p>1796</text:p>
          </table:table-cell>
          <table:table-cell office:value-type="float" office:value="0.15868" calcext:value-type="float">
            <text:p>0.15868</text:p>
          </table:table-cell>
        </table:table-row>
        <table:table-row table:style-name="ro1">
          <table:table-cell table:number-columns-repeated="4"/>
          <table:table-cell office:value-type="float" office:value="1797" calcext:value-type="float">
            <text:p>1797</text:p>
          </table:table-cell>
          <table:table-cell office:value-type="float" office:value="0.159351" calcext:value-type="float">
            <text:p>0.159351</text:p>
          </table:table-cell>
        </table:table-row>
        <table:table-row table:style-name="ro1">
          <table:table-cell table:number-columns-repeated="4"/>
          <table:table-cell office:value-type="float" office:value="1798" calcext:value-type="float">
            <text:p>1798</text:p>
          </table:table-cell>
          <table:table-cell office:value-type="float" office:value="0.158482" calcext:value-type="float">
            <text:p>0.158482</text:p>
          </table:table-cell>
        </table:table-row>
        <table:table-row table:style-name="ro1">
          <table:table-cell table:number-columns-repeated="4"/>
          <table:table-cell office:value-type="float" office:value="1799" calcext:value-type="float">
            <text:p>1799</text:p>
          </table:table-cell>
          <table:table-cell office:value-type="float" office:value="0.154643" calcext:value-type="float">
            <text:p>0.154643</text:p>
          </table:table-cell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0.149824" calcext:value-type="float">
            <text:p>0.149824</text:p>
          </table:table-cell>
        </table:table-row>
        <table:table-row table:style-name="ro1">
          <table:table-cell table:number-columns-repeated="4"/>
          <table:table-cell office:value-type="float" office:value="1801" calcext:value-type="float">
            <text:p>1801</text:p>
          </table:table-cell>
          <table:table-cell office:value-type="float" office:value="0.147418" calcext:value-type="float">
            <text:p>0.147418</text:p>
          </table:table-cell>
        </table:table-row>
        <table:table-row table:style-name="ro1">
          <table:table-cell table:number-columns-repeated="4"/>
          <table:table-cell office:value-type="float" office:value="1802" calcext:value-type="float">
            <text:p>1802</text:p>
          </table:table-cell>
          <table:table-cell office:value-type="float" office:value="0.150601" calcext:value-type="float">
            <text:p>0.150601</text:p>
          </table:table-cell>
        </table:table-row>
        <table:table-row table:style-name="ro1">
          <table:table-cell table:number-columns-repeated="4"/>
          <table:table-cell office:value-type="float" office:value="1803" calcext:value-type="float">
            <text:p>1803</text:p>
          </table:table-cell>
          <table:table-cell office:value-type="float" office:value="0.145789" calcext:value-type="float">
            <text:p>0.145789</text:p>
          </table:table-cell>
        </table:table-row>
        <table:table-row table:style-name="ro1">
          <table:table-cell table:number-columns-repeated="4"/>
          <table:table-cell office:value-type="float" office:value="1804" calcext:value-type="float">
            <text:p>1804</text:p>
          </table:table-cell>
          <table:table-cell office:value-type="float" office:value="0.142908" calcext:value-type="float">
            <text:p>0.142908</text:p>
          </table:table-cell>
        </table:table-row>
        <table:table-row table:style-name="ro1">
          <table:table-cell table:number-columns-repeated="4"/>
          <table:table-cell office:value-type="float" office:value="1805" calcext:value-type="float">
            <text:p>1805</text:p>
          </table:table-cell>
          <table:table-cell office:value-type="float" office:value="0.146433" calcext:value-type="float">
            <text:p>0.146433</text:p>
          </table:table-cell>
        </table:table-row>
        <table:table-row table:style-name="ro1">
          <table:table-cell table:number-columns-repeated="4"/>
          <table:table-cell office:value-type="float" office:value="1806" calcext:value-type="float">
            <text:p>1806</text:p>
          </table:table-cell>
          <table:table-cell office:value-type="float" office:value="0.152378" calcext:value-type="float">
            <text:p>0.152378</text:p>
          </table:table-cell>
        </table:table-row>
        <table:table-row table:style-name="ro1">
          <table:table-cell table:number-columns-repeated="4"/>
          <table:table-cell office:value-type="float" office:value="1807" calcext:value-type="float">
            <text:p>1807</text:p>
          </table:table-cell>
          <table:table-cell office:value-type="float" office:value="0.154227" calcext:value-type="float">
            <text:p>0.154227</text:p>
          </table:table-cell>
        </table:table-row>
        <table:table-row table:style-name="ro1">
          <table:table-cell table:number-columns-repeated="4"/>
          <table:table-cell office:value-type="float" office:value="1808" calcext:value-type="float">
            <text:p>1808</text:p>
          </table:table-cell>
          <table:table-cell office:value-type="float" office:value="0.159631" calcext:value-type="float">
            <text:p>0.159631</text:p>
          </table:table-cell>
        </table:table-row>
        <table:table-row table:style-name="ro1">
          <table:table-cell table:number-columns-repeated="4"/>
          <table:table-cell office:value-type="float" office:value="1809" calcext:value-type="float">
            <text:p>1809</text:p>
          </table:table-cell>
          <table:table-cell office:value-type="float" office:value="0.159023" calcext:value-type="float">
            <text:p>0.159023</text:p>
          </table:table-cell>
        </table:table-row>
        <table:table-row table:style-name="ro1">
          <table:table-cell table:number-columns-repeated="4"/>
          <table:table-cell office:value-type="float" office:value="1810" calcext:value-type="float">
            <text:p>1810</text:p>
          </table:table-cell>
          <table:table-cell office:value-type="float" office:value="0.157272" calcext:value-type="float">
            <text:p>0.157272</text:p>
          </table:table-cell>
        </table:table-row>
        <table:table-row table:style-name="ro1">
          <table:table-cell table:number-columns-repeated="4"/>
          <table:table-cell office:value-type="float" office:value="1811" calcext:value-type="float">
            <text:p>18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table:number-columns-repeated="4"/>
          <table:table-cell office:value-type="float" office:value="1812" calcext:value-type="float">
            <text:p>1812</text:p>
          </table:table-cell>
          <table:table-cell office:value-type="float" office:value="0.154837" calcext:value-type="float">
            <text:p>0.154837</text:p>
          </table:table-cell>
        </table:table-row>
        <table:table-row table:style-name="ro1">
          <table:table-cell table:number-columns-repeated="4"/>
          <table:table-cell office:value-type="float" office:value="1813" calcext:value-type="float">
            <text:p>1813</text:p>
          </table:table-cell>
          <table:table-cell office:value-type="float" office:value="0.150528" calcext:value-type="float">
            <text:p>0.150528</text:p>
          </table:table-cell>
        </table:table-row>
        <table:table-row table:style-name="ro1">
          <table:table-cell table:number-columns-repeated="4"/>
          <table:table-cell office:value-type="float" office:value="1814" calcext:value-type="float">
            <text:p>1814</text:p>
          </table:table-cell>
          <table:table-cell office:value-type="float" office:value="0.151398" calcext:value-type="float">
            <text:p>0.151398</text:p>
          </table:table-cell>
        </table:table-row>
        <table:table-row table:style-name="ro1">
          <table:table-cell table:number-columns-repeated="4"/>
          <table:table-cell office:value-type="float" office:value="1815" calcext:value-type="float">
            <text:p>1815</text:p>
          </table:table-cell>
          <table:table-cell office:value-type="float" office:value="0.158771" calcext:value-type="float">
            <text:p>0.158771</text:p>
          </table:table-cell>
        </table:table-row>
        <table:table-row table:style-name="ro1">
          <table:table-cell table:number-columns-repeated="4"/>
          <table:table-cell office:value-type="float" office:value="1816" calcext:value-type="float">
            <text:p>1816</text:p>
          </table:table-cell>
          <table:table-cell office:value-type="float" office:value="0.163966" calcext:value-type="float">
            <text:p>0.163966</text:p>
          </table:table-cell>
        </table:table-row>
        <table:table-row table:style-name="ro1">
          <table:table-cell table:number-columns-repeated="4"/>
          <table:table-cell office:value-type="float" office:value="1817" calcext:value-type="float">
            <text:p>1817</text:p>
          </table:table-cell>
          <table:table-cell office:value-type="float" office:value="0.160056" calcext:value-type="float">
            <text:p>0.160056</text:p>
          </table:table-cell>
        </table:table-row>
        <table:table-row table:style-name="ro1">
          <table:table-cell table:number-columns-repeated="4"/>
          <table:table-cell office:value-type="float" office:value="1818" calcext:value-type="float">
            <text:p>1818</text:p>
          </table:table-cell>
          <table:table-cell office:value-type="float" office:value="0.15333" calcext:value-type="float">
            <text:p>0.15333</text:p>
          </table:table-cell>
        </table:table-row>
        <table:table-row table:style-name="ro1">
          <table:table-cell table:number-columns-repeated="4"/>
          <table:table-cell office:value-type="float" office:value="1819" calcext:value-type="float">
            <text:p>1819</text:p>
          </table:table-cell>
          <table:table-cell office:value-type="float" office:value="0.155088" calcext:value-type="float">
            <text:p>0.155088</text:p>
          </table:table-cell>
        </table:table-row>
        <table:table-row table:style-name="ro1">
          <table:table-cell table:number-columns-repeated="4"/>
          <table:table-cell office:value-type="float" office:value="1820" calcext:value-type="float">
            <text:p>1820</text:p>
          </table:table-cell>
          <table:table-cell office:value-type="float" office:value="0.15712" calcext:value-type="float">
            <text:p>0.15712</text:p>
          </table:table-cell>
        </table:table-row>
        <table:table-row table:style-name="ro1">
          <table:table-cell table:number-columns-repeated="4"/>
          <table:table-cell office:value-type="float" office:value="1821" calcext:value-type="float">
            <text:p>1821</text:p>
          </table:table-cell>
          <table:table-cell office:value-type="float" office:value="0.160613" calcext:value-type="float">
            <text:p>0.160613</text:p>
          </table:table-cell>
        </table:table-row>
        <table:table-row table:style-name="ro1">
          <table:table-cell table:number-columns-repeated="4"/>
          <table:table-cell office:value-type="float" office:value="1822" calcext:value-type="float">
            <text:p>1822</text:p>
          </table:table-cell>
          <table:table-cell office:value-type="float" office:value="0.163183" calcext:value-type="float">
            <text:p>0.163183</text:p>
          </table:table-cell>
        </table:table-row>
        <table:table-row table:style-name="ro1">
          <table:table-cell table:number-columns-repeated="4"/>
          <table:table-cell office:value-type="float" office:value="1823" calcext:value-type="float">
            <text:p>1823</text:p>
          </table:table-cell>
          <table:table-cell office:value-type="float" office:value="0.169664" calcext:value-type="float">
            <text:p>0.169664</text:p>
          </table:table-cell>
        </table:table-row>
        <table:table-row table:style-name="ro1">
          <table:table-cell table:number-columns-repeated="4"/>
          <table:table-cell office:value-type="float" office:value="1824" calcext:value-type="float">
            <text:p>1824</text:p>
          </table:table-cell>
          <table:table-cell office:value-type="float" office:value="0.162292" calcext:value-type="float">
            <text:p>0.162292</text:p>
          </table:table-cell>
        </table:table-row>
        <table:table-row table:style-name="ro1">
          <table:table-cell table:number-columns-repeated="4"/>
          <table:table-cell office:value-type="float" office:value="1825" calcext:value-type="float">
            <text:p>1825</text:p>
          </table:table-cell>
          <table:table-cell office:value-type="float" office:value="0.167659" calcext:value-type="float">
            <text:p>0.167659</text:p>
          </table:table-cell>
        </table:table-row>
        <table:table-row table:style-name="ro1"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0.164757" calcext:value-type="float">
            <text:p>0.164757</text:p>
          </table:table-cell>
        </table:table-row>
        <table:table-row table:style-name="ro1">
          <table:table-cell table:number-columns-repeated="4"/>
          <table:table-cell office:value-type="float" office:value="1827" calcext:value-type="float">
            <text:p>1827</text:p>
          </table:table-cell>
          <table:table-cell office:value-type="float" office:value="0.166492" calcext:value-type="float">
            <text:p>0.166492</text:p>
          </table:table-cell>
        </table:table-row>
        <table:table-row table:style-name="ro1">
          <table:table-cell table:number-columns-repeated="4"/>
          <table:table-cell office:value-type="float" office:value="1828" calcext:value-type="float">
            <text:p>1828</text:p>
          </table:table-cell>
          <table:table-cell office:value-type="float" office:value="0.168669" calcext:value-type="float">
            <text:p>0.168669</text:p>
          </table:table-cell>
        </table:table-row>
        <table:table-row table:style-name="ro1">
          <table:table-cell table:number-columns-repeated="4"/>
          <table:table-cell office:value-type="float" office:value="1829" calcext:value-type="float">
            <text:p>1829</text:p>
          </table:table-cell>
          <table:table-cell office:value-type="float" office:value="0.16344" calcext:value-type="float">
            <text:p>0.16344</text:p>
          </table:table-cell>
        </table:table-row>
        <table:table-row table:style-name="ro1">
          <table:table-cell table:number-columns-repeated="4"/>
          <table:table-cell office:value-type="float" office:value="1830" calcext:value-type="float">
            <text:p>1830</text:p>
          </table:table-cell>
          <table:table-cell office:value-type="float" office:value="0.160428" calcext:value-type="float">
            <text:p>0.160428</text:p>
          </table:table-cell>
        </table:table-row>
        <table:table-row table:style-name="ro1">
          <table:table-cell table:number-columns-repeated="4"/>
          <table:table-cell office:value-type="float" office:value="1831" calcext:value-type="float">
            <text:p>1831</text:p>
          </table:table-cell>
          <table:table-cell office:value-type="float" office:value="0.168751" calcext:value-type="float">
            <text:p>0.168751</text:p>
          </table:table-cell>
        </table:table-row>
        <table:table-row table:style-name="ro1">
          <table:table-cell table:number-columns-repeated="4"/>
          <table:table-cell office:value-type="float" office:value="1832" calcext:value-type="float">
            <text:p>1832</text:p>
          </table:table-cell>
          <table:table-cell office:value-type="float" office:value="0.168468" calcext:value-type="float">
            <text:p>0.168468</text:p>
          </table:table-cell>
        </table:table-row>
        <table:table-row table:style-name="ro1">
          <table:table-cell table:number-columns-repeated="4"/>
          <table:table-cell office:value-type="float" office:value="1833" calcext:value-type="float">
            <text:p>1833</text:p>
          </table:table-cell>
          <table:table-cell office:value-type="float" office:value="0.181751" calcext:value-type="float">
            <text:p>0.181751</text:p>
          </table:table-cell>
        </table:table-row>
        <table:table-row table:style-name="ro1">
          <table:table-cell table:number-columns-repeated="4"/>
          <table:table-cell office:value-type="float" office:value="1834" calcext:value-type="float">
            <text:p>1834</text:p>
          </table:table-cell>
          <table:table-cell office:value-type="float" office:value="0.181265" calcext:value-type="float">
            <text:p>0.181265</text:p>
          </table:table-cell>
        </table:table-row>
        <table:table-row table:style-name="ro1">
          <table:table-cell table:number-columns-repeated="4"/>
          <table:table-cell office:value-type="float" office:value="1835" calcext:value-type="float">
            <text:p>1835</text:p>
          </table:table-cell>
          <table:table-cell office:value-type="float" office:value="0.17221" calcext:value-type="float">
            <text:p>0.17221</text:p>
          </table:table-cell>
        </table:table-row>
        <table:table-row table:style-name="ro1">
          <table:table-cell table:number-columns-repeated="4"/>
          <table:table-cell office:value-type="float" office:value="1836" calcext:value-type="float">
            <text:p>1836</text:p>
          </table:table-cell>
          <table:table-cell office:value-type="float" office:value="0.170023" calcext:value-type="float">
            <text:p>0.170023</text:p>
          </table:table-cell>
        </table:table-row>
        <table:table-row table:style-name="ro1">
          <table:table-cell table:number-columns-repeated="4"/>
          <table:table-cell office:value-type="float" office:value="1837" calcext:value-type="float">
            <text:p>1837</text:p>
          </table:table-cell>
          <table:table-cell office:value-type="float" office:value="0.176861" calcext:value-type="float">
            <text:p>0.176861</text:p>
          </table:table-cell>
        </table:table-row>
        <table:table-row table:style-name="ro1">
          <table:table-cell table:number-columns-repeated="4"/>
          <table:table-cell office:value-type="float" office:value="1838" calcext:value-type="float">
            <text:p>1838</text:p>
          </table:table-cell>
          <table:table-cell office:value-type="float" office:value="0.173102" calcext:value-type="float">
            <text:p>0.173102</text:p>
          </table:table-cell>
        </table:table-row>
        <table:table-row table:style-name="ro1">
          <table:table-cell table:number-columns-repeated="4"/>
          <table:table-cell office:value-type="float" office:value="1839" calcext:value-type="float">
            <text:p>1839</text:p>
          </table:table-cell>
          <table:table-cell office:value-type="float" office:value="0.172823" calcext:value-type="float">
            <text:p>0.172823</text:p>
          </table:table-cell>
        </table:table-row>
        <table:table-row table:style-name="ro1">
          <table:table-cell table:number-columns-repeated="4"/>
          <table:table-cell office:value-type="float" office:value="1840" calcext:value-type="float">
            <text:p>1840</text:p>
          </table:table-cell>
          <table:table-cell office:value-type="float" office:value="0.172722" calcext:value-type="float">
            <text:p>0.172722</text:p>
          </table:table-cell>
        </table:table-row>
        <table:table-row table:style-name="ro1">
          <table:table-cell table:number-columns-repeated="4"/>
          <table:table-cell office:value-type="float" office:value="1841" calcext:value-type="float">
            <text:p>1841</text:p>
          </table:table-cell>
          <table:table-cell office:value-type="float" office:value="0.170019" calcext:value-type="float">
            <text:p>0.170019</text:p>
          </table:table-cell>
        </table:table-row>
        <table:table-row table:style-name="ro1">
          <table:table-cell table:number-columns-repeated="4"/>
          <table:table-cell office:value-type="float" office:value="1842" calcext:value-type="float">
            <text:p>1842</text:p>
          </table:table-cell>
          <table:table-cell office:value-type="float" office:value="0.165752" calcext:value-type="float">
            <text:p>0.165752</text:p>
          </table:table-cell>
        </table:table-row>
        <table:table-row table:style-name="ro1">
          <table:table-cell table:number-columns-repeated="4"/>
          <table:table-cell office:value-type="float" office:value="1843" calcext:value-type="float">
            <text:p>1843</text:p>
          </table:table-cell>
          <table:table-cell office:value-type="float" office:value="0.167456" calcext:value-type="float">
            <text:p>0.167456</text:p>
          </table:table-cell>
        </table:table-row>
        <table:table-row table:style-name="ro1">
          <table:table-cell table:number-columns-repeated="4"/>
          <table:table-cell office:value-type="float" office:value="1844" calcext:value-type="float">
            <text:p>1844</text:p>
          </table:table-cell>
          <table:table-cell office:value-type="float" office:value="0.16475" calcext:value-type="float">
            <text:p>0.16475</text:p>
          </table:table-cell>
        </table:table-row>
        <table:table-row table:style-name="ro1">
          <table:table-cell table:number-columns-repeated="4"/>
          <table:table-cell office:value-type="float" office:value="1845" calcext:value-type="float">
            <text:p>1845</text:p>
          </table:table-cell>
          <table:table-cell office:value-type="float" office:value="0.166335" calcext:value-type="float">
            <text:p>0.166335</text:p>
          </table:table-cell>
        </table:table-row>
        <table:table-row table:style-name="ro1">
          <table:table-cell table:number-columns-repeated="4"/>
          <table:table-cell office:value-type="float" office:value="1846" calcext:value-type="float">
            <text:p>1846</text:p>
          </table:table-cell>
          <table:table-cell office:value-type="float" office:value="0.161198" calcext:value-type="float">
            <text:p>0.161198</text:p>
          </table:table-cell>
        </table:table-row>
        <table:table-row table:style-name="ro1">
          <table:table-cell table:number-columns-repeated="4"/>
          <table:table-cell office:value-type="float" office:value="1847" calcext:value-type="float">
            <text:p>1847</text:p>
          </table:table-cell>
          <table:table-cell office:value-type="float" office:value="0.157125" calcext:value-type="float">
            <text:p>0.157125</text:p>
          </table:table-cell>
        </table:table-row>
        <table:table-row table:style-name="ro1">
          <table:table-cell table:number-columns-repeated="4"/>
          <table:table-cell office:value-type="float" office:value="1848" calcext:value-type="float">
            <text:p>1848</text:p>
          </table:table-cell>
          <table:table-cell office:value-type="float" office:value="0.157155" calcext:value-type="float">
            <text:p>0.157155</text:p>
          </table:table-cell>
        </table:table-row>
        <table:table-row table:style-name="ro1">
          <table:table-cell table:number-columns-repeated="4"/>
          <table:table-cell office:value-type="float" office:value="1849" calcext:value-type="float">
            <text:p>1849</text:p>
          </table:table-cell>
          <table:table-cell office:value-type="float" office:value="0.160419" calcext:value-type="float">
            <text:p>0.160419</text:p>
          </table:table-cell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0.1551" calcext:value-type="float">
            <text:p>0.1551</text:p>
          </table:table-cell>
        </table:table-row>
        <table:table-row table:style-name="ro1">
          <table:table-cell table:number-columns-repeated="4"/>
          <table:table-cell office:value-type="float" office:value="1851" calcext:value-type="float">
            <text:p>1851</text:p>
          </table:table-cell>
          <table:table-cell office:value-type="float" office:value="0.16329" calcext:value-type="float">
            <text:p>0.16329</text:p>
          </table:table-cell>
        </table:table-row>
        <table:table-row table:style-name="ro1">
          <table:table-cell table:number-columns-repeated="4"/>
          <table:table-cell office:value-type="float" office:value="1852" calcext:value-type="float">
            <text:p>1852</text:p>
          </table:table-cell>
          <table:table-cell office:value-type="float" office:value="0.159573" calcext:value-type="float">
            <text:p>0.159573</text:p>
          </table:table-cell>
        </table:table-row>
        <table:table-row table:style-name="ro1">
          <table:table-cell table:number-columns-repeated="4"/>
          <table:table-cell office:value-type="float" office:value="1853" calcext:value-type="float">
            <text:p>1853</text:p>
          </table:table-cell>
          <table:table-cell office:value-type="float" office:value="0.157363" calcext:value-type="float">
            <text:p>0.157363</text:p>
          </table:table-cell>
        </table:table-row>
        <table:table-row table:style-name="ro1">
          <table:table-cell table:number-columns-repeated="4"/>
          <table:table-cell office:value-type="float" office:value="1854" calcext:value-type="float">
            <text:p>1854</text:p>
          </table:table-cell>
          <table:table-cell office:value-type="float" office:value="0.155011" calcext:value-type="float">
            <text:p>0.155011</text:p>
          </table:table-cell>
        </table:table-row>
        <table:table-row table:style-name="ro1">
          <table:table-cell table:number-columns-repeated="4"/>
          <table:table-cell office:value-type="float" office:value="1855" calcext:value-type="float">
            <text:p>1855</text:p>
          </table:table-cell>
          <table:table-cell office:value-type="float" office:value="0.152017" calcext:value-type="float">
            <text:p>0.152017</text:p>
          </table:table-cell>
        </table:table-row>
        <table:table-row table:style-name="ro1">
          <table:table-cell table:number-columns-repeated="4"/>
          <table:table-cell office:value-type="float" office:value="1856" calcext:value-type="float">
            <text:p>1856</text:p>
          </table:table-cell>
          <table:table-cell office:value-type="float" office:value="0.153961" calcext:value-type="float">
            <text:p>0.153961</text:p>
          </table:table-cell>
        </table:table-row>
        <table:table-row table:style-name="ro1">
          <table:table-cell table:number-columns-repeated="4"/>
          <table:table-cell office:value-type="float" office:value="1857" calcext:value-type="float">
            <text:p>1857</text:p>
          </table:table-cell>
          <table:table-cell office:value-type="float" office:value="0.15515" calcext:value-type="float">
            <text:p>0.15515</text:p>
          </table:table-cell>
        </table:table-row>
        <table:table-row table:style-name="ro1">
          <table:table-cell table:number-columns-repeated="4"/>
          <table:table-cell office:value-type="float" office:value="1858" calcext:value-type="float">
            <text:p>1858</text:p>
          </table:table-cell>
          <table:table-cell office:value-type="float" office:value="0.14785" calcext:value-type="float">
            <text:p>0.14785</text:p>
          </table:table-cell>
        </table:table-row>
        <table:table-row table:style-name="ro1">
          <table:table-cell table:number-columns-repeated="4"/>
          <table:table-cell office:value-type="float" office:value="1859" calcext:value-type="float">
            <text:p>1859</text:p>
          </table:table-cell>
          <table:table-cell office:value-type="float" office:value="0.155232" calcext:value-type="float">
            <text:p>0.155232</text:p>
          </table:table-cell>
        </table:table-row>
        <table:table-row table:style-name="ro1">
          <table:table-cell table:number-columns-repeated="4"/>
          <table:table-cell office:value-type="float" office:value="1860" calcext:value-type="float">
            <text:p>1860</text:p>
          </table:table-cell>
          <table:table-cell office:value-type="float" office:value="0.151482" calcext:value-type="float">
            <text:p>0.151482</text:p>
          </table:table-cell>
        </table:table-row>
        <table:table-row table:style-name="ro1">
          <table:table-cell table:number-columns-repeated="4"/>
          <table:table-cell office:value-type="float" office:value="1861" calcext:value-type="float">
            <text:p>1861</text:p>
          </table:table-cell>
          <table:table-cell office:value-type="float" office:value="0.152305" calcext:value-type="float">
            <text:p>0.152305</text:p>
          </table:table-cell>
        </table:table-row>
        <table:table-row table:style-name="ro1">
          <table:table-cell table:number-columns-repeated="4"/>
          <table:table-cell office:value-type="float" office:value="1862" calcext:value-type="float">
            <text:p>1862</text:p>
          </table:table-cell>
          <table:table-cell office:value-type="float" office:value="0.147208" calcext:value-type="float">
            <text:p>0.147208</text:p>
          </table:table-cell>
        </table:table-row>
        <table:table-row table:style-name="ro1">
          <table:table-cell table:number-columns-repeated="4"/>
          <table:table-cell office:value-type="float" office:value="1863" calcext:value-type="float">
            <text:p>1863</text:p>
          </table:table-cell>
          <table:table-cell office:value-type="float" office:value="0.150487" calcext:value-type="float">
            <text:p>0.150487</text:p>
          </table:table-cell>
        </table:table-row>
        <table:table-row table:style-name="ro1">
          <table:table-cell table:number-columns-repeated="4"/>
          <table:table-cell office:value-type="float" office:value="1864" calcext:value-type="float">
            <text:p>1864</text:p>
          </table:table-cell>
          <table:table-cell office:value-type="float" office:value="0.147803" calcext:value-type="float">
            <text:p>0.147803</text:p>
          </table:table-cell>
        </table:table-row>
        <table:table-row table:style-name="ro1">
          <table:table-cell table:number-columns-repeated="4"/>
          <table:table-cell office:value-type="float" office:value="1865" calcext:value-type="float">
            <text:p>1865</text:p>
          </table:table-cell>
          <table:table-cell office:value-type="float" office:value="0.159976" calcext:value-type="float">
            <text:p>0.159976</text:p>
          </table:table-cell>
        </table:table-row>
        <table:table-row table:style-name="ro1">
          <table:table-cell table:number-columns-repeated="4"/>
          <table:table-cell office:value-type="float" office:value="1866" calcext:value-type="float">
            <text:p>1866</text:p>
          </table:table-cell>
          <table:table-cell office:value-type="float" office:value="0.161314" calcext:value-type="float">
            <text:p>0.161314</text:p>
          </table:table-cell>
        </table:table-row>
        <table:table-row table:style-name="ro1">
          <table:table-cell table:number-columns-repeated="4"/>
          <table:table-cell office:value-type="float" office:value="1867" calcext:value-type="float">
            <text:p>1867</text:p>
          </table:table-cell>
          <table:table-cell office:value-type="float" office:value="0.163534" calcext:value-type="float">
            <text:p>0.163534</text:p>
          </table:table-cell>
        </table:table-row>
        <table:table-row table:style-name="ro1">
          <table:table-cell table:number-columns-repeated="4"/>
          <table:table-cell office:value-type="float" office:value="1868" calcext:value-type="float">
            <text:p>1868</text:p>
          </table:table-cell>
          <table:table-cell office:value-type="float" office:value="0.167593" calcext:value-type="float">
            <text:p>0.167593</text:p>
          </table:table-cell>
        </table:table-row>
        <table:table-row table:style-name="ro1">
          <table:table-cell table:number-columns-repeated="4"/>
          <table:table-cell office:value-type="float" office:value="1869" calcext:value-type="float">
            <text:p>1869</text:p>
          </table:table-cell>
          <table:table-cell office:value-type="float" office:value="0.166887" calcext:value-type="float">
            <text:p>0.166887</text:p>
          </table:table-cell>
        </table:table-row>
        <table:table-row table:style-name="ro1"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0.167897" calcext:value-type="float">
            <text:p>0.167897</text:p>
          </table:table-cell>
        </table:table-row>
        <table:table-row table:style-name="ro1">
          <table:table-cell table:number-columns-repeated="4"/>
          <table:table-cell office:value-type="float" office:value="1871" calcext:value-type="float">
            <text:p>1871</text:p>
          </table:table-cell>
          <table:table-cell office:value-type="float" office:value="0.17164" calcext:value-type="float">
            <text:p>0.17164</text:p>
          </table:table-cell>
        </table:table-row>
        <table:table-row table:style-name="ro1">
          <table:table-cell table:number-columns-repeated="4"/>
          <table:table-cell office:value-type="float" office:value="1872" calcext:value-type="float">
            <text:p>1872</text:p>
          </table:table-cell>
          <table:table-cell office:value-type="float" office:value="0.168172" calcext:value-type="float">
            <text:p>0.168172</text:p>
          </table:table-cell>
        </table:table-row>
        <table:table-row table:style-name="ro1">
          <table:table-cell table:number-columns-repeated="4"/>
          <table:table-cell office:value-type="float" office:value="1873" calcext:value-type="float">
            <text:p>1873</text:p>
          </table:table-cell>
          <table:table-cell office:value-type="float" office:value="0.171627" calcext:value-type="float">
            <text:p>0.171627</text:p>
          </table:table-cell>
        </table:table-row>
        <table:table-row table:style-name="ro1">
          <table:table-cell table:number-columns-repeated="4"/>
          <table:table-cell office:value-type="float" office:value="1874" calcext:value-type="float">
            <text:p>1874</text:p>
          </table:table-cell>
          <table:table-cell office:value-type="float" office:value="0.18594" calcext:value-type="float">
            <text:p>0.18594</text:p>
          </table:table-cell>
        </table:table-row>
        <table:table-row table:style-name="ro1">
          <table:table-cell table:number-columns-repeated="4"/>
          <table:table-cell office:value-type="float" office:value="1875" calcext:value-type="float">
            <text:p>1875</text:p>
          </table:table-cell>
          <table:table-cell office:value-type="float" office:value="0.181869" calcext:value-type="float">
            <text:p>0.181869</text:p>
          </table:table-cell>
        </table:table-row>
        <table:table-row table:style-name="ro1">
          <table:table-cell table:number-columns-repeated="4"/>
          <table:table-cell office:value-type="float" office:value="1876" calcext:value-type="float">
            <text:p>1876</text:p>
          </table:table-cell>
          <table:table-cell office:value-type="float" office:value="0.180837" calcext:value-type="float">
            <text:p>0.180837</text:p>
          </table:table-cell>
        </table:table-row>
        <table:table-row table:style-name="ro1">
          <table:table-cell table:number-columns-repeated="4"/>
          <table:table-cell office:value-type="float" office:value="1877" calcext:value-type="float">
            <text:p>1877</text:p>
          </table:table-cell>
          <table:table-cell office:value-type="float" office:value="0.178841" calcext:value-type="float">
            <text:p>0.178841</text:p>
          </table:table-cell>
        </table:table-row>
        <table:table-row table:style-name="ro1">
          <table:table-cell table:number-columns-repeated="4"/>
          <table:table-cell office:value-type="float" office:value="1878" calcext:value-type="float">
            <text:p>1878</text:p>
          </table:table-cell>
          <table:table-cell office:value-type="float" office:value="0.175373" calcext:value-type="float">
            <text:p>0.175373</text:p>
          </table:table-cell>
        </table:table-row>
        <table:table-row table:style-name="ro1">
          <table:table-cell table:number-columns-repeated="4"/>
          <table:table-cell office:value-type="float" office:value="1879" calcext:value-type="float">
            <text:p>1879</text:p>
          </table:table-cell>
          <table:table-cell office:value-type="float" office:value="0.173404" calcext:value-type="float">
            <text:p>0.173404</text:p>
          </table:table-cell>
        </table:table-row>
        <table:table-row table:style-name="ro1">
          <table:table-cell table:number-columns-repeated="4"/>
          <table:table-cell office:value-type="float" office:value="1880" calcext:value-type="float">
            <text:p>1880</text:p>
          </table:table-cell>
          <table:table-cell office:value-type="float" office:value="0.167725" calcext:value-type="float">
            <text:p>0.167725</text:p>
          </table:table-cell>
        </table:table-row>
        <table:table-row table:style-name="ro1">
          <table:table-cell table:number-columns-repeated="4"/>
          <table:table-cell office:value-type="float" office:value="1881" calcext:value-type="float">
            <text:p>1881</text:p>
          </table:table-cell>
          <table:table-cell office:value-type="float" office:value="0.159735" calcext:value-type="float">
            <text:p>0.159735</text:p>
          </table:table-cell>
        </table:table-row>
        <table:table-row table:style-name="ro1">
          <table:table-cell table:number-columns-repeated="4"/>
          <table:table-cell office:value-type="float" office:value="1882" calcext:value-type="float">
            <text:p>1882</text:p>
          </table:table-cell>
          <table:table-cell office:value-type="float" office:value="0.16166" calcext:value-type="float">
            <text:p>0.16166</text:p>
          </table:table-cell>
        </table:table-row>
        <table:table-row table:style-name="ro1">
          <table:table-cell table:number-columns-repeated="4"/>
          <table:table-cell office:value-type="float" office:value="1883" calcext:value-type="float">
            <text:p>1883</text:p>
          </table:table-cell>
          <table:table-cell office:value-type="float" office:value="0.162746" calcext:value-type="float">
            <text:p>0.162746</text:p>
          </table:table-cell>
        </table:table-row>
        <table:table-row table:style-name="ro1">
          <table:table-cell table:number-columns-repeated="4"/>
          <table:table-cell office:value-type="float" office:value="1884" calcext:value-type="float">
            <text:p>1884</text:p>
          </table:table-cell>
          <table:table-cell office:value-type="float" office:value="0.16988" calcext:value-type="float">
            <text:p>0.16988</text:p>
          </table:table-cell>
        </table:table-row>
        <table:table-row table:style-name="ro1">
          <table:table-cell table:number-columns-repeated="4"/>
          <table:table-cell office:value-type="float" office:value="1885" calcext:value-type="float">
            <text:p>1885</text:p>
          </table:table-cell>
          <table:table-cell office:value-type="float" office:value="0.166517" calcext:value-type="float">
            <text:p>0.166517</text:p>
          </table:table-cell>
        </table:table-row>
        <table:table-row table:style-name="ro1">
          <table:table-cell table:number-columns-repeated="4"/>
          <table:table-cell office:value-type="float" office:value="1886" calcext:value-type="float">
            <text:p>1886</text:p>
          </table:table-cell>
          <table:table-cell office:value-type="float" office:value="0.161774" calcext:value-type="float">
            <text:p>0.161774</text:p>
          </table:table-cell>
        </table:table-row>
        <table:table-row table:style-name="ro1">
          <table:table-cell table:number-columns-repeated="4"/>
          <table:table-cell office:value-type="float" office:value="1887" calcext:value-type="float">
            <text:p>1887</text:p>
          </table:table-cell>
          <table:table-cell office:value-type="float" office:value="0.17156" calcext:value-type="float">
            <text:p>0.17156</text:p>
          </table:table-cell>
        </table:table-row>
        <table:table-row table:style-name="ro1">
          <table:table-cell table:number-columns-repeated="4"/>
          <table:table-cell office:value-type="float" office:value="1888" calcext:value-type="float">
            <text:p>1888</text:p>
          </table:table-cell>
          <table:table-cell office:value-type="float" office:value="0.168272" calcext:value-type="float">
            <text:p>0.168272</text:p>
          </table:table-cell>
        </table:table-row>
        <table:table-row table:style-name="ro1">
          <table:table-cell table:number-columns-repeated="4"/>
          <table:table-cell office:value-type="float" office:value="1889" calcext:value-type="float">
            <text:p>1889</text:p>
          </table:table-cell>
          <table:table-cell office:value-type="float" office:value="0.164016" calcext:value-type="float">
            <text:p>0.164016</text:p>
          </table:table-cell>
        </table:table-row>
        <table:table-row table:style-name="ro1">
          <table:table-cell table:number-columns-repeated="4"/>
          <table:table-cell office:value-type="float" office:value="1890" calcext:value-type="float">
            <text:p>1890</text:p>
          </table:table-cell>
          <table:table-cell office:value-type="float" office:value="0.159248" calcext:value-type="float">
            <text:p>0.159248</text:p>
          </table:table-cell>
        </table:table-row>
        <table:table-row table:style-name="ro1">
          <table:table-cell table:number-columns-repeated="4"/>
          <table:table-cell office:value-type="float" office:value="1891" calcext:value-type="float">
            <text:p>1891</text:p>
          </table:table-cell>
          <table:table-cell office:value-type="float" office:value="0.162012" calcext:value-type="float">
            <text:p>0.162012</text:p>
          </table:table-cell>
        </table:table-row>
        <table:table-row table:style-name="ro1">
          <table:table-cell table:number-columns-repeated="4"/>
          <table:table-cell office:value-type="float" office:value="1892" calcext:value-type="float">
            <text:p>1892</text:p>
          </table:table-cell>
          <table:table-cell office:value-type="float" office:value="0.16537" calcext:value-type="float">
            <text:p>0.16537</text:p>
          </table:table-cell>
        </table:table-row>
        <table:table-row table:style-name="ro1">
          <table:table-cell table:number-columns-repeated="4"/>
          <table:table-cell office:value-type="float" office:value="1893" calcext:value-type="float">
            <text:p>1893</text:p>
          </table:table-cell>
          <table:table-cell office:value-type="float" office:value="0.161172" calcext:value-type="float">
            <text:p>0.161172</text:p>
          </table:table-cell>
        </table:table-row>
        <table:table-row table:style-name="ro1">
          <table:table-cell table:number-columns-repeated="4"/>
          <table:table-cell office:value-type="float" office:value="1894" calcext:value-type="float">
            <text:p>1894</text:p>
          </table:table-cell>
          <table:table-cell office:value-type="float" office:value="0.15817" calcext:value-type="float">
            <text:p>0.15817</text:p>
          </table:table-cell>
        </table:table-row>
        <table:table-row table:style-name="ro1">
          <table:table-cell table:number-columns-repeated="4"/>
          <table:table-cell office:value-type="float" office:value="1895" calcext:value-type="float">
            <text:p>1895</text:p>
          </table:table-cell>
          <table:table-cell office:value-type="float" office:value="0.160478" calcext:value-type="float">
            <text:p>0.160478</text:p>
          </table:table-cell>
        </table:table-row>
        <table:table-row table:style-name="ro1">
          <table:table-cell table:number-columns-repeated="4"/>
          <table:table-cell office:value-type="float" office:value="1896" calcext:value-type="float">
            <text:p>1896</text:p>
          </table:table-cell>
          <table:table-cell office:value-type="float" office:value="0.160018" calcext:value-type="float">
            <text:p>0.160018</text:p>
          </table:table-cell>
        </table:table-row>
        <table:table-row table:style-name="ro1">
          <table:table-cell table:number-columns-repeated="4"/>
          <table:table-cell office:value-type="float" office:value="1897" calcext:value-type="float">
            <text:p>1897</text:p>
          </table:table-cell>
          <table:table-cell office:value-type="float" office:value="0.159046" calcext:value-type="float">
            <text:p>0.159046</text:p>
          </table:table-cell>
        </table:table-row>
        <table:table-row table:style-name="ro1">
          <table:table-cell table:number-columns-repeated="4"/>
          <table:table-cell office:value-type="float" office:value="1898" calcext:value-type="float">
            <text:p>1898</text:p>
          </table:table-cell>
          <table:table-cell office:value-type="float" office:value="0.15916" calcext:value-type="float">
            <text:p>0.15916</text:p>
          </table:table-cell>
        </table:table-row>
        <table:table-row table:style-name="ro1">
          <table:table-cell table:number-columns-repeated="4"/>
          <table:table-cell office:value-type="float" office:value="1899" calcext:value-type="float">
            <text:p>1899</text:p>
          </table:table-cell>
          <table:table-cell office:value-type="float" office:value="0.158315" calcext:value-type="float">
            <text:p>0.158315</text:p>
          </table:table-cell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0.164513" calcext:value-type="float">
            <text:p>0.164513</text:p>
          </table:table-cell>
        </table:table-row>
        <table:table-row table:style-name="ro1">
          <table:table-cell table:number-columns-repeated="4"/>
          <table:table-cell office:value-type="float" office:value="1901" calcext:value-type="float">
            <text:p>1901</text:p>
          </table:table-cell>
          <table:table-cell office:value-type="float" office:value="0.166732" calcext:value-type="float">
            <text:p>0.166732</text:p>
          </table:table-cell>
        </table:table-row>
        <table:table-row table:style-name="ro1">
          <table:table-cell table:number-columns-repeated="4"/>
          <table:table-cell office:value-type="float" office:value="1902" calcext:value-type="float">
            <text:p>1902</text:p>
          </table:table-cell>
          <table:table-cell office:value-type="float" office:value="0.164029" calcext:value-type="float">
            <text:p>0.164029</text:p>
          </table:table-cell>
        </table:table-row>
        <table:table-row table:style-name="ro1">
          <table:table-cell table:number-columns-repeated="4"/>
          <table:table-cell office:value-type="float" office:value="1903" calcext:value-type="float">
            <text:p>1903</text:p>
          </table:table-cell>
          <table:table-cell office:value-type="float" office:value="0.159931" calcext:value-type="float">
            <text:p>0.159931</text:p>
          </table:table-cell>
        </table:table-row>
        <table:table-row table:style-name="ro1">
          <table:table-cell table:number-columns-repeated="4"/>
          <table:table-cell office:value-type="float" office:value="1904" calcext:value-type="float">
            <text:p>1904</text:p>
          </table:table-cell>
          <table:table-cell office:value-type="float" office:value="0.160751" calcext:value-type="float">
            <text:p>0.160751</text:p>
          </table:table-cell>
        </table:table-row>
        <table:table-row table:style-name="ro1">
          <table:table-cell table:number-columns-repeated="4"/>
          <table:table-cell office:value-type="float" office:value="1905" calcext:value-type="float">
            <text:p>1905</text:p>
          </table:table-cell>
          <table:table-cell office:value-type="float" office:value="0.158975" calcext:value-type="float">
            <text:p>0.158975</text:p>
          </table:table-cell>
        </table:table-row>
        <table:table-row table:style-name="ro1">
          <table:table-cell table:number-columns-repeated="4"/>
          <table:table-cell office:value-type="float" office:value="1906" calcext:value-type="float">
            <text:p>1906</text:p>
          </table:table-cell>
          <table:table-cell office:value-type="float" office:value="0.154307" calcext:value-type="float">
            <text:p>0.154307</text:p>
          </table:table-cell>
        </table:table-row>
        <table:table-row table:style-name="ro1">
          <table:table-cell table:number-columns-repeated="4"/>
          <table:table-cell office:value-type="float" office:value="1907" calcext:value-type="float">
            <text:p>1907</text:p>
          </table:table-cell>
          <table:table-cell office:value-type="float" office:value="0.156566" calcext:value-type="float">
            <text:p>0.156566</text:p>
          </table:table-cell>
        </table:table-row>
        <table:table-row table:style-name="ro1">
          <table:table-cell table:number-columns-repeated="4"/>
          <table:table-cell office:value-type="float" office:value="1908" calcext:value-type="float">
            <text:p>1908</text:p>
          </table:table-cell>
          <table:table-cell office:value-type="float" office:value="0.154446" calcext:value-type="float">
            <text:p>0.154446</text:p>
          </table:table-cell>
        </table:table-row>
        <table:table-row table:style-name="ro1">
          <table:table-cell table:number-columns-repeated="4"/>
          <table:table-cell office:value-type="float" office:value="1909" calcext:value-type="float">
            <text:p>1909</text:p>
          </table:table-cell>
          <table:table-cell office:value-type="float" office:value="0.14964" calcext:value-type="float">
            <text:p>0.14964</text:p>
          </table:table-cell>
        </table:table-row>
        <table:table-row table:style-name="ro1">
          <table:table-cell table:number-columns-repeated="4"/>
          <table:table-cell office:value-type="float" office:value="1910" calcext:value-type="float">
            <text:p>1910</text:p>
          </table:table-cell>
          <table:table-cell office:value-type="float" office:value="0.152946" calcext:value-type="float">
            <text:p>0.152946</text:p>
          </table:table-cell>
        </table:table-row>
        <table:table-row table:style-name="ro1"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0.153997" calcext:value-type="float">
            <text:p>0.153997</text:p>
          </table:table-cell>
        </table:table-row>
        <table:table-row table:style-name="ro1">
          <table:table-cell table:number-columns-repeated="4"/>
          <table:table-cell office:value-type="float" office:value="1912" calcext:value-type="float">
            <text:p>1912</text:p>
          </table:table-cell>
          <table:table-cell office:value-type="float" office:value="0.16778" calcext:value-type="float">
            <text:p>0.16778</text:p>
          </table:table-cell>
        </table:table-row>
        <table:table-row table:style-name="ro1">
          <table:table-cell table:number-columns-repeated="4"/>
          <table:table-cell office:value-type="float" office:value="1913" calcext:value-type="float">
            <text:p>1913</text:p>
          </table:table-cell>
          <table:table-cell office:value-type="float" office:value="0.17058" calcext:value-type="float">
            <text:p>0.17058</text:p>
          </table:table-cell>
        </table:table-row>
        <table:table-row table:style-name="ro1">
          <table:table-cell table:number-columns-repeated="4"/>
          <table:table-cell office:value-type="float" office:value="1914" calcext:value-type="float">
            <text:p>1914</text:p>
          </table:table-cell>
          <table:table-cell office:value-type="float" office:value="0.16442" calcext:value-type="float">
            <text:p>0.16442</text:p>
          </table:table-cell>
        </table:table-row>
        <table:table-row table:style-name="ro1">
          <table:table-cell table:number-columns-repeated="4"/>
          <table:table-cell office:value-type="float" office:value="1915" calcext:value-type="float">
            <text:p>1915</text:p>
          </table:table-cell>
          <table:table-cell office:value-type="float" office:value="0.157373" calcext:value-type="float">
            <text:p>0.157373</text:p>
          </table:table-cell>
        </table:table-row>
        <table:table-row table:style-name="ro1">
          <table:table-cell table:number-columns-repeated="4"/>
          <table:table-cell office:value-type="float" office:value="1916" calcext:value-type="float">
            <text:p>1916</text:p>
          </table:table-cell>
          <table:table-cell office:value-type="float" office:value="0.152698" calcext:value-type="float">
            <text:p>0.152698</text:p>
          </table:table-cell>
        </table:table-row>
        <table:table-row table:style-name="ro1">
          <table:table-cell table:number-columns-repeated="4"/>
          <table:table-cell office:value-type="float" office:value="1917" calcext:value-type="float">
            <text:p>1917</text:p>
          </table:table-cell>
          <table:table-cell office:value-type="float" office:value="0.156704" calcext:value-type="float">
            <text:p>0.156704</text:p>
          </table:table-cell>
        </table:table-row>
        <table:table-row table:style-name="ro1">
          <table:table-cell table:number-columns-repeated="4"/>
          <table:table-cell office:value-type="float" office:value="1918" calcext:value-type="float">
            <text:p>1918</text:p>
          </table:table-cell>
          <table:table-cell office:value-type="float" office:value="0.159108" calcext:value-type="float">
            <text:p>0.159108</text:p>
          </table:table-cell>
        </table:table-row>
        <table:table-row table:style-name="ro1">
          <table:table-cell table:number-columns-repeated="4"/>
          <table:table-cell office:value-type="float" office:value="1919" calcext:value-type="float">
            <text:p>1919</text:p>
          </table:table-cell>
          <table:table-cell office:value-type="float" office:value="0.162106" calcext:value-type="float">
            <text:p>0.162106</text:p>
          </table:table-cell>
        </table:table-row>
        <table:table-row table:style-name="ro1"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0.162607" calcext:value-type="float">
            <text:p>0.162607</text:p>
          </table:table-cell>
        </table:table-row>
        <table:table-row table:style-name="ro1">
          <table:table-cell table:number-columns-repeated="4"/>
          <table:table-cell office:value-type="float" office:value="1921" calcext:value-type="float">
            <text:p>1921</text:p>
          </table:table-cell>
          <table:table-cell office:value-type="float" office:value="0.157678" calcext:value-type="float">
            <text:p>0.157678</text:p>
          </table:table-cell>
        </table:table-row>
        <table:table-row table:style-name="ro1">
          <table:table-cell table:number-columns-repeated="4"/>
          <table:table-cell office:value-type="float" office:value="1922" calcext:value-type="float">
            <text:p>1922</text:p>
          </table:table-cell>
          <table:table-cell office:value-type="float" office:value="0.162069" calcext:value-type="float">
            <text:p>0.162069</text:p>
          </table:table-cell>
        </table:table-row>
        <table:table-row table:style-name="ro1">
          <table:table-cell table:number-columns-repeated="4"/>
          <table:table-cell office:value-type="float" office:value="1923" calcext:value-type="float">
            <text:p>1923</text:p>
          </table:table-cell>
          <table:table-cell office:value-type="float" office:value="0.156041" calcext:value-type="float">
            <text:p>0.156041</text:p>
          </table:table-cell>
        </table:table-row>
        <table:table-row table:style-name="ro1">
          <table:table-cell table:number-columns-repeated="4"/>
          <table:table-cell office:value-type="float" office:value="1924" calcext:value-type="float">
            <text:p>1924</text:p>
          </table:table-cell>
          <table:table-cell office:value-type="float" office:value="0.165333" calcext:value-type="float">
            <text:p>0.165333</text:p>
          </table:table-cell>
        </table:table-row>
        <table:table-row table:style-name="ro1">
          <table:table-cell table:number-columns-repeated="4"/>
          <table:table-cell office:value-type="float" office:value="1925" calcext:value-type="float">
            <text:p>1925</text:p>
          </table:table-cell>
          <table:table-cell office:value-type="float" office:value="0.164135" calcext:value-type="float">
            <text:p>0.164135</text:p>
          </table:table-cell>
        </table:table-row>
        <table:table-row table:style-name="ro1">
          <table:table-cell table:number-columns-repeated="4"/>
          <table:table-cell office:value-type="float" office:value="1926" calcext:value-type="float">
            <text:p>1926</text:p>
          </table:table-cell>
          <table:table-cell office:value-type="float" office:value="0.158653" calcext:value-type="float">
            <text:p>0.158653</text:p>
          </table:table-cell>
        </table:table-row>
        <table:table-row table:style-name="ro1">
          <table:table-cell table:number-columns-repeated="4"/>
          <table:table-cell office:value-type="float" office:value="1927" calcext:value-type="float">
            <text:p>1927</text:p>
          </table:table-cell>
          <table:table-cell office:value-type="float" office:value="0.155043" calcext:value-type="float">
            <text:p>0.155043</text:p>
          </table:table-cell>
        </table:table-row>
        <table:table-row table:style-name="ro1">
          <table:table-cell table:number-columns-repeated="4"/>
          <table:table-cell office:value-type="float" office:value="1928" calcext:value-type="float">
            <text:p>1928</text:p>
          </table:table-cell>
          <table:table-cell office:value-type="float" office:value="0.158257" calcext:value-type="float">
            <text:p>0.158257</text:p>
          </table:table-cell>
        </table:table-row>
        <table:table-row table:style-name="ro1"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0.162255" calcext:value-type="float">
            <text:p>0.162255</text:p>
          </table:table-cell>
        </table:table-row>
        <table:table-row table:style-name="ro1"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0.159111" calcext:value-type="float">
            <text:p>0.159111</text:p>
          </table:table-cell>
        </table:table-row>
        <table:table-row table:style-name="ro1">
          <table:table-cell table:number-columns-repeated="4"/>
          <table:table-cell office:value-type="float" office:value="1931" calcext:value-type="float">
            <text:p>1931</text:p>
          </table:table-cell>
          <table:table-cell office:value-type="float" office:value="0.154212" calcext:value-type="float">
            <text:p>0.154212</text:p>
          </table:table-cell>
        </table:table-row>
        <table:table-row table:style-name="ro1">
          <table:table-cell table:number-columns-repeated="4"/>
          <table:table-cell office:value-type="float" office:value="1932" calcext:value-type="float">
            <text:p>1932</text:p>
          </table:table-cell>
          <table:table-cell office:value-type="float" office:value="0.162877" calcext:value-type="float">
            <text:p>0.162877</text:p>
          </table:table-cell>
        </table:table-row>
        <table:table-row table:style-name="ro1">
          <table:table-cell table:number-columns-repeated="4"/>
          <table:table-cell office:value-type="float" office:value="1933" calcext:value-type="float">
            <text:p>1933</text:p>
          </table:table-cell>
          <table:table-cell office:value-type="float" office:value="0.159425" calcext:value-type="float">
            <text:p>0.159425</text:p>
          </table:table-cell>
        </table:table-row>
        <table:table-row table:style-name="ro1">
          <table:table-cell table:number-columns-repeated="4"/>
          <table:table-cell office:value-type="float" office:value="1934" calcext:value-type="float">
            <text:p>1934</text:p>
          </table:table-cell>
          <table:table-cell office:value-type="float" office:value="0.152808" calcext:value-type="float">
            <text:p>0.152808</text:p>
          </table:table-cell>
        </table:table-row>
        <table:table-row table:style-name="ro1">
          <table:table-cell table:number-columns-repeated="4"/>
          <table:table-cell office:value-type="float" office:value="1935" calcext:value-type="float">
            <text:p>1935</text:p>
          </table:table-cell>
          <table:table-cell office:value-type="float" office:value="0.157096" calcext:value-type="float">
            <text:p>0.157096</text:p>
          </table:table-cell>
        </table:table-row>
        <table:table-row table:style-name="ro1">
          <table:table-cell table:number-columns-repeated="4"/>
          <table:table-cell office:value-type="float" office:value="1936" calcext:value-type="float">
            <text:p>1936</text:p>
          </table:table-cell>
          <table:table-cell office:value-type="float" office:value="0.158942" calcext:value-type="float">
            <text:p>0.158942</text:p>
          </table:table-cell>
        </table:table-row>
        <table:table-row table:style-name="ro1">
          <table:table-cell table:number-columns-repeated="4"/>
          <table:table-cell office:value-type="float" office:value="1937" calcext:value-type="float">
            <text:p>1937</text:p>
          </table:table-cell>
          <table:table-cell office:value-type="float" office:value="0.154762" calcext:value-type="float">
            <text:p>0.154762</text:p>
          </table:table-cell>
        </table:table-row>
        <table:table-row table:style-name="ro1">
          <table:table-cell table:number-columns-repeated="4"/>
          <table:table-cell office:value-type="float" office:value="1938" calcext:value-type="float">
            <text:p>1938</text:p>
          </table:table-cell>
          <table:table-cell office:value-type="float" office:value="0.151951" calcext:value-type="float">
            <text:p>0.151951</text:p>
          </table:table-cell>
        </table:table-row>
        <table:table-row table:style-name="ro1">
          <table:table-cell table:number-columns-repeated="4"/>
          <table:table-cell office:value-type="float" office:value="1939" calcext:value-type="float">
            <text:p>1939</text:p>
          </table:table-cell>
          <table:table-cell office:value-type="float" office:value="0.154052" calcext:value-type="float">
            <text:p>0.154052</text:p>
          </table:table-cell>
        </table:table-row>
        <table:table-row table:style-name="ro1">
          <table:table-cell table:number-columns-repeated="4"/>
          <table:table-cell office:value-type="float" office:value="1940" calcext:value-type="float">
            <text:p>1940</text:p>
          </table:table-cell>
          <table:table-cell office:value-type="float" office:value="0.166138" calcext:value-type="float">
            <text:p>0.166138</text:p>
          </table:table-cell>
        </table:table-row>
        <table:table-row table:style-name="ro1">
          <table:table-cell table:number-columns-repeated="4"/>
          <table:table-cell office:value-type="float" office:value="1941" calcext:value-type="float">
            <text:p>1941</text:p>
          </table:table-cell>
          <table:table-cell office:value-type="float" office:value="0.160511" calcext:value-type="float">
            <text:p>0.160511</text:p>
          </table:table-cell>
        </table:table-row>
        <table:table-row table:style-name="ro1">
          <table:table-cell table:number-columns-repeated="4"/>
          <table:table-cell office:value-type="float" office:value="1942" calcext:value-type="float">
            <text:p>1942</text:p>
          </table:table-cell>
          <table:table-cell office:value-type="float" office:value="0.160714" calcext:value-type="float">
            <text:p>0.160714</text:p>
          </table:table-cell>
        </table:table-row>
        <table:table-row table:style-name="ro1"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0.159048" calcext:value-type="float">
            <text:p>0.159048</text:p>
          </table:table-cell>
        </table:table-row>
        <table:table-row table:style-name="ro1">
          <table:table-cell table:number-columns-repeated="4"/>
          <table:table-cell office:value-type="float" office:value="1944" calcext:value-type="float">
            <text:p>1944</text:p>
          </table:table-cell>
          <table:table-cell office:value-type="float" office:value="0.154005" calcext:value-type="float">
            <text:p>0.154005</text:p>
          </table:table-cell>
        </table:table-row>
        <table:table-row table:style-name="ro1">
          <table:table-cell table:number-columns-repeated="4"/>
          <table:table-cell office:value-type="float" office:value="1945" calcext:value-type="float">
            <text:p>1945</text:p>
          </table:table-cell>
          <table:table-cell office:value-type="float" office:value="0.152954" calcext:value-type="float">
            <text:p>0.152954</text:p>
          </table:table-cell>
        </table:table-row>
        <table:table-row table:style-name="ro1">
          <table:table-cell table:number-columns-repeated="4"/>
          <table:table-cell office:value-type="float" office:value="1946" calcext:value-type="float">
            <text:p>1946</text:p>
          </table:table-cell>
          <table:table-cell office:value-type="float" office:value="0.149323" calcext:value-type="float">
            <text:p>0.149323</text:p>
          </table:table-cell>
        </table:table-row>
        <table:table-row table:style-name="ro1">
          <table:table-cell table:number-columns-repeated="4"/>
          <table:table-cell office:value-type="float" office:value="1947" calcext:value-type="float">
            <text:p>1947</text:p>
          </table:table-cell>
          <table:table-cell office:value-type="float" office:value="0.14356" calcext:value-type="float">
            <text:p>0.14356</text:p>
          </table:table-cell>
        </table:table-row>
        <table:table-row table:style-name="ro1"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0.138614" calcext:value-type="float">
            <text:p>0.138614</text:p>
          </table:table-cell>
        </table:table-row>
        <table:table-row table:style-name="ro1"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0.138545" calcext:value-type="float">
            <text:p>0.138545</text:p>
          </table:table-cell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0.139035" calcext:value-type="float">
            <text:p>0.139035</text:p>
          </table:table-cell>
        </table:table-row>
        <table:table-row table:style-name="ro1">
          <table:table-cell table:number-columns-repeated="4"/>
          <table:table-cell office:value-type="float" office:value="1951" calcext:value-type="float">
            <text:p>1951</text:p>
          </table:table-cell>
          <table:table-cell office:value-type="float" office:value="0.137297" calcext:value-type="float">
            <text:p>0.137297</text:p>
          </table:table-cell>
        </table:table-row>
        <table:table-row table:style-name="ro1">
          <table:table-cell table:number-columns-repeated="4"/>
          <table:table-cell office:value-type="float" office:value="1952" calcext:value-type="float">
            <text:p>1952</text:p>
          </table:table-cell>
          <table:table-cell office:value-type="float" office:value="0.142817" calcext:value-type="float">
            <text:p>0.142817</text:p>
          </table:table-cell>
        </table:table-row>
        <table:table-row table:style-name="ro1">
          <table:table-cell table:number-columns-repeated="4"/>
          <table:table-cell office:value-type="float" office:value="1953" calcext:value-type="float">
            <text:p>1953</text:p>
          </table:table-cell>
          <table:table-cell office:value-type="float" office:value="0.142673" calcext:value-type="float">
            <text:p>0.142673</text:p>
          </table:table-cell>
        </table:table-row>
        <table:table-row table:style-name="ro1">
          <table:table-cell table:number-columns-repeated="4"/>
          <table:table-cell office:value-type="float" office:value="1954" calcext:value-type="float">
            <text:p>1954</text:p>
          </table:table-cell>
          <table:table-cell office:value-type="float" office:value="0.146334" calcext:value-type="float">
            <text:p>0.146334</text:p>
          </table:table-cell>
        </table:table-row>
        <table:table-row table:style-name="ro1">
          <table:table-cell table:number-columns-repeated="4"/>
          <table:table-cell office:value-type="float" office:value="1955" calcext:value-type="float">
            <text:p>1955</text:p>
          </table:table-cell>
          <table:table-cell office:value-type="float" office:value="0.145265" calcext:value-type="float">
            <text:p>0.145265</text:p>
          </table:table-cell>
        </table:table-row>
        <table:table-row table:style-name="ro1">
          <table:table-cell table:number-columns-repeated="4"/>
          <table:table-cell office:value-type="float" office:value="1956" calcext:value-type="float">
            <text:p>1956</text:p>
          </table:table-cell>
          <table:table-cell office:value-type="float" office:value="0.138472" calcext:value-type="float">
            <text:p>0.138472</text:p>
          </table:table-cell>
        </table:table-row>
        <table:table-row table:style-name="ro1">
          <table:table-cell table:number-columns-repeated="4"/>
          <table:table-cell office:value-type="float" office:value="1957" calcext:value-type="float">
            <text:p>1957</text:p>
          </table:table-cell>
          <table:table-cell office:value-type="float" office:value="0.139857" calcext:value-type="float">
            <text:p>0.139857</text:p>
          </table:table-cell>
        </table:table-row>
        <table:table-row table:style-name="ro1">
          <table:table-cell table:number-columns-repeated="4"/>
          <table:table-cell office:value-type="float" office:value="1958" calcext:value-type="float">
            <text:p>1958</text:p>
          </table:table-cell>
          <table:table-cell office:value-type="float" office:value="0.143202" calcext:value-type="float">
            <text:p>0.143202</text:p>
          </table:table-cell>
        </table:table-row>
        <table:table-row table:style-name="ro1">
          <table:table-cell table:number-columns-repeated="4"/>
          <table:table-cell office:value-type="float" office:value="1959" calcext:value-type="float">
            <text:p>1959</text:p>
          </table:table-cell>
          <table:table-cell office:value-type="float" office:value="0.143985" calcext:value-type="float">
            <text:p>0.143985</text:p>
          </table:table-cell>
        </table:table-row>
        <table:table-row table:style-name="ro1"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0.147152" calcext:value-type="float">
            <text:p>0.147152</text:p>
          </table:table-cell>
        </table:table-row>
        <table:table-row table:style-name="ro1">
          <table:table-cell table:number-columns-repeated="4"/>
          <table:table-cell office:value-type="float" office:value="1961" calcext:value-type="float">
            <text:p>1961</text:p>
          </table:table-cell>
          <table:table-cell office:value-type="float" office:value="0.146887" calcext:value-type="float">
            <text:p>0.146887</text:p>
          </table:table-cell>
        </table:table-row>
        <table:table-row table:style-name="ro1"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0.154967" calcext:value-type="float">
            <text:p>0.154967</text:p>
          </table:table-cell>
        </table:table-row>
        <table:table-row table:style-name="ro1">
          <table:table-cell table:number-columns-repeated="4"/>
          <table:table-cell office:value-type="float" office:value="1963" calcext:value-type="float">
            <text:p>1963</text:p>
          </table:table-cell>
          <table:table-cell office:value-type="float" office:value="0.155309" calcext:value-type="float">
            <text:p>0.155309</text:p>
          </table:table-cell>
        </table:table-row>
        <table:table-row table:style-name="ro1">
          <table:table-cell table:number-columns-repeated="4"/>
          <table:table-cell office:value-type="float" office:value="1964" calcext:value-type="float">
            <text:p>1964</text:p>
          </table:table-cell>
          <table:table-cell office:value-type="float" office:value="0.156194" calcext:value-type="float">
            <text:p>0.156194</text:p>
          </table:table-cell>
        </table:table-row>
        <table:table-row table:style-name="ro1"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0.162926" calcext:value-type="float">
            <text:p>0.162926</text:p>
          </table:table-cell>
        </table:table-row>
        <table:table-row table:style-name="ro1"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0.169864" calcext:value-type="float">
            <text:p>0.169864</text:p>
          </table:table-cell>
        </table:table-row>
        <table:table-row table:style-name="ro1">
          <table:table-cell table:number-columns-repeated="4"/>
          <table:table-cell office:value-type="float" office:value="1967" calcext:value-type="float">
            <text:p>1967</text:p>
          </table:table-cell>
          <table:table-cell office:value-type="float" office:value="0.175489" calcext:value-type="float">
            <text:p>0.175489</text:p>
          </table:table-cell>
        </table:table-row>
        <table:table-row table:style-name="ro1">
          <table:table-cell table:number-columns-repeated="4"/>
          <table:table-cell office:value-type="float" office:value="1968" calcext:value-type="float">
            <text:p>1968</text:p>
          </table:table-cell>
          <table:table-cell office:value-type="float" office:value="0.179732" calcext:value-type="float">
            <text:p>0.179732</text:p>
          </table:table-cell>
        </table:table-row>
        <table:table-row table:style-name="ro1">
          <table:table-cell table:number-columns-repeated="4"/>
          <table:table-cell office:value-type="float" office:value="1969" calcext:value-type="float">
            <text:p>1969</text:p>
          </table:table-cell>
          <table:table-cell office:value-type="float" office:value="0.183036" calcext:value-type="float">
            <text:p>0.183036</text:p>
          </table:table-cell>
        </table:table-row>
        <table:table-row table:style-name="ro1"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0.180854" calcext:value-type="float">
            <text:p>0.180854</text:p>
          </table:table-cell>
        </table:table-row>
        <table:table-row table:style-name="ro1"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0.178045" calcext:value-type="float">
            <text:p>0.178045</text:p>
          </table:table-cell>
        </table:table-row>
        <table:table-row table:style-name="ro1">
          <table:table-cell table:number-columns-repeated="4"/>
          <table:table-cell office:value-type="float" office:value="1972" calcext:value-type="float">
            <text:p>1972</text:p>
          </table:table-cell>
          <table:table-cell office:value-type="float" office:value="0.180968" calcext:value-type="float">
            <text:p>0.180968</text:p>
          </table:table-cell>
        </table:table-row>
        <table:table-row table:style-name="ro1">
          <table:table-cell table:number-columns-repeated="4"/>
          <table:table-cell office:value-type="float" office:value="1973" calcext:value-type="float">
            <text:p>1973</text:p>
          </table:table-cell>
          <table:table-cell office:value-type="float" office:value="0.174217" calcext:value-type="float">
            <text:p>0.174217</text:p>
          </table:table-cell>
        </table:table-row>
        <table:table-row table:style-name="ro1">
          <table:table-cell table:number-columns-repeated="4"/>
          <table:table-cell office:value-type="float" office:value="1974" calcext:value-type="float">
            <text:p>1974</text:p>
          </table:table-cell>
          <table:table-cell office:value-type="float" office:value="0.17361" calcext:value-type="float">
            <text:p>0.17361</text:p>
          </table:table-cell>
        </table:table-row>
        <table:table-row table:style-name="ro1"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0.170598" calcext:value-type="float">
            <text:p>0.170598</text:p>
          </table:table-cell>
        </table:table-row>
        <table:table-row table:style-name="ro1">
          <table:table-cell table:number-columns-repeated="4"/>
          <table:table-cell office:value-type="float" office:value="1976" calcext:value-type="float">
            <text:p>1976</text:p>
          </table:table-cell>
          <table:table-cell office:value-type="float" office:value="0.169152" calcext:value-type="float">
            <text:p>0.169152</text:p>
          </table:table-cell>
        </table:table-row>
        <table:table-row table:style-name="ro1">
          <table:table-cell table:number-columns-repeated="4"/>
          <table:table-cell office:value-type="float" office:value="1977" calcext:value-type="float">
            <text:p>1977</text:p>
          </table:table-cell>
          <table:table-cell office:value-type="float" office:value="0.171342" calcext:value-type="float">
            <text:p>0.171342</text:p>
          </table:table-cell>
        </table:table-row>
        <table:table-row table:style-name="ro1">
          <table:table-cell table:number-columns-repeated="4"/>
          <table:table-cell office:value-type="float" office:value="1978" calcext:value-type="float">
            <text:p>1978</text:p>
          </table:table-cell>
          <table:table-cell office:value-type="float" office:value="0.168308" calcext:value-type="float">
            <text:p>0.168308</text:p>
          </table:table-cell>
        </table:table-row>
        <table:table-row table:style-name="ro1">
          <table:table-cell table:number-columns-repeated="4"/>
          <table:table-cell office:value-type="float" office:value="1979" calcext:value-type="float">
            <text:p>1979</text:p>
          </table:table-cell>
          <table:table-cell office:value-type="float" office:value="0.169659" calcext:value-type="float">
            <text:p>0.169659</text:p>
          </table:table-cell>
        </table:table-row>
        <table:table-row table:style-name="ro1">
          <table:table-cell table:number-columns-repeated="4"/>
          <table:table-cell office:value-type="float" office:value="1980" calcext:value-type="float">
            <text:p>1980</text:p>
          </table:table-cell>
          <table:table-cell office:value-type="float" office:value="0.171611" calcext:value-type="float">
            <text:p>0.171611</text:p>
          </table:table-cell>
        </table:table-row>
        <table:table-row table:style-name="ro1">
          <table:table-cell table:number-columns-repeated="4"/>
          <table:table-cell office:value-type="float" office:value="1981" calcext:value-type="float">
            <text:p>1981</text:p>
          </table:table-cell>
          <table:table-cell office:value-type="float" office:value="0.175687" calcext:value-type="float">
            <text:p>0.175687</text:p>
          </table:table-cell>
        </table:table-row>
        <table:table-row table:style-name="ro1">
          <table:table-cell table:number-columns-repeated="4"/>
          <table:table-cell office:value-type="float" office:value="1982" calcext:value-type="float">
            <text:p>1982</text:p>
          </table:table-cell>
          <table:table-cell office:value-type="float" office:value="0.173912" calcext:value-type="float">
            <text:p>0.173912</text:p>
          </table:table-cell>
        </table:table-row>
        <table:table-row table:style-name="ro1">
          <table:table-cell table:number-columns-repeated="4"/>
          <table:table-cell office:value-type="float" office:value="1983" calcext:value-type="float">
            <text:p>1983</text:p>
          </table:table-cell>
          <table:table-cell office:value-type="float" office:value="0.170007" calcext:value-type="float">
            <text:p>0.170007</text:p>
          </table:table-cell>
        </table:table-row>
        <table:table-row table:style-name="ro1">
          <table:table-cell table:number-columns-repeated="4"/>
          <table:table-cell office:value-type="float" office:value="1984" calcext:value-type="float">
            <text:p>1984</text:p>
          </table:table-cell>
          <table:table-cell office:value-type="float" office:value="0.167989" calcext:value-type="float">
            <text:p>0.167989</text:p>
          </table:table-cell>
        </table:table-row>
        <table:table-row table:style-name="ro1">
          <table:table-cell table:number-columns-repeated="4"/>
          <table:table-cell office:value-type="float" office:value="1985" calcext:value-type="float">
            <text:p>1985</text:p>
          </table:table-cell>
          <table:table-cell office:value-type="float" office:value="0.169953" calcext:value-type="float">
            <text:p>0.169953</text:p>
          </table:table-cell>
        </table:table-row>
        <table:table-row table:style-name="ro1">
          <table:table-cell table:number-columns-repeated="4"/>
          <table:table-cell office:value-type="float" office:value="1986" calcext:value-type="float">
            <text:p>1986</text:p>
          </table:table-cell>
          <table:table-cell office:value-type="float" office:value="0.167831" calcext:value-type="float">
            <text:p>0.167831</text:p>
          </table:table-cell>
        </table:table-row>
        <table:table-row table:style-name="ro1"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0.170458" calcext:value-type="float">
            <text:p>0.170458</text:p>
          </table:table-cell>
        </table:table-row>
        <table:table-row table:style-name="ro1">
          <table:table-cell table:number-columns-repeated="4"/>
          <table:table-cell office:value-type="float" office:value="1988" calcext:value-type="float">
            <text:p>1988</text:p>
          </table:table-cell>
          <table:table-cell office:value-type="float" office:value="0.163246" calcext:value-type="float">
            <text:p>0.163246</text:p>
          </table:table-cell>
        </table:table-row>
        <table:table-row table:style-name="ro1">
          <table:table-cell table:number-columns-repeated="4"/>
          <table:table-cell office:value-type="float" office:value="1989" calcext:value-type="float">
            <text:p>1989</text:p>
          </table:table-cell>
          <table:table-cell office:value-type="float" office:value="0.161947" calcext:value-type="float">
            <text:p>0.161947</text:p>
          </table:table-cell>
        </table:table-row>
        <table:table-row table:style-name="ro1">
          <table:table-cell table:number-columns-repeated="4"/>
          <table:table-cell office:value-type="float" office:value="1990" calcext:value-type="float">
            <text:p>1990</text:p>
          </table:table-cell>
          <table:table-cell office:value-type="float" office:value="0.167768" calcext:value-type="float">
            <text:p>0.167768</text:p>
          </table:table-cell>
        </table:table-row>
        <table:table-row table:style-name="ro1"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0.166433" calcext:value-type="float">
            <text:p>0.166433</text:p>
          </table:table-cell>
        </table:table-row>
        <table:table-row table:style-name="ro1">
          <table:table-cell table:number-columns-repeated="4"/>
          <table:table-cell office:value-type="float" office:value="1992" calcext:value-type="float">
            <text:p>1992</text:p>
          </table:table-cell>
          <table:table-cell office:value-type="float" office:value="0.162884" calcext:value-type="float">
            <text:p>0.162884</text:p>
          </table:table-cell>
        </table:table-row>
        <table:table-row table:style-name="ro1">
          <table:table-cell table:number-columns-repeated="4"/>
          <table:table-cell office:value-type="float" office:value="1993" calcext:value-type="float">
            <text:p>1993</text:p>
          </table:table-cell>
          <table:table-cell office:value-type="float" office:value="0.162431" calcext:value-type="float">
            <text:p>0.162431</text:p>
          </table:table-cell>
        </table:table-row>
        <table:table-row table:style-name="ro1">
          <table:table-cell table:number-columns-repeated="4"/>
          <table:table-cell office:value-type="float" office:value="1994" calcext:value-type="float">
            <text:p>1994</text:p>
          </table:table-cell>
          <table:table-cell office:value-type="float" office:value="0.159117" calcext:value-type="float">
            <text:p>0.159117</text:p>
          </table:table-cell>
        </table:table-row>
        <table:table-row table:style-name="ro1">
          <table:table-cell table:number-columns-repeated="4"/>
          <table:table-cell office:value-type="float" office:value="1995" calcext:value-type="float">
            <text:p>1995</text:p>
          </table:table-cell>
          <table:table-cell office:value-type="float" office:value="0.153743" calcext:value-type="float">
            <text:p>0.153743</text:p>
          </table:table-cell>
        </table:table-row>
        <table:table-row table:style-name="ro1">
          <table:table-cell table:number-columns-repeated="4"/>
          <table:table-cell office:value-type="float" office:value="1996" calcext:value-type="float">
            <text:p>1996</text:p>
          </table:table-cell>
          <table:table-cell office:value-type="float" office:value="0.152522" calcext:value-type="float">
            <text:p>0.152522</text:p>
          </table:table-cell>
        </table:table-row>
        <table:table-row table:style-name="ro1"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0.152365" calcext:value-type="float">
            <text:p>0.152365</text:p>
          </table:table-cell>
        </table:table-row>
        <table:table-row table:style-name="ro1"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0.149659" calcext:value-type="float">
            <text:p>0.149659</text:p>
          </table:table-cell>
        </table:table-row>
        <table:table-row table:style-name="ro1">
          <table:table-cell table:number-columns-repeated="4"/>
          <table:table-cell office:value-type="float" office:value="1999" calcext:value-type="float">
            <text:p>1999</text:p>
          </table:table-cell>
          <table:table-cell office:value-type="float" office:value="0.153434" calcext:value-type="float">
            <text:p>0.153434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0.150294" calcext:value-type="float">
            <text:p>0.150294</text:p>
          </table:table-cell>
        </table:table-row>
        <table:table-row table:style-name="ro1"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150278" calcext:value-type="float">
            <text:p>0.150278</text:p>
          </table:table-cell>
        </table:table-row>
        <table:table-row table:style-name="ro1"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0.156542" calcext:value-type="float">
            <text:p>0.156542</text:p>
          </table:table-cell>
        </table:table-row>
        <table:table-row table:style-name="ro1">
          <table:table-cell table:number-columns-repeated="4"/>
          <table:table-cell office:value-type="float" office:value="2003" calcext:value-type="float">
            <text:p>2003</text:p>
          </table:table-cell>
          <table:table-cell office:value-type="float" office:value="0.158346" calcext:value-type="float">
            <text:p>0.158346</text:p>
          </table:table-cell>
        </table:table-row>
        <table:table-row table:style-name="ro1"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0.154072" calcext:value-type="float">
            <text:p>0.154072</text:p>
          </table:table-cell>
        </table:table-row>
        <table:table-row table:style-name="ro1"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0.149424" calcext:value-type="float">
            <text:p>0.149424</text:p>
          </table:table-cell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0.152007" calcext:value-type="float">
            <text:p>0.15200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0.160814" calcext:value-type="float">
            <text:p>0.160814</text:p>
          </table:table-cell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0.16342" calcext:value-type="float">
            <text:p>0.16342</text:p>
          </table:table-cell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0.165273" calcext:value-type="float">
            <text:p>0.165273</text:p>
          </table:table-cell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0.158023" calcext:value-type="float">
            <text:p>0.158023</text:p>
          </table:table-cell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0.155414" calcext:value-type="float">
            <text:p>0.155414</text:p>
          </table:table-cell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0.156507" calcext:value-type="float">
            <text:p>0.156507</text:p>
          </table:table-cell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0.152974" calcext:value-type="float">
            <text:p>0.152974</text:p>
          </table:table-cell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0.151789" calcext:value-type="float">
            <text:p>0.151789</text:p>
          </table:table-cell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0.152091" calcext:value-type="float">
            <text:p>0.152091</text:p>
          </table:table-cell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0.15474" calcext:value-type="float">
            <text:p>0.15474</text:p>
          </table:table-cell>
        </table:table-row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0.151426" calcext:value-type="float">
            <text:p>0.151426</text:p>
          </table:table-cell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0.147853" calcext:value-type="float">
            <text:p>0.147853</text:p>
          </table:table-cell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0.150707" calcext:value-type="float">
            <text:p>0.150707</text:p>
          </table:table-cell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0.148336" calcext:value-type="float">
            <text:p>0.148336</text:p>
          </table:table-cell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0.15127" calcext:value-type="float">
            <text:p>0.15127</text:p>
          </table:table-cell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0.152215" calcext:value-type="float">
            <text:p>0.152215</text:p>
          </table:table-cell>
        </table:table-row>
        <table:table-row table:style-name="ro1">
          <table:table-cell table:number-columns-repeated="4"/>
          <table:table-cell office:value-type="float" office:value="2023" calcext:value-type="float">
            <text:p>2023</text:p>
          </table:table-cell>
          <table:table-cell office:value-type="float" office:value="0.155022" calcext:value-type="float">
            <text:p>0.155022</text:p>
          </table:table-cell>
        </table:table-row>
        <table:table-row table:style-name="ro1">
          <table:table-cell table:number-columns-repeated="4"/>
          <table:table-cell office:value-type="float" office:value="2024" calcext:value-type="float">
            <text:p>2024</text:p>
          </table:table-cell>
          <table:table-cell office:value-type="float" office:value="0.16656" calcext:value-type="float">
            <text:p>0.16656</text:p>
          </table:table-cell>
        </table:table-row>
        <table:table-row table:style-name="ro1">
          <table:table-cell table:number-columns-repeated="4"/>
          <table:table-cell office:value-type="float" office:value="2025" calcext:value-type="float">
            <text:p>2025</text:p>
          </table:table-cell>
          <table:table-cell office:value-type="float" office:value="0.178004" calcext:value-type="float">
            <text:p>0.178004</text:p>
          </table:table-cell>
        </table:table-row>
        <table:table-row table:style-name="ro1"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0.176819" calcext:value-type="float">
            <text:p>0.176819</text:p>
          </table:table-cell>
        </table:table-row>
        <table:table-row table:style-name="ro1">
          <table:table-cell table:number-columns-repeated="4"/>
          <table:table-cell office:value-type="float" office:value="2027" calcext:value-type="float">
            <text:p>2027</text:p>
          </table:table-cell>
          <table:table-cell office:value-type="float" office:value="0.170733" calcext:value-type="float">
            <text:p>0.170733</text:p>
          </table:table-cell>
        </table:table-row>
        <table:table-row table:style-name="ro1">
          <table:table-cell table:number-columns-repeated="4"/>
          <table:table-cell office:value-type="float" office:value="2028" calcext:value-type="float">
            <text:p>2028</text:p>
          </table:table-cell>
          <table:table-cell office:value-type="float" office:value="0.170409" calcext:value-type="float">
            <text:p>0.170409</text:p>
          </table:table-cell>
        </table:table-row>
        <table:table-row table:style-name="ro1"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0.174246" calcext:value-type="float">
            <text:p>0.174246</text:p>
          </table:table-cell>
        </table:table-row>
        <table:table-row table:style-name="ro1"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0.167935" calcext:value-type="float">
            <text:p>0.167935</text:p>
          </table:table-cell>
        </table:table-row>
        <table:table-row table:style-name="ro1">
          <table:table-cell table:number-columns-repeated="4"/>
          <table:table-cell office:value-type="float" office:value="2031" calcext:value-type="float">
            <text:p>2031</text:p>
          </table:table-cell>
          <table:table-cell office:value-type="float" office:value="0.167283" calcext:value-type="float">
            <text:p>0.167283</text:p>
          </table:table-cell>
        </table:table-row>
        <table:table-row table:style-name="ro1">
          <table:table-cell table:number-columns-repeated="4"/>
          <table:table-cell office:value-type="float" office:value="2032" calcext:value-type="float">
            <text:p>2032</text:p>
          </table:table-cell>
          <table:table-cell office:value-type="float" office:value="0.164016" calcext:value-type="float">
            <text:p>0.164016</text:p>
          </table:table-cell>
        </table:table-row>
        <table:table-row table:style-name="ro1">
          <table:table-cell table:number-columns-repeated="4"/>
          <table:table-cell office:value-type="float" office:value="2033" calcext:value-type="float">
            <text:p>2033</text:p>
          </table:table-cell>
          <table:table-cell office:value-type="float" office:value="0.160326" calcext:value-type="float">
            <text:p>0.160326</text:p>
          </table:table-cell>
        </table:table-row>
        <table:table-row table:style-name="ro1">
          <table:table-cell table:number-columns-repeated="4"/>
          <table:table-cell office:value-type="float" office:value="2034" calcext:value-type="float">
            <text:p>2034</text:p>
          </table:table-cell>
          <table:table-cell office:value-type="float" office:value="0.155821" calcext:value-type="float">
            <text:p>0.155821</text:p>
          </table:table-cell>
        </table:table-row>
        <table:table-row table:style-name="ro1">
          <table:table-cell table:number-columns-repeated="4"/>
          <table:table-cell office:value-type="float" office:value="2035" calcext:value-type="float">
            <text:p>2035</text:p>
          </table:table-cell>
          <table:table-cell office:value-type="float" office:value="0.152046" calcext:value-type="float">
            <text:p>0.152046</text:p>
          </table:table-cell>
        </table:table-row>
        <table:table-row table:style-name="ro1">
          <table:table-cell table:number-columns-repeated="4"/>
          <table:table-cell office:value-type="float" office:value="2036" calcext:value-type="float">
            <text:p>2036</text:p>
          </table:table-cell>
          <table:table-cell office:value-type="float" office:value="0.156062" calcext:value-type="float">
            <text:p>0.156062</text:p>
          </table:table-cell>
        </table:table-row>
        <table:table-row table:style-name="ro1">
          <table:table-cell table:number-columns-repeated="4"/>
          <table:table-cell office:value-type="float" office:value="2037" calcext:value-type="float">
            <text:p>2037</text:p>
          </table:table-cell>
          <table:table-cell office:value-type="float" office:value="0.159113" calcext:value-type="float">
            <text:p>0.159113</text:p>
          </table:table-cell>
        </table:table-row>
        <table:table-row table:style-name="ro1">
          <table:table-cell table:number-columns-repeated="4"/>
          <table:table-cell office:value-type="float" office:value="2038" calcext:value-type="float">
            <text:p>2038</text:p>
          </table:table-cell>
          <table:table-cell office:value-type="float" office:value="0.170636" calcext:value-type="float">
            <text:p>0.170636</text:p>
          </table:table-cell>
        </table:table-row>
        <table:table-row table:style-name="ro1"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0.168287" calcext:value-type="float">
            <text:p>0.168287</text:p>
          </table:table-cell>
        </table:table-row>
        <table:table-row table:style-name="ro1">
          <table:table-cell table:number-columns-repeated="4"/>
          <table:table-cell office:value-type="float" office:value="2040" calcext:value-type="float">
            <text:p>2040</text:p>
          </table:table-cell>
          <table:table-cell office:value-type="float" office:value="0.172274" calcext:value-type="float">
            <text:p>0.172274</text:p>
          </table:table-cell>
        </table:table-row>
        <table:table-row table:style-name="ro1">
          <table:table-cell table:number-columns-repeated="4"/>
          <table:table-cell office:value-type="float" office:value="2041" calcext:value-type="float">
            <text:p>2041</text:p>
          </table:table-cell>
          <table:table-cell office:value-type="float" office:value="0.186831" calcext:value-type="float">
            <text:p>0.186831</text:p>
          </table:table-cell>
        </table:table-row>
        <table:table-row table:style-name="ro1">
          <table:table-cell table:number-columns-repeated="4"/>
          <table:table-cell office:value-type="float" office:value="2042" calcext:value-type="float">
            <text:p>2042</text:p>
          </table:table-cell>
          <table:table-cell office:value-type="float" office:value="0.177584" calcext:value-type="float">
            <text:p>0.177584</text:p>
          </table:table-cell>
        </table:table-row>
        <table:table-row table:style-name="ro1">
          <table:table-cell table:number-columns-repeated="4"/>
          <table:table-cell office:value-type="float" office:value="2043" calcext:value-type="float">
            <text:p>2043</text:p>
          </table:table-cell>
          <table:table-cell office:value-type="float" office:value="0.172507" calcext:value-type="float">
            <text:p>0.172507</text:p>
          </table:table-cell>
        </table:table-row>
        <table:table-row table:style-name="ro1"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0.172719" calcext:value-type="float">
            <text:p>0.172719</text:p>
          </table:table-cell>
        </table:table-row>
        <table:table-row table:style-name="ro1"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0.170144" calcext:value-type="float">
            <text:p>0.170144</text:p>
          </table:table-cell>
        </table:table-row>
        <table:table-row table:style-name="ro1">
          <table:table-cell table:number-columns-repeated="4"/>
          <table:table-cell office:value-type="float" office:value="2046" calcext:value-type="float">
            <text:p>2046</text:p>
          </table:table-cell>
          <table:table-cell office:value-type="float" office:value="0.165241" calcext:value-type="float">
            <text:p>0.165241</text:p>
          </table:table-cell>
        </table:table-row>
        <table:table-row table:style-name="ro1">
          <table:table-cell table:number-columns-repeated="4"/>
          <table:table-cell office:value-type="float" office:value="2047" calcext:value-type="float">
            <text:p>2047</text:p>
          </table:table-cell>
          <table:table-cell office:value-type="float" office:value="0.171086" calcext:value-type="float">
            <text:p>0.171086</text:p>
          </table:table-cell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170144" calcext:value-type="float">
            <text:p>0.170144</text:p>
          </table:table-cell>
        </table:table-row>
        <table:table-row table:style-name="ro1">
          <table:table-cell table:number-columns-repeated="4"/>
          <table:table-cell office:value-type="float" office:value="2049" calcext:value-type="float">
            <text:p>2049</text:p>
          </table:table-cell>
          <table:table-cell office:value-type="float" office:value="0.173539" calcext:value-type="float">
            <text:p>0.173539</text:p>
          </table:table-cell>
        </table:table-row>
        <table:table-row table:style-name="ro1"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.178957" calcext:value-type="float">
            <text:p>0.178957</text:p>
          </table:table-cell>
        </table:table-row>
        <table:table-row table:style-name="ro1">
          <table:table-cell table:number-columns-repeated="4"/>
          <table:table-cell office:value-type="float" office:value="2051" calcext:value-type="float">
            <text:p>2051</text:p>
          </table:table-cell>
          <table:table-cell office:value-type="float" office:value="0.177952" calcext:value-type="float">
            <text:p>0.177952</text:p>
          </table:table-cell>
        </table:table-row>
        <table:table-row table:style-name="ro1">
          <table:table-cell table:number-columns-repeated="4"/>
          <table:table-cell office:value-type="float" office:value="2052" calcext:value-type="float">
            <text:p>2052</text:p>
          </table:table-cell>
          <table:table-cell office:value-type="float" office:value="0.170938" calcext:value-type="float">
            <text:p>0.170938</text:p>
          </table:table-cell>
        </table:table-row>
        <table:table-row table:style-name="ro1">
          <table:table-cell table:number-columns-repeated="4"/>
          <table:table-cell office:value-type="float" office:value="2053" calcext:value-type="float">
            <text:p>2053</text:p>
          </table:table-cell>
          <table:table-cell office:value-type="float" office:value="0.167322" calcext:value-type="float">
            <text:p>0.167322</text:p>
          </table:table-cell>
        </table:table-row>
        <table:table-row table:style-name="ro1">
          <table:table-cell table:number-columns-repeated="4"/>
          <table:table-cell office:value-type="float" office:value="2054" calcext:value-type="float">
            <text:p>2054</text:p>
          </table:table-cell>
          <table:table-cell office:value-type="float" office:value="0.165099" calcext:value-type="float">
            <text:p>0.165099</text:p>
          </table:table-cell>
        </table:table-row>
        <table:table-row table:style-name="ro1">
          <table:table-cell table:number-columns-repeated="4"/>
          <table:table-cell office:value-type="float" office:value="2055" calcext:value-type="float">
            <text:p>2055</text:p>
          </table:table-cell>
          <table:table-cell office:value-type="float" office:value="0.165552" calcext:value-type="float">
            <text:p>0.165552</text:p>
          </table:table-cell>
        </table:table-row>
        <table:table-row table:style-name="ro1">
          <table:table-cell table:number-columns-repeated="4"/>
          <table:table-cell office:value-type="float" office:value="2056" calcext:value-type="float">
            <text:p>2056</text:p>
          </table:table-cell>
          <table:table-cell office:value-type="float" office:value="0.162255" calcext:value-type="float">
            <text:p>0.162255</text:p>
          </table:table-cell>
        </table:table-row>
        <table:table-row table:style-name="ro1">
          <table:table-cell table:number-columns-repeated="4"/>
          <table:table-cell office:value-type="float" office:value="2057" calcext:value-type="float">
            <text:p>2057</text:p>
          </table:table-cell>
          <table:table-cell office:value-type="float" office:value="0.161897" calcext:value-type="float">
            <text:p>0.161897</text:p>
          </table:table-cell>
        </table:table-row>
        <table:table-row table:style-name="ro1">
          <table:table-cell table:number-columns-repeated="4"/>
          <table:table-cell office:value-type="float" office:value="2058" calcext:value-type="float">
            <text:p>2058</text:p>
          </table:table-cell>
          <table:table-cell office:value-type="float" office:value="0.172828" calcext:value-type="float">
            <text:p>0.172828</text:p>
          </table:table-cell>
        </table:table-row>
        <table:table-row table:style-name="ro1">
          <table:table-cell table:number-columns-repeated="4"/>
          <table:table-cell office:value-type="float" office:value="2059" calcext:value-type="float">
            <text:p>2059</text:p>
          </table:table-cell>
          <table:table-cell office:value-type="float" office:value="0.166304" calcext:value-type="float">
            <text:p>0.166304</text:p>
          </table:table-cell>
        </table:table-row>
        <table:table-row table:style-name="ro1">
          <table:table-cell table:number-columns-repeated="4"/>
          <table:table-cell office:value-type="float" office:value="2060" calcext:value-type="float">
            <text:p>2060</text:p>
          </table:table-cell>
          <table:table-cell office:value-type="float" office:value="0.17399" calcext:value-type="float">
            <text:p>0.17399</text:p>
          </table:table-cell>
        </table:table-row>
        <table:table-row table:style-name="ro1">
          <table:table-cell table:number-columns-repeated="4"/>
          <table:table-cell office:value-type="float" office:value="2061" calcext:value-type="float">
            <text:p>2061</text:p>
          </table:table-cell>
          <table:table-cell office:value-type="float" office:value="0.170121" calcext:value-type="float">
            <text:p>0.170121</text:p>
          </table:table-cell>
        </table:table-row>
        <table:table-row table:style-name="ro1">
          <table:table-cell table:number-columns-repeated="4"/>
          <table:table-cell office:value-type="float" office:value="2062" calcext:value-type="float">
            <text:p>2062</text:p>
          </table:table-cell>
          <table:table-cell office:value-type="float" office:value="0.170326" calcext:value-type="float">
            <text:p>0.170326</text:p>
          </table:table-cell>
        </table:table-row>
        <table:table-row table:style-name="ro1"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0.166361" calcext:value-type="float">
            <text:p>0.166361</text:p>
          </table:table-cell>
        </table:table-row>
        <table:table-row table:style-name="ro1">
          <table:table-cell table:number-columns-repeated="4"/>
          <table:table-cell office:value-type="float" office:value="2064" calcext:value-type="float">
            <text:p>2064</text:p>
          </table:table-cell>
          <table:table-cell office:value-type="float" office:value="0.169085" calcext:value-type="float">
            <text:p>0.169085</text:p>
          </table:table-cell>
        </table:table-row>
        <table:table-row table:style-name="ro1">
          <table:table-cell table:number-columns-repeated="4"/>
          <table:table-cell office:value-type="float" office:value="2065" calcext:value-type="float">
            <text:p>2065</text:p>
          </table:table-cell>
          <table:table-cell office:value-type="float" office:value="0.166877" calcext:value-type="float">
            <text:p>0.166877</text:p>
          </table:table-cell>
        </table:table-row>
        <table:table-row table:style-name="ro1">
          <table:table-cell table:number-columns-repeated="4"/>
          <table:table-cell office:value-type="float" office:value="2066" calcext:value-type="float">
            <text:p>2066</text:p>
          </table:table-cell>
          <table:table-cell office:value-type="float" office:value="0.164725" calcext:value-type="float">
            <text:p>0.164725</text:p>
          </table:table-cell>
        </table:table-row>
        <table:table-row table:style-name="ro1">
          <table:table-cell table:number-columns-repeated="4"/>
          <table:table-cell office:value-type="float" office:value="2067" calcext:value-type="float">
            <text:p>2067</text:p>
          </table:table-cell>
          <table:table-cell office:value-type="float" office:value="0.155643" calcext:value-type="float">
            <text:p>0.155643</text:p>
          </table:table-cell>
        </table:table-row>
        <table:table-row table:style-name="ro1"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0.151406" calcext:value-type="float">
            <text:p>0.151406</text:p>
          </table:table-cell>
        </table:table-row>
        <table:table-row table:style-name="ro1"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0.155976" calcext:value-type="float">
            <text:p>0.155976</text:p>
          </table:table-cell>
        </table:table-row>
        <table:table-row table:style-name="ro1">
          <table:table-cell table:number-columns-repeated="4"/>
          <table:table-cell office:value-type="float" office:value="2070" calcext:value-type="float">
            <text:p>2070</text:p>
          </table:table-cell>
          <table:table-cell office:value-type="float" office:value="0.150729" calcext:value-type="float">
            <text:p>0.150729</text:p>
          </table:table-cell>
        </table:table-row>
        <table:table-row table:style-name="ro1">
          <table:table-cell table:number-columns-repeated="4"/>
          <table:table-cell office:value-type="float" office:value="2071" calcext:value-type="float">
            <text:p>2071</text:p>
          </table:table-cell>
          <table:table-cell office:value-type="float" office:value="0.1503" calcext:value-type="float">
            <text:p>0.1503</text:p>
          </table:table-cell>
        </table:table-row>
        <table:table-row table:style-name="ro1"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0.143672" calcext:value-type="float">
            <text:p>0.143672</text:p>
          </table:table-cell>
        </table:table-row>
        <table:table-row table:style-name="ro1">
          <table:table-cell table:number-columns-repeated="4"/>
          <table:table-cell office:value-type="float" office:value="2073" calcext:value-type="float">
            <text:p>2073</text:p>
          </table:table-cell>
          <table:table-cell office:value-type="float" office:value="0.144199" calcext:value-type="float">
            <text:p>0.144199</text:p>
          </table:table-cell>
        </table:table-row>
        <table:table-row table:style-name="ro1"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0.147458" calcext:value-type="float">
            <text:p>0.147458</text:p>
          </table:table-cell>
        </table:table-row>
        <table:table-row table:style-name="ro1">
          <table:table-cell table:number-columns-repeated="4"/>
          <table:table-cell office:value-type="float" office:value="2075" calcext:value-type="float">
            <text:p>2075</text:p>
          </table:table-cell>
          <table:table-cell office:value-type="float" office:value="0.14854" calcext:value-type="float">
            <text:p>0.14854</text:p>
          </table:table-cell>
        </table:table-row>
        <table:table-row table:style-name="ro1">
          <table:table-cell table:number-columns-repeated="4"/>
          <table:table-cell office:value-type="float" office:value="2076" calcext:value-type="float">
            <text:p>2076</text:p>
          </table:table-cell>
          <table:table-cell office:value-type="float" office:value="0.152923" calcext:value-type="float">
            <text:p>0.152923</text:p>
          </table:table-cell>
        </table:table-row>
        <table:table-row table:style-name="ro1">
          <table:table-cell table:number-columns-repeated="4"/>
          <table:table-cell office:value-type="float" office:value="2077" calcext:value-type="float">
            <text:p>2077</text:p>
          </table:table-cell>
          <table:table-cell office:value-type="float" office:value="0.153144" calcext:value-type="float">
            <text:p>0.153144</text:p>
          </table:table-cell>
        </table:table-row>
        <table:table-row table:style-name="ro1">
          <table:table-cell table:number-columns-repeated="4"/>
          <table:table-cell office:value-type="float" office:value="2078" calcext:value-type="float">
            <text:p>2078</text:p>
          </table:table-cell>
          <table:table-cell office:value-type="float" office:value="0.157398" calcext:value-type="float">
            <text:p>0.157398</text:p>
          </table:table-cell>
        </table:table-row>
        <table:table-row table:style-name="ro1">
          <table:table-cell table:number-columns-repeated="4"/>
          <table:table-cell office:value-type="float" office:value="2079" calcext:value-type="float">
            <text:p>2079</text:p>
          </table:table-cell>
          <table:table-cell office:value-type="float" office:value="0.152682" calcext:value-type="float">
            <text:p>0.152682</text:p>
          </table:table-cell>
        </table:table-row>
        <table:table-row table:style-name="ro1"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0.162012" calcext:value-type="float">
            <text:p>0.162012</text:p>
          </table:table-cell>
        </table:table-row>
        <table:table-row table:style-name="ro1"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0.157635" calcext:value-type="float">
            <text:p>0.157635</text:p>
          </table:table-cell>
        </table:table-row>
        <table:table-row table:style-name="ro1"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156248" calcext:value-type="float">
            <text:p>0.156248</text:p>
          </table:table-cell>
        </table:table-row>
        <table:table-row table:style-name="ro1"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162783" calcext:value-type="float">
            <text:p>0.162783</text:p>
          </table:table-cell>
        </table:table-row>
        <table:table-row table:style-name="ro1"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158904" calcext:value-type="float">
            <text:p>0.158904</text:p>
          </table:table-cell>
        </table:table-row>
        <table:table-row table:style-name="ro1"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0.159384" calcext:value-type="float">
            <text:p>0.159384</text:p>
          </table:table-cell>
        </table:table-row>
        <table:table-row table:style-name="ro1"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0.154181" calcext:value-type="float">
            <text:p>0.154181</text:p>
          </table:table-cell>
        </table:table-row>
        <table:table-row table:style-name="ro1"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0.153376" calcext:value-type="float">
            <text:p>0.153376</text:p>
          </table:table-cell>
        </table:table-row>
        <table:table-row table:style-name="ro1"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0.169412" calcext:value-type="float">
            <text:p>0.169412</text:p>
          </table:table-cell>
        </table:table-row>
        <table:table-row table:style-name="ro1"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0.167487" calcext:value-type="float">
            <text:p>0.167487</text:p>
          </table:table-cell>
        </table:table-row>
        <table:table-row table:style-name="ro1"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162171" calcext:value-type="float">
            <text:p>0.162171</text:p>
          </table:table-cell>
        </table:table-row>
        <table:table-row table:style-name="ro1"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0.160077" calcext:value-type="float">
            <text:p>0.160077</text:p>
          </table:table-cell>
        </table:table-row>
        <table:table-row table:style-name="ro1"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0.156792" calcext:value-type="float">
            <text:p>0.156792</text:p>
          </table:table-cell>
        </table:table-row>
        <table:table-row table:style-name="ro1"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0.161505" calcext:value-type="float">
            <text:p>0.161505</text:p>
          </table:table-cell>
        </table:table-row>
        <table:table-row table:style-name="ro1"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0.158608" calcext:value-type="float">
            <text:p>0.158608</text:p>
          </table:table-cell>
        </table:table-row>
        <table:table-row table:style-name="ro1">
          <table:table-cell table:number-columns-repeated="4"/>
          <table:table-cell office:value-type="float" office:value="2095" calcext:value-type="float">
            <text:p>2095</text:p>
          </table:table-cell>
          <table:table-cell office:value-type="float" office:value="0.156011" calcext:value-type="float">
            <text:p>0.156011</text:p>
          </table:table-cell>
        </table:table-row>
        <table:table-row table:style-name="ro1">
          <table:table-cell table:number-columns-repeated="4"/>
          <table:table-cell office:value-type="float" office:value="2096" calcext:value-type="float">
            <text:p>2096</text:p>
          </table:table-cell>
          <table:table-cell office:value-type="float" office:value="0.155858" calcext:value-type="float">
            <text:p>0.155858</text:p>
          </table:table-cell>
        </table:table-row>
        <table:table-row table:style-name="ro1">
          <table:table-cell table:number-columns-repeated="4"/>
          <table:table-cell office:value-type="float" office:value="2097" calcext:value-type="float">
            <text:p>2097</text:p>
          </table:table-cell>
          <table:table-cell office:value-type="float" office:value="0.157538" calcext:value-type="float">
            <text:p>0.157538</text:p>
          </table:table-cell>
        </table:table-row>
        <table:table-row table:style-name="ro1">
          <table:table-cell table:number-columns-repeated="4"/>
          <table:table-cell office:value-type="float" office:value="2098" calcext:value-type="float">
            <text:p>2098</text:p>
          </table:table-cell>
          <table:table-cell office:value-type="float" office:value="0.157802" calcext:value-type="float">
            <text:p>0.157802</text:p>
          </table:table-cell>
        </table:table-row>
        <table:table-row table:style-name="ro1">
          <table:table-cell table:number-columns-repeated="4"/>
          <table:table-cell office:value-type="float" office:value="2099" calcext:value-type="float">
            <text:p>2099</text:p>
          </table:table-cell>
          <table:table-cell office:value-type="float" office:value="0.161786" calcext:value-type="float">
            <text:p>0.161786</text:p>
          </table:table-cell>
        </table:table-row>
        <table:table-row table:style-name="ro1"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0.154713" calcext:value-type="float">
            <text:p>0.154713</text:p>
          </table:table-cell>
        </table:table-row>
        <table:table-row table:style-name="ro1">
          <table:table-cell table:number-columns-repeated="4"/>
          <table:table-cell office:value-type="float" office:value="2101" calcext:value-type="float">
            <text:p>2101</text:p>
          </table:table-cell>
          <table:table-cell office:value-type="float" office:value="0.163971" calcext:value-type="float">
            <text:p>0.163971</text:p>
          </table:table-cell>
        </table:table-row>
        <table:table-row table:style-name="ro1">
          <table:table-cell table:number-columns-repeated="4"/>
          <table:table-cell office:value-type="float" office:value="2102" calcext:value-type="float">
            <text:p>2102</text:p>
          </table:table-cell>
          <table:table-cell office:value-type="float" office:value="0.158074" calcext:value-type="float">
            <text:p>0.158074</text:p>
          </table:table-cell>
        </table:table-row>
        <table:table-row table:style-name="ro1">
          <table:table-cell table:number-columns-repeated="4"/>
          <table:table-cell office:value-type="float" office:value="2103" calcext:value-type="float">
            <text:p>2103</text:p>
          </table:table-cell>
          <table:table-cell office:value-type="float" office:value="0.157366" calcext:value-type="float">
            <text:p>0.157366</text:p>
          </table:table-cell>
        </table:table-row>
        <table:table-row table:style-name="ro1">
          <table:table-cell table:number-columns-repeated="4"/>
          <table:table-cell office:value-type="float" office:value="2104" calcext:value-type="float">
            <text:p>2104</text:p>
          </table:table-cell>
          <table:table-cell office:value-type="float" office:value="0.160439" calcext:value-type="float">
            <text:p>0.160439</text:p>
          </table:table-cell>
        </table:table-row>
        <table:table-row table:style-name="ro1">
          <table:table-cell table:number-columns-repeated="4"/>
          <table:table-cell office:value-type="float" office:value="2105" calcext:value-type="float">
            <text:p>2105</text:p>
          </table:table-cell>
          <table:table-cell office:value-type="float" office:value="0.16117" calcext:value-type="float">
            <text:p>0.16117</text:p>
          </table:table-cell>
        </table:table-row>
        <table:table-row table:style-name="ro1">
          <table:table-cell table:number-columns-repeated="4"/>
          <table:table-cell office:value-type="float" office:value="2106" calcext:value-type="float">
            <text:p>2106</text:p>
          </table:table-cell>
          <table:table-cell office:value-type="float" office:value="0.152548" calcext:value-type="float">
            <text:p>0.152548</text:p>
          </table:table-cell>
        </table:table-row>
        <table:table-row table:style-name="ro1">
          <table:table-cell table:number-columns-repeated="4"/>
          <table:table-cell office:value-type="float" office:value="2107" calcext:value-type="float">
            <text:p>2107</text:p>
          </table:table-cell>
          <table:table-cell office:value-type="float" office:value="0.149305" calcext:value-type="float">
            <text:p>0.149305</text:p>
          </table:table-cell>
        </table:table-row>
        <table:table-row table:style-name="ro1">
          <table:table-cell table:number-columns-repeated="4"/>
          <table:table-cell office:value-type="float" office:value="2108" calcext:value-type="float">
            <text:p>2108</text:p>
          </table:table-cell>
          <table:table-cell office:value-type="float" office:value="0.154155" calcext:value-type="float">
            <text:p>0.154155</text:p>
          </table:table-cell>
        </table:table-row>
        <table:table-row table:style-name="ro1">
          <table:table-cell table:number-columns-repeated="4"/>
          <table:table-cell office:value-type="float" office:value="2109" calcext:value-type="float">
            <text:p>2109</text:p>
          </table:table-cell>
          <table:table-cell office:value-type="float" office:value="0.152964" calcext:value-type="float">
            <text:p>0.152964</text:p>
          </table:table-cell>
        </table:table-row>
        <table:table-row table:style-name="ro1"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0.148537" calcext:value-type="float">
            <text:p>0.148537</text:p>
          </table:table-cell>
        </table:table-row>
        <table:table-row table:style-name="ro1">
          <table:table-cell table:number-columns-repeated="4"/>
          <table:table-cell office:value-type="float" office:value="2111" calcext:value-type="float">
            <text:p>2111</text:p>
          </table:table-cell>
          <table:table-cell office:value-type="float" office:value="0.147419" calcext:value-type="float">
            <text:p>0.147419</text:p>
          </table:table-cell>
        </table:table-row>
        <table:table-row table:style-name="ro1">
          <table:table-cell table:number-columns-repeated="4"/>
          <table:table-cell office:value-type="float" office:value="2112" calcext:value-type="float">
            <text:p>2112</text:p>
          </table:table-cell>
          <table:table-cell office:value-type="float" office:value="0.148274" calcext:value-type="float">
            <text:p>0.148274</text:p>
          </table:table-cell>
        </table:table-row>
        <table:table-row table:style-name="ro1">
          <table:table-cell table:number-columns-repeated="4"/>
          <table:table-cell office:value-type="float" office:value="2113" calcext:value-type="float">
            <text:p>2113</text:p>
          </table:table-cell>
          <table:table-cell office:value-type="float" office:value="0.146109" calcext:value-type="float">
            <text:p>0.146109</text:p>
          </table:table-cell>
        </table:table-row>
        <table:table-row table:style-name="ro1">
          <table:table-cell table:number-columns-repeated="4"/>
          <table:table-cell office:value-type="float" office:value="2114" calcext:value-type="float">
            <text:p>2114</text:p>
          </table:table-cell>
          <table:table-cell office:value-type="float" office:value="0.145584" calcext:value-type="float">
            <text:p>0.145584</text:p>
          </table:table-cell>
        </table:table-row>
        <table:table-row table:style-name="ro1">
          <table:table-cell table:number-columns-repeated="4"/>
          <table:table-cell office:value-type="float" office:value="2115" calcext:value-type="float">
            <text:p>2115</text:p>
          </table:table-cell>
          <table:table-cell office:value-type="float" office:value="0.168651" calcext:value-type="float">
            <text:p>0.168651</text:p>
          </table:table-cell>
        </table:table-row>
        <table:table-row table:style-name="ro1">
          <table:table-cell table:number-columns-repeated="4"/>
          <table:table-cell office:value-type="float" office:value="2116" calcext:value-type="float">
            <text:p>2116</text:p>
          </table:table-cell>
          <table:table-cell office:value-type="float" office:value="0.161271" calcext:value-type="float">
            <text:p>0.161271</text:p>
          </table:table-cell>
        </table:table-row>
        <table:table-row table:style-name="ro1">
          <table:table-cell table:number-columns-repeated="4"/>
          <table:table-cell office:value-type="float" office:value="2117" calcext:value-type="float">
            <text:p>2117</text:p>
          </table:table-cell>
          <table:table-cell office:value-type="float" office:value="0.156222" calcext:value-type="float">
            <text:p>0.156222</text:p>
          </table:table-cell>
        </table:table-row>
        <table:table-row table:style-name="ro1">
          <table:table-cell table:number-columns-repeated="4"/>
          <table:table-cell office:value-type="float" office:value="2118" calcext:value-type="float">
            <text:p>2118</text:p>
          </table:table-cell>
          <table:table-cell office:value-type="float" office:value="0.155633" calcext:value-type="float">
            <text:p>0.155633</text:p>
          </table:table-cell>
        </table:table-row>
        <table:table-row table:style-name="ro1">
          <table:table-cell table:number-columns-repeated="4"/>
          <table:table-cell office:value-type="float" office:value="2119" calcext:value-type="float">
            <text:p>2119</text:p>
          </table:table-cell>
          <table:table-cell office:value-type="float" office:value="0.158586" calcext:value-type="float">
            <text:p>0.158586</text:p>
          </table:table-cell>
        </table:table-row>
        <table:table-row table:style-name="ro1"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.153112" calcext:value-type="float">
            <text:p>0.153112</text:p>
          </table:table-cell>
        </table:table-row>
        <table:table-row table:style-name="ro1">
          <table:table-cell table:number-columns-repeated="4"/>
          <table:table-cell office:value-type="float" office:value="2121" calcext:value-type="float">
            <text:p>2121</text:p>
          </table:table-cell>
          <table:table-cell office:value-type="float" office:value="0.153132" calcext:value-type="float">
            <text:p>0.153132</text:p>
          </table:table-cell>
        </table:table-row>
        <table:table-row table:style-name="ro1">
          <table:table-cell table:number-columns-repeated="4"/>
          <table:table-cell office:value-type="float" office:value="2122" calcext:value-type="float">
            <text:p>2122</text:p>
          </table:table-cell>
          <table:table-cell office:value-type="float" office:value="0.154125" calcext:value-type="float">
            <text:p>0.154125</text:p>
          </table:table-cell>
        </table:table-row>
        <table:table-row table:style-name="ro1">
          <table:table-cell table:number-columns-repeated="4"/>
          <table:table-cell office:value-type="float" office:value="2123" calcext:value-type="float">
            <text:p>2123</text:p>
          </table:table-cell>
          <table:table-cell office:value-type="float" office:value="0.150496" calcext:value-type="float">
            <text:p>0.150496</text:p>
          </table:table-cell>
        </table:table-row>
        <table:table-row table:style-name="ro1">
          <table:table-cell table:number-columns-repeated="4"/>
          <table:table-cell office:value-type="float" office:value="2124" calcext:value-type="float">
            <text:p>2124</text:p>
          </table:table-cell>
          <table:table-cell office:value-type="float" office:value="0.14918" calcext:value-type="float">
            <text:p>0.14918</text:p>
          </table:table-cell>
        </table:table-row>
        <table:table-row table:style-name="ro1">
          <table:table-cell table:number-columns-repeated="4"/>
          <table:table-cell office:value-type="float" office:value="2125" calcext:value-type="float">
            <text:p>2125</text:p>
          </table:table-cell>
          <table:table-cell office:value-type="float" office:value="0.15134" calcext:value-type="float">
            <text:p>0.15134</text:p>
          </table:table-cell>
        </table:table-row>
        <table:table-row table:style-name="ro1">
          <table:table-cell table:number-columns-repeated="4"/>
          <table:table-cell office:value-type="float" office:value="2126" calcext:value-type="float">
            <text:p>2126</text:p>
          </table:table-cell>
          <table:table-cell office:value-type="float" office:value="0.147906" calcext:value-type="float">
            <text:p>0.147906</text:p>
          </table:table-cell>
        </table:table-row>
        <table:table-row table:style-name="ro1">
          <table:table-cell table:number-columns-repeated="4"/>
          <table:table-cell office:value-type="float" office:value="2127" calcext:value-type="float">
            <text:p>2127</text:p>
          </table:table-cell>
          <table:table-cell office:value-type="float" office:value="0.149892" calcext:value-type="float">
            <text:p>0.149892</text:p>
          </table:table-cell>
        </table:table-row>
        <table:table-row table:style-name="ro1">
          <table:table-cell table:number-columns-repeated="4"/>
          <table:table-cell office:value-type="float" office:value="2128" calcext:value-type="float">
            <text:p>2128</text:p>
          </table:table-cell>
          <table:table-cell office:value-type="float" office:value="0.147659" calcext:value-type="float">
            <text:p>0.147659</text:p>
          </table:table-cell>
        </table:table-row>
        <table:table-row table:style-name="ro1">
          <table:table-cell table:number-columns-repeated="4"/>
          <table:table-cell office:value-type="float" office:value="2129" calcext:value-type="float">
            <text:p>2129</text:p>
          </table:table-cell>
          <table:table-cell office:value-type="float" office:value="0.150074" calcext:value-type="float">
            <text:p>0.150074</text:p>
          </table:table-cell>
        </table:table-row>
        <table:table-row table:style-name="ro1"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0.145936" calcext:value-type="float">
            <text:p>0.145936</text:p>
          </table:table-cell>
        </table:table-row>
        <table:table-row table:style-name="ro1"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0.146408" calcext:value-type="float">
            <text:p>0.146408</text:p>
          </table:table-cell>
        </table:table-row>
        <table:table-row table:style-name="ro1">
          <table:table-cell table:number-columns-repeated="4"/>
          <table:table-cell office:value-type="float" office:value="2132" calcext:value-type="float">
            <text:p>2132</text:p>
          </table:table-cell>
          <table:table-cell office:value-type="float" office:value="0.142605" calcext:value-type="float">
            <text:p>0.142605</text:p>
          </table:table-cell>
        </table:table-row>
        <table:table-row table:style-name="ro1">
          <table:table-cell table:number-columns-repeated="4"/>
          <table:table-cell office:value-type="float" office:value="2133" calcext:value-type="float">
            <text:p>2133</text:p>
          </table:table-cell>
          <table:table-cell office:value-type="float" office:value="0.137409" calcext:value-type="float">
            <text:p>0.137409</text:p>
          </table:table-cell>
        </table:table-row>
        <table:table-row table:style-name="ro1"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0.134852" calcext:value-type="float">
            <text:p>0.134852</text:p>
          </table:table-cell>
        </table:table-row>
        <table:table-row table:style-name="ro1">
          <table:table-cell table:number-columns-repeated="4"/>
          <table:table-cell office:value-type="float" office:value="2135" calcext:value-type="float">
            <text:p>2135</text:p>
          </table:table-cell>
          <table:table-cell office:value-type="float" office:value="0.137536" calcext:value-type="float">
            <text:p>0.137536</text:p>
          </table:table-cell>
        </table:table-row>
        <table:table-row table:style-name="ro1">
          <table:table-cell table:number-columns-repeated="4"/>
          <table:table-cell office:value-type="float" office:value="2136" calcext:value-type="float">
            <text:p>2136</text:p>
          </table:table-cell>
          <table:table-cell office:value-type="float" office:value="0.141389" calcext:value-type="float">
            <text:p>0.141389</text:p>
          </table:table-cell>
        </table:table-row>
        <table:table-row table:style-name="ro1"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0.140573" calcext:value-type="float">
            <text:p>0.140573</text:p>
          </table:table-cell>
        </table:table-row>
        <table:table-row table:style-name="ro1"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0.138087" calcext:value-type="float">
            <text:p>0.138087</text:p>
          </table:table-cell>
        </table:table-row>
        <table:table-row table:style-name="ro1">
          <table:table-cell table:number-columns-repeated="4"/>
          <table:table-cell office:value-type="float" office:value="2139" calcext:value-type="float">
            <text:p>2139</text:p>
          </table:table-cell>
          <table:table-cell office:value-type="float" office:value="0.138245" calcext:value-type="float">
            <text:p>0.138245</text:p>
          </table:table-cell>
        </table:table-row>
        <table:table-row table:style-name="ro1"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0.141379" calcext:value-type="float">
            <text:p>0.141379</text:p>
          </table:table-cell>
        </table:table-row>
        <table:table-row table:style-name="ro1">
          <table:table-cell table:number-columns-repeated="4"/>
          <table:table-cell office:value-type="float" office:value="2141" calcext:value-type="float">
            <text:p>2141</text:p>
          </table:table-cell>
          <table:table-cell office:value-type="float" office:value="0.140017" calcext:value-type="float">
            <text:p>0.140017</text:p>
          </table:table-cell>
        </table:table-row>
        <table:table-row table:style-name="ro1">
          <table:table-cell table:number-columns-repeated="4"/>
          <table:table-cell office:value-type="float" office:value="2142" calcext:value-type="float">
            <text:p>2142</text:p>
          </table:table-cell>
          <table:table-cell office:value-type="float" office:value="0.136674" calcext:value-type="float">
            <text:p>0.136674</text:p>
          </table:table-cell>
        </table:table-row>
        <table:table-row table:style-name="ro1"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0.132615" calcext:value-type="float">
            <text:p>0.132615</text:p>
          </table:table-cell>
        </table:table-row>
        <table:table-row table:style-name="ro1">
          <table:table-cell table:number-columns-repeated="4"/>
          <table:table-cell office:value-type="float" office:value="2144" calcext:value-type="float">
            <text:p>2144</text:p>
          </table:table-cell>
          <table:table-cell office:value-type="float" office:value="0.132881" calcext:value-type="float">
            <text:p>0.132881</text:p>
          </table:table-cell>
        </table:table-row>
        <table:table-row table:style-name="ro1">
          <table:table-cell table:number-columns-repeated="4"/>
          <table:table-cell office:value-type="float" office:value="2145" calcext:value-type="float">
            <text:p>2145</text:p>
          </table:table-cell>
          <table:table-cell office:value-type="float" office:value="0.142733" calcext:value-type="float">
            <text:p>0.142733</text:p>
          </table:table-cell>
        </table:table-row>
        <table:table-row table:style-name="ro1">
          <table:table-cell table:number-columns-repeated="4"/>
          <table:table-cell office:value-type="float" office:value="2146" calcext:value-type="float">
            <text:p>2146</text:p>
          </table:table-cell>
          <table:table-cell office:value-type="float" office:value="0.144609" calcext:value-type="float">
            <text:p>0.144609</text:p>
          </table:table-cell>
        </table:table-row>
        <table:table-row table:style-name="ro1"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0.157175" calcext:value-type="float">
            <text:p>0.157175</text:p>
          </table:table-cell>
        </table:table-row>
        <table:table-row table:style-name="ro1"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0.152658" calcext:value-type="float">
            <text:p>0.152658</text:p>
          </table:table-cell>
        </table:table-row>
        <table:table-row table:style-name="ro1"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0.147734" calcext:value-type="float">
            <text:p>0.147734</text:p>
          </table:table-cell>
        </table:table-row>
        <table:table-row table:style-name="ro1"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0.150727" calcext:value-type="float">
            <text:p>0.150727</text:p>
          </table:table-cell>
        </table:table-row>
        <table:table-row table:style-name="ro1">
          <table:table-cell table:number-columns-repeated="4"/>
          <table:table-cell office:value-type="float" office:value="2151" calcext:value-type="float">
            <text:p>2151</text:p>
          </table:table-cell>
          <table:table-cell office:value-type="float" office:value="0.14877" calcext:value-type="float">
            <text:p>0.14877</text:p>
          </table:table-cell>
        </table:table-row>
        <table:table-row table:style-name="ro1">
          <table:table-cell table:number-columns-repeated="4"/>
          <table:table-cell office:value-type="float" office:value="2152" calcext:value-type="float">
            <text:p>2152</text:p>
          </table:table-cell>
          <table:table-cell office:value-type="float" office:value="0.149775" calcext:value-type="float">
            <text:p>0.149775</text:p>
          </table:table-cell>
        </table:table-row>
        <table:table-row table:style-name="ro1">
          <table:table-cell table:number-columns-repeated="4"/>
          <table:table-cell office:value-type="float" office:value="2153" calcext:value-type="float">
            <text:p>2153</text:p>
          </table:table-cell>
          <table:table-cell office:value-type="float" office:value="0.154461" calcext:value-type="float">
            <text:p>0.154461</text:p>
          </table:table-cell>
        </table:table-row>
        <table:table-row table:style-name="ro1"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0.156077" calcext:value-type="float">
            <text:p>0.156077</text:p>
          </table:table-cell>
        </table:table-row>
        <table:table-row table:style-name="ro1">
          <table:table-cell table:number-columns-repeated="4"/>
          <table:table-cell office:value-type="float" office:value="2155" calcext:value-type="float">
            <text:p>2155</text:p>
          </table:table-cell>
          <table:table-cell office:value-type="float" office:value="0.158991" calcext:value-type="float">
            <text:p>0.158991</text:p>
          </table:table-cell>
        </table:table-row>
        <table:table-row table:style-name="ro1">
          <table:table-cell table:number-columns-repeated="4"/>
          <table:table-cell office:value-type="float" office:value="2156" calcext:value-type="float">
            <text:p>2156</text:p>
          </table:table-cell>
          <table:table-cell office:value-type="float" office:value="0.165099" calcext:value-type="float">
            <text:p>0.165099</text:p>
          </table:table-cell>
        </table:table-row>
        <table:table-row table:style-name="ro1">
          <table:table-cell table:number-columns-repeated="4"/>
          <table:table-cell office:value-type="float" office:value="2157" calcext:value-type="float">
            <text:p>2157</text:p>
          </table:table-cell>
          <table:table-cell office:value-type="float" office:value="0.162069" calcext:value-type="float">
            <text:p>0.162069</text:p>
          </table:table-cell>
        </table:table-row>
        <table:table-row table:style-name="ro1">
          <table:table-cell table:number-columns-repeated="4"/>
          <table:table-cell office:value-type="float" office:value="2158" calcext:value-type="float">
            <text:p>2158</text:p>
          </table:table-cell>
          <table:table-cell office:value-type="float" office:value="0.160127" calcext:value-type="float">
            <text:p>0.160127</text:p>
          </table:table-cell>
        </table:table-row>
        <table:table-row table:style-name="ro1">
          <table:table-cell table:number-columns-repeated="4"/>
          <table:table-cell office:value-type="float" office:value="2159" calcext:value-type="float">
            <text:p>2159</text:p>
          </table:table-cell>
          <table:table-cell office:value-type="float" office:value="0.155497" calcext:value-type="float">
            <text:p>0.155497</text:p>
          </table:table-cell>
        </table:table-row>
        <table:table-row table:style-name="ro1"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0.16493" calcext:value-type="float">
            <text:p>0.16493</text:p>
          </table:table-cell>
        </table:table-row>
        <table:table-row table:style-name="ro1">
          <table:table-cell table:number-columns-repeated="4"/>
          <table:table-cell office:value-type="float" office:value="2161" calcext:value-type="float">
            <text:p>2161</text:p>
          </table:table-cell>
          <table:table-cell office:value-type="float" office:value="0.164893" calcext:value-type="float">
            <text:p>0.164893</text:p>
          </table:table-cell>
        </table:table-row>
        <table:table-row table:style-name="ro1"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0.168806" calcext:value-type="float">
            <text:p>0.168806</text:p>
          </table:table-cell>
        </table:table-row>
        <table:table-row table:style-name="ro1">
          <table:table-cell table:number-columns-repeated="4"/>
          <table:table-cell office:value-type="float" office:value="2163" calcext:value-type="float">
            <text:p>2163</text:p>
          </table:table-cell>
          <table:table-cell office:value-type="float" office:value="0.168788" calcext:value-type="float">
            <text:p>0.168788</text:p>
          </table:table-cell>
        </table:table-row>
        <table:table-row table:style-name="ro1">
          <table:table-cell table:number-columns-repeated="4"/>
          <table:table-cell office:value-type="float" office:value="2164" calcext:value-type="float">
            <text:p>2164</text:p>
          </table:table-cell>
          <table:table-cell office:value-type="float" office:value="0.166115" calcext:value-type="float">
            <text:p>0.166115</text:p>
          </table:table-cell>
        </table:table-row>
        <table:table-row table:style-name="ro1">
          <table:table-cell table:number-columns-repeated="4"/>
          <table:table-cell office:value-type="float" office:value="2165" calcext:value-type="float">
            <text:p>2165</text:p>
          </table:table-cell>
          <table:table-cell office:value-type="float" office:value="0.170297" calcext:value-type="float">
            <text:p>0.170297</text:p>
          </table:table-cell>
        </table:table-row>
        <table:table-row table:style-name="ro1">
          <table:table-cell table:number-columns-repeated="4"/>
          <table:table-cell office:value-type="float" office:value="2166" calcext:value-type="float">
            <text:p>2166</text:p>
          </table:table-cell>
          <table:table-cell office:value-type="float" office:value="0.164346" calcext:value-type="float">
            <text:p>0.164346</text:p>
          </table:table-cell>
        </table:table-row>
        <table:table-row table:style-name="ro1">
          <table:table-cell table:number-columns-repeated="4"/>
          <table:table-cell office:value-type="float" office:value="2167" calcext:value-type="float">
            <text:p>2167</text:p>
          </table:table-cell>
          <table:table-cell office:value-type="float" office:value="0.162387" calcext:value-type="float">
            <text:p>0.162387</text:p>
          </table:table-cell>
        </table:table-row>
        <table:table-row table:style-name="ro1">
          <table:table-cell table:number-columns-repeated="4"/>
          <table:table-cell office:value-type="float" office:value="2168" calcext:value-type="float">
            <text:p>2168</text:p>
          </table:table-cell>
          <table:table-cell office:value-type="float" office:value="0.160076" calcext:value-type="float">
            <text:p>0.160076</text:p>
          </table:table-cell>
        </table:table-row>
        <table:table-row table:style-name="ro1">
          <table:table-cell table:number-columns-repeated="4"/>
          <table:table-cell office:value-type="float" office:value="2169" calcext:value-type="float">
            <text:p>2169</text:p>
          </table:table-cell>
          <table:table-cell office:value-type="float" office:value="0.161047" calcext:value-type="float">
            <text:p>0.161047</text:p>
          </table:table-cell>
        </table:table-row>
        <table:table-row table:style-name="ro1"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0.164073" calcext:value-type="float">
            <text:p>0.164073</text:p>
          </table:table-cell>
        </table:table-row>
        <table:table-row table:style-name="ro1"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0.162605" calcext:value-type="float">
            <text:p>0.162605</text:p>
          </table:table-cell>
        </table:table-row>
        <table:table-row table:style-name="ro1">
          <table:table-cell table:number-columns-repeated="4"/>
          <table:table-cell office:value-type="float" office:value="2172" calcext:value-type="float">
            <text:p>2172</text:p>
          </table:table-cell>
          <table:table-cell office:value-type="float" office:value="0.161799" calcext:value-type="float">
            <text:p>0.161799</text:p>
          </table:table-cell>
        </table:table-row>
        <table:table-row table:style-name="ro1">
          <table:table-cell table:number-columns-repeated="4"/>
          <table:table-cell office:value-type="float" office:value="2173" calcext:value-type="float">
            <text:p>2173</text:p>
          </table:table-cell>
          <table:table-cell office:value-type="float" office:value="0.157359" calcext:value-type="float">
            <text:p>0.157359</text:p>
          </table:table-cell>
        </table:table-row>
        <table:table-row table:style-name="ro1">
          <table:table-cell table:number-columns-repeated="4"/>
          <table:table-cell office:value-type="float" office:value="2174" calcext:value-type="float">
            <text:p>2174</text:p>
          </table:table-cell>
          <table:table-cell office:value-type="float" office:value="0.15239" calcext:value-type="float">
            <text:p>0.15239</text:p>
          </table:table-cell>
        </table:table-row>
        <table:table-row table:style-name="ro1">
          <table:table-cell table:number-columns-repeated="4"/>
          <table:table-cell office:value-type="float" office:value="2175" calcext:value-type="float">
            <text:p>2175</text:p>
          </table:table-cell>
          <table:table-cell office:value-type="float" office:value="0.150815" calcext:value-type="float">
            <text:p>0.150815</text:p>
          </table:table-cell>
        </table:table-row>
        <table:table-row table:style-name="ro1">
          <table:table-cell table:number-columns-repeated="4"/>
          <table:table-cell office:value-type="float" office:value="2176" calcext:value-type="float">
            <text:p>2176</text:p>
          </table:table-cell>
          <table:table-cell office:value-type="float" office:value="0.16783" calcext:value-type="float">
            <text:p>0.16783</text:p>
          </table:table-cell>
        </table:table-row>
        <table:table-row table:style-name="ro1">
          <table:table-cell table:number-columns-repeated="4"/>
          <table:table-cell office:value-type="float" office:value="2177" calcext:value-type="float">
            <text:p>2177</text:p>
          </table:table-cell>
          <table:table-cell office:value-type="float" office:value="0.167273" calcext:value-type="float">
            <text:p>0.167273</text:p>
          </table:table-cell>
        </table:table-row>
        <table:table-row table:style-name="ro1">
          <table:table-cell table:number-columns-repeated="4"/>
          <table:table-cell office:value-type="float" office:value="2178" calcext:value-type="float">
            <text:p>2178</text:p>
          </table:table-cell>
          <table:table-cell office:value-type="float" office:value="0.169205" calcext:value-type="float">
            <text:p>0.169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29:35.966592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5:52:11.075616144</meta:creation-date>
    <dc:date>2017-03-17T14:30:39.164336093</dc:date>
    <meta:editing-duration>PT12M30S</meta:editing-duration>
    <meta:editing-cycles>8</meta:editing-cycles>
    <meta:generator>LibreOffice/5.0.6.2$Linux_X86_64 LibreOffice_project/00$Build-2</meta:generator>
    <meta:document-statistic meta:table-count="1" meta:cell-count="58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Modified my-yolo-voc-2-416.cfg</text:p>
        </chart:title>
        <chart:plot-area chart:style-name="ch3" table:cell-range-address="Sheet1.B1:Sheet1.B200 Sheet1.D201:Sheet1.D1000 Sheet1.F1001:Sheet1.F2178" chart:data-source-has-labels="row" svg:x="1.331cm" svg:y="1.275cm" svg:width="14.349cm" svg:height="6.564cm">
          <chartooo:coordinate-region svg:x="1.767cm" svg:y="1.474cm" svg:width="13.356cm" svg:height="5.718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4">
            <chart:title svg:x="0.451cm" svg:y="4.985cm" chart:style-name="ch6">
              <text:p>Loss</text:p>
            </chart:title>
            <chart:grid chart:style-name="ch7" chart:class="major"/>
          </chart:axis>
          <chart:series chart:style-name="ch8" chart:values-cell-range-address="Sheet1.B1:Sheet1.B200 Sheet1.D201:Sheet1.D1000 Sheet1.F1001:Sheet1.F2178" chart:class="chart:scatter">
            <chart:data-point chart:repeated="21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D 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85325">
                <text:p>12.285325</text:p>
                <draw:g>
                  <svg:desc>Sheet1.B1:Sheet1.B200 Sheet1.D201:Sheet1.D1000 Sheet1.F1001:Sheet1.F2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025923">
                <text:p>12.025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40412">
                <text:p>11.440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27489">
                <text:p>10.627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16898">
                <text:p>9.716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3456">
                <text:p>8.83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39134">
                <text:p>8.039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39398">
                <text:p>7.339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94927">
                <text:p>6.694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07203">
                <text:p>6.107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82895">
                <text:p>5.582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14212">
                <text:p>5.11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76483">
                <text:p>4.676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92642">
                <text:p>4.292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7565">
                <text:p>3.917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9646">
                <text:p>3.589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8786">
                <text:p>3.28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53533">
                <text:p>3.053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9511">
                <text:p>2.799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8405">
                <text:p>2.58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83508">
                <text:p>2.383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09425">
                <text:p>2.209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5054">
                <text:p>2.035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87145">
                <text:p>1.887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64645">
                <text:p>1.764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5592">
                <text:p>1.645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6399">
                <text:p>1.56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3515">
                <text:p>1.453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5119">
                <text:p>1.365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0896">
                <text:p>1.290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27525">
                <text:p>1.227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2888">
                <text:p>1.162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4678">
                <text:p>1.094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2001">
                <text:p>1.042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7337">
                <text:p>0.997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805">
                <text:p>0.952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9888">
                <text:p>0.909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6629">
                <text:p>0.856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2848">
                <text:p>0.832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1551">
                <text:p>0.791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8557">
                <text:p>0.75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874">
                <text:p>0.728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8385">
                <text:p>0.718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337">
                <text:p>0.688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9825">
                <text:p>0.649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1561">
                <text:p>0.631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919">
                <text:p>0.621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098">
                <text:p>0.61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875">
                <text:p>0.58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0926">
                <text:p>0.580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2613">
                <text:p>0.572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5566">
                <text:p>0.55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5881">
                <text:p>0.545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6165">
                <text:p>0.536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815">
                <text:p>0.538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7879">
                <text:p>0.537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6631">
                <text:p>0.526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5664">
                <text:p>0.505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9125">
                <text:p>0.509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612">
                <text:p>0.49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3778">
                <text:p>0.49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6083">
                <text:p>0.4860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211">
                <text:p>0.48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4965">
                <text:p>0.474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5665">
                <text:p>0.475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1182">
                <text:p>0.471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8299">
                <text:p>0.468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3534">
                <text:p>0.463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8589">
                <text:p>0.448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4695">
                <text:p>0.444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8136">
                <text:p>0.438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2104">
                <text:p>0.432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0653">
                <text:p>0.430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2953">
                <text:p>0.422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053">
                <text:p>0.426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6145">
                <text:p>0.426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0071">
                <text:p>0.410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3868">
                <text:p>0.40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9044">
                <text:p>0.389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8597">
                <text:p>0.408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8341">
                <text:p>0.3883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2481">
                <text:p>0.382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8867">
                <text:p>0.378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2474">
                <text:p>0.382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9829">
                <text:p>0.369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4272">
                <text:p>0.374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7529">
                <text:p>0.377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965">
                <text:p>0.36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1182">
                <text:p>0.381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1667">
                <text:p>0.371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4085">
                <text:p>0.3640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628">
                <text:p>0.3636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1045">
                <text:p>0.381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9739">
                <text:p>0.369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9698">
                <text:p>0.369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6387">
                <text:p>0.3763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2012">
                <text:p>0.362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1581">
                <text:p>0.351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5686">
                <text:p>0.355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8606">
                <text:p>0.368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9061">
                <text:p>0.3690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5381">
                <text:p>0.355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45759">
                <text:p>0.3457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7346">
                <text:p>0.337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7671">
                <text:p>0.327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8165">
                <text:p>0.318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6817">
                <text:p>0.3168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3434">
                <text:p>0.313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04145">
                <text:p>0.304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1785">
                <text:p>0.2917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293">
                <text:p>0.28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6707">
                <text:p>0.276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1924">
                <text:p>0.271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72636">
                <text:p>0.272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8069">
                <text:p>0.2780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6685">
                <text:p>0.2666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7672">
                <text:p>0.267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5358">
                <text:p>0.285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3802">
                <text:p>0.2838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89679">
                <text:p>0.2896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1298">
                <text:p>0.2912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7785">
                <text:p>0.287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2879">
                <text:p>0.292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3003">
                <text:p>0.293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254">
                <text:p>0.28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1827">
                <text:p>0.271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0578">
                <text:p>0.270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4721">
                <text:p>0.274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4288">
                <text:p>0.274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6687">
                <text:p>0.266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6888">
                <text:p>0.256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53168">
                <text:p>0.2531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17">
                <text:p>0.2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331">
                <text:p>0.26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1694">
                <text:p>0.2616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7551">
                <text:p>0.2575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1143">
                <text:p>0.271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4423">
                <text:p>0.264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4516">
                <text:p>0.254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8414">
                <text:p>0.248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7627">
                <text:p>0.2376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6949">
                <text:p>0.226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3441">
                <text:p>0.233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9003">
                <text:p>0.2290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322">
                <text:p>0.2233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5399">
                <text:p>0.235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8517">
                <text:p>0.228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452">
                <text:p>0.224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8493">
                <text:p>0.228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5819">
                <text:p>0.2258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0012">
                <text:p>0.240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3805">
                <text:p>0.243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4561">
                <text:p>0.2345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6053">
                <text:p>0.236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1321">
                <text:p>0.241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3014">
                <text:p>0.2430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7256">
                <text:p>0.2472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3909">
                <text:p>0.2439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5345">
                <text:p>0.2353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7006">
                <text:p>0.227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9143">
                <text:p>0.229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5735">
                <text:p>0.225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18565">
                <text:p>0.2185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13871">
                <text:p>0.213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17347">
                <text:p>0.2173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5146">
                <text:p>0.215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5372">
                <text:p>0.2153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0061">
                <text:p>0.2200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2243">
                <text:p>0.232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30425">
                <text:p>0.230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38592">
                <text:p>0.2385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36365">
                <text:p>0.2363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4187">
                <text:p>0.244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36782">
                <text:p>0.236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36494">
                <text:p>0.2364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4692">
                <text:p>0.234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1104">
                <text:p>0.241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0121">
                <text:p>0.240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423">
                <text:p>0.24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36327">
                <text:p>0.236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8445">
                <text:p>0.2384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6335">
                <text:p>0.2363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2445">
                <text:p>0.242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3326">
                <text:p>0.2433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7979">
                <text:p>0.237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9843">
                <text:p>0.249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885">
                <text:p>0.26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0205">
                <text:p>0.2802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1169">
                <text:p>0.2811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1532">
                <text:p>0.281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70029">
                <text:p>0.2700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9472">
                <text:p>0.259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9242">
                <text:p>0.2492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6518">
                <text:p>0.2465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6655">
                <text:p>0.2366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31681">
                <text:p>0.231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24946">
                <text:p>0.2249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6377">
                <text:p>0.226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3038">
                <text:p>0.223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5241">
                <text:p>0.2252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0528">
                <text:p>0.32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6992">
                <text:p>0.316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3685">
                <text:p>0.3036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0267">
                <text:p>0.300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82819">
                <text:p>0.2828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1022">
                <text:p>0.2710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0475">
                <text:p>0.270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70193">
                <text:p>0.270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7913">
                <text:p>0.2679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1366">
                <text:p>0.261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52254">
                <text:p>0.252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62257">
                <text:p>0.2622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6656">
                <text:p>0.256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48321">
                <text:p>0.248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4483">
                <text:p>0.2444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3985">
                <text:p>0.2439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39665">
                <text:p>0.239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5004">
                <text:p>0.245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9667">
                <text:p>0.239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0718">
                <text:p>0.2407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9863">
                <text:p>0.2298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7938">
                <text:p>0.227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8622">
                <text:p>0.2186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4515">
                <text:p>0.2145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0278">
                <text:p>0.2102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04317">
                <text:p>0.2043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7013">
                <text:p>0.207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9259">
                <text:p>0.2092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4927">
                <text:p>0.2049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9728">
                <text:p>0.1997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5597">
                <text:p>0.1955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8904">
                <text:p>0.1989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3757">
                <text:p>0.2037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02702">
                <text:p>0.2027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00548">
                <text:p>0.200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2898">
                <text:p>0.1928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1207">
                <text:p>0.1912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7313">
                <text:p>0.1973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08012">
                <text:p>0.2080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1321">
                <text:p>0.2013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5922">
                <text:p>0.1959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2736">
                <text:p>0.1927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96439">
                <text:p>0.1964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0635">
                <text:p>0.2006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1592">
                <text:p>0.1915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0161">
                <text:p>0.190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6179">
                <text:p>0.1961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93493">
                <text:p>0.1934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5491">
                <text:p>0.1854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2006">
                <text:p>0.182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78666">
                <text:p>0.178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9172">
                <text:p>0.189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3744">
                <text:p>0.1937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3803">
                <text:p>0.1938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94635">
                <text:p>0.1946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8313">
                <text:p>0.198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4788">
                <text:p>0.1947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98711">
                <text:p>0.1987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0182">
                <text:p>0.1901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1527">
                <text:p>0.191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581">
                <text:p>0.195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99805">
                <text:p>0.1998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99427">
                <text:p>0.1994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93575">
                <text:p>0.1935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0354">
                <text:p>0.20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06014">
                <text:p>0.2060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00358">
                <text:p>0.2003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00362">
                <text:p>0.200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94612">
                <text:p>0.1946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6386">
                <text:p>0.1863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8563">
                <text:p>0.178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83587">
                <text:p>0.1835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96456">
                <text:p>0.1964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0548">
                <text:p>0.200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07021">
                <text:p>0.207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08983">
                <text:p>0.208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7192">
                <text:p>0.207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7354">
                <text:p>0.2073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02356">
                <text:p>0.2023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8766">
                <text:p>0.1987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0522">
                <text:p>0.205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08454">
                <text:p>0.2084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5971">
                <text:p>0.2059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9015">
                <text:p>0.199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12582">
                <text:p>0.2125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7788">
                <text:p>0.2077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7414">
                <text:p>0.2074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9632">
                <text:p>0.209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981">
                <text:p>0.199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6264">
                <text:p>0.1962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8655">
                <text:p>0.2086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8492">
                <text:p>0.2084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9909">
                <text:p>0.2199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6018">
                <text:p>0.22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5195">
                <text:p>0.2151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9423">
                <text:p>0.209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9369">
                <text:p>0.2093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6463">
                <text:p>0.2064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13733">
                <text:p>0.2137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19194">
                <text:p>0.2191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27761">
                <text:p>0.227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28303">
                <text:p>0.2283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32858">
                <text:p>0.2328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8662">
                <text:p>0.2286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2928">
                <text:p>0.2329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36399">
                <text:p>0.2363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1008">
                <text:p>0.2310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7554">
                <text:p>0.2275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32174">
                <text:p>0.2321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4026">
                <text:p>0.24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36304">
                <text:p>0.236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35548">
                <text:p>0.2355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29347">
                <text:p>0.2293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2323">
                <text:p>0.223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11088">
                <text:p>0.211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13938">
                <text:p>0.2139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11457">
                <text:p>0.2114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11232">
                <text:p>0.2112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00667">
                <text:p>0.2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2104">
                <text:p>0.2021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0715">
                <text:p>0.2007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8903">
                <text:p>0.198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4066">
                <text:p>0.1940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2231">
                <text:p>0.1922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2259">
                <text:p>0.1922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89807">
                <text:p>0.1898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85708">
                <text:p>0.1857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2834">
                <text:p>0.1828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89077">
                <text:p>0.1890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88892">
                <text:p>0.1888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1837">
                <text:p>0.1918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4402">
                <text:p>0.194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154">
                <text:p>0.19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0117">
                <text:p>0.1901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2704">
                <text:p>0.182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1967">
                <text:p>0.1919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0304">
                <text:p>0.1903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3011">
                <text:p>0.193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1567">
                <text:p>0.1915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2577">
                <text:p>0.1925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0596">
                <text:p>0.200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5169">
                <text:p>0.1951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0349">
                <text:p>0.1903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8884">
                <text:p>0.188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97248">
                <text:p>0.1972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6122">
                <text:p>0.2061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0643">
                <text:p>0.2006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9455">
                <text:p>0.19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6601">
                <text:p>0.1966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8157">
                <text:p>0.2081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2184">
                <text:p>0.2021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97845">
                <text:p>0.1978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3727">
                <text:p>0.203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28">
                <text:p>0.2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2024">
                <text:p>0.202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9664">
                <text:p>0.19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7484">
                <text:p>0.1874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85824">
                <text:p>0.1858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86138">
                <text:p>0.1861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0421">
                <text:p>0.2004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6599">
                <text:p>0.2065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932">
                <text:p>0.2119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16471">
                <text:p>0.2164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12531">
                <text:p>0.2125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15935">
                <text:p>0.2159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10736">
                <text:p>0.2107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9548">
                <text:p>0.2095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6145">
                <text:p>0.2061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2925">
                <text:p>0.2029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97258">
                <text:p>0.1972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9848">
                <text:p>0.198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7238">
                <text:p>0.1972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89078">
                <text:p>0.1890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90008">
                <text:p>0.1900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85782">
                <text:p>0.1857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4613">
                <text:p>0.1846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91989">
                <text:p>0.1919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5218">
                <text:p>0.1852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96306">
                <text:p>0.1963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92346">
                <text:p>0.1923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91296">
                <text:p>0.1912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93624">
                <text:p>0.1936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2048">
                <text:p>0.2020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97307">
                <text:p>0.1973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841">
                <text:p>0.188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3525">
                <text:p>0.1935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92767">
                <text:p>0.1927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2171">
                <text:p>0.1821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77148">
                <text:p>0.1771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3195">
                <text:p>0.1931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3523">
                <text:p>0.1935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0102">
                <text:p>0.1901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88198">
                <text:p>0.1881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2056">
                <text:p>0.1820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76714">
                <text:p>0.176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2176">
                <text:p>0.172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446">
                <text:p>0.174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2775">
                <text:p>0.1827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77483">
                <text:p>0.1774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275">
                <text:p>0.18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79828">
                <text:p>0.1798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78261">
                <text:p>0.1782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75809">
                <text:p>0.1758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78882">
                <text:p>0.1788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79443">
                <text:p>0.1794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4394">
                <text:p>0.1843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6898">
                <text:p>0.1868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4124">
                <text:p>0.184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7679">
                <text:p>0.176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0253">
                <text:p>0.1802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7587">
                <text:p>0.17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77258">
                <text:p>0.1772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77322">
                <text:p>0.1773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72352">
                <text:p>0.1723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8198">
                <text:p>0.1881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681">
                <text:p>0.186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1868">
                <text:p>0.1818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74982">
                <text:p>0.1749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7702">
                <text:p>0.177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84846">
                <text:p>0.1848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0642">
                <text:p>0.1806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72791">
                <text:p>0.1727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0283">
                <text:p>0.1702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67741">
                <text:p>0.1677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91701">
                <text:p>0.1917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7986">
                <text:p>0.1879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82557">
                <text:p>0.1825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80768">
                <text:p>0.18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4262">
                <text:p>0.1842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5463">
                <text:p>0.175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1075">
                <text:p>0.1710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227">
                <text:p>0.1732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263">
                <text:p>0.172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2912">
                <text:p>0.1729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2029">
                <text:p>0.1820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86458">
                <text:p>0.1864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96276">
                <text:p>0.1962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91669">
                <text:p>0.1916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89007">
                <text:p>0.189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81992">
                <text:p>0.1819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8949">
                <text:p>0.1789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8319">
                <text:p>0.1783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2099">
                <text:p>0.1820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611">
                <text:p>0.176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2947">
                <text:p>0.1729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1652">
                <text:p>0.171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2701">
                <text:p>0.1727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68108">
                <text:p>0.168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157">
                <text:p>0.1801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7789">
                <text:p>0.177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91828">
                <text:p>0.1918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2508">
                <text:p>0.1925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8239">
                <text:p>0.1982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09386">
                <text:p>0.2093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6652">
                <text:p>0.1966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0905">
                <text:p>0.1909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5689">
                <text:p>0.1956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1376">
                <text:p>0.1913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90173">
                <text:p>0.1901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9537">
                <text:p>0.1895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7613">
                <text:p>0.1876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251">
                <text:p>0.182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91346">
                <text:p>0.1913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4109">
                <text:p>0.1941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3542">
                <text:p>0.1935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1419">
                <text:p>0.1914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98215">
                <text:p>0.1982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8231">
                <text:p>0.198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91731">
                <text:p>0.1917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08798">
                <text:p>0.208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0261">
                <text:p>0.202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9573">
                <text:p>0.1995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5581">
                <text:p>0.1955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6377">
                <text:p>0.1863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2549">
                <text:p>0.1825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491">
                <text:p>0.184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0806">
                <text:p>0.1908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816">
                <text:p>0.18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80676">
                <text:p>0.1806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76151">
                <text:p>0.1761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77838">
                <text:p>0.1778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71041">
                <text:p>0.1710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9528">
                <text:p>0.1695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64742">
                <text:p>0.1647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2094">
                <text:p>0.1620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64089">
                <text:p>0.1640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76851">
                <text:p>0.1768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81128">
                <text:p>0.1811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79575">
                <text:p>0.1795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77598">
                <text:p>0.1775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71849">
                <text:p>0.1718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66464">
                <text:p>0.1664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69929">
                <text:p>0.1699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6657">
                <text:p>0.166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65335">
                <text:p>0.1653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1823">
                <text:p>0.1818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80068">
                <text:p>0.1800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77404">
                <text:p>0.1774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77325">
                <text:p>0.1773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75358">
                <text:p>0.1753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75957">
                <text:p>0.1759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75398">
                <text:p>0.175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76851">
                <text:p>0.1768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75232">
                <text:p>0.1752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69288">
                <text:p>0.1692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68565">
                <text:p>0.1685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67259">
                <text:p>0.1672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67366">
                <text:p>0.1673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62836">
                <text:p>0.1628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62657">
                <text:p>0.1626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0918">
                <text:p>0.1609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58467">
                <text:p>0.1584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56397">
                <text:p>0.1563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53079">
                <text:p>0.1530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59405">
                <text:p>0.1594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65753">
                <text:p>0.1657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70106">
                <text:p>0.170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74237">
                <text:p>0.1742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86264">
                <text:p>0.1862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4322">
                <text:p>0.1943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89843">
                <text:p>0.1898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88224">
                <text:p>0.1882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8393">
                <text:p>0.1983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038">
                <text:p>0.190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2791">
                <text:p>0.1927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2994">
                <text:p>0.1929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0461">
                <text:p>0.1904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8823">
                <text:p>0.188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84719">
                <text:p>0.1847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86475">
                <text:p>0.1864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0943">
                <text:p>0.1909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85266">
                <text:p>0.1852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0494">
                <text:p>0.1904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81996">
                <text:p>0.1819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79485">
                <text:p>0.1794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4873">
                <text:p>0.1748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77287">
                <text:p>0.1772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79585">
                <text:p>0.1795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83036">
                <text:p>0.1830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87762">
                <text:p>0.1877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78624">
                <text:p>0.1786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73067">
                <text:p>0.1730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69606">
                <text:p>0.1696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7227">
                <text:p>0.1672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67878">
                <text:p>0.1678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81468">
                <text:p>0.1814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75293">
                <text:p>0.1752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79381">
                <text:p>0.1793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78572">
                <text:p>0.1785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79295">
                <text:p>0.1792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77962">
                <text:p>0.1779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78533">
                <text:p>0.1785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2454">
                <text:p>0.1924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99703">
                <text:p>0.1997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01192">
                <text:p>0.2011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3725">
                <text:p>0.1937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89287">
                <text:p>0.1892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76623">
                <text:p>0.1766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76269">
                <text:p>0.1762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78367">
                <text:p>0.1783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73406">
                <text:p>0.1734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66548">
                <text:p>0.1665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76386">
                <text:p>0.1763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76987">
                <text:p>0.1769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88605">
                <text:p>0.1886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87951">
                <text:p>0.1879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83883">
                <text:p>0.1838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77907">
                <text:p>0.1779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72004">
                <text:p>0.172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70047">
                <text:p>0.1700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66239">
                <text:p>0.1662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73329">
                <text:p>0.1733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75972">
                <text:p>0.1759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82991">
                <text:p>0.182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83317">
                <text:p>0.1833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06">
                <text:p>0.19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4032">
                <text:p>0.1940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00972">
                <text:p>0.2009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01851">
                <text:p>0.2018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10187">
                <text:p>0.2101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10039">
                <text:p>0.2100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06983">
                <text:p>0.2069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08267">
                <text:p>0.2082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02741">
                <text:p>0.2027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7249">
                <text:p>0.2072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8561">
                <text:p>0.1985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6251">
                <text:p>0.1962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4294">
                <text:p>0.194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89505">
                <text:p>0.1895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87917">
                <text:p>0.187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83305">
                <text:p>0.1833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76988">
                <text:p>0.1769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7861">
                <text:p>0.178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72166">
                <text:p>0.1721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67024">
                <text:p>0.167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74443">
                <text:p>0.1744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8558">
                <text:p>0.1685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73009">
                <text:p>0.1730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72653">
                <text:p>0.1726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86248">
                <text:p>0.1862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03119">
                <text:p>0.2031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15118">
                <text:p>0.2151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08013">
                <text:p>0.2080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05971">
                <text:p>0.2059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8952">
                <text:p>0.1989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1851">
                <text:p>0.1918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87209">
                <text:p>0.1872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86107">
                <text:p>0.1861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4756">
                <text:p>0.1947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04901">
                <text:p>0.2049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04534">
                <text:p>0.2045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00601">
                <text:p>0.2006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9407">
                <text:p>0.1994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4547">
                <text:p>0.194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1207">
                <text:p>0.1912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87829">
                <text:p>0.1878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85003">
                <text:p>0.1850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81013">
                <text:p>0.1810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88353">
                <text:p>0.1883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1084">
                <text:p>0.1910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85977">
                <text:p>0.1859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88053">
                <text:p>0.1880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89023">
                <text:p>0.1890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4708">
                <text:p>0.1947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89964">
                <text:p>0.1899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6256">
                <text:p>0.1962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09627">
                <text:p>0.2096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898">
                <text:p>0.198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2359">
                <text:p>0.1923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86858">
                <text:p>0.1868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81978">
                <text:p>0.1819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6051">
                <text:p>0.176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8837">
                <text:p>0.1788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83865">
                <text:p>0.1838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85229">
                <text:p>0.185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9214">
                <text:p>0.1792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87818">
                <text:p>0.1878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82949">
                <text:p>0.1829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85901">
                <text:p>0.1859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82957">
                <text:p>0.1829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82612">
                <text:p>0.1826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6268">
                <text:p>0.1762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8012">
                <text:p>0.180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87858">
                <text:p>0.1878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82478">
                <text:p>0.1824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04851">
                <text:p>0.2048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0563">
                <text:p>0.205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9667">
                <text:p>0.199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0239">
                <text:p>0.1902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87131">
                <text:p>0.1871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81328">
                <text:p>0.1813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81118">
                <text:p>0.1811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79825">
                <text:p>0.1798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78924">
                <text:p>0.1789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75693">
                <text:p>0.175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76571">
                <text:p>0.1765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76437">
                <text:p>0.1764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4955">
                <text:p>0.1849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1789">
                <text:p>0.1917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4938">
                <text:p>0.1949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0985">
                <text:p>0.1909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2121">
                <text:p>0.1921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3998">
                <text:p>0.1939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89986">
                <text:p>0.1899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0658">
                <text:p>0.1806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78844">
                <text:p>0.1788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76631">
                <text:p>0.1766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73372">
                <text:p>0.1733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69825">
                <text:p>0.1698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63014">
                <text:p>0.1630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56603">
                <text:p>0.1566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68463">
                <text:p>0.1684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78871">
                <text:p>0.1788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74993">
                <text:p>0.1749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76752">
                <text:p>0.1767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2249">
                <text:p>0.1722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66898">
                <text:p>0.1668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70248">
                <text:p>0.1702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5568">
                <text:p>0.1655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61966">
                <text:p>0.1619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64016">
                <text:p>0.1640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66895">
                <text:p>0.1668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64779">
                <text:p>0.1647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59229">
                <text:p>0.1592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5792">
                <text:p>0.15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56653">
                <text:p>0.1566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5348">
                <text:p>0.153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62342">
                <text:p>0.1623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5983">
                <text:p>0.159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58419">
                <text:p>0.1584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5397">
                <text:p>0.153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51462">
                <text:p>0.1514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66892">
                <text:p>0.1668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4226">
                <text:p>0.1642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63464">
                <text:p>0.1634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64523">
                <text:p>0.1645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64482">
                <text:p>0.1644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69569">
                <text:p>0.1695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68451">
                <text:p>0.1684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1534">
                <text:p>0.1715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67835">
                <text:p>0.1678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69495">
                <text:p>0.1694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72228">
                <text:p>0.1722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2139">
                <text:p>0.1721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70091">
                <text:p>0.1700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65341">
                <text:p>0.1653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62668">
                <text:p>0.1626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59206">
                <text:p>0.1592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55244">
                <text:p>0.1552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54292">
                <text:p>0.154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58973">
                <text:p>0.1589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58596">
                <text:p>0.1585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6503">
                <text:p>0.1565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62188">
                <text:p>0.1621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62215">
                <text:p>0.1622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8375">
                <text:p>0.1583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65505">
                <text:p>0.1655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6717">
                <text:p>0.167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67753">
                <text:p>0.1677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63246">
                <text:p>0.1632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64879">
                <text:p>0.1648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1969">
                <text:p>0.1719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70273">
                <text:p>0.1702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71786">
                <text:p>0.1717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86969">
                <text:p>0.1869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85842">
                <text:p>0.1858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82883">
                <text:p>0.1828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6174">
                <text:p>0.1961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3689">
                <text:p>0.1936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4123">
                <text:p>0.1941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84594">
                <text:p>0.1845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89223">
                <text:p>0.1892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80597">
                <text:p>0.1805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78628">
                <text:p>0.1786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8673">
                <text:p>0.1786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75725">
                <text:p>0.1757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78152">
                <text:p>0.1781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81449">
                <text:p>0.1814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79692">
                <text:p>0.1796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70372">
                <text:p>0.1703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71016">
                <text:p>0.1710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75039">
                <text:p>0.1750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71441">
                <text:p>0.1714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67421">
                <text:p>0.1674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762">
                <text:p>0.17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72939">
                <text:p>0.1729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76432">
                <text:p>0.176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70172">
                <text:p>0.1701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64374">
                <text:p>0.1643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73742">
                <text:p>0.1737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69923">
                <text:p>0.1699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7179">
                <text:p>0.171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73387">
                <text:p>0.1733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72802">
                <text:p>0.172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69101">
                <text:p>0.1691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63566">
                <text:p>0.1635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70128">
                <text:p>0.1701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1411">
                <text:p>0.1714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75117">
                <text:p>0.1751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6948">
                <text:p>0.169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73288">
                <text:p>0.1732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75043">
                <text:p>0.1750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69881">
                <text:p>0.1698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71756">
                <text:p>0.1717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9154">
                <text:p>0.1691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62732">
                <text:p>0.1627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74794">
                <text:p>0.1747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68705">
                <text:p>0.1687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66749">
                <text:p>0.1667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64632">
                <text:p>0.1646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66057">
                <text:p>0.1660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71789">
                <text:p>0.1717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74083">
                <text:p>0.1740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85874">
                <text:p>0.1858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88405">
                <text:p>0.1884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83253">
                <text:p>0.1832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79676">
                <text:p>0.1796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79746">
                <text:p>0.1797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78577">
                <text:p>0.1785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74433">
                <text:p>0.1744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79166">
                <text:p>0.1791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74219">
                <text:p>0.1742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77709">
                <text:p>0.1777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79022">
                <text:p>0.1790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81615">
                <text:p>0.1816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81443">
                <text:p>0.1814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80112">
                <text:p>0.1801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85258">
                <text:p>0.1852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83376">
                <text:p>0.1833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87158">
                <text:p>0.1871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92251">
                <text:p>0.1922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262">
                <text:p>0.192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87355">
                <text:p>0.1873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93126">
                <text:p>0.1931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87007">
                <text:p>0.1870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84066">
                <text:p>0.1840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8308">
                <text:p>0.183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78821">
                <text:p>0.1788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84559">
                <text:p>0.1845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83332">
                <text:p>0.1833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259">
                <text:p>0.1825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82101">
                <text:p>0.1821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79609">
                <text:p>0.1796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75645">
                <text:p>0.175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69315">
                <text:p>0.1693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69232">
                <text:p>0.1692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62353">
                <text:p>0.1623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72265">
                <text:p>0.1722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74421">
                <text:p>0.1744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78154">
                <text:p>0.1781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74034">
                <text:p>0.1740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5702">
                <text:p>0.1857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94222">
                <text:p>0.1942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84224">
                <text:p>0.1842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92659">
                <text:p>0.1926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86858">
                <text:p>0.1868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92622">
                <text:p>0.1926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84531">
                <text:p>0.1845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871">
                <text:p>0.188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93608">
                <text:p>0.1936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86731">
                <text:p>0.1867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88197">
                <text:p>0.1881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82865">
                <text:p>0.1828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75485">
                <text:p>0.1754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74975">
                <text:p>0.1749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1601">
                <text:p>0.1816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84235">
                <text:p>0.1842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83828">
                <text:p>0.1838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88787">
                <text:p>0.1887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81536">
                <text:p>0.1815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89023">
                <text:p>0.1890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82716">
                <text:p>0.1827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81465">
                <text:p>0.1814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75961">
                <text:p>0.1759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71361">
                <text:p>0.1713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68312">
                <text:p>0.1683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75708">
                <text:p>0.1757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76161">
                <text:p>0.1761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78102">
                <text:p>0.1781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77337">
                <text:p>0.1773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74114">
                <text:p>0.1741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75084">
                <text:p>0.1750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7635">
                <text:p>0.176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72005">
                <text:p>0.1720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67692">
                <text:p>0.1676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61971">
                <text:p>0.1619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57567">
                <text:p>0.1575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63515">
                <text:p>0.1635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60209">
                <text:p>0.1602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51754">
                <text:p>0.1517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50676">
                <text:p>0.1506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0011">
                <text:p>0.1500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60855">
                <text:p>0.1608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7617">
                <text:p>0.176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77319">
                <text:p>0.1773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75624">
                <text:p>0.1756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6876">
                <text:p>0.168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75923">
                <text:p>0.1759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65077">
                <text:p>0.1650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76148">
                <text:p>0.1761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7711">
                <text:p>0.177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88369">
                <text:p>0.1883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81058">
                <text:p>0.1810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75873">
                <text:p>0.1758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2286">
                <text:p>0.1822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78867">
                <text:p>0.1788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6144">
                <text:p>0.1761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72348">
                <text:p>0.1723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70855">
                <text:p>0.1708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79863">
                <text:p>0.1798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74297">
                <text:p>0.1742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71785">
                <text:p>0.1717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67206">
                <text:p>0.1672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65053">
                <text:p>0.1650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67955">
                <text:p>0.1679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64371">
                <text:p>0.1643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61333">
                <text:p>0.161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54905">
                <text:p>0.1549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54646">
                <text:p>0.1546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73439">
                <text:p>0.1734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70101">
                <text:p>0.1701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71288">
                <text:p>0.1712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217">
                <text:p>0.172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75459">
                <text:p>0.1754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6023">
                <text:p>0.1760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69085">
                <text:p>0.1690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62706">
                <text:p>0.1627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0081">
                <text:p>0.1800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72778">
                <text:p>0.17277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73888">
                <text:p>0.1738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71201">
                <text:p>0.1712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70365">
                <text:p>0.1703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68596">
                <text:p>0.1685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67815">
                <text:p>0.1678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71069">
                <text:p>0.1710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75241">
                <text:p>0.1752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79364">
                <text:p>0.1793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1858">
                <text:p>0.1818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8429">
                <text:p>0.184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7607">
                <text:p>0.176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71521">
                <text:p>0.1715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72483">
                <text:p>0.1724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71109">
                <text:p>0.1711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69671">
                <text:p>0.1696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73278">
                <text:p>0.1732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0053">
                <text:p>0.1800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5692">
                <text:p>0.1856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0813">
                <text:p>0.1808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1312">
                <text:p>0.1813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0588">
                <text:p>0.1805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79795">
                <text:p>0.1797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78604">
                <text:p>0.1786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0383">
                <text:p>0.1803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78806">
                <text:p>0.1788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0308">
                <text:p>0.1803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75947">
                <text:p>0.1759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2925">
                <text:p>0.1829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1278">
                <text:p>0.1812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7639">
                <text:p>0.176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77772">
                <text:p>0.1777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749">
                <text:p>0.17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72849">
                <text:p>0.1728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4238">
                <text:p>0.1842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77933">
                <text:p>0.1779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77754">
                <text:p>0.1777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2304">
                <text:p>0.1723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71296">
                <text:p>0.1712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67899">
                <text:p>0.1678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67419">
                <text:p>0.1674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63266">
                <text:p>0.16326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7555">
                <text:p>0.175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69079">
                <text:p>0.1690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69986">
                <text:p>0.1699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69831">
                <text:p>0.1698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68034">
                <text:p>0.1680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6293">
                <text:p>0.162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6474">
                <text:p>0.164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63055">
                <text:p>0.1630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54892">
                <text:p>0.1548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52813">
                <text:p>0.1528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60566">
                <text:p>0.1605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61657">
                <text:p>0.1616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63472">
                <text:p>0.1634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61668">
                <text:p>0.1616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65859">
                <text:p>0.1658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4222">
                <text:p>0.1642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68794">
                <text:p>0.1687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6614">
                <text:p>0.166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67062">
                <text:p>0.1670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61065">
                <text:p>0.1610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57342">
                <text:p>0.1573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52771">
                <text:p>0.1527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48771">
                <text:p>0.1487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56236">
                <text:p>0.1562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55836">
                <text:p>0.1558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60273">
                <text:p>0.1602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62032">
                <text:p>0.1620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58522">
                <text:p>0.1585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53443">
                <text:p>0.1534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50641">
                <text:p>0.1506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50433">
                <text:p>0.1504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51878">
                <text:p>0.15187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53658">
                <text:p>0.153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59346">
                <text:p>0.1593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55897">
                <text:p>0.1558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63549">
                <text:p>0.1635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58181">
                <text:p>0.1581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69915">
                <text:p>0.1699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65931">
                <text:p>0.1659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62665">
                <text:p>0.1626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60388">
                <text:p>0.1603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57205">
                <text:p>0.1572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60093">
                <text:p>0.1600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67448">
                <text:p>0.167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61933">
                <text:p>0.1619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55892">
                <text:p>0.1558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52785">
                <text:p>0.152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65862">
                <text:p>0.1658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63964">
                <text:p>0.1639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60851">
                <text:p>0.1608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54377">
                <text:p>0.1543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56982">
                <text:p>0.1569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58882">
                <text:p>0.1588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57494">
                <text:p>0.1574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59829">
                <text:p>0.15982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1925">
                <text:p>0.219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23287">
                <text:p>0.2232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20786">
                <text:p>0.2207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25614">
                <text:p>0.2256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18144">
                <text:p>0.2181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0725">
                <text:p>0.207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10527">
                <text:p>0.2105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07644">
                <text:p>0.2076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196164">
                <text:p>0.1961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90815">
                <text:p>0.1908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85062">
                <text:p>0.1850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175813">
                <text:p>0.1758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184893">
                <text:p>0.18489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80432">
                <text:p>0.1804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79638">
                <text:p>0.1796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75966">
                <text:p>0.1759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66717">
                <text:p>0.1667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66453">
                <text:p>0.1664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62625">
                <text:p>0.1626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61329">
                <text:p>0.16132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61318">
                <text:p>0.16131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60608">
                <text:p>0.1606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53134">
                <text:p>0.15313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147763">
                <text:p>0.1477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50227">
                <text:p>0.15022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150573">
                <text:p>0.1505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149668">
                <text:p>0.1496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153894">
                <text:p>0.15389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158471">
                <text:p>0.1584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5973">
                <text:p>0.159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154222">
                <text:p>0.15422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152562">
                <text:p>0.1525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148269">
                <text:p>0.1482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147619">
                <text:p>0.1476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152953">
                <text:p>0.15295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154946">
                <text:p>0.1549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156809">
                <text:p>0.1568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16304">
                <text:p>0.1630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160807">
                <text:p>0.1608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55285">
                <text:p>0.1552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151122">
                <text:p>0.1511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166534">
                <text:p>0.16653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167148">
                <text:p>0.1671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167385">
                <text:p>0.16738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162576">
                <text:p>0.16257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160532">
                <text:p>0.1605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15986">
                <text:p>0.1598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156884">
                <text:p>0.1568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154198">
                <text:p>0.1541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63114">
                <text:p>0.1631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158102">
                <text:p>0.15810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158804">
                <text:p>0.15880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153216">
                <text:p>0.1532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71382">
                <text:p>0.1713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169566">
                <text:p>0.1695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169968">
                <text:p>0.16996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163686">
                <text:p>0.1636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5922">
                <text:p>0.159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154257">
                <text:p>0.15425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162368">
                <text:p>0.1623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166962">
                <text:p>0.16696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159356">
                <text:p>0.1593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157336">
                <text:p>0.1573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170396">
                <text:p>0.1703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166353">
                <text:p>0.16635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162705">
                <text:p>0.1627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161663">
                <text:p>0.1616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165454">
                <text:p>0.1654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165988">
                <text:p>0.1659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165694">
                <text:p>0.16569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166849">
                <text:p>0.1668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176451">
                <text:p>0.1764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177473">
                <text:p>0.1774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177558">
                <text:p>0.1775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172664">
                <text:p>0.1726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178307">
                <text:p>0.1783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169885">
                <text:p>0.1698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69143">
                <text:p>0.1691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71898">
                <text:p>0.17189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171468">
                <text:p>0.1714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182798">
                <text:p>0.18279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78825">
                <text:p>0.1788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77389">
                <text:p>0.1773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171954">
                <text:p>0.17195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81649">
                <text:p>0.1816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79308">
                <text:p>0.1793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177836">
                <text:p>0.1778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8022">
                <text:p>0.180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79897">
                <text:p>0.1798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176432">
                <text:p>0.1764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174174">
                <text:p>0.17417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170683">
                <text:p>0.17068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176129">
                <text:p>0.17612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79966">
                <text:p>0.1799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175582">
                <text:p>0.17558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73585">
                <text:p>0.17358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172805">
                <text:p>0.1728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78079">
                <text:p>0.17807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178734">
                <text:p>0.1787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78073">
                <text:p>0.17807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176883">
                <text:p>0.17688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170791">
                <text:p>0.1707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707">
                <text:p>0.17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172721">
                <text:p>0.17272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173509">
                <text:p>0.1735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171576">
                <text:p>0.1715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17561">
                <text:p>0.175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167341">
                <text:p>0.16734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163084">
                <text:p>0.1630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58146">
                <text:p>0.1581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157995">
                <text:p>0.1579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161061">
                <text:p>0.16106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58617">
                <text:p>0.1586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165483">
                <text:p>0.1654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167846">
                <text:p>0.16784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163016">
                <text:p>0.16301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63319">
                <text:p>0.1633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59766">
                <text:p>0.15976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164429">
                <text:p>0.1644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165814">
                <text:p>0.1658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168029">
                <text:p>0.16802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169495">
                <text:p>0.1694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173482">
                <text:p>0.1734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165647">
                <text:p>0.16564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162093">
                <text:p>0.1620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63179">
                <text:p>0.16317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153717">
                <text:p>0.1537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6007">
                <text:p>0.160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55393">
                <text:p>0.15539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155495">
                <text:p>0.1554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163708">
                <text:p>0.16370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161314">
                <text:p>0.1613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160761">
                <text:p>0.1607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164381">
                <text:p>0.16438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160902">
                <text:p>0.1609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163115">
                <text:p>0.1631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163571">
                <text:p>0.1635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5683">
                <text:p>0.1568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162042">
                <text:p>0.16204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58894">
                <text:p>0.1588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157259">
                <text:p>0.1572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159217">
                <text:p>0.1592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56635">
                <text:p>0.1566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5961">
                <text:p>0.1596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16041">
                <text:p>0.160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59095">
                <text:p>0.1590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60909">
                <text:p>0.1609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53741">
                <text:p>0.1537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150094">
                <text:p>0.1500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149367">
                <text:p>0.1493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14551">
                <text:p>0.145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38626">
                <text:p>0.1386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142707">
                <text:p>0.1427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140286">
                <text:p>0.1402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139525">
                <text:p>0.1395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149267">
                <text:p>0.1492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151123">
                <text:p>0.1511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149489">
                <text:p>0.14948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151194">
                <text:p>0.1511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145254">
                <text:p>0.14525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145142">
                <text:p>0.14514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58669">
                <text:p>0.1586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154827">
                <text:p>0.1548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166153">
                <text:p>0.16615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163468">
                <text:p>0.16346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16303">
                <text:p>0.1630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166712">
                <text:p>0.1667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164332">
                <text:p>0.1643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170688">
                <text:p>0.1706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71528">
                <text:p>0.1715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170658">
                <text:p>0.17065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165918">
                <text:p>0.1659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167521">
                <text:p>0.1675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6903">
                <text:p>0.1690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169788">
                <text:p>0.16978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170011">
                <text:p>0.17001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65897">
                <text:p>0.1658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62033">
                <text:p>0.1620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16222">
                <text:p>0.162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160721">
                <text:p>0.16072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56441">
                <text:p>0.1564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150043">
                <text:p>0.15004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151671">
                <text:p>0.1516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153819">
                <text:p>0.15381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153828">
                <text:p>0.15382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150825">
                <text:p>0.1508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15212">
                <text:p>0.152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151711">
                <text:p>0.15171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151937">
                <text:p>0.15193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155132">
                <text:p>0.1551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155121">
                <text:p>0.15512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160732">
                <text:p>0.1607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164257">
                <text:p>0.16425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168315">
                <text:p>0.1683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170049">
                <text:p>0.17004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168557">
                <text:p>0.16855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165251">
                <text:p>0.16525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161389">
                <text:p>0.16138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61821">
                <text:p>0.16182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161217">
                <text:p>0.16121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170392">
                <text:p>0.17039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161693">
                <text:p>0.16169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60191">
                <text:p>0.1601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152414">
                <text:p>0.1524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147738">
                <text:p>0.14773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152156">
                <text:p>0.1521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53858">
                <text:p>0.1538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16163">
                <text:p>0.1616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157259">
                <text:p>0.1572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152752">
                <text:p>0.1527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52386">
                <text:p>0.15238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49315">
                <text:p>0.14931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150376">
                <text:p>0.15037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161639">
                <text:p>0.16163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159618">
                <text:p>0.15961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164272">
                <text:p>0.1642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160977">
                <text:p>0.16097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15941">
                <text:p>0.159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16303">
                <text:p>0.163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161864">
                <text:p>0.16186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169439">
                <text:p>0.1694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170334">
                <text:p>0.17033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165325">
                <text:p>0.1653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161432">
                <text:p>0.1614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16365">
                <text:p>0.163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160526">
                <text:p>0.1605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158789">
                <text:p>0.1587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162135">
                <text:p>0.16213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177561">
                <text:p>0.1775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182729">
                <text:p>0.1827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179602">
                <text:p>0.1796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72834">
                <text:p>0.1728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168688">
                <text:p>0.16868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162333">
                <text:p>0.1623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164152">
                <text:p>0.1641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74369">
                <text:p>0.1743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167116">
                <text:p>0.1671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166784">
                <text:p>0.1667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16854">
                <text:p>0.1685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63455">
                <text:p>0.1634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162985">
                <text:p>0.16298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161541">
                <text:p>0.1615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171285">
                <text:p>0.1712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177069">
                <text:p>0.17706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168488">
                <text:p>0.1684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171784">
                <text:p>0.17178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167475">
                <text:p>0.16747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170016">
                <text:p>0.1700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67623">
                <text:p>0.16762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65987">
                <text:p>0.1659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169744">
                <text:p>0.16974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175271">
                <text:p>0.17527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168578">
                <text:p>0.1685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168201">
                <text:p>0.16820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165229">
                <text:p>0.16522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172186">
                <text:p>0.1721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17671">
                <text:p>0.1767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172484">
                <text:p>0.17248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172215">
                <text:p>0.1722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76345">
                <text:p>0.1763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82973">
                <text:p>0.1829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78019">
                <text:p>0.1780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78121">
                <text:p>0.1781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72208">
                <text:p>0.1722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72093">
                <text:p>0.17209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65803">
                <text:p>0.16580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163193">
                <text:p>0.16319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157399">
                <text:p>0.15739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60927">
                <text:p>0.1609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60985">
                <text:p>0.16098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159218">
                <text:p>0.15921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156463">
                <text:p>0.15646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54917">
                <text:p>0.15491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61396">
                <text:p>0.16139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163897">
                <text:p>0.16389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166761">
                <text:p>0.16676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169889">
                <text:p>0.16988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73557">
                <text:p>0.1735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8056">
                <text:p>0.1805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186403">
                <text:p>0.18640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189563">
                <text:p>0.1895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82678">
                <text:p>0.18267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17553">
                <text:p>0.1755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174177">
                <text:p>0.1741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69709">
                <text:p>0.1697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70401">
                <text:p>0.17040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169378">
                <text:p>0.1693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166885">
                <text:p>0.16688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65688">
                <text:p>0.1656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160468">
                <text:p>0.16046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73387">
                <text:p>0.17338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66557">
                <text:p>0.1665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165915">
                <text:p>0.1659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161954">
                <text:p>0.1619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186075">
                <text:p>0.18607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88473">
                <text:p>0.1884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194873">
                <text:p>0.19487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92091">
                <text:p>0.1920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189413">
                <text:p>0.18941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181967">
                <text:p>0.1819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176284">
                <text:p>0.17628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69831">
                <text:p>0.16983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71759">
                <text:p>0.17175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166371">
                <text:p>0.16637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16052">
                <text:p>0.1605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58722">
                <text:p>0.15872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55271">
                <text:p>0.1552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152813">
                <text:p>0.15281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156333">
                <text:p>0.1563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157558">
                <text:p>0.15755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153944">
                <text:p>0.1539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15008">
                <text:p>0.150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156076">
                <text:p>0.15607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160838">
                <text:p>0.16083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167029">
                <text:p>0.16702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163617">
                <text:p>0.16361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162427">
                <text:p>0.16242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166884">
                <text:p>0.16688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167479">
                <text:p>0.16747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164875">
                <text:p>0.16487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163412">
                <text:p>0.16341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155451">
                <text:p>0.15545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166901">
                <text:p>0.16690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162391">
                <text:p>0.16239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15861">
                <text:p>0.1586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161844">
                <text:p>0.16184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160929">
                <text:p>0.1609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164336">
                <text:p>0.16433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164278">
                <text:p>0.16427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169138">
                <text:p>0.16913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74132">
                <text:p>0.1741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168184">
                <text:p>0.16818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162337">
                <text:p>0.16233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157582">
                <text:p>0.15758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58152">
                <text:p>0.1581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167381">
                <text:p>0.16738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177239">
                <text:p>0.17723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172388">
                <text:p>0.17238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66792">
                <text:p>0.16679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17238">
                <text:p>0.172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171287">
                <text:p>0.1712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167028">
                <text:p>0.16702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173334">
                <text:p>0.17333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173728">
                <text:p>0.17372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177641">
                <text:p>0.1776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181474">
                <text:p>0.18147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179543">
                <text:p>0.1795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173618">
                <text:p>0.1736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168584">
                <text:p>0.16858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161241">
                <text:p>0.16124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160779">
                <text:p>0.16077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156404">
                <text:p>0.15640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173093">
                <text:p>0.17309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69408">
                <text:p>0.16940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168871">
                <text:p>0.16887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176317">
                <text:p>0.1763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171845">
                <text:p>0.17184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166262">
                <text:p>0.16626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74197">
                <text:p>0.1741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64999">
                <text:p>0.1649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166933">
                <text:p>0.1669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16872">
                <text:p>0.1687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170924">
                <text:p>0.17092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74377">
                <text:p>0.17437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68648">
                <text:p>0.16864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163892">
                <text:p>0.16389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168846">
                <text:p>0.16884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62042">
                <text:p>0.1620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64378">
                <text:p>0.16437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71911">
                <text:p>0.17191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6861">
                <text:p>0.1686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64097">
                <text:p>0.16409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63729">
                <text:p>0.1637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160425">
                <text:p>0.16042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160379">
                <text:p>0.1603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66776">
                <text:p>0.16677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62148">
                <text:p>0.16214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166065">
                <text:p>0.16606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171669">
                <text:p>0.1716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165662">
                <text:p>0.16566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166398">
                <text:p>0.16639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163536">
                <text:p>0.16353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160547">
                <text:p>0.16054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162146">
                <text:p>0.16214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157464">
                <text:p>0.15746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160631">
                <text:p>0.1606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162839">
                <text:p>0.16283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166266">
                <text:p>0.1662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170225">
                <text:p>0.1702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17908">
                <text:p>0.1790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73255">
                <text:p>0.1732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6795">
                <text:p>0.1679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16476">
                <text:p>0.1647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8077">
                <text:p>0.1807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17767">
                <text:p>0.1776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176207">
                <text:p>0.1762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169591">
                <text:p>0.16959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66575">
                <text:p>0.1665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160138">
                <text:p>0.16013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162455">
                <text:p>0.16245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166423">
                <text:p>0.1664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161151">
                <text:p>0.1611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156542">
                <text:p>0.15654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156404">
                <text:p>0.15640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16114">
                <text:p>0.161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159058">
                <text:p>0.15905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157971">
                <text:p>0.15797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155199">
                <text:p>0.1551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15194">
                <text:p>0.1519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154257">
                <text:p>0.15425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164428">
                <text:p>0.16442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168311">
                <text:p>0.1683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173046">
                <text:p>0.1730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169797">
                <text:p>0.16979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168482">
                <text:p>0.16848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169101">
                <text:p>0.16910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168109">
                <text:p>0.1681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171436">
                <text:p>0.17143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170538">
                <text:p>0.17053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164153">
                <text:p>0.16415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72159">
                <text:p>0.17215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163434">
                <text:p>0.1634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160421">
                <text:p>0.16042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166588">
                <text:p>0.16658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16376">
                <text:p>0.1637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171522">
                <text:p>0.17152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167162">
                <text:p>0.16716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63825">
                <text:p>0.1638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158592">
                <text:p>0.1585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162141">
                <text:p>0.16214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163034">
                <text:p>0.16303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163673">
                <text:p>0.16367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157286">
                <text:p>0.15728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154243">
                <text:p>0.15424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154866">
                <text:p>0.1548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151008">
                <text:p>0.15100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15682">
                <text:p>0.156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15396">
                <text:p>0.1539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154517">
                <text:p>0.15451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149863">
                <text:p>0.14986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146954">
                <text:p>0.1469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147844">
                <text:p>0.14784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144683">
                <text:p>0.1446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149311">
                <text:p>0.1493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15667">
                <text:p>0.156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160019">
                <text:p>0.1600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156847">
                <text:p>0.15684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154508">
                <text:p>0.15450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155301">
                <text:p>0.15530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166002">
                <text:p>0.16600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16431">
                <text:p>0.1643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159281">
                <text:p>0.1592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158291">
                <text:p>0.15829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155577">
                <text:p>0.15557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78509">
                <text:p>0.17850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172576">
                <text:p>0.17257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166755">
                <text:p>0.16675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166275">
                <text:p>0.16627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164834">
                <text:p>0.1648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17049">
                <text:p>0.170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171389">
                <text:p>0.1713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175867">
                <text:p>0.17586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178897">
                <text:p>0.17889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176485">
                <text:p>0.17648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173763">
                <text:p>0.1737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175361">
                <text:p>0.17536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170926">
                <text:p>0.17092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165947">
                <text:p>0.1659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158245">
                <text:p>0.15824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162447">
                <text:p>0.16244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165427">
                <text:p>0.1654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165482">
                <text:p>0.16548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165645">
                <text:p>0.16564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165623">
                <text:p>0.16562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164156">
                <text:p>0.16415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161711">
                <text:p>0.1617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153884">
                <text:p>0.1538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154741">
                <text:p>0.1547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157619">
                <text:p>0.15761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5678">
                <text:p>0.156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16301">
                <text:p>0.1630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167672">
                <text:p>0.16767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69865">
                <text:p>0.16986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187197">
                <text:p>0.18719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181673">
                <text:p>0.18167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178098">
                <text:p>0.17809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175356">
                <text:p>0.17535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17103">
                <text:p>0.1710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165815">
                <text:p>0.1658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160779">
                <text:p>0.16077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168743">
                <text:p>0.1687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165749">
                <text:p>0.16574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165516">
                <text:p>0.16551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170671">
                <text:p>0.17067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6648">
                <text:p>0.1664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67685">
                <text:p>0.16768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68985">
                <text:p>0.16898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75829">
                <text:p>0.17582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169608">
                <text:p>0.16960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171435">
                <text:p>0.17143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16852">
                <text:p>0.168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72104">
                <text:p>0.17210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67315">
                <text:p>0.16731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61358">
                <text:p>0.16135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163305">
                <text:p>0.16330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6312">
                <text:p>0.1631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159021">
                <text:p>0.15902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159273">
                <text:p>0.15927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156607">
                <text:p>0.15660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48826">
                <text:p>0.14882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60439">
                <text:p>0.16043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61462">
                <text:p>0.16146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160924">
                <text:p>0.16092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61467">
                <text:p>0.16146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57232">
                <text:p>0.15723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59503">
                <text:p>0.15950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5799">
                <text:p>0.1579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158823">
                <text:p>0.15882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163162">
                <text:p>0.1631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67062">
                <text:p>0.16706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64904">
                <text:p>0.16490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163707">
                <text:p>0.16370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64367">
                <text:p>0.1643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63607">
                <text:p>0.16360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161714">
                <text:p>0.16171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162807">
                <text:p>0.1628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158841">
                <text:p>0.15884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163417">
                <text:p>0.1634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156637">
                <text:p>0.15663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168507">
                <text:p>0.16850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163207">
                <text:p>0.1632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163891">
                <text:p>0.1638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59619">
                <text:p>0.15961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152713">
                <text:p>0.1527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153724">
                <text:p>0.15372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153194">
                <text:p>0.15319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149526">
                <text:p>0.14952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52758">
                <text:p>0.15275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153231">
                <text:p>0.15323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152166">
                <text:p>0.15216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170253">
                <text:p>0.17025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17664">
                <text:p>0.1766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170762">
                <text:p>0.17076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64552">
                <text:p>0.16455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70694">
                <text:p>0.17069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65221">
                <text:p>0.16522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64819">
                <text:p>0.1648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67774">
                <text:p>0.16777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168927">
                <text:p>0.1689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16279">
                <text:p>0.1627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72284">
                <text:p>0.1722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66623">
                <text:p>0.16662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68107">
                <text:p>0.16810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60545">
                <text:p>0.16054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58755">
                <text:p>0.15875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68865">
                <text:p>0.16886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17173">
                <text:p>0.1717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67496">
                <text:p>0.1674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66011">
                <text:p>0.1660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166604">
                <text:p>0.16660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63327">
                <text:p>0.16332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161717">
                <text:p>0.1617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68075">
                <text:p>0.16807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67644">
                <text:p>0.16764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65427">
                <text:p>0.16542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164288">
                <text:p>0.16428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61902">
                <text:p>0.16190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69652">
                <text:p>0.16965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163753">
                <text:p>0.16375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162649">
                <text:p>0.16264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156854">
                <text:p>0.15685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154631">
                <text:p>0.1546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15016">
                <text:p>0.1501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146975">
                <text:p>0.1469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150246">
                <text:p>0.1502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150002">
                <text:p>0.15000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149067">
                <text:p>0.1490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152765">
                <text:p>0.15276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15111">
                <text:p>0.1511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150298">
                <text:p>0.15029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152528">
                <text:p>0.15252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150813">
                <text:p>0.1508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15305">
                <text:p>0.1530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149481">
                <text:p>0.14948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147155">
                <text:p>0.1471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5855">
                <text:p>0.158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155786">
                <text:p>0.15578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64122">
                <text:p>0.1641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159353">
                <text:p>0.15935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66699">
                <text:p>0.16669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168574">
                <text:p>0.1685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67689">
                <text:p>0.16768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64472">
                <text:p>0.16447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62061">
                <text:p>0.16206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67312">
                <text:p>0.16731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62531">
                <text:p>0.16253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55233">
                <text:p>0.15523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154693">
                <text:p>0.15469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154429">
                <text:p>0.15442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52905">
                <text:p>0.1529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54298">
                <text:p>0.15429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63357">
                <text:p>0.16335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60453">
                <text:p>0.1604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61481">
                <text:p>0.16148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64682">
                <text:p>0.16468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160767">
                <text:p>0.16076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158953">
                <text:p>0.15895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155259">
                <text:p>0.15525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58177">
                <text:p>0.15817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74999">
                <text:p>0.17499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70353">
                <text:p>0.17035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163791">
                <text:p>0.16379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16779">
                <text:p>0.1677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165429">
                <text:p>0.16542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161215">
                <text:p>0.16121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157765">
                <text:p>0.15776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55973">
                <text:p>0.15597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151208">
                <text:p>0.15120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55698">
                <text:p>0.1556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152145">
                <text:p>0.1521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4615">
                <text:p>0.1461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64842">
                <text:p>0.16484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162126">
                <text:p>0.16212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6511">
                <text:p>0.1651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165436">
                <text:p>0.16543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67702">
                <text:p>0.16770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16327">
                <text:p>0.1632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15793">
                <text:p>0.1579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156475">
                <text:p>0.15647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158162">
                <text:p>0.1581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155894">
                <text:p>0.15589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153936">
                <text:p>0.15393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149148">
                <text:p>0.14914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156029">
                <text:p>0.15602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15903">
                <text:p>0.1590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168132">
                <text:p>0.16813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167643">
                <text:p>0.1676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171446">
                <text:p>0.17144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175979">
                <text:p>0.17597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172802">
                <text:p>0.17280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169515">
                <text:p>0.1695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169674">
                <text:p>0.16967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166725">
                <text:p>0.16672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171861">
                <text:p>0.17186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175227">
                <text:p>0.17522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17155">
                <text:p>0.1715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171716">
                <text:p>0.17171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165722">
                <text:p>0.16572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160289">
                <text:p>0.16028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156718">
                <text:p>0.15671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155009">
                <text:p>0.15500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16478">
                <text:p>0.1647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161224">
                <text:p>0.16122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156688">
                <text:p>0.15668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167626">
                <text:p>0.16762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169246">
                <text:p>0.1692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164853">
                <text:p>0.16485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162982">
                <text:p>0.16298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158511">
                <text:p>0.1585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153665">
                <text:p>0.15366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161781">
                <text:p>0.16178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168284">
                <text:p>0.16828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16496">
                <text:p>0.1649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161375">
                <text:p>0.16137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158138">
                <text:p>0.15813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153397">
                <text:p>0.15339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14901">
                <text:p>0.1490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148385">
                <text:p>0.14838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154629">
                <text:p>0.15462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150641">
                <text:p>0.15064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150492">
                <text:p>0.15049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149945">
                <text:p>0.14994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150864">
                <text:p>0.15086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154358">
                <text:p>0.15435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150483">
                <text:p>0.15048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156785">
                <text:p>0.15678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15789">
                <text:p>0.1578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156033">
                <text:p>0.1560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152427">
                <text:p>0.1524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160902">
                <text:p>0.16090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159839">
                <text:p>0.15983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162303">
                <text:p>0.16230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156215">
                <text:p>0.15621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157281">
                <text:p>0.15728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160969">
                <text:p>0.16096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155462">
                <text:p>0.15546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154864">
                <text:p>0.15486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168721">
                <text:p>0.16872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70673">
                <text:p>0.17067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166183">
                <text:p>0.16618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167839">
                <text:p>0.16783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79403">
                <text:p>0.17940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179169">
                <text:p>0.17916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76756">
                <text:p>0.17675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169758">
                <text:p>0.16975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164915">
                <text:p>0.16491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162012">
                <text:p>0.1620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162599">
                <text:p>0.16259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156498">
                <text:p>0.15649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16492">
                <text:p>0.1649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65512">
                <text:p>0.16551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163942">
                <text:p>0.16394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160814">
                <text:p>0.16081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160503">
                <text:p>0.16050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15618">
                <text:p>0.1561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156097">
                <text:p>0.15609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150544">
                <text:p>0.15054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154993">
                <text:p>0.15499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151245">
                <text:p>0.1512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152652">
                <text:p>0.1526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162296">
                <text:p>0.16229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164898">
                <text:p>0.16489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66572">
                <text:p>0.16657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71082">
                <text:p>0.17108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169362">
                <text:p>0.16936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165107">
                <text:p>0.16510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59502">
                <text:p>0.15950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6411">
                <text:p>0.164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158659">
                <text:p>0.15865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16236">
                <text:p>0.1623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56493">
                <text:p>0.15649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168216">
                <text:p>0.16821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67003">
                <text:p>0.16700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166085">
                <text:p>0.16608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162914">
                <text:p>0.1629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171506">
                <text:p>0.17150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171084">
                <text:p>0.17108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177429">
                <text:p>0.17742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173731">
                <text:p>0.17373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168783">
                <text:p>0.16878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172497">
                <text:p>0.17249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170901">
                <text:p>0.1709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166809">
                <text:p>0.1668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6277">
                <text:p>0.1627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164984">
                <text:p>0.16498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64954">
                <text:p>0.16495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161855">
                <text:p>0.16185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163486">
                <text:p>0.16348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156654">
                <text:p>0.15665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163297">
                <text:p>0.16329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16034">
                <text:p>0.1603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172095">
                <text:p>0.17209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166286">
                <text:p>0.16628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166389">
                <text:p>0.16638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167421">
                <text:p>0.16742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163186">
                <text:p>0.16318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172138">
                <text:p>0.17213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169407">
                <text:p>0.16940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16278">
                <text:p>0.1627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164201">
                <text:p>0.16420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159801">
                <text:p>0.15980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162788">
                <text:p>0.16278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168597">
                <text:p>0.16859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164958">
                <text:p>0.16495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163655">
                <text:p>0.1636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166411">
                <text:p>0.1664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170863">
                <text:p>0.17086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177142">
                <text:p>0.17714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176012">
                <text:p>0.17601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168997">
                <text:p>0.16899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169365">
                <text:p>0.1693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172057">
                <text:p>0.17205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170542">
                <text:p>0.17054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168583">
                <text:p>0.1685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160367">
                <text:p>0.16036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153577">
                <text:p>0.15357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155997">
                <text:p>0.15599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150905">
                <text:p>0.15090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147974">
                <text:p>0.14797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148941">
                <text:p>0.14894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147908">
                <text:p>0.14790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157883">
                <text:p>0.15788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154219">
                <text:p>0.15421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151516">
                <text:p>0.1515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152934">
                <text:p>0.15293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152065">
                <text:p>0.15206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146051">
                <text:p>0.14605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147119">
                <text:p>0.14711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163598">
                <text:p>0.16359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15868">
                <text:p>0.1586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159351">
                <text:p>0.15935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158482">
                <text:p>0.15848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154643">
                <text:p>0.15464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149824">
                <text:p>0.14982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147418">
                <text:p>0.14741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150601">
                <text:p>0.15060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145789">
                <text:p>0.14578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142908">
                <text:p>0.14290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146433">
                <text:p>0.14643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152378">
                <text:p>0.15237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154227">
                <text:p>0.15422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159631">
                <text:p>0.15963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159023">
                <text:p>0.15902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157272">
                <text:p>0.15727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154837">
                <text:p>0.15483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150528">
                <text:p>0.15052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151398">
                <text:p>0.15139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158771">
                <text:p>0.15877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163966">
                <text:p>0.16396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160056">
                <text:p>0.16005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15333">
                <text:p>0.1533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155088">
                <text:p>0.15508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15712">
                <text:p>0.1571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160613">
                <text:p>0.16061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163183">
                <text:p>0.16318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169664">
                <text:p>0.16966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162292">
                <text:p>0.16229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167659">
                <text:p>0.16765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164757">
                <text:p>0.16475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166492">
                <text:p>0.16649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168669">
                <text:p>0.16866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16344">
                <text:p>0.1634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160428">
                <text:p>0.16042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168751">
                <text:p>0.16875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168468">
                <text:p>0.16846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181751">
                <text:p>0.18175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181265">
                <text:p>0.18126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17221">
                <text:p>0.1722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170023">
                <text:p>0.17002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176861">
                <text:p>0.17686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173102">
                <text:p>0.17310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172823">
                <text:p>0.1728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172722">
                <text:p>0.1727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170019">
                <text:p>0.17001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165752">
                <text:p>0.16575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167456">
                <text:p>0.16745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16475">
                <text:p>0.1647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166335">
                <text:p>0.16633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161198">
                <text:p>0.16119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157125">
                <text:p>0.15712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157155">
                <text:p>0.15715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160419">
                <text:p>0.16041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1551">
                <text:p>0.155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16329">
                <text:p>0.163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159573">
                <text:p>0.15957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157363">
                <text:p>0.15736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155011">
                <text:p>0.15501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152017">
                <text:p>0.15201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153961">
                <text:p>0.15396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15515">
                <text:p>0.1551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14785">
                <text:p>0.1478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155232">
                <text:p>0.1552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151482">
                <text:p>0.15148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152305">
                <text:p>0.15230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147208">
                <text:p>0.14720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150487">
                <text:p>0.15048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147803">
                <text:p>0.14780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159976">
                <text:p>0.15997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161314">
                <text:p>0.1613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63534">
                <text:p>0.16353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167593">
                <text:p>0.16759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166887">
                <text:p>0.16688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167897">
                <text:p>0.16789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17164">
                <text:p>0.1716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168172">
                <text:p>0.16817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171627">
                <text:p>0.1716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18594">
                <text:p>0.1859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181869">
                <text:p>0.18186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180837">
                <text:p>0.18083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178841">
                <text:p>0.1788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175373">
                <text:p>0.17537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173404">
                <text:p>0.17340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167725">
                <text:p>0.16772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159735">
                <text:p>0.15973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16166">
                <text:p>0.1616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162746">
                <text:p>0.16274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16988">
                <text:p>0.1698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166517">
                <text:p>0.16651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161774">
                <text:p>0.16177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17156">
                <text:p>0.1715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168272">
                <text:p>0.16827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164016">
                <text:p>0.16401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162012">
                <text:p>0.16201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16537">
                <text:p>0.1653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61172">
                <text:p>0.16117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15817">
                <text:p>0.1581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160478">
                <text:p>0.16047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160018">
                <text:p>0.16001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59046">
                <text:p>0.15904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158315">
                <text:p>0.15831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64513">
                <text:p>0.16451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166732">
                <text:p>0.16673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64029">
                <text:p>0.16402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159931">
                <text:p>0.15993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160751">
                <text:p>0.16075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158975">
                <text:p>0.15897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154307">
                <text:p>0.15430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56566">
                <text:p>0.15656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154446">
                <text:p>0.15444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14964">
                <text:p>0.1496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152946">
                <text:p>0.15294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153997">
                <text:p>0.15399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16778">
                <text:p>0.1677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17058">
                <text:p>0.1705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16442">
                <text:p>0.1644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157373">
                <text:p>0.15737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152698">
                <text:p>0.15269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156704">
                <text:p>0.15670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159108">
                <text:p>0.15910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162106">
                <text:p>0.16210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162607">
                <text:p>0.16260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157678">
                <text:p>0.15767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162069">
                <text:p>0.16206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156041">
                <text:p>0.15604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165333">
                <text:p>0.1653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164135">
                <text:p>0.16413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158653">
                <text:p>0.15865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155043">
                <text:p>0.15504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158257">
                <text:p>0.15825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162255">
                <text:p>0.16225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159111">
                <text:p>0.15911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154212">
                <text:p>0.15421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162877">
                <text:p>0.16287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159425">
                <text:p>0.15942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152808">
                <text:p>0.1528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157096">
                <text:p>0.15709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158942">
                <text:p>0.15894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154762">
                <text:p>0.15476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151951">
                <text:p>0.15195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154052">
                <text:p>0.15405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166138">
                <text:p>0.16613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160511">
                <text:p>0.16051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160714">
                <text:p>0.16071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159048">
                <text:p>0.15904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154005">
                <text:p>0.15400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149323">
                <text:p>0.14932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14356">
                <text:p>0.143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138545">
                <text:p>0.13854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139035">
                <text:p>0.13903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137297">
                <text:p>0.13729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142817">
                <text:p>0.14281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142673">
                <text:p>0.14267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146334">
                <text:p>0.14633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145265">
                <text:p>0.14526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138472">
                <text:p>0.13847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139857">
                <text:p>0.13985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143202">
                <text:p>0.14320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143985">
                <text:p>0.14398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147152">
                <text:p>0.14715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146887">
                <text:p>0.14688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154967">
                <text:p>0.15496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155309">
                <text:p>0.15530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156194">
                <text:p>0.15619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162926">
                <text:p>0.16292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169864">
                <text:p>0.16986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175489">
                <text:p>0.17548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179732">
                <text:p>0.17973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183036">
                <text:p>0.18303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180854">
                <text:p>0.18085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178045">
                <text:p>0.17804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180968">
                <text:p>0.18096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174217">
                <text:p>0.17421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17361">
                <text:p>0.1736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170598">
                <text:p>0.17059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169152">
                <text:p>0.16915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171342">
                <text:p>0.17134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168308">
                <text:p>0.16830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169659">
                <text:p>0.16965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171611">
                <text:p>0.17161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175687">
                <text:p>0.17568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173912">
                <text:p>0.17391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170007">
                <text:p>0.17000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167989">
                <text:p>0.16798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169953">
                <text:p>0.16995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167831">
                <text:p>0.16783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170458">
                <text:p>0.17045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163246">
                <text:p>0.16324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161947">
                <text:p>0.16194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167768">
                <text:p>0.16776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166433">
                <text:p>0.16643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162884">
                <text:p>0.16288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162431">
                <text:p>0.16243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159117">
                <text:p>0.15911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153743">
                <text:p>0.15374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152522">
                <text:p>0.15252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152365">
                <text:p>0.15236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149659">
                <text:p>0.14965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153434">
                <text:p>0.15343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150294">
                <text:p>0.15029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150278">
                <text:p>0.15027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156542">
                <text:p>0.1565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158346">
                <text:p>0.15834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154072">
                <text:p>0.15407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149424">
                <text:p>0.14942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152007">
                <text:p>0.15200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160814">
                <text:p>0.1608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16342">
                <text:p>0.1634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165273">
                <text:p>0.16527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158023">
                <text:p>0.15802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155414">
                <text:p>0.1554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156507">
                <text:p>0.15650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152974">
                <text:p>0.15297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151789">
                <text:p>0.1517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152091">
                <text:p>0.15209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15474">
                <text:p>0.1547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151426">
                <text:p>0.15142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147853">
                <text:p>0.14785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150707">
                <text:p>0.15070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148336">
                <text:p>0.14833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15127">
                <text:p>0.1512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152215">
                <text:p>0.15221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155022">
                <text:p>0.15502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16656">
                <text:p>0.1665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178004">
                <text:p>0.17800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176819">
                <text:p>0.17681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170733">
                <text:p>0.17073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170409">
                <text:p>0.17040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174246">
                <text:p>0.17424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167935">
                <text:p>0.16793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167283">
                <text:p>0.16728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164016">
                <text:p>0.16401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160326">
                <text:p>0.1603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155821">
                <text:p>0.15582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152046">
                <text:p>0.15204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156062">
                <text:p>0.15606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159113">
                <text:p>0.15911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170636">
                <text:p>0.17063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168287">
                <text:p>0.16828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172274">
                <text:p>0.17227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186831">
                <text:p>0.18683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177584">
                <text:p>0.17758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172507">
                <text:p>0.17250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172719">
                <text:p>0.17271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170144">
                <text:p>0.17014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165241">
                <text:p>0.16524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171086">
                <text:p>0.17108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170144">
                <text:p>0.17014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173539">
                <text:p>0.17353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178957">
                <text:p>0.17895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177952">
                <text:p>0.17795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167322">
                <text:p>0.16732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165099">
                <text:p>0.16509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165552">
                <text:p>0.16555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162255">
                <text:p>0.16225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161897">
                <text:p>0.16189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172828">
                <text:p>0.17282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166304">
                <text:p>0.16630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17399">
                <text:p>0.1739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170121">
                <text:p>0.17012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170326">
                <text:p>0.17032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166361">
                <text:p>0.16636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169085">
                <text:p>0.16908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166877">
                <text:p>0.16687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164725">
                <text:p>0.16472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155643">
                <text:p>0.15564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151406">
                <text:p>0.15140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155976">
                <text:p>0.15597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150729">
                <text:p>0.15072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1503">
                <text:p>0.150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143672">
                <text:p>0.14367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144199">
                <text:p>0.14419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147458">
                <text:p>0.14745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14854">
                <text:p>0.1485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152923">
                <text:p>0.15292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153144">
                <text:p>0.15314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157398">
                <text:p>0.15739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152682">
                <text:p>0.15268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162012">
                <text:p>0.16201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157635">
                <text:p>0.15763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156248">
                <text:p>0.15624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162783">
                <text:p>0.16278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158904">
                <text:p>0.15890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159384">
                <text:p>0.1593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154181">
                <text:p>0.15418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153376">
                <text:p>0.15337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169412">
                <text:p>0.16941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167487">
                <text:p>0.16748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162171">
                <text:p>0.16217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160077">
                <text:p>0.16007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156792">
                <text:p>0.15679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161505">
                <text:p>0.16150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158608">
                <text:p>0.15860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156011">
                <text:p>0.15601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155858">
                <text:p>0.15585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157802">
                <text:p>0.15780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161786">
                <text:p>0.16178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154713">
                <text:p>0.15471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163971">
                <text:p>0.16397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158074">
                <text:p>0.15807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157366">
                <text:p>0.15736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160439">
                <text:p>0.16043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16117">
                <text:p>0.161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152548">
                <text:p>0.15254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149305">
                <text:p>0.14930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154155">
                <text:p>0.1541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152964">
                <text:p>0.15296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148537">
                <text:p>0.14853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147419">
                <text:p>0.14741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148274">
                <text:p>0.14827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146109">
                <text:p>0.14610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145584">
                <text:p>0.14558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168651">
                <text:p>0.16865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161271">
                <text:p>0.16127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156222">
                <text:p>0.15622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155633">
                <text:p>0.15563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158586">
                <text:p>0.15858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153112">
                <text:p>0.15311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153132">
                <text:p>0.15313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154125">
                <text:p>0.15412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150496">
                <text:p>0.15049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14918">
                <text:p>0.1491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15134">
                <text:p>0.1513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147906">
                <text:p>0.14790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149892">
                <text:p>0.14989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147659">
                <text:p>0.14765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150074">
                <text:p>0.15007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145936">
                <text:p>0.14593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146408">
                <text:p>0.14640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142605">
                <text:p>0.14260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137409">
                <text:p>0.13740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134852">
                <text:p>0.13485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137536">
                <text:p>0.13753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141389">
                <text:p>0.14138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140573">
                <text:p>0.14057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138087">
                <text:p>0.13808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138245">
                <text:p>0.13824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141379">
                <text:p>0.14137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140017">
                <text:p>0.14001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136674">
                <text:p>0.13667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132615">
                <text:p>0.13261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132881">
                <text:p>0.13288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142733">
                <text:p>0.14273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144609">
                <text:p>0.14460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157175">
                <text:p>0.15717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152658">
                <text:p>0.15265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147734">
                <text:p>0.14773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150727">
                <text:p>0.15072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14877">
                <text:p>0.1487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149775">
                <text:p>0.1497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154461">
                <text:p>0.15446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156077">
                <text:p>0.15607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158991">
                <text:p>0.15899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165099">
                <text:p>0.16509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162069">
                <text:p>0.16206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160127">
                <text:p>0.16012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155497">
                <text:p>0.15549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16493">
                <text:p>0.1649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164893">
                <text:p>0.16489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168806">
                <text:p>0.16880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168788">
                <text:p>0.16878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166115">
                <text:p>0.16611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170297">
                <text:p>0.17029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164346">
                <text:p>0.16434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162387">
                <text:p>0.16238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160076">
                <text:p>0.16007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161047">
                <text:p>0.16104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164073">
                <text:p>0.16407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162605">
                <text:p>0.16260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161799">
                <text:p>0.16179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150815">
                <text:p>0.15081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16783">
                <text:p>0.1678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167273">
                <text:p>0.16727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169205">
                <text:p>0.169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